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pitch="variable" style:font-charset="x-symbol"/>
    <style:font-face style:name="Wingdings" svg:font-family="Wingdings" style:font-pitch="variable" style:font-charset="x-symbol"/>
    <style:font-face style:name="Courier New" svg:font-family="'Courier New'" style:font-pitch="variable"/>
    <style:font-face style:name="Times" svg:font-family="Times" style:font-pitch="variable"/>
    <style:font-face style:name="Trebuchet MS" svg:font-family="'Trebuchet MS'"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7.2917in" fo:margin-left="-0.0139in" table:align="left" style:writing-mode="lr-tb"/>
    </style:style>
    <style:style style:name="Table1.A" style:family="table-column">
      <style:table-column-properties style:column-width="1.1681in"/>
    </style:style>
    <style:style style:name="Table1.B" style:family="table-column">
      <style:table-column-properties style:column-width="1.0229in"/>
    </style:style>
    <style:style style:name="Table1.C" style:family="table-column">
      <style:table-column-properties style:column-width="1.0063in"/>
    </style:style>
    <style:style style:name="Table1.D" style:family="table-column">
      <style:table-column-properties style:column-width="1.0236in"/>
    </style:style>
    <style:style style:name="Table1.1" style:family="table-row">
      <style:table-row-properties style:min-row-height="0.1806in" style:keep-together="true" fo:keep-together="auto"/>
    </style:style>
    <style:style style:name="Table1.A1" style:family="table-cell">
      <style:table-cell-properties style:vertical-align="bottom" fo:padding-left="0.075in" fo:padding-right="0.075in" fo:padding-top="0in" fo:padding-bottom="0in" fo:border="none" style:writing-mode="lr-tb"/>
    </style:style>
    <style:style style:name="Table1.14" style:family="table-row">
      <style:table-row-properties style:min-row-height="0.0903in" style:keep-together="true" fo:keep-together="auto"/>
    </style:style>
    <style:style style:name="P1" style:family="paragraph" style:parent-style-name="Standard">
      <style:text-properties style:font-name="Arial"/>
    </style:style>
    <style:style style:name="P2" style:family="paragraph" style:parent-style-name="Standard">
      <style:text-properties style:font-name="Arial" style:text-underline-style="solid" style:text-underline-width="auto" style:text-underline-color="font-color" fo:font-weight="bold" style:font-weight-asian="bold"/>
    </style:style>
    <style:style style:name="P3" style:family="paragraph" style:parent-style-name="Standard">
      <style:text-properties style:font-name="Arial" fo:font-weight="bold" style:font-weight-asian="bold"/>
    </style:style>
    <style:style style:name="P4" style:family="paragraph" style:parent-style-name="Standard">
      <style:text-properties fo:font-size="10pt" style:font-size-asian="10pt"/>
    </style:style>
    <style:style style:name="P5" style:family="paragraph" style:parent-style-name="Standard">
      <style:paragraph-properties style:snap-to-layout-grid="false"/>
      <style:text-properties style:font-name="Verdana" fo:font-size="10pt" fo:language="en" fo:country="US" fo:font-weight="bold" style:font-size-asian="10pt" style:font-weight-asian="bold" style:font-size-complex="10pt"/>
    </style:style>
    <style:style style:name="P6" style:family="paragraph" style:parent-style-name="Standard">
      <style:paragraph-properties fo:text-align="end" style:justify-single-word="false" style:snap-to-layout-grid="false"/>
      <style:text-properties style:font-name="Verdana" fo:font-size="10pt" fo:language="en" fo:country="US" fo:font-weight="bold" style:font-size-asian="10pt" style:font-weight-asian="bold" style:font-size-complex="10pt"/>
    </style:style>
    <style:style style:name="P7" style:family="paragraph" style:parent-style-name="Standard">
      <style:paragraph-properties style:snap-to-layout-grid="false"/>
      <style:text-properties style:font-name="Verdana" fo:font-size="10pt" fo:language="en" fo:country="US" style:font-size-asian="10pt" style:font-size-complex="10pt"/>
    </style:style>
    <style:style style:name="P8" style:family="paragraph" style:parent-style-name="Standard">
      <style:paragraph-properties fo:text-align="end" style:justify-single-word="false" style:snap-to-layout-grid="false"/>
      <style:text-properties style:font-name="Verdana" fo:font-size="10pt" fo:language="en" fo:country="US" style:font-size-asian="10pt" style:font-size-complex="10pt"/>
    </style:style>
    <style:style style:name="P9" style:family="paragraph" style:parent-style-name="Standard">
      <style:paragraph-properties fo:break-before="page"/>
      <style:text-properties style:font-name="Arial" style:text-underline-style="solid" style:text-underline-width="auto" style:text-underline-color="font-color" fo:font-weight="bold" style:font-weight-asian="bold"/>
    </style:style>
    <style:style style:name="P10" style:family="paragraph" style:parent-style-name="Standard" style:master-page-name="Standard">
      <style:paragraph-properties style:page-number="auto">
        <style:tab-stops>
          <style:tab-stop style:position="2.5598in"/>
        </style:tab-stops>
      </style:paragraph-properties>
      <style:text-properties style:font-name="Arial"/>
    </style:style>
    <style:style style:name="P11" style:family="paragraph" style:parent-style-name="Standard" style:master-page-name="Convert_20_1">
      <style:paragraph-properties style:page-number="auto"/>
      <style:text-properties style:font-name="Arial" fo:language="none" fo:country="none" style:language-asian="none" style:country-asian="none" style:font-size-complex="10pt"/>
    </style:style>
    <style:style style:name="P12" style:family="paragraph" style:parent-style-name="Standard" style:master-page-name="Convert_20_2">
      <style:paragraph-properties style:page-number="auto"/>
      <style:text-properties style:font-name="Arial"/>
    </style:style>
    <style:style style:name="T1" style:family="text">
      <style:text-properties style:font-name="Arial"/>
    </style:style>
    <style:style style:name="T2" style:family="text">
      <style:text-properties style:font-name="Arial" style:text-underline-style="solid" style:text-underline-width="auto" style:text-underline-color="font-color" fo:font-weight="bold" style:font-weight-asian="bold"/>
    </style:style>
    <style:style style:name="T3" style:family="text">
      <style:text-properties style:font-name="Arial" fo:font-weight="bold" style:font-weight-asian="bold"/>
    </style:style>
    <style:style style:name="T4" style:family="text">
      <style:text-properties style:text-position="super 58%" style:font-name="Arial"/>
    </style:style>
    <style:style style:name="T5" style:family="text">
      <style:text-properties style:text-position="super 58%" style:font-name="Arial" fo:font-weight="bold" style:font-weight-asian="bold"/>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0%" fo:padding-left="0.1035in" fo:padding-right="0.1035in" fo:padding-top="0.0535in" fo:padding-bottom="0.0535in" fo:border="0.0071in solid #000000">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uesday, July 19, 2011</text:p>
      <text:p text:style-name="P1"/>
      <text:p text:style-name="Standard"><text:span text:style-name="T1">Attendees: Nancy Black, Martin Brown, Hamish Farrow, Jodie Farrow, , Scott McAlister, Judy McCowan, Fran Mcdonald, Pete Smith, Peter Twomey, Kerry Harry </text:span></text:p>
      <text:p text:style-name="P1"/>
      <text:p text:style-name="Standard"><text:span text:style-name="T1">Apologies: Sandy Clark, Dachel Gatner, Georgina McCowan, Ranald McCowan, Caris Macdonald, Marga Macdonald, Chris Mitton, Katrina Mitton Andrew Gray, Bill Mitton, Ingrid Mitton, , dash, Alan Banfield, Les Wiebenga, Louise Wiebenga, Cheryl Preston, Stirling Preston, Genevieve Preston, Taryn Preston</text:span></text:p>
      <text:p text:style-name="P1"/>
      <text:p text:style-name="P1"/>
      <text:p text:style-name="Standard"><text:span text:style-name="T1">Previous minutes to be a true reflection: Proposed by Peter Twomey, seconded by Fran Macdonald and passed</text:span></text:p>
      <text:p text:style-name="P1"/>
      <text:p text:style-name="P1"/>
      <text:p text:style-name="P1"/>
      <text:p text:style-name="P2">AGM:</text:p>
      <text:p text:style-name="P3"/>
      <text:p text:style-name="Standard"><text:span text:style-name="T1">Voting for the positions took place: Proposed by Judy McCowan, seconded by Jodie Farrow and passed. The positions are:</text:span></text:p>
      <text:p text:style-name="P1"/>
      <text:p text:style-name="P1">President: Hamish Farrow</text:p>
      <text:p text:style-name="P1">Treasurer: Judy McCowan</text:p>
      <text:p text:style-name="P1">Secretary: Scott McAlister</text:p>
      <text:p text:style-name="Standard"><text:span text:style-name="T1">Cabin managers: Martin Brown</text:span></text:p>
      <text:p text:style-name="P3"/>
      <text:p text:style-name="P1"/>
      <text:p text:style-name="Standard"><text:span text:style-name="T2">President’s report:</text:span></text:p>
      <text:p text:style-name="P1"/>
      <text:p text:style-name="P1">There are big sales at Falls Creek of real estate, potentially showing changing conditions of ski fields in Australia. </text:p>
      <text:p text:style-name="P1"/>
      <text:p text:style-name="Standard"><text:span text:style-name="T1">The planning for the cabin improvements is rolling along nicely. </text:span></text:p>
      <text:p text:style-name="P1"/>
      <text:p text:style-name="P1"/>
      <text:p text:style-name="P1"/>
      <text:p text:style-name="P1"/>
      <text:p text:style-name="P1"/>
      <text:p text:style-name="P9">Treasures report:</text:p>
      <text:p text:style-name="P3"/>
      <text:p text:style-name="Standard"><text:span text:style-name="T3">Edelweiss Ski Club Treasurer’s Report 2010-2011 <text:s text:c="7"/>AGM <text:s/>19</text:span><text:span text:style-name="T5">th</text:span><text:span text:style-name="T3"> July 2011</text:span></text:p>
      <text:p text:style-name="P1"/>
      <text:p text:style-name="P3">Membership</text:p>
      <text:p text:style-name="P1">The membership comprises 38 members, including 4 Life Members and 2 Overseas Members. <text:s/>We have one new member, Andrew Brown, and one retiring member Andrew Jackson. Including spouses and children, approximately 80 people have access to Edelweiss.</text:p>
      <text:p text:style-name="P1"/>
      <text:p text:style-name="P3">Account Balances at 30/06/2011</text:p>
      <text:p text:style-name="P1">Westpac: $26771</text:p>
      <text:p text:style-name="P1">ANZ: $93783</text:p>
      <text:p text:style-name="P1"/>
      <text:p text:style-name="P3">Income/Expenditure</text:p>
      <text:p text:style-name="P1">The chart below shows 2010/2011 income and expenditure, plus those of the previous 5 years. <text:s/>The format is the one used for Consumer Affairs reporting requirements.</text:p>
      <text:p text:style-name="P1">General observation shows that despite lodge usage being down, with the notable exception of insurance costs, most costs were higher than the previous year. The higher maintenance costs are largely related to the purchase and installation of our great new lounge furniture. The higher then usual miscellaneous costs are attributable to the purchase of tv/video facilities and the inclusion of costs associated with the Shire of Indigo, The Ski Patrol of Mt Hotham etc. Note that for the first time income only just covered expenditure.</text:p>
      <text:p text:style-name="P1"/>
      <text:p text:style-name="P3">Subscription/Cabin fee costs</text:p>
      <text:p text:style-name="P1">Although it is usual to make new recommendations for annual fees at the AGM, this year I endorse Bill Farrow’s suggestion that we leave this decision until after the 2011 season is over. <text:s/>This is especially practical as by the end of the year we should be in a position to know what moneys will be needed to follow through the recladding/roofing/window and possibly new electrical requirements of the Lodge in 2013 and new leasing arrangements in the future.</text:p>
      <text:p text:style-name="P1"/>
      <text:p text:style-name="P3">In general</text:p>
      <text:p text:style-name="P1">Again this year I would like to acknowledge the truly wonderful job that Bill Farrow does in organising the bookings. We are deeply indebted to Bill and his system for making the Club work. The year, too, from the Treasurer’s point of view, I would like to commend the tireless work done by Peter Smith and those who have worked with him during work parties, in achieving so many new facilities that have made Edelweiss an increasingly comfortable and pleasant place to stay. </text:p>
      <text:p text:style-name="P1"/>
      <text:p text:style-name="P1"/>
      <text:p text:style-name="P1">Also thank you to you all for making the banking system work really very well. Please keep up the good work.</text:p>
      <text:p text:style-name="P1">Judy McCowan <text:s text:c="2"/>20/07/2011</text:p>
      <text:p text:style-name="P11"><draw:frame draw:style-name="fr1" draw:name="Frame1" text:anchor-type="char" svg:x="0.1764in" svg:y="-0.3772in" svg:width="9.6291in" svg:height="5.7752in" draw:z-index="0"><draw:text-box><text:p text:style-name="P4">Edelweiss financial report 2010/2011</text:p><table:table table:name="Table1" table:style-name="Table1"><table:table-column table:style-name="Table1.A"/><table:table-column table:style-name="Table1.B"/><table:table-column table:style-name="Table1.C"/><table:table-column table:style-name="Table1.D" table:number-columns-repeated="4"/><table:table-row table:style-name="Table1.1"><table:table-cell table:style-name="Table1.A1" office:value-type="string"><text:p text:style-name="P5">income</text:p></table:table-cell><table:table-cell table:style-name="Table1.A1" office:value-type="string"><text:p text:style-name="P5">2010-2011</text:p></table:table-cell><table:table-cell table:style-name="Table1.A1" office:value-type="string"><text:p text:style-name="P5">2009-2010</text:p></table:table-cell><table:table-cell table:style-name="Table1.A1" office:value-type="string"><text:p text:style-name="P5">2008-2009</text:p></table:table-cell><table:table-cell table:style-name="Table1.A1" office:value-type="string"><text:p text:style-name="P5">2007-2008</text:p></table:table-cell><table:table-cell table:style-name="Table1.A1" office:value-type="string"><text:p text:style-name="P5">2006-2007</text:p></table:table-cell><table:table-cell table:style-name="Table1.A1" office:value-type="string"><text:p text:style-name="P5">2005-06</text:p></table:table-cell></table:table-row><table:table-row table:style-name="Table1.1"><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row><table:table-row table:style-name="Table1.1"><table:table-cell table:style-name="Table1.A1" office:value-type="string"><text:p text:style-name="P7">subs</text:p></table:table-cell><table:table-cell table:style-name="Table1.A1" office:value-type="string"><text:p text:style-name="P8">15420</text:p></table:table-cell><table:table-cell table:style-name="Table1.A1" office:value-type="string"><text:p text:style-name="P8">14955</text:p></table:table-cell><table:table-cell table:style-name="Table1.A1" office:value-type="string"><text:p text:style-name="P8">11390</text:p></table:table-cell><table:table-cell table:style-name="Table1.A1" office:value-type="string"><text:p text:style-name="P8">11613</text:p></table:table-cell><table:table-cell table:style-name="Table1.A1" office:value-type="string"><text:p text:style-name="P8">10300</text:p></table:table-cell><table:table-cell table:style-name="Table1.A1" office:value-type="string"><text:p text:style-name="P8">11006.25</text:p></table:table-cell></table:table-row><table:table-row table:style-name="Table1.1"><table:table-cell table:style-name="Table1.A1" office:value-type="string"><text:p text:style-name="P7">cabin fees</text:p></table:table-cell><table:table-cell table:style-name="Table1.A1" office:value-type="string"><text:p text:style-name="P8">7810</text:p></table:table-cell><table:table-cell table:style-name="Table1.A1" office:value-type="string"><text:p text:style-name="P8">8566</text:p></table:table-cell><table:table-cell table:style-name="Table1.A1" office:value-type="string"><text:p text:style-name="P8">10828</text:p></table:table-cell><table:table-cell table:style-name="Table1.A1" office:value-type="string"><text:p text:style-name="P8">13958</text:p></table:table-cell><table:table-cell table:style-name="Table1.A1" office:value-type="string"><text:p text:style-name="P8">11484</text:p></table:table-cell><table:table-cell table:style-name="Table1.A1" office:value-type="string"><text:p text:style-name="P8">7162.9</text:p></table:table-cell></table:table-row><table:table-row table:style-name="Table1.1"><table:table-cell table:style-name="Table1.A1" office:value-type="string"><text:p text:style-name="P7">new mem's</text:p></table:table-cell><table:table-cell table:style-name="Table1.A1" office:value-type="string"><text:p text:style-name="P8">1700</text:p></table:table-cell><table:table-cell table:style-name="Table1.A1" office:value-type="string"><text:p text:style-name="P7"/></table:table-cell><table:table-cell table:style-name="Table1.A1" office:value-type="string"><text:p text:style-name="P8">8000</text:p></table:table-cell><table:table-cell table:style-name="Table1.A1" office:value-type="string"><text:p text:style-name="P8">1600</text:p></table:table-cell><table:table-cell table:style-name="Table1.A1" office:value-type="string"><text:p text:style-name="P8">2960</text:p></table:table-cell><table:table-cell table:style-name="Table1.A1" office:value-type="string"><text:p text:style-name="P8">25050</text:p></table:table-cell></table:table-row><table:table-row table:style-name="Table1.1"><table:table-cell table:style-name="Table1.A1" office:value-type="string"><text:p text:style-name="P7">misc</text:p></table:table-cell><table:table-cell table:style-name="Table1.A1" office:value-type="string"><text:p text:style-name="P8">3.19</text:p></table:table-cell><table:table-cell table:style-name="Table1.A1" office:value-type="string"><text:p text:style-name="P8">200</text:p></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row><table:table-row table:style-name="Table1.1"><table:table-cell table:style-name="Table1.A1" office:value-type="string"><text:p text:style-name="P7">anz int</text:p></table:table-cell><table:table-cell table:style-name="Table1.A1" office:value-type="string"><text:p text:style-name="P8">3232</text:p></table:table-cell><table:table-cell table:style-name="Table1.A1" office:value-type="string"><text:p text:style-name="P8">2103</text:p></table:table-cell><table:table-cell table:style-name="Table1.A1" office:value-type="string"><text:p text:style-name="P8">3687.91</text:p></table:table-cell><table:table-cell table:style-name="Table1.A1" office:value-type="string"><text:p text:style-name="P8">3933.64</text:p></table:table-cell><table:table-cell table:style-name="Table1.A1" office:value-type="string"><text:p text:style-name="P8">2802.29</text:p></table:table-cell><table:table-cell table:style-name="Table1.A1" office:value-type="string"><text:p text:style-name="P8">1850</text:p></table:table-cell></table:table-row><table:table-row table:style-name="Table1.1"><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row><table:table-row table:style-name="Table1.1"><table:table-cell table:style-name="Table1.A1" office:value-type="string"><text:p text:style-name="P5">total income</text:p></table:table-cell><table:table-cell table:style-name="Table1.A1" office:value-type="string"><text:p text:style-name="P6">28165.19</text:p></table:table-cell><table:table-cell table:style-name="Table1.A1" office:value-type="string"><text:p text:style-name="P6">25824</text:p></table:table-cell><table:table-cell table:style-name="Table1.A1" office:value-type="string"><text:p text:style-name="P6">33905.91</text:p></table:table-cell><table:table-cell table:style-name="Table1.A1" office:value-type="string"><text:p text:style-name="P6">31104.64</text:p></table:table-cell><table:table-cell table:style-name="Table1.A1" office:value-type="string"><text:p text:style-name="P6">27546.29</text:p></table:table-cell><table:table-cell table:style-name="Table1.A1" office:value-type="string"><text:p text:style-name="P6">45069.15</text:p></table:table-cell></table:table-row><table:table-row table:style-name="Table1.1"><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row><table:table-row table:style-name="Table1.1"><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row><table:table-row table:style-name="Table1.1"><table:table-cell table:style-name="Table1.A1" office:value-type="string"><text:p text:style-name="P5">expenses</text:p></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row><table:table-row table:style-name="Table1.1"><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row><table:table-row table:style-name="Table1.14"><table:table-cell table:style-name="Table1.A1" office:value-type="string"><text:p text:style-name="P7">phone</text:p></table:table-cell><table:table-cell table:style-name="Table1.A1" office:value-type="string"><text:p text:style-name="P8">203.3</text:p></table:table-cell><table:table-cell table:style-name="Table1.A1" office:value-type="string"><text:p text:style-name="P8">252</text:p></table:table-cell><table:table-cell table:style-name="Table1.A1" office:value-type="string"><text:p text:style-name="P8">229.73</text:p></table:table-cell><table:table-cell table:style-name="Table1.A1" office:value-type="string"><text:p text:style-name="P8">241.93</text:p></table:table-cell><table:table-cell table:style-name="Table1.A1" office:value-type="string"><text:p text:style-name="P8">252.5</text:p></table:table-cell><table:table-cell table:style-name="Table1.A1" office:value-type="string"><text:p text:style-name="P8">226.68</text:p></table:table-cell></table:table-row><table:table-row table:style-name="Table1.1"><table:table-cell table:style-name="Table1.A1" office:value-type="string"><text:p text:style-name="P7">electricity</text:p></table:table-cell><table:table-cell table:style-name="Table1.A1" office:value-type="string"><text:p text:style-name="P8">427.33</text:p></table:table-cell><table:table-cell table:style-name="Table1.A1" office:value-type="string"><text:p text:style-name="P8">425</text:p></table:table-cell><table:table-cell table:style-name="Table1.A1" office:value-type="string"><text:p text:style-name="P8">461.82</text:p></table:table-cell><table:table-cell table:style-name="Table1.A1" office:value-type="string"><text:p text:style-name="P8">422.38</text:p></table:table-cell><table:table-cell table:style-name="Table1.A1" office:value-type="string"><text:p text:style-name="P8">393.54</text:p></table:table-cell><table:table-cell table:style-name="Table1.A1" office:value-type="string"><text:p text:style-name="P8">398</text:p></table:table-cell></table:table-row><table:table-row table:style-name="Table1.1"><table:table-cell table:style-name="Table1.A1" office:value-type="string"><text:p text:style-name="P7">gas</text:p></table:table-cell><table:table-cell table:style-name="Table1.A1" office:value-type="string"><text:p text:style-name="P8">2609.87</text:p></table:table-cell><table:table-cell table:style-name="Table1.A1" office:value-type="string"><text:p text:style-name="P8">1759</text:p></table:table-cell><table:table-cell table:style-name="Table1.A1" office:value-type="string"><text:p text:style-name="P8">1784</text:p></table:table-cell><table:table-cell table:style-name="Table1.A1" office:value-type="string"><text:p text:style-name="P8">1481</text:p></table:table-cell><table:table-cell table:style-name="Table1.A1" office:value-type="string"><text:p text:style-name="P8">3073</text:p></table:table-cell><table:table-cell table:style-name="Table1.A1" office:value-type="string"><text:p text:style-name="P8">1040.92</text:p></table:table-cell></table:table-row><table:table-row table:style-name="Table1.1"><table:table-cell table:style-name="Table1.A1" office:value-type="string"><text:p text:style-name="P7">mt hoth board</text:p></table:table-cell><table:table-cell table:style-name="Table1.A1" office:value-type="string"><text:p text:style-name="P8">7014.33</text:p></table:table-cell><table:table-cell table:style-name="Table1.A1" office:value-type="string"><text:p text:style-name="P8">8173</text:p></table:table-cell><table:table-cell table:style-name="Table1.A1" office:value-type="string"><text:p text:style-name="P8">7196</text:p></table:table-cell><table:table-cell table:style-name="Table1.A1" office:value-type="string"><text:p text:style-name="P8">5969.6</text:p></table:table-cell><table:table-cell table:style-name="Table1.A1" office:value-type="string"><text:p text:style-name="P8">9072.72</text:p></table:table-cell><table:table-cell table:style-name="Table1.A1" office:value-type="string"><text:p text:style-name="P8">8562.65</text:p></table:table-cell></table:table-row><table:table-row table:style-name="Table1.1"><table:table-cell table:style-name="Table1.A1" office:value-type="string"><text:p text:style-name="P7">maintenance</text:p></table:table-cell><table:table-cell table:style-name="Table1.A1" office:value-type="string"><text:p text:style-name="P8">10751.6</text:p></table:table-cell><table:table-cell table:style-name="Table1.A1" office:value-type="string"><text:p text:style-name="P8">4075</text:p></table:table-cell><table:table-cell table:style-name="Table1.A1" office:value-type="string"><text:p text:style-name="P8">3355</text:p></table:table-cell><table:table-cell table:style-name="Table1.A1" office:value-type="string"><text:p text:style-name="P8">6742.3</text:p></table:table-cell><table:table-cell table:style-name="Table1.A1" office:value-type="string"><text:p text:style-name="P8">2344.96</text:p></table:table-cell><table:table-cell table:style-name="Table1.A1" office:value-type="string"><text:p text:style-name="P8">12876.89</text:p></table:table-cell></table:table-row><table:table-row table:style-name="Table1.1"><table:table-cell table:style-name="Table1.A1" office:value-type="string"><text:p text:style-name="P7">insurance</text:p></table:table-cell><table:table-cell table:style-name="Table1.A1" office:value-type="string"><text:p text:style-name="P8">4985</text:p></table:table-cell><table:table-cell table:style-name="Table1.A1" office:value-type="string"><text:p text:style-name="P8">5183</text:p></table:table-cell><table:table-cell table:style-name="Table1.A1" office:value-type="string"><text:p text:style-name="P8">4731</text:p></table:table-cell><table:table-cell table:style-name="Table1.A1" office:value-type="string"><text:p text:style-name="P8">4487.3</text:p></table:table-cell><table:table-cell table:style-name="Table1.A1" office:value-type="string"><text:p text:style-name="P8">4406</text:p></table:table-cell><table:table-cell table:style-name="Table1.A1" office:value-type="string"><text:p text:style-name="P8">4441.07</text:p></table:table-cell></table:table-row><table:table-row table:style-name="Table1.1"><table:table-cell table:style-name="Table1.A1" table:number-columns-spanned="2" office:value-type="string"><text:p text:style-name="P7">redevelopment</text:p></table:table-cell><table:covered-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row><table:table-row table:style-name="Table1.1"><table:table-cell table:style-name="Table1.A1" office:value-type="string"><text:p text:style-name="P7">satationery</text:p></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row><table:table-row table:style-name="Table1.1"><table:table-cell table:style-name="Table1.A1" office:value-type="string"><text:p text:style-name="P7">miscellaneous</text:p></table:table-cell><table:table-cell table:style-name="Table1.A1" office:value-type="string"><text:p text:style-name="P8">1591.25</text:p></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8">1000.7</text:p></table:table-cell><table:table-cell table:style-name="Table1.A1" office:value-type="string"><text:p text:style-name="P8">441</text:p></table:table-cell><table:table-cell table:style-name="Table1.A1" office:value-type="string"><text:p text:style-name="P8">2153.12</text:p></table:table-cell></table:table-row><table:table-row table:style-name="Table1.1"><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row><table:table-row table:style-name="Table1.1"><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row><table:table-row table:style-name="Table1.1"><table:table-cell table:style-name="Table1.A1" office:value-type="string"><text:p text:style-name="P5">total expenses</text:p></table:table-cell><table:table-cell table:style-name="Table1.A1" office:value-type="string"><text:p text:style-name="P6">27582.68</text:p></table:table-cell><table:table-cell table:style-name="Table1.A1" office:value-type="string"><text:p text:style-name="P6">19867</text:p></table:table-cell><table:table-cell table:style-name="Table1.A1" office:value-type="string"><text:p text:style-name="P6">17757.55</text:p></table:table-cell><table:table-cell table:style-name="Table1.A1" office:value-type="string"><text:p text:style-name="P6">20345.21</text:p></table:table-cell><table:table-cell table:style-name="Table1.A1" office:value-type="string"><text:p text:style-name="P6">19983.72</text:p></table:table-cell><table:table-cell table:style-name="Table1.A1" office:value-type="string"><text:p text:style-name="P6">29699.33</text:p></table:table-cell></table:table-row><table:table-row table:style-name="Table1.1"><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row><table:table-row table:style-name="Table1.1"><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row><table:table-row table:style-name="Table1.1"><table:table-cell table:style-name="Table1.A1" office:value-type="string"><text:p text:style-name="P5">balance</text:p></table:table-cell><table:table-cell table:style-name="Table1.A1" office:value-type="string"><text:p text:style-name="P6">582.51</text:p></table:table-cell><table:table-cell table:style-name="Table1.A1" office:value-type="string"><text:p text:style-name="P6">5957</text:p></table:table-cell><table:table-cell table:style-name="Table1.A1" office:value-type="string"><text:p text:style-name="P6">16148.35</text:p></table:table-cell><table:table-cell table:style-name="Table1.A1" office:value-type="string"><text:p text:style-name="P6">10759.43</text:p></table:table-cell><table:table-cell table:style-name="Table1.A1" office:value-type="string"><text:p text:style-name="P6">7562.57</text:p></table:table-cell><table:table-cell table:style-name="Table1.A1" office:value-type="string"><text:p text:style-name="P6">15369.82</text:p></table:table-cell></table:table-row></table:table><text:p text:style-name="P4"/><text:p text:style-name="Standard"/></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2"/>
      <text:p text:style-name="P1">Cabin Usage Income down; <text:s/>$8566 in 2010 from $10828 in 2009.</text:p>
      <text:p text:style-name="P1">Subscription income was $14955 (with one subscription outstanding)</text:p>
      <text:p text:style-name="P1"/>
      <text:p text:style-name="P3">Subscriptions:</text:p>
      <text:p text:style-name="Standard"><text:span text:style-name="T1">There was a discussion to raise the fees and subs (proposed by Judy McCowan, seconded by Hamish Farrow). It was decided to continue the discussion once this ski season (2011) was over. </text:span></text:p>
      <text:p text:style-name="P1"/>
      <text:p text:style-name="P1">Likewise it was suggested that the younger members get together to discuss future of club at end of season.</text:p>
      <text:p text:style-name="P1"/>
      <text:p text:style-name="P1"/>
      <text:p text:style-name="Standard"><text:span text:style-name="T3">It should be noted that if you make a deposit you are liable, as per Bill’s email</text:span></text:p>
      <text:p text:style-name="P1"/>
      <text:p text:style-name="P1"/>
      <text:p text:style-name="Standard"><text:span text:style-name="T1">The treasurer’s report was proposed by Judy McCowan, seconded by Hamish Farrow and passed</text:span></text:p>
      <text:p text:style-name="P1"/>
      <text:p text:style-name="P1"/>
      <text:p text:style-name="P2">General business</text:p>
      <text:p text:style-name="P1"/>
      <text:p text:style-name="Standard"><text:span text:style-name="T1">Kerry Harry’s daughter wants to join.</text:span></text:p>
      <text:p text:style-name="Standard"><text:span text:style-name="T1">There are heating issues in the lounge area, with little heat getting through. This may be due to wombats crushing the heating ducts when they try to find warmth? Due to snow it is difficult to get under the cabin, so this may have to be a fixing job once the season is over. </text:span></text:p>
      <text:p text:style-name="P1"/>
      <text:p text:style-name="Standard"><text:span text:style-name="T1">We had a general discussion about putting heating and lighting in the toilets and shower area, to make things more pleasant and to keep the shower area less damp. Also discussed was the possibility of an outdoor hot tub, both to make the cabin more attractive in both winter and summer. Also mooted was whether the club needs to attract more members to make the utilisation of the cabin better.</text:span></text:p>
      <text:p text:style-name="P1"/>
      <text:p text:style-name="P1"/>
      <text:p text:style-name="P1"/>
      <text:p text:style-name="Standard"><text:span text:style-name="T1">Next meeting is tentatively down for October the 11</text:span><text:span text:style-name="T4">th</text:span><text:span text:style-name="T1">, although this will be confirmed in the next couple of weeks. </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pitch="variable" style:font-charset="x-symbol"/>
    <style:font-face style:name="Wingdings" svg:font-family="Wingdings" style:font-pitch="variable" style:font-charset="x-symbol"/>
    <style:font-face style:name="Courier New" svg:font-family="'Courier New'" style:font-pitch="variable"/>
    <style:font-face style:name="Times" svg:font-family="Times" style:font-pitch="variable"/>
    <style:font-face style:name="Trebuchet MS" svg:font-family="'Trebuchet MS'"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imes New Roman" fo:font-size="12pt" fo:language="en" fo:country="AU"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class="text">
      <style:paragraph-properties fo:margin-top="0.0835in" fo:margin-bottom="0.1665in" fo:keep-with-next="always"/>
      <style:text-properties style:font-name="Arial" fo:font-size="11pt" fo:font-weight="bold" style:letter-kerning="true" style:font-size-asian="11pt" style:font-weight-asian="bold" style:font-name-complex="Arial" style:font-size-complex="10pt" style:language-complex="ar" style:country-complex="SA"/>
    </style:style>
    <style:style style:name="Heading_20_2" style:display-name="Heading 2" style:family="paragraph" style:parent-style-name="Standard" style:next-style-name="Standard" style:class="text">
      <style:paragraph-properties fo:margin-left="0.55in" fo:margin-right="0in" fo:margin-top="0.1252in" fo:margin-bottom="0.0835in" fo:text-align="justify" style:justify-single-word="false" fo:text-indent="-0.55in" style:auto-text-indent="false" fo:keep-with-next="always"/>
      <style:text-properties fo:color="#000000" style:font-name="Arial" fo:font-size="11pt" fo:language="en" fo:country="GB" fo:font-weight="bold" style:font-size-asian="11pt" style:font-weight-asian="bold" style:font-name-complex="Arial" style:font-size-complex="10pt" style:language-complex="ar" style:country-complex="SA"/>
    </style:style>
    <style:style style:name="Heading_20_3" style:display-name="Heading 3" style:family="paragraph" style:parent-style-name="Standard" style:next-style-name="Standard" style:class="text">
      <style:paragraph-properties fo:margin-left="0.85in" fo:margin-right="0in" fo:margin-top="0.1665in" fo:margin-bottom="0.0835in" fo:text-align="justify" style:justify-single-word="false" fo:text-indent="-0.85in" style:auto-text-indent="false" fo:keep-with-next="always">
        <style:tab-stops>
          <style:tab-stop style:position="0.5909in"/>
        </style:tab-stops>
      </style:paragraph-properties>
      <style:text-properties style:font-name="Arial" fo:font-size="10pt" fo:language="en" fo:country="GB" fo:font-weight="bold" style:font-size-asian="10pt" style:font-weight-asian="bold" style:font-name-complex="Arial" style:font-size-complex="10pt" style:language-complex="ar" style:country-complex="SA"/>
    </style:style>
    <style:style style:name="Heading_20_4" style:display-name="Heading 4" style:family="paragraph" style:parent-style-name="Standard" style:next-style-name="Standard" style:class="text">
      <style:paragraph-properties fo:margin-top="0.0835in" fo:margin-bottom="0.0835in" fo:keep-with-next="always"/>
      <style:text-properties style:font-name="Arial" fo:font-size="11pt" fo:font-weight="bold" style:font-size-asian="11pt" style:font-weight-asian="bold" style:font-name-complex="Arial" style:font-size-complex="10pt" style:language-complex="ar" style:country-complex="SA"/>
    </style:style>
    <style:style style:name="Heading_20_5" style:display-name="Heading 5" style:family="paragraph" style:parent-style-name="Standard" style:next-style-name="Standard" style:class="text">
      <style:paragraph-properties fo:margin-top="0in" fo:margin-bottom="0.1665in" fo:keep-with-next="always"/>
      <style:text-properties style:font-name="Arial" fo:font-size="11pt" style:text-underline-style="solid" style:text-underline-width="auto" style:text-underline-color="font-color" style:font-size-asian="11pt" style:font-name-complex="Arial" style:font-size-complex="10pt" style:language-complex="ar" style:country-complex="SA"/>
    </style:style>
    <style:style style:name="Heading_20_6" style:display-name="Heading 6" style:family="paragraph" style:parent-style-name="Standard" style:next-style-name="Standard" style:class="text">
      <style:paragraph-properties fo:margin-top="0.1665in" fo:margin-bottom="0.0417in"/>
      <style:text-properties style:font-name="Times" fo:font-size="11pt" fo:font-style="italic" style:font-size-asian="11pt" style:font-style-asian="italic" style:font-name-complex="Arial" style:font-size-complex="10pt" style:language-complex="ar" style:country-complex="SA"/>
    </style:style>
    <style:style style:name="Heading_20_7" style:display-name="Heading 7" style:family="paragraph" style:parent-style-name="Standard" style:next-style-name="Standard" style:default-outline-level="7" style:class="text">
      <style:paragraph-properties fo:margin-top="0.1665in" fo:margin-bottom="0.0417in"/>
      <style:text-properties style:font-name="Trebuchet MS" fo:font-size="14pt" fo:font-weight="bold" style:font-size-asian="14pt" style:font-weight-asian="bold" style:font-name-complex="Arial" style:font-size-complex="10pt" style:language-complex="ar" style:country-complex="SA"/>
    </style:style>
    <style:style style:name="Heading_20_8" style:display-name="Heading 8" style:family="paragraph" style:parent-style-name="Standard" style:next-style-name="Standard" style:default-outline-level="8" style:class="text">
      <style:paragraph-properties fo:margin-top="0.1665in" fo:margin-bottom="0.0417in"/>
      <style:text-properties style:font-name="Trebuchet MS" fo:font-size="11pt" fo:font-weight="bold" style:font-size-asian="11pt" style:font-weight-asian="bold" style:font-name-complex="Arial" style:font-size-complex="10pt" style:language-complex="ar" style:country-complex="SA"/>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Trebuchet MS" fo:font-size="11pt" fo:font-style="italic" style:font-size-asian="11pt" style:font-style-asian="italic" style:font-name-complex="Arial" style:font-size-complex="10pt" style:language-complex="ar" style:country-complex="SA"/>
    </style:style>
    <style:style style:name="Contents_20_1" style:display-name="Contents 1" style:family="paragraph" style:parent-style-name="Standard" style:next-style-name="Standard" style:class="index">
      <style:paragraph-properties fo:margin-top="0.028in" fo:margin-bottom="0.028in" fo:text-align="justify" style:justify-single-word="false"/>
      <style:text-properties fo:text-transform="uppercase" style:font-name="Times" fo:font-size="9pt" fo:language="none" fo:country="none" fo:font-weight="bold" style:font-size-asian="9pt" style:language-asian="none" style:country-asian="none" style:font-weight-asian="bold" style:font-name-complex="Arial" style:font-size-complex="14pt" style:language-complex="ar" style:country-complex="SA"/>
    </style:style>
    <style:style style:name="Contents_20_2" style:display-name="Contents 2" style:family="paragraph" style:parent-style-name="Standard" style:next-style-name="Standard" style:class="index">
      <style:paragraph-properties fo:margin-left="0.1535in" fo:margin-right="0in" fo:margin-top="0.028in" fo:margin-bottom="0.028in" fo:text-align="justify" style:justify-single-word="false" fo:text-indent="0in" style:auto-text-indent="false"/>
      <style:text-properties fo:font-variant="small-caps" style:font-name="Times" fo:font-size="10pt" style:font-size-asian="10pt" style:font-name-complex="Arial" style:font-size-complex="10pt" style:language-complex="ar" style:country-complex="SA"/>
    </style:style>
    <style:style style:name="Contents_20_3" style:display-name="Contents 3" style:family="paragraph" style:parent-style-name="Standard" style:next-style-name="Standard" style:class="index">
      <style:paragraph-properties fo:margin-left="0.3071in" fo:margin-right="0in" fo:margin-top="0.028in" fo:margin-bottom="0.028in" fo:text-align="justify" style:justify-single-word="false" fo:text-indent="0in" style:auto-text-indent="false"/>
      <style:text-properties style:font-name="Times" fo:font-size="10pt" fo:font-style="italic" style:font-size-asian="10pt" style:font-style-asian="italic" style:font-name-complex="Arial" style:font-size-complex="10pt" style:language-complex="ar" style:country-complex="SA"/>
    </style:style>
    <style:style style:name="Contents_20_4" style:display-name="Contents 4" style:family="paragraph" style:parent-style-name="Standard" style:next-style-name="Standard" style:class="index">
      <style:paragraph-properties fo:margin-left="0.4571in" fo:margin-right="0in" fo:margin-top="0.028in" fo:margin-bottom="0.028in" fo:text-align="justify" style:justify-single-word="false" fo:text-indent="0in" style:auto-text-indent="false"/>
      <style:text-properties style:font-name="Times" fo:font-size="9pt" style:font-size-asian="9pt" style:font-name-complex="Arial" style:font-size-complex="10pt" style:language-complex="ar" style:country-complex="SA"/>
    </style:style>
    <style:style style:name="Contents_20_5" style:display-name="Contents 5" style:family="paragraph" style:parent-style-name="Standard" style:next-style-name="Standard" style:class="index">
      <style:paragraph-properties fo:margin-left="0.6102in" fo:margin-right="0in" fo:margin-top="0.028in" fo:margin-bottom="0.028in" fo:text-align="justify" style:justify-single-word="false" fo:text-indent="0in" style:auto-text-indent="false"/>
      <style:text-properties style:font-name="Times" fo:font-size="9pt" style:font-size-asian="9pt" style:font-name-complex="Arial" style:font-size-complex="10pt" style:language-complex="ar" style:country-complex="SA"/>
    </style:style>
    <style:style style:name="Contents_20_6" style:display-name="Contents 6" style:family="paragraph" style:parent-style-name="Standard" style:next-style-name="Standard" style:class="index">
      <style:paragraph-properties fo:margin-left="0.611in" fo:margin-right="0in" fo:text-indent="0in" style:auto-text-indent="false"/>
      <style:text-properties fo:font-size="10pt" style:font-size-asian="10pt" style:font-size-complex="10pt" style:language-complex="ar" style:country-complex="SA"/>
    </style:style>
    <style:style style:name="Contents_20_7" style:display-name="Contents 7" style:family="paragraph" style:parent-style-name="Standard" style:next-style-name="Standard" style:class="index">
      <style:paragraph-properties fo:margin-left="0.7638in" fo:margin-right="0in" fo:text-indent="0in" style:auto-text-indent="false"/>
      <style:text-properties fo:font-size="10pt" style:font-size-asian="10pt" style:font-size-complex="10pt" style:language-complex="ar" style:country-complex="SA"/>
    </style:style>
    <style:style style:name="Contents_20_8" style:display-name="Contents 8" style:family="paragraph" style:parent-style-name="Standard" style:next-style-name="Standard" style:class="index">
      <style:paragraph-properties fo:margin-left="0.9165in" fo:margin-right="0in" fo:text-indent="0in" style:auto-text-indent="false"/>
      <style:text-properties fo:font-size="10pt" style:font-size-asian="10pt" style:font-size-complex="10pt" style:language-complex="ar" style:country-complex="SA"/>
    </style:style>
    <style:style style:name="Contents_20_9" style:display-name="Contents 9" style:family="paragraph" style:parent-style-name="Standard" style:next-style-name="Standard" style:class="index">
      <style:paragraph-properties fo:margin-left="1.0693in" fo:margin-right="0in" fo:text-indent="0in" style:auto-text-indent="false"/>
      <style:text-properties fo:font-size="10pt" style:font-size-asian="10pt" style:font-size-complex="10pt" style:language-complex="ar" style:country-complex="SA"/>
    </style:style>
    <style:style style:name="Table_20_Text" style:display-name="Table Text" style:family="paragraph" style:parent-style-name="Standard">
      <style:paragraph-properties fo:keep-together="always" fo:keep-with-next="always"/>
      <style:text-properties style:font-name="Arial" fo:font-size="9pt" style:font-size-asian="9pt" style:font-name-complex="Arial" style:font-size-complex="10pt" style:language-complex="ar" style:country-complex="SA"/>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6z0" style:family="text">
      <style:text-properties style:font-name="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Arial" style:font-name-asian="Times New Roman" style:font-name-complex="Times New Roman"/>
    </style:style>
    <style:style style:name="WW8Num11z1" style:family="text">
      <style:text-properties style:font-name="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style:font-name="Arial" style:font-name-asian="Times New Roman" style:font-name-complex="Times New Roman"/>
    </style:style>
    <style:style style:name="WW8Num12z1" style:family="text">
      <style:text-properties style:font-name="Courier New"/>
    </style:style>
    <style:style style:name="WW8Num12z2" style:family="text">
      <style:text-properties style:font-name="Wingdings"/>
    </style:style>
    <style:style style:name="WW8Num12z3" style:family="text">
      <style:text-properties style:font-name="Symbol"/>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a" style:num-letter-sync="true">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Stage " style:num-format="1" text:start-value="2">
        <style:list-level-properties text:list-level-position-and-space-mode="label-alignment">
          <style:list-level-label-alignment text:label-followed-by="listtab" text:list-tab-stop-position="1in" fo:text-indent="-0.7in" fo:margin-left="0.7in"/>
        </style:list-level-properties>
      </text:outline-level-style>
      <text:outline-level-style text:level="6" style:num-prefix="Task " style:num-format="1" text:start-value="4" text:display-levels="2">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Appendix " style:num-format="1">
        <style:list-level-properties text:list-level-position-and-space-mode="label-alignment">
          <style:list-level-label-alignment text:label-followed-by="listtab" text:list-tab-stop-position="1in"/>
        </style:list-level-properties>
      </text:outline-level-style>
      <text:outline-level-style text:level="8" style:num-prefix="A" style:num-format="1" text:display-levels="2">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A." style:num-format="1" text:display-levels="3">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o">
        <style:list-level-properties text:list-level-position-and-space-mode="label-alignment">
          <style:list-level-label-alignment text:label-followed-by="listtab" fo:text-indent="-0.25in" fo:margin-left="0.5in"/>
        </style:list-level-properties>
        <style:text-properties fo:font-family="'Courier New'" style:font-family-generic="modern" style:font-pitch="variable"/>
      </text:list-level-style-bullet>
      <text:list-level-style-bullet text:level="2" text:style-name="WW8Num6z0"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z0"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z0"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a" style:num-letter-sync="true">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prefix="Stage " style:num-format="1" text:start-value="2">
        <style:list-level-properties text:list-level-position-and-space-mode="label-alignment">
          <style:list-level-label-alignment text:label-followed-by="listtab" text:list-tab-stop-position="1in" fo:text-indent="-0.7in" fo:margin-left="0.7in"/>
        </style:list-level-properties>
      </text:list-level-style-number>
      <text:list-level-style-number text:level="6" style:num-prefix="Task " style:num-format="1" text:start-value="4" text:display-levels="2">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prefix="Appendix " style:num-format="1">
        <style:list-level-properties text:list-level-position-and-space-mode="label-alignment">
          <style:list-level-label-alignment text:label-followed-by="listtab" text:list-tab-stop-position="1in"/>
        </style:list-level-properties>
      </text:list-level-style-number>
      <text:list-level-style-number text:level="8" style:num-prefix="A" style:num-format="1" text:display-levels="2">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prefix="A." style:num-format="1" text:display-levels="3">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쀀¥㴕Stage 萏Ҁ萑ﮀ옕ԀĄ耆葞Ҁ葠ﮀ⡯쀀ð⡯쀀ፏ湬楮攠剥杩獴牡瑩潮ꀻꑼĀްὊ꺠0ꁙᔸ䀻﯀䄪⠀䀔耀ᓋ迠ꀭꀏ㉼Āႀ ꆱ쇓Ὂ᪎쾰ꀻꑼĀތᩣ潭⹡灰汥⹓灯瑬楧桴卥牶楣攀ᓋ픠ὁ쐰ꁝ笰ᓋ픰ꀻꑼĀްὊ걠ꀻꑼ̀ތ๓歹灥⽓敮搠卍匀ꀻꑼĀތན歹灥⽉湶楡⁓䵓ꀻꑼĀތᑓ歹灥⽅湶潹敲⁵渠卍匀Skype/發送手機簡訊ꁚᓸꀻꑼĀްὊ캠ꀻꑼȀތၓ歹灥⽅湶楡爠卍匀ꀻꑼĀތན歹灥⽓瑵畲⁳浳ꀻꑼĀތၓ歹灥⽓䵓⁳敮摥渀ꀻꑼĀތၓ歹灥⽐潳污琠卍匀ꀻꑼĀތᅡ摤䍯湴慣瑓敲癩捥ꀻꑼĀްὉတꀏ偌āႀ䍔塔Ὂ궰鎂ꃬ᪏姰Ὂ钰Ὂ侰㾀㾀Ὂ였ꀏ⚬Āᆂꀏ偌ā⚀鑽ᰘὊ퀰Ὂ퀰鑽耘鑽᜜ꁪ醰Ὀ裠燠胐Ȁ䁋䅰ᓂ쫰ὁ趴污瑮ꀏ㉼Āႀ ꆱ쇓὇쟠ὊꀻꑼĀތᅔ慬攠⼠却潰瀠瑡汥ꀏ偌ā⦀鑽᯸Ὂ턤Ὂ터᪎꧰ὅ䁠䄪⠀䀔耀梇䢈)0옕ԀĂ퀆葞ː葠ﺘ梇䢈ꁽ磌&quot;ꁖ았Ὂ퇸ደὊ싰ꁽ磌&quot;ꁖ았Ὂ팘ደὊ핐イメージを読み込む 瑥硴ꀻꑼĀތ቉浰潲瑥爠畮攠業慧攀ꀻꑼĀްὊ쒰ꀏ偌ā⮀ᓂ씀Ͱ鎀垐鎋ၬ᪎쯀ᄵᣴꀏ偌āⲀȵ ,勰Ὂ푐ꀀ중국어 텍스트 변환기/선택된 중국어(간체) 텍스트 변환ÿ＀＀＀ꀏ偌āኀɝ䵕员ࠀὀᦐÀ퀀᭜ᠿ죖鵃ᓶׂ㿒﮸ꀏ偌āႀ䍔塔Ὂ꣐鎂ꃬᓂᓂὊꓰ㾀㾀Ὂꀏ偌ā⮀ὄꭐͰ鎀垐鎋ၬὊᄵ㄄4CĬ耀ĬC翿4ꀏ⚬Āᆄꀼ鬠ꀻꑼĀތ୆楮摥爯噩獡ꀻꑼĀްᓋ퓐ꀏ偌āᆀ铜폄铜铜컸铝应铝娨铝嗠铝䐈铝㝄铝ᬨ铝洼铜铝躄铜둀铝桄铝挜铜핀铝龄Ὂ噠Typsnittsbok/Skapa typsnittsbibliotek från text&quot;Font Book/テキストからフォントライブラリを作成㸷翿翼䄃字体册/从文本创建字体资源库ꁖ쀨ꀻꑼĀް᪏ᭀ8ꀻꑼĀް᪏⁰2菵ᶀ&#10;퀗菵ᶨ菵᷼菵Ḁ菵偘菵≌菵Ḹ菵ẘ菵暔菵枔菵椤菵≘ὊὊÂ一菵洐ᡀ菵洐ᡀᓉὊ灷灣　ꁃ菵ᶀὊꁃ榌&#10;퀗붤䰄뷏࣌ࣄὊíd侐ЅрὉ朠Ὁ朠䀐逇히幈ăҀὋ鍰Ὃ鍰㠳晥㕤㠸.derEdytor skryptów/Pobierz wynik AppleScript㉼Āႀ스크립트 편집기/AppleScript 결과 구하기&#10;ꀻꑼĀތ╓歲楰瑥摩瑯爯䕲来扮楳⁡畳⁁灰汥卣物灴ꀏ偌ā⮀Ὁ듀Ͱ鎀垐鎋ၬὊ껀ᄵ㑴ꀻꑼȀތཉ浰潲瑡爠䥭慧敭ꀻꑼĀތ้浰潲瑥爠扩汤攀ꀻꑼĀްὊ퐀ꁗུ䊐䊐ὀ儐ꀏ㉼Ȁႀꆱ쇓ᓂ쭀ᓊ䣐銎%銍ﱵ銎̅銎¡銎ȹꀼ晐ꀼ웰ꆱ쇓ꆱ쇓ꆱ쇓ꆱ쇓ꀼ遀ꆱ쇓ꀼ筐ꀼ吐ꆱ쇓ꆱ쇓ꆱ쇓ꆱ쇓ꀼ쌰ꀼ焰ꀼ꼀ꆱ쇓ꆱ쇓ꆱ쇓ꆱ쇓ꀼ魠ꀼ唰ꀼ楐ꀼ羠ꀼ蟰ꀼꅀꀼ叠ꀼ븠ꀼ薀ꀼ劀ꀼ뷰Ͱᄵ⍄ᓉ敖ὁ᳐ὂᴠᓊ㳐ὀ╠Ὁ荠Ὁ莀Ὁ菀ꀼ徐ꀼ偐䰠喠ὀꀼ偐ὀꀼ徐暰ꀼ偐ꀼ徐ꀻꑼĀްὁ휐ꀏ偌ā⮀Ὂ儰Ͱ鎀垐鎋ၬὊᄵ㭔ꀏ偌āⲀȾ ,勰Ὂꀀ＀＀＀ÿ＀ÿÿÿꀏ偌ā⮀皠Ͱ鎀垐鎋ၬὊ솠ᄵ⚴ꀻꑼĀތ๔敥⁹桴敥湶整漀ꀻꑼĀތᅍ慡欠獡浥湶慴瑩湧Utwórz streszczenie൵翵ఀ躑ꀻꑼĀްὊꀭ储ꆱ쇓ꀏ⚬Āᆄꀼ冐ꀼ껠ꀻꑼĀތ้浰潲瑥牡⁢楬搀导入图像ꀏ偌āⲀə ,勰Ὂ쓀ꀀИмпортировать изображения鏪瘵鏪躑ꀻꑼĀްὊꀏ偌ā⮀Ὂ껐Ͱ鎀垐鎋ၬὈ潀ᄵ⨤ꀏ偌āⲀɢ ,勰ὊꀀꀻꑼĀތ੃潬畭湳⸮⸀怘dԍ¥㴕TOC 6&#10;萏Ͱ葞Ͱ䩃䡟Ё䩡&#10;萏Ͱ葞Ͱ䡟Ё䡭ఉ䡮Љ䡳ఉ䡴ЉpðāĀāĀͰ&amp;耀＀dఉЉЁ＀＀Finder/顯示於 Finder෰ꀻꑼĀތፆ楮摥爯佰⁶潯牧牯湤Finder/Odsłoń翕ఀMFinder/나타내기翿漹篿犊ꀻꑼĀްὊὊ鬀Ѓ&#13;﷽﷽﷽&#10;ﯻﯻﯻ辏辏辏&#13;﻾﻾﻾xὈ裐᪅̐Ὂ鉰ᓊ⯐Ὂ血὇옰὇왠ὊꏀὊ긠ꀼ蓠Ὂ뻠ὁὊ韐Ὂ頀ᓅ聐Ὂ馰Ὂ렠ꀼ蓠饀ꀏ偌āᆀ铜폄铜铜컸铝应铝娨铝嗠铝䐈铝㝄铝ᬨ铝洼铜铝躄铜둀铝桄铝挜铜핀铝龄Ὂ媰䩏䩑⡯h蜀H蠀Ò쭗&#13;⳰Ὂ䎠쀀ꁽ磌옕ԀĖ耆葞៨葠ﺘ䩏䩑⡯h蜀H蠀쀀Heading 1 Heading 2䑡瑡‴Heading 3ὀ)Ὃ䩠``䀀ఀ࿿࿿䊆᫚뀠쀀쀀쀀쀀0翿᫘䐰᫙祰᫚ꀏ彌Ѐⶈ尰輳쥳꘢糃Ǽꁕ鏚鴴ὅꏰРедактор скриптов/Создать новый AppleScriptᤰԄāꀻꑼĀތ⥅摩瑯爠摥⁒潴敩牯猯䍲楡爠乯癯⁁灰汥卣物灴ꀏ⚬Āᆄꀼ淐ꀼ愐ꀼ鬠ꁽ磌ꁖ았ὊደὊ浯畳桩潢桩潢桩潢桩潢桩潢&#13;慣捥,慣捥*慣捥)&#10;慣捥慣捥慣捥慣捥慣捥慣捥ţ捥銅년镅ὋᔀὋᕐ鏟頨ὋᗐʅE銅년镅ꀏ㉼Āႀꆱ쇓Ὀ쵀Ὀ춀Ὂꀼ댠ꀻꑼĀތ཭敮甠へㅦ㑢ㄵ搰ꀻꑼĀތٓ捲敥渀Ὀ캠ꀼ댠浯畳浥湵Ϭ浥湵j浥湵i浥湵h浥湵g浥湵f浥湵e浥湵d浥湵桩潢桩潢桩潢桩潢桩潢捭摳&#13;慣捥,慣捥*慣捥)&#10;慣捥慣捥慣捥慣捥慣捥慣捥ꀏ㉼Āႀ±ꆱ쇓鏪瘵鏪躑ꁛᢨā઀Ὁ绠&lt;ὊĬĬଲᒝ樃栕D⃤䩃ࡕŊ愀ᑈ洄ै猄ऀꁚࠀὊﴀὋ㙰ᛌЁὋ⛰耀K┵ÿ&#10;&#10;āὊᛌὊﭐὊﰤh⠀ĄąὊĆǿο䀀䀀В￼Macintosh HD:private:var:folders:65:651wsdyxHVeZNbCx3h3xgU+++TI:TemporaryItems:Word Work File L_4@Љ&quot;+8EJQXadir|£·ÇÖÛãïýČěĨĲĽŅŏŢŮ䥮獥牴⁓桡灥䍬敡牂物湧⁴漠䙲潮瑓敮搠瑯⁂慣歂物湧⁆潲睡牤卥湤⁂慣歷慲摇牯異啮杲潵灒敧牯異䑵灬楣慴敃畴偡獴敄牡朠䑲潰䵯癥⁓桡灥剥獩穥⁓桡灥䅤橵獴⁓桡灥偯汹杯渠剥獨慰敒敳桡灥⁗牡瀠偯汹杯湁摤⁗牡瀠偯汹杯湐牯灥牴礠䙯牭慴䅬楧湁摤⁔數瑒潴慴攠卨慰敒潴慴攠䱥晴‹げ潴慴攠剩杨琠㤰䙬楰⁈潲楺潮瑡汆汩瀠噥牴楣慬乵摧攠䱥晴乵摧攠剩杨瑎畤来⁕灎畤来⁄潷湒敲潵瑥⁃潮湥捴楯湳䍨慮来⁓桡灥쀀ƼEЉ (08@&#10;JWb&#13;m{¤®³ÄÌàíõ呩瑬敓畢橥捴䅵瑨潲䵡湡来牃潭灡湹䍡瑥杯特䭥祷潲摳䍯浭敮瑳呥浰污瑥䍲敡瑥呩浥䱡獴卡癥摔業敌慳瑐物湴敤䱡獴卡癥摂祒敶楳楯湎畭扥牔潴慬䕤楴楮杔業敐慧敳偡牡杲慰桳䱩湥獗潲摳䍨慲慣瑥牳䉹瑥獎慭敯晁灰汩捡瑩潮卥捵物瑹䍨慲慣瑥牳坩瑨印慣敳䡹灥牬楮歂慳效敡摩湧猀p쀀ū萏Ũ萑ﺘ옕Ԁā栆葞Ũ葠ﺘ㠐@㠐@@@萏̘萑ﳨ옕Ԁă᠆葞̘葠ﳨpÁ쨀ʗ὇騰ᓉᓉHH2䩏䩑⡯h蜀H蠀옕Ԁćࠆ葞܈葠ﺘ䩏䩑⡯h蜀H蠀4老老翿翿쀀老옕ԀĈ瀆葞ࡰ葠ﺘ쀀ᄑ뮻ᄑ뮻ᄑ뮻ᄑ뮻萏ӈ萑טּ옕ԀĄ젆葞ӈ葠טּ(灭䕸(옕ԀĖ耆葞 葠ﺘ梇䢈.옕Ԁę倆葞ᥐ葠ｌY금Ὂ쟒섓ὊĎὊ떴헕≗敢彃汩敮瑟㈰〱娢쀀栳硧唫쀀Ὂȅ뿿訰坥扟䍬楥湴弲〰ㅚ㠳昵㙤㄰HH2Heading 1Heading 2Heading 3ǉᒓﭤᒓﭬHeading 4ᒓﮈᒓHeading 5Heading 6Heading 7梇䢈(灭䕸(HH2䩏䩑⡯h蜀H蠀옕ԀĄ㠆葞и葠ﺘ䩏䩑⡯h蜀H蠀4ǉ쀀옕Ԁąꀆ葞֠葠ﺘ쀀(灭䕸($ᒓﭰᒓﭼᒓﮀᒓﮄHH2萏̘萑ﳨ옕Ԁă᠆葞̘葠ﳨ(灭䕸($ᒓﮌᒓﮘᒓﮜᒓﮠHH2萏Ũ萑ﺘ옕Ԁā栆葞Ũ葠ﺘp(灭䕸(꣔펂$ᒓﭠᒓ﬈ᒓלּᒓ﮼ᛌB殨Ὃ꣇㠐ࠀÿ肀က÷HH̠ɘὊﭐЂ&#10;&#10;āὋ✠āὊﬠᛌὋ⚐ὊﮀὊ﯀⽶慲⽦潬ᛌB樠Ὃ꣇֠ⴀ㷠ĲĲтǠǠὊﳀὊﳠ&#10;&#10;āὊﲐЁᛌЀ特䥴䈯灲楶慴爯汤敲ᛌὊﰐὊὊ쀀쀀bCxὊ婢ὊﰜὊࠍil慲祉瑥쀀坯攥㈰䱟㐀쀀ﲀD⃤D⃤Ὂèèèèèèèèèèèèèèèèᒓﰴ@HHᒓﱐᒓﱔ2萏ư萑﹐옕Ԁā뀆葞ư葠﹐Q쀀皰盀盐盠盰Ὂ﷠Ὃ冠ߠ쀀᪄꟰쟒끧욣ٌ楳琠.猯坯牤萏ӈ萑טּ옕ԀĄ젆葞ӈ葠טּMacintosh HD:private:var:folders:65:651wsdyxHVeZNbCx3h3xgU+++TI:TemporaryItems:Word Work File L_4坯牤J￐ὋĀὊὊăὊﹰὊăԀὋ䱠ὊﺀăԇὋ䲐Ὃ䱰ăԇऀὋĀὋàăԇऋὋŀὋĠăԇऋഀὋ㾰Ὃ㾐ăԇऋഏὋ㿰Ὃ㿐ăԇऋഏᄀὋ䁀Ὃ䀠が弴s摹萏ࢸ萑ﳨ옕Ԁĉ葞ࢸ葠ﳨ&#10;.....++TI萏ર萑ﱘ옕Ԁċ䀆葞ર葠ﱘࠀĀ......敭灯牡..rᙊ糀ꕐ︉艀嵰렸嗗眇ﰐᢵ＆瑝⣵슐ᔞ롒ǫ蔟ጳ㌳♦晦٦晦ঙ馚ϗ਽㊏尩Ὃɀ缈ࡩ＀ᑋὊĂ慴支癡爯景̀D￷￐᏿ￔ⟿￘㯿￟拿ÿ剑硸貋龞업￰냿￳쓿ԄⰫ￴쓿￸￯냿￳엿￨觿￰뇿ￚ﾿뿿ﾱ뇿ﾣꏿﾇ蟿ｹ秿ￗ㯿￠拿ￏ쿿ﾳ돿ﾦ꛿ﾘ響ￄ쓿ﾨꟿﾚ髿ﾌ賿ｱ烿｢拿ﾭ귿ﾑ鋿ﾄ菿ｵ盿ｚ嫿ｌ䳿ﾢꋿﾆ蛿ｸ矿ｪ櫿ｎ仿ａ䃿ﾖ雿ｺ竿ｭ淿～忿￐ᓿ龟웅祷讋￨諿￧觿祸硷剒Ⱚ⬫ĂϿ/Word PD翴翴翴翿쟒ꗧD⃤HHᒓﰰᒓﰴ2Ā̘Ὃ䟰Ὂ뎰Ὂﷀă̘Ὂ돀Ὂ顰ᓂăԀ̘Ὀ긐Ὀ글ᓂЀĀ̘ὋꐐὋꐀὊ頰܀̘Ὂ쳀Ὂ첰Ὃꐠ؈̘ὅ鞐Ὂ쳰Ὂ쳐਀̘ὅ韐Ὂ촀ὅ鞰Ȅ̘Ὃ㌀ὅ韰Ὃ㋠̅܀̘Ὃ㍀Ὃ㌰Ὃ㌐䡮Љ䡳ఉ䀀浡捳獥牶ᘸꔌᘸꔘ@浡捳獥牶䀀±ꆱ쇓鏪瘵鏪躑&#10;0DFUR3URMHFW,WHPV䄗頀䃂搀䂴䰀ꀏ㉼Āႀꆱ쇓ὋېὋܐꆱ쇓ꆱ쇓ꀼ댠ꀼ뙠ꀼꍀꆱ쇓ꁚ譸ꆱ쇓ꆱ쇓ꀼ붠ꆱ쇓ꆱ쇓ꀼ抐ꀼ竐ꆱ쇓ꀼ꼠ꀼꥐὈ蠐ꀼ柠ꀻꏼ᪎砀ὈﾠὈ奐ꀼ嘰䀀浡捳獥牶ᘸꔠᘸꔤ@ꆱ쇓ꆱ쇓ꀼ댠ꀼ뙠ꀼꍀꆱ쇓ꁚ譸ꆱ쇓ꆱ쇓ꀼ붠ꆱ쇓ꆱ쇓ꀼ抐ꀼ竐ꆱ쇓ꀼ꼠Ὂ⟀鏗ꀘὊ⡰Āޭꀏ偌āᆀ铜폄铜铜컸铝应铝娨铝嗠铝䐈铝㝄铝ᬨ铝洼铜铝躄铜둀铝桄铝挜铜핀铝龄Ὃᗠ䁀䀀PὋࡰᒝ᪌㒀䷐촍ȀὋࡰ翿翿Â᠀ऒᒝ逌˄뀗˄뀘˄翿옕ԀĂ퀆葞ː葠ﺘL뿿ꗠ翴翴翴ᒝᒝᒝᒝ䀀￱HNormal䩃䩡䡭ఉ䡮Љ䡳ఉ䡴ЉX耀＀dఉЉ＀＀＀＀쇓ꀼ䁁￲£HĀDefault Paragraph Font䁩￳·`ĀTable Normal̀Ö㐆ਃl혴؀ą̀ö愃嘺͠＀＀＀＀＀＀＀＀氀氃̃̀ꆱ쇓ꀼ谀ꀼ률ꀼ栰ꆱ쇓ꆱ쇓ꀼ孀ꀼ髀ꀼ뢐ꀼ榰ꆱ쇓ꀼ䗀ꆱ쇓ꀼ䩐ꆱ쇓ꆱ쇓ꆱ쇓ꀼ燀ꆱ쇓ꆱ쇓ꆱ쇓ꀼ뗀ꆱ쇓ꀼ飀ꆱ쇓ꆱ쇓ꀼ蹐ꆱ쇓䁫￴Ã.ĀNo ListźȀᒝᒝὋࡰᒝᒝȀᨀȀ᠀ꁽ磌ꁖ았Ὃ࿨ደὀর7UDFN&amp;KDQJHV䃞鐀䂐ࠀ䃂搀䂴䰀䃍밀䁞쀀䃳谀䃚琀䃂搀䃚琀䃛簀䃄ᰀ䂳瀀&#10;濾ƅ¥㴕&#10;Table Text␅Ĥ؁䩃䩏䩑䩞䡟Ё䩡␅Ĥ؁$䩃䩏䩑䩞䡟Ё䡭ఉ䡮Љ䡳ఉ䡴Љ&#10;āV耀＀dఉЉЁ＀＀＀＀浡捳獥牶䀀汬整‴ꆱ쇓ꆱ쇓ꆱ쇓ꆱꁙ봸瞀ޣ耀Ὀၐ὇䎘耀䋆䊶䆰䊶䆰ꀻꑼĀތὃ慬捵污瑥⁉浡来⁃桥捫獵洠⡍䐭㔩Ὃᔀ鏗ꀘὉ緀Ā޽ꀼ顀Ὁꀼ셠ꀻꏼὉὊ狰Ὁꀼ壠䀀浡捳獥牶ᒓᒓ@浡捳獥牶䀀䈀䆀䖯쥳Q쟒䢯쟒㶋츼Ὀ츼Ὀ츼Ὀ츼Ὀ츼Ὀ츼Ὀ츼āὋᗐ鏛︰Ὁ緀ὊὊὉ⣐Ὁ纠ὋᔀὋᎰ鏗Ὁ緀ɩ桩潢ꀻꑼĀތ॓敬散瑩潮Ā댠ᬀὊ㰀ꁛᢨȁ઀Ὀꁛᢨȁ઀Ὁ緀Ὃࠐᒊ쀀ᓁ哀䊐䊐὇诠ꁽ礠㾀ꁽ礠㾀ꀏ㉼Āႀꆱ쇓ὋᜰὋៀꆱ쇓ꆱ쇓ꀼ댠ꀼ뙠ꀼꍀꆱ쇓ꁚ譸ꆱ쇓ꆱ쇓ꀼ붠ꆱ쇓ꆱ쇓ꀼ抐ꀼ竐ꆱ쇓ꀼ꼠ꀻꑼĀތୁ摤⁃潮瑡捴ꀻꑼĀތๅ湣特灴…⁓楧渀Ὃ⍐ꀼ댠Ὂ㓐Ὂ㣀Ὂ㔠ꀻꏼὊ㣠Ὂ㕠Ὂ㤰Ὂ㙀䀀浡捳獥牶ᒓᒓ@浡捳獥牶䀀݀Ƹ쟑椟씲逳␎ꁗ༴㽠㽠㽠ꀻꑼĀތ͐䝐ꀏ偌āⲀˑ ,勰Ὂ섰ꀀ᪅㏰᪅㐰᪏敠ꀻꏼठ᪎Ὂꡰ὇蕐䀀浡捳獥牶ᘸꓴᘸꓸ@浡捳獥牶䀀&#10;āὊ酠鏛︰ὋᬠὋ᳠Ὃ᱀Ὀ원ὋᰀὋᩰὈ쁰鏗Ὃᬠɩ桩潢ꀻꑼĀތْ敶敡氀Ὂ⩐桩潢桩潢ꁙ냘ὋᩰޫὊ酠叀嘫ꁚ耈Ǹ﻿耀਀Ὂ酰÷ᒓᓄᒓﶈ »Ὀ쁰ũ潢銅년镅Ὀ쁰ũ潢銅년镅ƸὋᩰὋᫀ鏟頨Ὂ酠Ȁx㑡㤱㘰ꀏ㉼Āႀꆱ쇓ὋᴀὋᵀꀻꑼĀތᑍ慫攠乥眠䅰灬敓捲楰琀ꁛᢨā઀Ὂ⯐ꀻꑼĀތ཭敮甠へㅦ㑡㤱㘰ꆱ쇓ꆱ쇓ꀼ댠ꀼ뙠ꀼꍀꆱ쇓ꁚ譸ꆱ쇓ꆱ쇓ꀼ붠ꆱ쇓ꆱ쇓ꀼ抐ꀼ竐ꆱ쇓ꀼ꼠ꀼꥐ὇藀ꀼ柠ꀻꏼꀼ삠Ὀﾠὅꌠꀼ嘰ꀏ㉼Āႀ" style:num-format="1">
        <style:list-level-properties text:list-level-position-and-space-mode="label-alignment">
          <style:list-level-label-alignment text:label-followed-by="listtab"/>
        </style:list-level-properties>
      </text:list-level-style-number>
      <text:list-level-style-number text:level="2" style:num-suffix="⡯쀀ð⡯쀀ፏ湬楮攠剥杩獴牡瑩潮ꀻꑼĀްὊ꺠0ꁙᔸ䀻﯀䄪⠀䀔耀ᓋ迠ꀭꀏ㉼Āႀ ꆱ쇓Ὂ᪎쾰ꀻꑼĀތᩣ潭⹡灰汥⹓灯瑬楧桴卥牶楣攀ᓋ픠ὁ쐰ꁝ笰ᓋ픰ꀻꑼĀްὊ걠ꀻꑼ̀ތ๓歹灥⽓敮搠卍匀ꀻꑼĀތན歹灥⽉湶楡⁓䵓ꀻꑼĀތᑓ歹灥⽅湶潹敲⁵渠卍匀Skype/發送手機簡訊ꁚᓸꀻꑼĀްὊ캠ꀻꑼȀތၓ歹灥⽅湶楡爠卍匀ꀻꑼĀތན歹灥⽓瑵畲⁳浳ꀻꑼĀތၓ歹灥⽓䵓⁳敮摥渀ꀻꑼĀތၓ歹灥⽐潳污琠卍匀ꀻꑼĀތᅡ摤䍯湴慣瑓敲癩捥ꀻꑼĀްὉတꀏ偌āႀ䍔塔Ὂ궰鎂ꃬ᪏姰Ὂ钰Ὂ侰㾀㾀Ὂ였ꀏ⚬Āᆂꀏ偌ā⚀鑽ᰘὊ퀰Ὂ퀰鑽耘鑽᜜ꁪ醰Ὀ裠燠胐Ȁ䁋䅰ᓂ쫰ὁ趴污瑮ꀏ㉼Āႀ ꆱ쇓὇쟠ὊꀻꑼĀތᅔ慬攠⼠却潰瀠瑡汥ꀏ偌ā⦀鑽᯸Ὂ턤Ὂ터᪎꧰ὅ䁠䄪⠀䀔耀梇䢈)0옕ԀĂ퀆葞ː葠ﺘ梇䢈ꁽ磌&quot;ꁖ았Ὂ퇸ደὊ싰ꁽ磌&quot;ꁖ았Ὂ팘ደὊ핐イメージを読み込む 瑥硴ꀻꑼĀތ቉浰潲瑥爠畮攠業慧攀ꀻꑼĀްὊ쒰ꀏ偌ā⮀ᓂ씀Ͱ鎀垐鎋ၬ᪎쯀ᄵᣴꀏ偌āⲀȵ ,勰Ὂ푐ꀀ중국어 텍스트 변환기/선택된 중국어(간체) 텍스트 변환ÿ＀＀＀ꀏ偌āኀɝ䵕员ࠀὀᦐÀ퀀᭜ᠿ죖鵃ᓶׂ㿒﮸ꀏ偌āႀ䍔塔Ὂ꣐鎂ꃬᓂᓂὊꓰ㾀㾀Ὂꀏ偌ā⮀ὄꭐͰ鎀垐鎋ၬὊᄵ㄄4CĬ耀ĬC翿4ꀏ⚬Āᆄꀼ鬠ꀻꑼĀތ୆楮摥爯噩獡ꀻꑼĀްᓋ퓐ꀏ偌āᆀ铜폄铜铜컸铝应铝娨铝嗠铝䐈铝㝄铝ᬨ铝洼铜铝躄铜둀铝桄铝挜铜핀铝龄Ὂ噠Typsnittsbok/Skapa typsnittsbibliotek från text&quot;Font Book/テキストからフォントライブラリを作成㸷翿翼䄃字体册/从文本创建字体资源库ꁖ쀨ꀻꑼĀް᪏ᭀ8ꀻꑼĀް᪏⁰2菵ᶀ&#10;퀗菵ᶨ菵᷼菵Ḁ菵偘菵≌菵Ḹ菵ẘ菵暔菵枔菵椤菵≘ὊὊÂ一菵洐ᡀ菵洐ᡀᓉὊ灷灣　ꁃ菵ᶀὊꁃ榌&#10;퀗붤䰄뷏࣌ࣄὊíd侐ЅрὉ朠Ὁ朠䀐逇히幈ăҀὋ鍰Ὃ鍰㠳晥㕤㠸.derEdytor skryptów/Pobierz wynik AppleScript㉼Āႀ스크립트 편집기/AppleScript 결과 구하기&#10;ꀻꑼĀތ╓歲楰瑥摩瑯爯䕲来扮楳⁡畳⁁灰汥卣物灴ꀏ偌ā⮀Ὁ듀Ͱ鎀垐鎋ၬὊ껀ᄵ㑴ꀻꑼȀތཉ浰潲瑡爠䥭慧敭ꀻꑼĀތ้浰潲瑥爠扩汤攀ꀻꑼĀްὊ퐀ꁗུ䊐䊐ὀ儐ꀏ㉼Ȁႀꆱ쇓ᓂ쭀ᓊ䣐銎%銍ﱵ銎̅銎¡銎ȹꀼ晐ꀼ웰ꆱ쇓ꆱ쇓ꆱ쇓ꆱ쇓ꀼ遀ꆱ쇓ꀼ筐ꀼ吐ꆱ쇓ꆱ쇓ꆱ쇓ꆱ쇓ꀼ쌰ꀼ焰ꀼ꼀ꆱ쇓ꆱ쇓ꆱ쇓ꆱ쇓ꀼ魠ꀼ唰ꀼ楐ꀼ羠ꀼ蟰ꀼꅀꀼ叠ꀼ븠ꀼ薀ꀼ劀ꀼ뷰Ͱᄵ⍄ᓉ敖ὁ᳐ὂᴠᓊ㳐ὀ╠Ὁ荠Ὁ莀Ὁ菀ꀼ徐ꀼ偐䰠喠ὀꀼ偐ὀꀼ徐暰ꀼ偐ꀼ徐ꀻꑼĀްὁ휐ꀏ偌ā⮀Ὂ儰Ͱ鎀垐鎋ၬὊᄵ㭔ꀏ偌āⲀȾ ,勰Ὂꀀ＀＀＀ÿ＀ÿÿÿꀏ偌ā⮀皠Ͱ鎀垐鎋ၬὊ솠ᄵ⚴ꀻꑼĀތ๔敥⁹桴敥湶整漀ꀻꑼĀތᅍ慡欠獡浥湶慴瑩湧Utwórz streszczenie൵翵ఀ躑ꀻꑼĀްὊꀭ储ꆱ쇓ꀏ⚬Āᆄꀼ冐ꀼ껠ꀻꑼĀތ้浰潲瑥牡⁢楬搀导入图像ꀏ偌āⲀə ,勰Ὂ쓀ꀀИмпортировать изображения鏪瘵鏪躑ꀻꑼĀްὊꀏ偌ā⮀Ὂ껐Ͱ鎀垐鎋ၬὈ潀ᄵ⨤ꀏ偌āⲀɢ ,勰ὊꀀꀻꑼĀތ੃潬畭湳⸮⸀怘dԍ¥㴕TOC 6&#10;萏Ͱ葞Ͱ䩃䡟Ё䩡&#10;萏Ͱ葞Ͱ䡟Ё䡭ఉ䡮Љ䡳ఉ䡴ЉpðāĀāĀͰ&amp;耀＀dఉЉЁ＀＀Finder/顯示於 Finder෰ꀻꑼĀތፆ楮摥爯佰⁶潯牧牯湤Finder/Odsłoń翕ఀMFinder/나타내기翿漹篿犊ꀻꑼĀްὊὊ鬀Ѓ&#13;﷽﷽﷽&#10;ﯻﯻﯻ辏辏辏&#13;﻾﻾﻾xὈ裐᪅̐Ὂ鉰ᓊ⯐Ὂ血὇옰὇왠ὊꏀὊ긠ꀼ蓠Ὂ뻠ὁὊ韐Ὂ頀ᓅ聐Ὂ馰Ὂ렠ꀼ蓠饀ꀏ偌āᆀ铜폄铜铜컸铝应铝娨铝嗠铝䐈铝㝄铝ᬨ铝洼铜铝躄铜둀铝桄铝挜铜핀铝龄Ὂ媰䩏䩑⡯h蜀H蠀Ò쭗&#13;⳰Ὂ䎠쀀ꁽ磌옕ԀĖ耆葞៨葠ﺘ䩏䩑⡯h蜀H蠀쀀Heading 1 Heading 2䑡瑡‴Heading 3ὀ)Ὃ䩠``䀀ఀ࿿࿿䊆᫚뀠쀀쀀쀀쀀0翿᫘䐰᫙祰᫚ꀏ彌Ѐⶈ尰輳쥳꘢糃Ǽꁕ鏚鴴ὅꏰРедактор скриптов/Создать новый AppleScriptᤰԄāꀻꑼĀތ⥅摩瑯爠摥⁒潴敩牯猯䍲楡爠乯癯⁁灰汥卣物灴ꀏ⚬Āᆄꀼ淐ꀼ愐ꀼ鬠ꁽ磌ꁖ았ὊደὊ浯畳桩潢桩潢桩潢桩潢桩潢&#13;慣捥,慣捥*慣捥)&#10;慣捥慣捥慣捥慣捥慣捥慣捥ţ捥銅년镅ὋᔀὋᕐ鏟頨ὋᗐʅE銅년镅ꀏ㉼Āႀꆱ쇓Ὀ쵀Ὀ춀Ὂꀼ댠ꀻꑼĀތ཭敮甠へㅦ㑢ㄵ搰ꀻꑼĀތٓ捲敥渀Ὀ캠ꀼ댠浯畳浥湵Ϭ浥湵j浥湵i浥湵h浥湵g浥湵f浥湵e浥湵d浥湵桩潢桩潢桩潢桩潢桩潢捭摳&#13;慣捥,慣捥*慣捥)&#10;慣捥慣捥慣捥慣捥慣捥慣捥ꀏ㉼Āႀ±ꆱ쇓鏪瘵鏪躑ꁛᢨā઀Ὁ绠&lt;ὊĬĬଲᒝ樃栕D⃤䩃ࡕŊ愀ᑈ洄ै猄ऀꁚࠀὊﴀὋ㙰ᛌЁὋ⛰耀K┵ÿ&#10;&#10;āὊᛌὊﭐὊﰤh⠀ĄąὊĆǿο䀀䀀В￼Macintosh HD:private:var:folders:65:651wsdyxHVeZNbCx3h3xgU+++TI:TemporaryItems:Word Work File L_4@Љ&quot;+8EJQXadir|£·ÇÖÛãïýČěĨĲĽŅŏŢŮ䥮獥牴⁓桡灥䍬敡牂物湧⁴漠䙲潮瑓敮搠瑯⁂慣歂物湧⁆潲睡牤卥湤⁂慣歷慲摇牯異啮杲潵灒敧牯異䑵灬楣慴敃畴偡獴敄牡朠䑲潰䵯癥⁓桡灥剥獩穥⁓桡灥䅤橵獴⁓桡灥偯汹杯渠剥獨慰敒敳桡灥⁗牡瀠偯汹杯湁摤⁗牡瀠偯汹杯湐牯灥牴礠䙯牭慴䅬楧湁摤⁔數瑒潴慴攠卨慰敒潴慴攠䱥晴‹げ潴慴攠剩杨琠㤰䙬楰⁈潲楺潮瑡汆汩瀠噥牴楣慬乵摧攠䱥晴乵摧攠剩杨瑎畤来⁕灎畤来⁄潷湒敲潵瑥⁃潮湥捴楯湳䍨慮来⁓桡灥쀀ƼEЉ (08@&#10;JWb&#13;m{¤®³ÄÌàíõ呩瑬敓畢橥捴䅵瑨潲䵡湡来牃潭灡湹䍡瑥杯特䭥祷潲摳䍯浭敮瑳呥浰污瑥䍲敡瑥呩浥䱡獴卡癥摔業敌慳瑐物湴敤䱡獴卡癥摂祒敶楳楯湎畭扥牔潴慬䕤楴楮杔業敐慧敳偡牡杲慰桳䱩湥獗潲摳䍨慲慣瑥牳䉹瑥獎慭敯晁灰汩捡瑩潮卥捵物瑹䍨慲慣瑥牳坩瑨印慣敳䡹灥牬楮歂慳效敡摩湧猀p쀀ū萏Ũ萑ﺘ옕Ԁā栆葞Ũ葠ﺘ㠐@㠐@@@萏̘萑ﳨ옕Ԁă᠆葞̘葠ﳨpÁ쨀ʗ὇騰ᓉᓉHH2䩏䩑⡯h蜀H蠀옕Ԁćࠆ葞܈葠ﺘ䩏䩑⡯h蜀H蠀4老老翿翿쀀老옕ԀĈ瀆葞ࡰ葠ﺘ쀀ᄑ뮻ᄑ뮻ᄑ뮻ᄑ뮻萏ӈ萑טּ옕ԀĄ젆葞ӈ葠טּ(灭䕸(옕ԀĖ耆葞 葠ﺘ梇䢈.옕Ԁę倆葞ᥐ葠ｌY금Ὂ쟒섓ὊĎὊ떴헕≗敢彃汩敮瑟㈰〱娢쀀栳硧唫쀀Ὂȅ뿿訰坥扟䍬楥湴弲〰ㅚ㠳昵㙤㄰HH2Heading 1Heading 2Heading 3ǉᒓﭤᒓﭬHeading 4ᒓﮈᒓHeading 5Heading 6Heading 7梇䢈(灭䕸(HH2䩏䩑⡯h蜀H蠀옕ԀĄ㠆葞и葠ﺘ䩏䩑⡯h蜀H蠀4ǉ쀀옕Ԁąꀆ葞֠葠ﺘ쀀(灭䕸($ᒓﭰᒓﭼᒓﮀᒓﮄHH2萏̘萑ﳨ옕Ԁă᠆葞̘葠ﳨ(灭䕸($ᒓﮌᒓﮘᒓﮜᒓﮠHH2萏Ũ萑ﺘ옕Ԁā栆葞Ũ葠ﺘp(灭䕸(꣔펂$ᒓﭠᒓ﬈ᒓלּᒓ﮼ᛌB殨Ὃ꣇㠐ࠀÿ肀က÷HH̠ɘὊﭐЂ&#10;&#10;āὋ✠āὊﬠᛌὋ⚐ὊﮀὊ﯀⽶慲⽦潬ᛌB樠Ὃ꣇֠ⴀ㷠ĲĲтǠǠὊﳀὊﳠ&#10;&#10;āὊﲐЁᛌЀ特䥴䈯灲楶慴爯汤敲ᛌὊﰐὊὊ쀀쀀bCxὊ婢ὊﰜὊࠍil慲祉瑥쀀坯攥㈰䱟㐀쀀ﲀD⃤D⃤Ὂèèèèèèèèèèèèèèèèᒓﰴ@HHᒓﱐᒓﱔ2萏ư萑﹐옕Ԁā뀆葞ư葠﹐Q쀀皰盀盐盠盰Ὂ﷠Ὃ冠ߠ쀀᪄꟰쟒끧욣ٌ楳琠.猯坯牤萏ӈ萑טּ옕ԀĄ젆葞ӈ葠טּMacintosh HD:private:var:folders:65:651wsdyxHVeZNbCx3h3xgU+++TI:TemporaryItems:Word Work File L_4坯牤J￐ὋĀὊὊăὊﹰὊăԀὋ䱠ὊﺀăԇὋ䲐Ὃ䱰ăԇऀὋĀὋàăԇऋὋŀὋĠăԇऋഀὋ㾰Ὃ㾐ăԇऋഏὋ㿰Ὃ㿐ăԇऋഏᄀὋ䁀Ὃ䀠が弴s摹萏ࢸ萑ﳨ옕Ԁĉ葞ࢸ葠ﳨ&#10;.....++TI萏ર萑ﱘ옕Ԁċ䀆葞ર葠ﱘࠀĀ......敭灯牡..rᙊ糀ꕐ︉艀嵰렸嗗眇ﰐᢵ＆瑝⣵슐ᔞ롒ǫ蔟ጳ㌳♦晦٦晦ঙ馚ϗ਽㊏尩Ὃɀ缈ࡩ＀ᑋὊĂ慴支癡爯景̀D￷￐᏿ￔ⟿￘㯿￟拿ÿ剑硸貋龞업￰냿￳쓿ԄⰫ￴쓿￸￯냿￳엿￨觿￰뇿ￚ﾿뿿ﾱ뇿ﾣꏿﾇ蟿ｹ秿ￗ㯿￠拿ￏ쿿ﾳ돿ﾦ꛿ﾘ響ￄ쓿ﾨꟿﾚ髿ﾌ賿ｱ烿｢拿ﾭ귿ﾑ鋿ﾄ菿ｵ盿ｚ嫿ｌ䳿ﾢꋿﾆ蛿ｸ矿ｪ櫿ｎ仿ａ䃿ﾖ雿ｺ竿ｭ淿～忿￐ᓿ龟웅祷讋￨諿￧觿祸硷剒Ⱚ⬫ĂϿ/Word PD翴翴翴翿쟒ꗧD⃤HHᒓﰰᒓﰴ2Ā̘Ὃ䟰Ὂ뎰Ὂﷀă̘Ὂ돀Ὂ顰ᓂăԀ̘Ὀ긐Ὀ글ᓂЀĀ̘ὋꐐὋꐀὊ頰܀̘Ὂ쳀Ὂ첰Ὃꐠ؈̘ὅ鞐Ὂ쳰Ὂ쳐਀̘ὅ韐Ὂ촀ὅ鞰Ȅ̘Ὃ㌀ὅ韰Ὃ㋠̅܀̘Ὃ㍀Ὃ㌰Ὃ㌐䡮Љ䡳ఉ䀀浡捳獥牶ᘸꔌᘸꔘ@浡捳獥牶䀀±ꆱ쇓鏪瘵鏪躑&#10;0DFUR3URMHFW,WHPV䄗頀䃂搀䂴䰀ꀏ㉼Āႀꆱ쇓ὋېὋܐꆱ쇓ꆱ쇓ꀼ댠ꀼ뙠ꀼꍀꆱ쇓ꁚ譸ꆱ쇓ꆱ쇓ꀼ붠ꆱ쇓ꆱ쇓ꀼ抐ꀼ竐ꆱ쇓ꀼ꼠ꀼꥐὈ蠐ꀼ柠ꀻꏼ᪎砀ὈﾠὈ奐ꀼ嘰䀀浡捳獥牶ᘸꔠᘸꔤ@ꆱ쇓ꆱ쇓ꀼ댠ꀼ뙠ꀼꍀꆱ쇓ꁚ譸ꆱ쇓ꆱ쇓ꀼ붠ꆱ쇓ꆱ쇓ꀼ抐ꀼ竐ꆱ쇓ꀼ꼠Ὂ⟀鏗ꀘὊ⡰Āޭꀏ偌āᆀ铜폄铜铜컸铝应铝娨铝嗠铝䐈铝㝄铝ᬨ铝洼铜铝躄铜둀铝桄铝挜铜핀铝龄Ὃᗠ䁀䀀PὋࡰᒝ᪌㒀䷐촍ȀὋࡰ翿翿Â᠀ऒᒝ逌˄뀗˄뀘˄翿옕ԀĂ퀆葞ː葠ﺘL뿿ꗠ翴翴翴ᒝᒝᒝᒝ䀀￱HNormal䩃䩡䡭ఉ䡮Љ䡳ఉ䡴ЉX耀＀dఉЉ＀＀＀＀쇓ꀼ䁁￲£HĀDefault Paragraph Font䁩￳·`ĀTable Normal̀Ö㐆ਃl혴؀ą̀ö愃嘺͠＀＀＀＀＀＀＀＀氀氃̃̀ꆱ쇓ꀼ谀ꀼ률ꀼ栰ꆱ쇓ꆱ쇓ꀼ孀ꀼ髀ꀼ뢐ꀼ榰ꆱ쇓ꀼ䗀ꆱ쇓ꀼ䩐ꆱ쇓ꆱ쇓ꆱ쇓ꀼ燀ꆱ쇓ꆱ쇓ꆱ쇓ꀼ뗀ꆱ쇓ꀼ飀ꆱ쇓ꆱ쇓ꀼ蹐ꆱ쇓䁫￴Ã.ĀNo ListźȀᒝᒝὋࡰᒝᒝȀᨀȀ᠀ꁽ磌ꁖ았Ὃ࿨ደὀর7UDFN&amp;KDQJHV䃞鐀䂐ࠀ䃂搀䂴䰀䃍밀䁞쀀䃳谀䃚琀䃂搀䃚琀䃛簀䃄ᰀ䂳瀀&#10;濾ƅ¥㴕&#10;Table Text␅Ĥ؁䩃䩏䩑䩞䡟Ё䩡␅Ĥ؁$䩃䩏䩑䩞䡟Ё䡭ఉ䡮Љ䡳ఉ䡴Љ&#10;āV耀＀dఉЉЁ＀＀＀＀浡捳獥牶䀀汬整‴ꆱ쇓ꆱ쇓ꆱ쇓ꆱꁙ봸瞀ޣ耀Ὀၐ὇䎘耀䋆䊶䆰䊶䆰ꀻꑼĀތὃ慬捵污瑥⁉浡来⁃桥捫獵洠⡍䐭㔩Ὃᔀ鏗ꀘὉ緀Ā޽ꀼ顀Ὁꀼ셠ꀻꏼὉὊ狰Ὁꀼ壠䀀浡捳獥牶ᒓᒓ@浡捳獥牶䀀䈀䆀䖯쥳Q쟒䢯쟒㶋츼Ὀ츼Ὀ츼Ὀ츼Ὀ츼Ὀ츼Ὀ츼āὋᗐ鏛︰Ὁ緀ὊὊὉ⣐Ὁ纠ὋᔀὋᎰ鏗Ὁ緀ɩ桩潢ꀻꑼĀތ॓敬散瑩潮Ā댠ᬀὊ㰀ꁛᢨȁ઀Ὀꁛᢨȁ઀Ὁ緀Ὃࠐᒊ쀀ᓁ哀䊐䊐὇诠ꁽ礠㾀ꁽ礠㾀ꀏ㉼Āႀꆱ쇓ὋᜰὋៀꆱ쇓ꆱ쇓ꀼ댠ꀼ뙠ꀼꍀꆱ쇓ꁚ譸ꆱ쇓ꆱ쇓ꀼ붠ꆱ쇓ꆱ쇓ꀼ抐ꀼ竐ꆱ쇓ꀼ꼠ꀻꑼĀތୁ摤⁃潮瑡捴ꀻꑼĀތๅ湣特灴…⁓楧渀Ὃ⍐ꀼ댠Ὂ㓐Ὂ㣀Ὂ㔠ꀻꏼὊ㣠Ὂ㕠Ὂ㤰Ὂ㙀䀀浡捳獥牶ᒓᒓ@浡捳獥牶䀀݀Ƹ쟑椟씲逳␎ꁗ༴㽠㽠㽠ꀻꑼĀތ͐䝐ꀏ偌āⲀˑ ,勰Ὂ섰ꀀ᪅㏰᪅㐰᪏敠ꀻꏼठ᪎Ὂꡰ὇蕐䀀浡捳獥牶ᘸꓴᘸꓸ@浡捳獥牶䀀&#10;āὊ酠鏛︰ὋᬠὋ᳠Ὃ᱀Ὀ원ὋᰀὋᩰὈ쁰鏗Ὃᬠɩ桩潢ꀻꑼĀތْ敶敡氀Ὂ⩐桩潢桩潢ꁙ냘ὋᩰޫὊ酠叀嘫ꁚ耈Ǹ﻿耀਀Ὂ酰÷ᒓᓄᒓﶈ »Ὀ쁰ũ潢銅년镅Ὀ쁰ũ潢銅년镅ƸὋᩰὋᫀ鏟頨Ὂ酠Ȁx㑡㤱㘰ꀏ㉼Āႀꆱ쇓ὋᴀὋᵀꀻꑼĀތᑍ慫攠乥眠䅰灬敓捲楰琀ꁛᢨā઀Ὂ⯐ꀻꑼĀތ཭敮甠へㅦ㑡㤱㘰ꆱ쇓ꆱ쇓ꀼ댠ꀼ뙠ꀼꍀꆱ쇓ꁚ譸ꆱ쇓ꆱ쇓ꀼ붠ꆱ쇓ꆱ쇓ꀼ抐ꀼ竐ꆱ쇓ꀼ꼠ꀼꥐ὇藀ꀼ柠ꀻꏼꀼ삠Ὀﾠὅꌠꀼ嘰ꀏ㉼Āႀꆱ쇓὇辀὇逐浯畳桩潢桩潢桩潢桩潢桩潢&#13;慣捥,慣捥*慣捥)&#10;慣捥慣捥慣捥慣捥慣捥慣捥慣捥ꁙ녨ὋↀެὊ酰乀H쁰銅년镅Ὀ쁰ũ潢銅년镅Ὀ쁰ũ潢銅년镅Ὂ酰羀羀ā㘀d镅὇贀Ὃῐũ潢銅년镅Ὃῐũ潢銅년镅銅년镅Ὃↀ鏗ꀘὋẀƅEެ銅년浯畳浥湵Ϭ浥湵j浥湵i浥湵h浥湵g浥湵f浥湵e浥湵d浥湵桩潢桩潢桩潢桩潢桩潢捭摳&#13;慣捥,慣捥*慣捥)&#10;慣捥慣捥慣捥慣捥慣捥慣捥ޠ&#10;᜵̀&amp;耠␊ꁙ⶘ఉĀὊ酰ὋῐὈὋᾐQὋᱰꀼꥐ㾀㶀\憌ޠ而职簉Φ亀РὊ㰀Ὂ齰Ὂ㱠ꀻꏼὊ龐Ὂ鿰Ὂ㴀Ὂ㴐ὊꀐὊꂰὊ㹰䀀浡捳獥牶ᒓᒓ@浡捳獥牶䀀ð((āĀāĀʒ̀Vꀏ㉼Āႀꆱ쇓Ὃ⎐Ὃ␀ꆱ쇓ꆱ쇓ꀼ댠ꀼ뙠ꀼꍀꆱ쇓ꁚ譸ꀼ偠ꆱ쇓ꀼ붠ꀼ鉰ꆱ쇓ꀼ抐ꀼ蝰ꀼ竐ꀼ꼠Ὃ턠꟠鏜⇨὇Ȁ ꆱ쇓ꀼὊ㰀ὊꇰὊ㱠ꀻꏼὊꈐὊꉰὊ㴀Ὂ㴐ὊꊐὈ낰Ὂ㹰䀀浡捳獥牶ᒓᒓ@浡捳獥牶䀀Āͯ̀V耀＀dఉЉЁ＀＀＀＀ꆱ쇓ꆱ쇓ꀼ댠ꀼ뙠ꀼꍀꆱ쇓ꁚ譸ꀼ偠ꆱ쇓ꀼ붠ꆱ쇓ꆱ쇓ꀼ抐ꀼ蝰ꀼ竐ꀼ꼠Ὂ㰀Ὀ뇰Ὂ㱠ꀻꏼὈ눐Ὀ뉰Ὂ㴐Ὀ느ὈὊ㹰ὋὈ뇀鏗Ὃ짠ɩ桩潢ꀏ㉼Āႀ&#10;&#10;ꆱ쇓Ὃ┠Ὃ╠ꀻꑼĀތՓ桲敤ﾜůű죱䵕员ࠀEEὊ쯠2āὋ⚰Ὂ婢ʗὊ婢؆ꕐ︉艀嵰렸嗗眇ﰐὋŰ牤⁗潲欠䙩汥⁌ᓌ⿐&amp;ŵҁEὋ☠Ὂﭐᛎ쀀Ὂꀏ偌āↀꁛ羀羀ᓂ띰鋂➀敮录匀ތե渭啓'HIDXOW3DUDJUDSK)RQW䄃퐀䃄ᰀ䂁氀䃂搀䃚琀䁋耀䂃ꠀ䁞쀀䃂退䃂搀䂐ࠀ䃂搀䃛簀䂐ࠀ䃂搀䃝谀䃚琀䁞쀀䂼렀䃘㠀䃚琀䂃ꠀ&#10;&#13;袈袈∢∢香香ꪪꪪ뮻뮻∢∢쳌쳌ᄑᄑ∢∢㌳㌳䑄䑄啕啕晦晦睷睷翿@ꀻꑼĀް὆!ꀻꑼĀތ⭅摩瑯爠摥⁔數瑯⽁扲楲⁦楣桥楲漠獥汥捣楯湡摯TextEdit/Åpne markert filꀻꑼĀްὋ⪀テキストエディット/選択したファイルを開くꀻꑼĀްὋ⫐文本编辑/打开选定文件ꀻꑼĀްὋ⬐TextEdit/Ouvrir le fichier sélectionnéꀻꑼĀްὋ⭀&amp;ꀻꑼĀްὁ闐ꀻꑼĀްὁ限ĀὊ言Ὂ易ăὈ潐Ὂ豈ăԀὉ細Ὂăԇᓋ쾠Ὂ뽠ăԇऀὄ탠ᓅ諠ăԇऋὊ륀ὉᡐăԇऋഀᓉπăԇऋഏὉ赠Ὃ鯠ăԇऋഏᄀὋ兰Ὁ뮰ꀼ䓀ὄꁙᔸ䀦䄪⠀䀔耀᪎ᏰPt翿overwrite the existing style entry Heading 1?ꀻꑼĀތ㱄漠祯甠睩獨⁴漠潶敲睲楴攠瑨攠數楳瑩湧⁳瑹汥⁥湴特⁈敡摩湧‱㼀&#13;&amp;ORVH䄏䁰耀䃿蠀䃔က䃧쐀Ὁ淰쟒뾛욣Ὂ찐ꀏ⥌Ā⾁Ὀ텐᪋䩏䩑⡯h蜀H蠀옕Ԁąꀆ葞֠葠ﺘ䩏䩑⡯h蜀H蠀&lt;쀀&#13;ŉ옕ԀĈ瀆葞ࡰ葠ﺘ䩏䩑⡯h蜀H蠀쀀옕Ԁċ䀆葞ୀ葠ﺘ䩏䩑⡯h蜀H蠀ᓅ諰o쀀옕ԀĎဆ葞ฐ葠ﺘ䩏䩑⡯h蜀H蠀㾀㾀쀀慣捥ꀏ偌āↀꁛ羀羀Ὃ亐Ὁ쁠ᓂ띰%䔀Ā梇䢈..옕Ԁă怆葞͠葠ﲠ梇䢈...옕Ԁă葞ϰ葠ﰐ梇䢈....āހὋ㋠%ὋばὋ〠Â踀ڥ㾀ࠀὋ㏀敮ⵕ匀敮ⵕ匀ꀏ偌ā䊀畢牫@ꀻꑼĀތᑕ湦潲浡琠䍩瑡瑩潮⡳⤀萏֠萑褐옕Ԁąꀆ葞֠葠褐..A.Ԁąꀆ萏ذ萑類옕ԀĆ〆葞ذ葠類.⡯쀀ԀĆ〆A...Ὃ⟠᪏鉀Ὃ㎀ᔸ䌐 ᪏子堟Ⰽ?ᔸ䋰Ā`Zᔸ䔀Ā尐xꂠᮨr潯琀«Æ쀀쀀ȃЅ؇ࠉ਋఍ฏၜ浥獥湟啓y灥噣汩敮瑙獥獳楯湩摗捯畮瑥牕敮瑲祔湡浥噯扪散瑘扥桡癩Ὃ㑰Ὃ㕐Ὃ㕐Ὃ㓠d匱㑚p&lt;&lt;,&lt;ὋⵐꂠհὋ㓠Ὃⵐ&lt;ᔸ䖀ᔸ䗠ᔸᔹസᔹྨᔹ楠ᔹ楐ᔹᗘ闧ঠ“Ŝ浥Ὃ㎠ꂠ啰ᯑᯒᔹ楠摗捯畮瑥牕敮瑲祔湡浥噯扪散ꂠἠꂠ鍠潳潦琠坯ĀὊ顰Ὂ頰ăᓂὈ글ăԀᓂᓂăԇὋꐀὊ뎰ăԇऀὊ鰰ὋꐠăԇऋὊ첰Ὂ鱐ăԇऋഀὊ쳰Ὂ쳐ăԇऋഏὅ陰ὅ限ăԇऋഏᄀὋ㋠ὅ隠琄ऀ Pð翿X老＀dఉЉ＀＀＀＀쀀쟒섓c塔Ὃ㍀ὋĐὋ㟐Ὃ㠠㾀㾀ꀏ偌ā⒀Ὁ淀坻匭ႅ爎Ꮔ激Ꮔ激Ꮔ激ݒߠͨ䪎ͨ䪎坻匭坻匭坻匭坻匭坻匭坻匭㻽⫾㻽⫾㻽⫾ꆱ쇓ꆱ쇓ꆱ쇓ꆱ쇓ꆱ쇓ꆱ쇓ꀼ坐ꆱ쇓ꀼ筐ꀼꃰꆱ쇓ꆱ쇓ꆱ쇓ꆱ쇓ꀼ焰ꀼ쌰ꆱ쇓ꆱ쇓ꆱ쇓ꆱ쇓ꆱ쇓ꆱ쇓ꀼ楐ꀼ唰ꀼ븠ꀼꅀꀼ꽀ꆱ쇓ꀼ劀ꀼ웰ꀼ졀ꆱ쇓὇蝀᪌᪌᪌᪌᪌᪌὇὇὇᪌὇὇ꀻꑼЀތལ潭⹳歹灥⹳歹灥ꀻꑼĀތୣ桡瑓敲癩捥*ͨ䪎ݒߠႅ爎Ꮔ激Ὰ仂㻽⫾坻匭翿ͨ䪎ﻤᶔ࿿࿿࿿࿿࿿࿿࿿࿿࿿峐ᒝݒߠ쓔竊࿿࿿࿿࿿࿿࿿࿿࿿࿿懐ᒝႅ爎ꕞꂜ࿿࿿࿿࿿࿿࿿࿿࿿࿿曐ᒝᏄ激鲆⽔࿿࿿࿿࿿࿿࿿࿿࿿࿿毐ᒝᾺ仂࿿烰ᒝ㻽⫾ზK࿿࿿࿿࿿࿿࿿Ὃрᒝ豈㻅䟑࿿Â֘쀀쟒郻¹Ὂ슈Ὂ슸Ɣ½¹Ὂ슠쀀쟒즋ǉĒꁕ蛌Ὃ㰨ᒊﲤ݀녃怀ꀻꑼĀތᕅ獩歡瑳敬支慶慡⁫當慴ꀻꑼĀތὖ潯牶敲瑯湩湧⽏灥渠慦扥敬摩湧敮Podgląd/Otwórz obrazkiPrevisualizar/abrir imágenesꀻꑼĀްὋ㱠미리보기/이미지 열기ꀻꑼĀްὋ㲰ꀻꑼĀް὆⫠씰됋᪎ꀏ偌āኀѐ䵕员ࠀὀᦐÀ퀀᭜ᠿ죖鵃ᓶׂ㿒﮸l³耀᫚犄b³l梇䢈䮐.옕Ԁā뀆葞ư葠﹐梇䢈Ὃİ쀀옕ԀĂ䀆葞ɀ葠ﷀ梇䢈.옕ԀĂ퀆葞ː葠ﴰ۷0(灭䕸(P/翿lders/65/651wsdyxHVeZNbCx3h3xgU+++TI/TemporaryItems/Word Work File L_4塔ὋӰ쀀쟒톗c萏ನ萑﯈옕ԀĎဆ葞ನ葠﯈㾀.......萏ຠ萑טּ옕Ԁď砆葞ຠ葠טּ0........쟒톗Gɬ@萏რ萑褐옕ԀĒ䠆葞რ葠褐Ὃ㷰.........眰着睐睠睰Ὂ︰Ὁ믐 ꆱ쇓幎㸬὇ꥀࠠ刐ᓊꆱ쇓ꆱ쇓ꆱ쇓ꆱ쇓ꆱ쇓ꆱ쇓᪅傀ꆱ쇓ꆱ쇓ꆱ쇓幎㸬幎㸬᪀籐ꆱ쇓ꆱ쇓὆滐ೀ᪀禰Ὂꆱ쇓ꆱ쇓ꆱ쇓幎㸬幎㸬쳐幎㸬ĀὋ䲰Ὂ뎰ăὈ긠Ὀ글ăԀὋŠὊ頰ăԇᓂὊ顐ăԇऀᓂᓂăԇऋὋꐠὋꐀăԇऋഀὊ첰ὋꑀăԇऋഏὋ㋠Ὂ쳐ăԇऋഏᄀὋ㌐Ὂ쳰＀dP翿＀䀃l¥㴕Heading 3␆Ƥጀ᐀㰦䀂࠵腊䌀ᩊ伀Ŋ儀Ŋ愀ᨀ␆Ƥጀ᐀㰦䀂 ðð&lt;XP翿ႅ爎Ꮔ激Ꮔ激Ꮔ激ݒߠͨ䪎ͨ䪎坻匭坻匭坻匭坻匭ĀὊ顰Ὂ頰ăᓂὈ글ăԀᓂᓂăԇὋꐀὊ뎰ăԇऀὊ첰ὋꐠăԇऋὊ쳰Ὂ쳐ăԇऋഀὅ铀ὅ钠ăԇऋഏὋ㋠ὅ铠ăԇऋഏᄀὊ鯐Ὃ㌐&#13;὆Ὀꏠ὇슀᪍ภᓉὁ軐ὁ輀ὁⵠᕀꀼ냰绐὇슀䲰ὉグὉバὉヰ᪏鐰ꀼ냰὇쉠Öppna webbadressPa翿ng 4␆Ƥጀ᐀㰦䀃࠵腊䌀᱊愀ᰀ ðð&lt;X老＀dఉЉ＀＀＀＀Pa翿ng 9 ðð&lt;X耀＀dఉЉ＀＀＀＀쀀씰띷쟒ꘟĀὅ销Ὂ頰ăὊ顰Ὀ글ăԀᓂᓂăԇὋꐀὊ뎰ăԇऀὅ閐Ὃꐠăԇऋὅ闐ὅ閰ăԇऋഀὊ쳐Ὂ첰ăԇऋഏὋ㋠Ὂ쳰ăԇऋഏᄀὊ鰀Ὃ㌐䡳ఉ䡴ЉꀻꑼĀތᡓ歹灥⽅湶潹敲⁵渠浥獳慧攀Skype/傳送訊息ꀻꑼĀްὋ䦠&#10;ꀻꑼȀތቓ歹灥⽓敮搠䵥獳慧攀ꀻꑼĀތᑓ歹灥⽅湶楡爠浥湳慪攀ꀻꑼĀތፓ歹灥⽓瑵畲⁢敲楣桴ꀻꑼĀތᕓ歹灥⽅湶楡爠䵥湳慧敭ꀻꑼĀތᵓ歹灥⽓潦潲瑮慣桲楣桴⁳敮摥渠Skype/Poslat zprávuꀻꑼĀްὋ䪀ꀻꑼĀސ粗體ꆱ쇓ꆱ쇓ꆱ쇓&lt;㷅$ᒓﱌᒓﱘᒓﱜᒓﱠ꩕꩕꩕꩕۷耀翿0èèèèèèèèèèèèèèèè耀@HHᒓﱬᒓﱰ2梇䢈储ꆱ쇓ꀏ㉼Āႀ @ 0!ꆱ쇓Ὃ滐Ὃ濐Ὃ熰..萏ۀ萑ﵸ옕ԀĈ瀆葞ۀ葠ﵸpk....벟쀀[.쁛Ͷ慲ᒝᒝᒝᒝ䁫￴Ã.ĀNo List䅐∯䅰灬楣慴楯湳⽍楣牯獯晴⁏晦楣攠㈰〴⽏晦楣支䵩捲潳潦琠佦晩捥∀䥴Ζᒝ栕D⃤ꀻꑼȀތ㥌畣楤愠楳⁡⁲敧楳瑥牥搠瑲慤敭慲欠潦⁂楧敬潷…⁈潬浥猠䥮挮ꀻꑼȀތ᭨瑴瀺⼯睷眮慧晡浯湯瑹灥⹣潭ꀻꑼȀތ㉨瑴瀺⼯睷眮慧晡浯湯瑹灥⹣潭⽨瑭氯瑹灥⽬楣敮獥⹨瑭氀옕ԀĂ퀆葞ː葠ﺘꀻꑼ̀ސBoldꀏ⚬ĀᆆὋ琐ꀏ㉼Āႀ%@%0Mꆱ쇓Ὃ嗰Ὃ困ꆱ쇓ꆱ쇓ꆱ쇓Ὃ䫀ꆱ쇓ꆱ쇓ꆱ쇓ꀏ㉼ĀႀVV`ꆱ쇓Á퐀½ꀻꑼĀސAlternate Forms of HyphenꀻꑼȀތᡷ睷⹢楧敬潷慮摨潬浥献捯洀ꀻꑼĀސ&quot;Alternate Forms of Superscript OneꀻꑼĀސAlternate Forms of TwoꀻꑼȀތ㝄漠湯琠捯灹⸠䍡汬⁕十‸㐷ⴷㄸⴰ㐰〠啋‴㐨〩ㄷ㌷‷㘵㤵㤮ꀻꑼĀސAlternate Forms of ZeroꀻꑼĀސAlternate Forms of Oneᒓﰬᒓﰼᒓﱀᒓﱄ꩕꩕꩕꩕ᄑ뮻ᄑ뮻ᄑ뮻ᄑ뮻.........㾀㾀쟒滷ꁽ瀄&lt;㷅$梇䢈怀鍗ꀻꑼĀސAlternate Forms of ThreeꀻꑼĀސAlternate Forms of FourꀻꑼĀސAlternate Forms of FiveꀻꑼĀސAlternate Forms of SixꀻꑼĀސAlternate Forms of SevenꀻꑼĀސAlternate Forms of Eightꀏ㉼Āႀꆱ쇓Ὃ䫐Ὃ伀ꀏ㉼Āႀꆱ쇓Ὃ仰Ὃ䱐ꀻꑼĀސAlternate Forms of NineꀻꑼĀސAlternate Forms of Rupee SignꀻꑼĀސ'Alternate Forms of Registered TrademarkꀻꑼĀސ#Alternate Forms of Feminine OrdinalꀻꑼĀސ$Alternate Forms of Masculine OrdinalꀻꑼĀސAlternate Forms of Apple Logoꆱ쇓ꆱ쇓ꆱ쇓ꆱ쇓&#13;ꆱ쇓ꆱ쇓ꆱ쇓ēꆱ쇓Đꆱ쇓ꆱ쇓ąĉęăĔČĎĂėꆱ쇓ꆱ쇓ꆱ쇓ꆱ쇓Ĩꆱ쇓ꆱ쇓ĊďĈꆱ쇓ꆱ쇓ꆱ쇓čćĕĜꆱ쇓ꆱ쇓ꆱ쇓Ęꆱ쇓ěĄꆱ쇓ꆱ쇓ꆱ쇓Ćꆱ쇓ĒđὋ偠ꀼ簠ꀼ蟀Ὃ侠Ὃ丠Ὃ买Ὃ猀ꀼ뛐ꀼ은ꀼ蟐ꀼ伐ꀼ뉠ꀼ뛐ꀼ耰ꀼ䊠ꀼ관ꀼ帠ꀼ빀ꀼ耰ꀼ쩠ꀼ诰ꀼ싀ꀼ결ꀼ쑐Ὃ䶠ꀼ宀ꀼ匰ꀼꨀꀼ싀ꀼ럐Ὃ䷰ꀼ씰ꀼ럐ꀼ儐ꀼ조ꀼ䐰ꀼ弰ꀻꑼĀސ'Alternate Forms of Closing Double QuoteꀻꑼĀސ'Alternate Forms of Closing Single QuoteꀻꑼĀސ&amp;Alternate Forms of Upper-case Dotted IꀻꑼĀސ%Alternate Forms of Lower-case D-caronꀻꑼĀސ%Alternate Forms of Upper-case L-caronꀻꑼĀސ%Alternate Forms of Lower-case L-caronꀻꑼĀސ%Alternate Forms of Lower-case T-caronꀻꑼĀސ(Alternate Forms of Upper-case Iota-tonosꀻꑼĀސ&quot;Alternate Forms of Upper-case IotaꀻꑼĀސ,Alternate Forms of Upper-case Iota-dialytikaꀻꑼĀސ)Alternate Forms of Upper-case Cyrillic YiꀻꑼĀސ)Alternate Forms of Upper-case Cyrillic UkꀻꑼĀސ)Alternate Forms of Lower-case Cyrillic UkꀻꑼĀސ0Alternate Forms of Upper-case A-circumflex-acuteꀻꑼĀސ0Alternate Forms of Lower-case A-circumflex-acuteꀻꑼĀސ0Alternate Forms of Upper-case A-circumflex-graveꀻꑼĀސ0Alternate Forms of Lower-case A-circumflex-graveꀻꑼĀސ/Alternate Forms of Upper-case A-circumflex-hookꀻꑼĀސ/Alternate Forms of Lower-case A-circumflex-hookꀻꑼĀސ0Alternate Forms of Upper-case E-circumflex-acuteꀻꑼĀސ0Alternate Forms of Lower-case E-circumflex-acuteꀻꑼĀސ0Alternate Forms of Upper-case E-circumflex-graveꀻꑼĀސ0Alternate Forms of Lower-case E-circumflex-graveꀻꑼĀސ/Alternate Forms of Upper-case E-circumflex-hookꀻꑼĀސ/Alternate Forms of Lower-case E-circumflex-hookꀻꑼĀސ0Alternate Forms of Upper-case O-circumflex-acuteꀻꑼĀސ0Alternate Forms of Lower-case O-circumflex-acuteꀻꑼĀސ0Alternate Forms of Upper-case O-circumflex-graveꀻꑼĀސ0Alternate Forms of Lower-case O-circumflex-graveꀻꑼĀސ/Alternate Forms of Upper-case O-circumflex-hookꀻꑼĀސ/Alternate Forms of Lower-case O-circumflex-hookὋ旐ꆱ쇓ꆱ쇓ꆱ쇓䱵捩摡䝲慮摥ⵂ潬搀dꀻꑼȀސFedꀏ㉼Āႀꆱ쇓Ὃ伐Ὃ敐Ὃ擰ꀏ㉼Āႀꆱ쇓Ὃ斠Ὃ新ꆱ쇓ꆱ쇓ꆱ쇓Ὃ擰ꆱ쇓ꆱ쇓ꆱ쇓ꀻꑼȀސFettꀏ㉼Āႀꆱ쇓Ὃ旀Ὃ撰ꆱ쇓ꆱ쇓ꆱ쇓Ὃ桠ꆱ쇓ꆱ쇓ꆱ쇓ꀻꑼȀސGrassettoὋ晠ꆱ쇓ꆱ쇓ꆱ쇓Ὃ晠ꀏ㉼Āႀꆱ쇓Ὃ擀Ὃ曰Ὃ旐ꆱ쇓ꆱ쇓ꆱ쇓ꀏ㉼Āႀꆱ쇓Ὃ最Ὃ材Ὃ买ꆱ쇓ꆱ쇓ꆱ쇓ꀻꑼȀސPuolilihavaꀏ㉼Āႀꆱ쇓Ὃ杠Ὃ柠Ὃ杰ꀏ㉼Āႀꆱ쇓Ὃ栰Ὃ桀ꆱ쇓ꆱ쇓ꆱ쇓Ὃ杰ꆱ쇓ꆱ쇓ꆱ쇓ꀻꑼȀސGrasꀏ㉼Āႀꆱ쇓Ὃ桐Ὃ检Ὃ桠ꀏ㉼Āႀꆱ쇓Ὃ昰Ὃ晀ꆱ쇓ꆱ쇓ꆱ쇓Ὃ渠ꆱ쇓ꆱ쇓ꆱ쇓ꀻꑼȀސЖирныйꀏ㉼Āႀꆱ쇓Ὃ椰Ὃ榠Ὃ楀ꀏ㉼Āႀꆱ쇓Ὃ槰Ὃ樀ꆱ쇓ꆱ쇓ꆱ쇓Ὃ楀ꀏ㉼Āႀꆱ쇓Ὃ晐Ὃ暀ꀏ㉼Āႀꆱ쇓Ὃ暐Ὃ暠ꆱ쇓ꆱ쇓ꆱ쇓ꀻꑼȀސボールドꀏ㉼Āႀꆱ쇓Ὃ檐Ὃ欀Ὃ檠ꀏ㉼Āႀꆱ쇓Ὃ歐Ὃ歠ꆱ쇓ꆱ쇓ꆱ쇓Ὃ檠ꆱ쇓ꆱ쇓ꆱ쇓ꀻꑼȀސ볼드체ꀏ㉼Āႀꆱ쇓Ὃ歰Ὃ毠Ὃ殀ꀏ㉼Āႀꆱ쇓Ὃ氰Ὃ汀ꆱ쇓ꆱ쇓ꆱ쇓Ὃ殀ꆱ쇓ꆱ쇓ꆱ쇓ꀻꑼȀސVetꀏ㉼Āႀꆱ쇓Ὃ汐Ὃ泀Ὃ池ꀏ㉼Āႀꆱ쇓Ὃ洐Ὃ洠ꆱ쇓ꆱ쇓ꆱ쇓Ὃ池ꆱ쇓ꆱ쇓ꆱ쇓ꀻꑼȀސFetꀏ㉼Āႀꆱ쇓Ὃ洰Ὃ涠Ὃ浀ꀏ㉼Āႀꆱ쇓Ὃ淰Ὃ渀ꆱ쇓ꆱ쇓ꆱ쇓Ὃ浀ꆱ쇓ꆱ쇓ꆱ쇓ꀻꑼȀސNegritoꀏ㉼Āႀꆱ쇓Ὃ渐Ὃ満Ὃ渠ꀏ㉼Āႀꆱ쇓Ὃ椐Ὃ椠뒀뺀뿠ꆱ쇓ꃀ鰰ꍰꆱ쇓ꆱ쇓섰髠꜠쏰검ꆱ쇓退ꈐꆱ쇓ꆱ쇓ꆱ쇓ꆱ쇓몀馀飰ꓐ댰믐齠낀ꆱ쇓꧐귐ꆱ쇓ꆱ쇓ꆱ쇓ꆱ쇓ꆱ쇓ꆱ쇓ꆱ쇓뗐ꆱ쇓ꆱ쇓ꆱ쇓ꆱ쇓ꆱ쇓ꆱ쇓ꆱ쇓ꆱ쇓봰赠꘠ꆱ쇓ꆱ쇓ꢀ슠ꆱ쇓꼠ꆱ쇓ꆱ쇓ꆱ쇓ꆱ쇓ꆱ쇓뇐ꬰὋ浠Ὃ焀Ὃ煐Ὃ暰Ὃ攐Ὃ枠Ὃ燀Ὃ厰Ὃ梀Ὃ犠Ὃ櫀Ὃ传Ὃ朐Ὃ源Ὃ印Ὃ敠Ὃ柰Ὃ泐Ὃ楠Ὃ旰Ὃ毰Ὃ樐Ὃ欐Ὃ涰Ὃ榰Ὃ亰Ὃ湀Ὃ棐Ὃ牐Ὃ殠Ὃ沀Ὃ橐ꆱ쇓ꆱ쇓ꆱ쇓ꀻꑼȀސFetꀏ㉼Āႀꆱ쇓Ὃ烐Ὃ煀Ὃ烠ꀏ㉼Āႀꆱ쇓Ὃ熐Ὃ熠ꆱ쇓ꆱ쇓ꆱ쇓Ὃ烠ꀻꑼȀސ粗体ꀏ㉼Āႀꆱ쇓Ὃ爀Ὃ爐ꆱ쇓ꆱ쇓ꆱ쇓Ὃ熰ꆱ쇓ꆱ쇓ꆱ쇓ꀻꑼȀސNegritaꀏ㉼Āႀꆱ쇓Ὃ爠Ὃ犐Ὃ爰ꀏ㉼Āႀꆱ쇓Ὃ狠Ὃ狰ꆱ쇓ꆱ쇓ꆱ쇓Ὃ爰ꀻꑼȀތףּ潰祲楧桴₩‱㤸㤠䉩来汯眠☠䡯汭敳Ⱐ䥮挮⁁汬⁲楧桴猠牥獥牶敤⸠䱵捩摡⁩猠愠瑲慤敭慲欠潦⁂楧敬潷…⁈潬浥猠䥮挮⁲敧楳瑥牥搠楮⁴桥⁕⹓⸠偡瑥湴⁡湤⁔牡摥浡牫⁏晦楣攠慮搠潴桥爠橵物獤楣瑩潮献⁌畣楤愠瑹灥晡捥⁤敳楧湳⁣牥慴敤⁢礠䭲楳⁈潬浥猠慮搠䍨慲汥猠䉩来汯眮ꀻꀈꀻꀈꀻꀈꀻꀈꀻꀈꀻꀈὋ瑠ꀻꀈꀻꀈꀻꀈꀻꀈꀻꀈ'ꀏ⿜Āኀ&lt;&lt;Ὃ璀&#13;빉堐㽔현䃪曀䃙땀䄉ʠ䃸쾿䄙畠䄌㽫漫㽈率㾑慗梇䢈()옕ԀĈ瀆葞ࡰ葠ﺘ梇䢈&quot;.&#13;옕Ԁĉ葞৘葠ﺘ梇䢈*.&#10;6옕Ԁċ䀆葞ୀ葠ﺘ梇䢈6.6옕ԀČ꠆葞ನ葠ﺘ䩏䩑⡯h蜀H蠀ě쾰ṑ쾰쀀ደ옕ԀĂ퀆葞ː葠ﺘo쀀(灭䕸(ǸṲ찼&lt;㷅$ᒓﱨᒓﱴᒓﱸᒓﱼ꩕꩕꩕꩕۷醌ꫨ醇끤醊0èèèèèèèèèèèèèèèè㾀@HHᒓﲈᒓﲌ2ᄑ뮻ᄑ뮻ᄑ뮻ᄑ뮻(灭䕸(&lt;㷅$ᒓﲄᒓﲐᒓﲔᒓﲘ꩕꩕꩕꩕۷翿0옕Ԁąꀆ葞֠葠ﺘ梇䢈.옕ԀĈ瀆葞ࡰ葠ｌ梇䢈.&#13;옕Ԁċ䀆葞ୀ葠ﺘ梇䢈.&#10;옕ԀĎဆ葞ฐ葠ﺘ梇䢈.옕ԀĐ葞რ葠ｌ梇䢈.옕Ԁē뀆葞Ꮀ葠ﺘ梇䢈.۷뾀䋰0èèèèèèèèèèèèèèèè쀀쀀Ù@ᘸ踄ᒓﺄᒓﺈᒓﴈ۷翿湉I䌾0èèèèèèèèèèèèèèèèက@ꁙᔸ䁞씈䄪⠀䀔耀Ὁ碰ꀭꀻꑼĀތཆ楮摥爯䅮穥楧敮ꀏ㉼Āႀ ꆱ쇓὆᪎瞀Ὃ가Ὃ가Ὃ가Ὃ가Ὃ가&lt;ᥓ̘ṅ㽠㾀HHᒓﳜᒓﳠ2ᄑ뮻ᄑ뮻ᄑ뮻ᄑ뮻6W\OHV䂽鐀䂃ꠀ䂷䁋耀䃄ᰀ䂳瀀ꀏ偌āᲀ᥎勰㻿＀㻿＀㻿＀㾀幎㸬幎㸬᪀籐ࠠ刐ᓊೀ᪀禰὇ꥀὊꆱ쇓ꆱ쇓᪅傀ꆱ쇓ꆱ쇓ꆱ쇓ʀᅋ캸崘ꀭ厨̘ṅŠṅЃ&#13;﷽﷽﷽&#10;ﯻﯻﯻ辏辏辏&#13;﻾﻾﻾ꆱ쇓xטᄽ織.ᚓꀭ储ꆱ쇓ꀭ崘ꀭ峸卸ʠṲ츴ꀏ偌āⲀˈ ,勰ὊꀀᬀᬀꀻꑼĀްὀ槀梇䢈쇓ꀭ䨨ꀏ偌ā⮀Ὃ瘐Ǹ鎀垐鎋ၬὋ緐Ṳ찼ꀏ偌āⲀɮ ꁗ༴Ὃ纐ꀀꀏ偌ā⮀Ὃ締ʠ鎀垐鎋ၬὊ묰Ṳ츴ꀏ偌āⲀɯ  ꁗ༴Ὃ罐ꀀὋ襰Ὃ绰Ὃ羰Ā0F̀HVꆱ쇓Ā3䀀䁀䆐䆈䀀䁀䆐䆈䃠䃀䄀䅀䄀ꀏ偌ā⮀Ὃ觐Μ鎀垐鎋ၬὋ觠Ṳ멜ꀏ偌āⲀɰ ,ꁗ༴Ὃ聰ꀀꀏ偌ā⮀Ὃ觰T鎀垐鎋ၬὋ膐Ṳ뷸\ౣЀꀏ偌āⲀɱ ꁗ༴Ὃ脰ꀀ͈Ṳ빌ꀏ偌ā⮀Ὃ舀͈鎀垐鎋ၬὋ艰Ṳ빌N羴ကVꀏ偌āⲀɲ&#10; (ꁗ༴Ὃ舐ꀀꔔ䁱鞜G୵Ὃ胐Ὃ膠Ὃ芀Ѐल獒ఀ?൵翵䀀䁀䆐䆈䀀䁀䆐䆈䃠䃀䄀䅀䄀ꀏ偌āⲀɳ  勰Ὃ衰ꀀꀏ偌āᲀ᥏勰㻿＀㻿＀㻿＀㾀ꀏ偌āⲀɷ  ꁗ༴Ὃ賀ꀀꀏ偌ā⮀Ὃ贰۠鎀垐鎋ၬὋ赀Ṇ鎐ꀏ偌āⲀɸ Pꁗ༴Ὃ葀ꀀὋ菠Ὃ蒠㊼犬൴箔က暔൵翼⡀䮟皊䆰䆈䃠䆈䃠䆈ꀏ偌ā⮀Ὃ赠Р鎀垐鎋ၬὋ藀Ṇ獨嶅ꀏ偌āⲀɹ 0ꁗ༴Ὃ蕠ꀀXṆ瞈ꀏ偌ā⮀Ὃ蘰X鎀垐鎋ၬὋ蚠Ṇ瞈Dꀏ偌āⲀɺ ꁗ༴Ὃ虀ꀀѸṆ矠羳ఀ∺瀔Ↄ鞜ు翿Ͱᄶሌ옕ԀĐ葞რ葠ﺘ䩏䩑⡯h蜀H蠀쀀옕Ԁē뀆葞Ꮀ葠ﺘ䩏䩑⡯h蜀H蠀o쀀옕ԀĖ耆葞 葠ﺘ䩏䩑⡯h蜀H蠀쀀옕Ԁę倆葞ᥐ葠ﺘ梇䢈.ె옕ԀĂ퀆葞ː葠ﺘ梇䢈.ꀏ偌ā⮀Ὃ糐ʀ鎀垐鎋ၬὋ糠ᅋ캸HHᒓﲤᒓﲨ2ꀏ偌ā⮀Ὁฐʠ鎀垐鎋ၬὋ紐Ṳ즜ꀏ偌āⲀɭ  ꁗ༴Ὃ褐ꀀΜṲ멜县TṲ뷸ꀏ偌ā⮀Ὃ糰̘鎀垐鎋ၬὋ緀ṅꀏ偌āⲀɴ $ꁗ༴Ὃ言ꀀꀏ偌ā⮀Ὃ紀Š鎀垐鎋ၬὋ筀ṅꀏ偌āⲀɵ ꁗ༴Ὃ諀ꀀꀏ偌ā⮀Ὃ筐̘鎀垐鎋ၬὋ筠ṅꀏ偌āⲀɶ $ꁗ༴Ὃ讀ꀀ瀡䦃鰀ౢὋ詠Ὃ謠Ὃ诠䆀䆈䁀䆈䄐䂠䂀䅠䄀ˀṆ郐ꀏ偌ā⮀Ὃ貰ˀ鎀垐鎋ၬὋ贠Ṇ郐翾だ۠Ṇ鎐矽だ瀔Ↄ鰀矽だРṆ獨ꀏ偌ā⮀Ὃ蜐Ѹ鎀垐鎋ၬὋ蜠Ṇ矠ꀏ偌āⲀɻ&#13; 4ꁗ༴Ὃ走ꀀὋ藐Ὃ蚰Ὃ跐䆰䆈䃀䆈䃀䆈Lähetä tiedosto Bluetooth-laitteelle...Verstuur bestand naar Bluetooth-apparaat…䰀䂐ࠀWyślij plik do urządzenia Bluetooth...ꀻꑼĀތ⩅湶楡爠慲捨楶漠慬⁤楳灯獩瑩癯⁂汵整潯瑨⸮⸀파일을 Bluetooth 장비로 전송...ꀻꑼĀްὉᥠ!ꀻꑼĀތὣ潭⹡灰汥⹂汵整潯瑨䙩汥䕸捨慮来&#10;Article .³옕ԀĄ㠆葞葠梇䢈Section .떴헕옕ԀĂ퀆葞ː葠﹐梇䢈鯠ꀼ晐ꀼ웰ꆱ쇓ꆱ쇓ꆱ쇓ꆱ쇓ꀼ遀ꆱ쇓ꀼ筐ꀼ吐ꆱ쇓ꆱ쇓ꆱ쇓ꆱ쇓ꀼ쌰ꀼ焰ꀼ꼀ꆱ쇓ꆱ쇓ꆱ쇓ꆱ쇓ꀼ魠ꀼ唰ꀼ楐ꀼ羠ꀼ蟰ꀼꅀꀼ叠ꀼ븠ꀼ薀ꀼ劀ꀼ뷰ꀼ붰ꀼ붰ꀼ붰ꀼ붰ꀼ붰ꀼ붰ꀼ붰ꀼ붰ꀼ붰ꀼ붰ꀼ붰ꀼ붰ꀼ붰ꀼ붰ꀼ붰ꀼ붰ꀼ붰ꀼ붰ꀼ붰ꀻꑼĀތᥭ慫敓瑩捫祆牯浔數瑓敲癩捥ꀻꑼĀތ㈯䅰灬楣慴楯湳⽓瑩捫楥献慰瀯䍯湴敮瑳⽍慣体⽓瑩捫楥猀ꀏ偌ā⒀ὁ躠ᓉὋ鉀̀ꁃὊὋ銄Ὁ朠Ὃ鍰푰쒠ᓉὋ銠ꁃ̀䰄Ὂഐ!Ὃ鉀쒠푰ీഐ蘿切練ﮀﱐﴠﷰﻀﾐ`İȀːΠѰՀؐ۠ްࢀॐਠ̀ᡀŠᄶ⍀ꀏ偌ā⦀鑽᯸Ὃ鏄Ὃ鏐Ὁ祰ὀῐ䀴蝀䄪⠀䀔耀ꀏ偌ā⦀鑽᯸Ὃ鐴Ὃ鑀Ὂ검Ὁ䭠䁏㛰䅉᠀䀯耀ꀏ偌āᲀᦂꁗၴὋ骐㾀䀀獥牶ᒓﷸᒓ﷼@Macintosh HD:Users:scoot:Documents:Microsoft User Data:NormalĀ὆Ὀ턐鏘᫜Ѱɩߜ桩潢獥牶䀀獥牶䀀獥牶䀀獥牶䀀(Ὃ阬限@ ᒓﰐƐ్慣楮瑯獨⁈䐀셲⟹䠫_疫َ潲浡氀&#10;㇮쇤圸呎䵓坄ठ䵩捲潳潦琠啳敲⁄慴愀셱赉쇤䙴_疫_畖_瓓W㯷=䵡捩湴潳栠䡄㩕獥牳㩳捯潴㩄潣畭敮瑳㩍楣牯獯晴⁕獥爠䑡瑡㩎潲浡氀NormalMacintosh HD0啳敲猯獣潯琯䑯捵浥湴猯䵩捲潳潦琠啳敲⁄慴愯乯牭慬⼀὆翐Ɛꀏ偌ā⮀Ὃ蝀Ͱ鎀垐鎋ၬὊ챠ᄶሌꀏ偌ā⚀鑽ᰘὋ颐Ὃ颐鑽耘鑽᜜ꁪ醰᪄꟰ὄ춠胐Ȁ䁝䲠ὈP᪍╔污瑮ꀏ偌āⲀɼ ,勰Ὃ預ꀀꀏ偌ā⮀Ὃ鎐Š鎀垐鎋ၬὋ鎠ᄶ⍀ꀏ偌ȁⲀɽ ,勰Ὃ饰ꀀHHᒓﳀᒓﳄ2ꀏ偌ā⒀Ὃ⻐즐燠ꀏ偌ā㦀㾀㾀Ὃ駐䄰䄀䄰䄀鎾䆈鎓㘠＀＀＀ÿ＀ÿÿÿ萏ຠ萑טּ옕Ԁď砆葞ຠ葠טּ쟐攛㽨㾀(灭䕸(&lt;㷅$ᒓﳘᒓﳤᒓﳨᒓﳬ꩕꩕꩕꩕ĀὋ기Ὃ鴠ὈὋ鳠镅ὋꄐὋ鴠ũ潢銅년镅Ὃ鴠ũ潢銅년镅銅년镅Ὃ鲐鏗ꀘὋ괠ƅE߄銅년镅ꀏ㉼Āႀꆱ쇓Ὃ鶰Ὃ鷰Ā㰀ᬀꆱ쇓ꆱ쇓ꀼ댠ꀼ뙠ꀼꍀꆱ쇓ꁚ譸ꀼ偠ꆱ쇓ꀼ붠ꀼ鉰ꆱ쇓ꀼ抐ꀼ蝰ꀼ竐ꀼ꼠Ὂ㰀Ὂ㱀Ὂ㱠ꀻꏼὊ㲀Ὂ㳠Ὂ㴀Ὂ㴐Ὂ㵰Ὂ㷰Ὂ㹰䀀浡捳獥牶ᒓᒓ@ᬀꀻꑼĀތ཭敮甠へㅦ㐸昸㐰Ὀ遰댠ᬀ̱〶浯畳桩潢桩潢桩潢桩潢桩潢&#13;慣捥,慣捥*慣捥)&#10;慣捥慣捥慣捥慣捥慣捥慣捥ť湵銅년浯畳浥湵Ϭ浥湵j浥湵i浥湵h浥湵g浥湵f浥湵e浥湵d浥湵桩潢桩潢桩潢桩潢桩潢捭摳&#13;慣捥,慣捥*慣捥)&#10;慣捥慣捥慣捥慣捥慣捥慣捥ഏᄀਐᛣ뀀ὀ阰ὀ阠Ὂ뢠쟒쟒좏2¥㴕TOC 1␃Τጀ⢤᐀⠦Ὃ鴠ũ潢銅년镅Ὃ鴠ũ潢銅년镅Ὃ鴠ũ潢銅년镅Ὃ鴠ũ潢銅년镅Ὃ鴠ũ潢銅년镅Ὃ鴠ţ捥銅년镅Ὃ鴠ţ捥銅년镅Ὃ鴠ţ捥銅년镅Ὃ鴠ţ捥銅년镅Ὃ鴠ţ捥銅년镅Ὃ鴠ţ捥銅년镅Ὃ鴠ţ捥銅년镅Ὃ鴠ţ捥銅년镅Ὃ鴠ţ捥銅년镅Ὃ鴠ů畳銅년镅¥㴕TOC 3浡捳獥牶䀀᐀⢄币먤愃࠶腊䌀ᑊ伀ъ儀ъ帀ň弄Ŋ愀᐀␃΄༁몤ጀ⢤᐀⢄币먤愃#࠶腊伀ъ儀ъ帀ň弄ň洌ै渄ै猌ै琄ऀuꀏ㉼Āႀꆱ쇓ὋꍠὋ∰ꆱ쇓ꆱ쇓ꀼ댠ꀼ뙠ꀼꍀꆱ쇓ꁚ譸ꀼ偠ꆱ쇓ꀼ붠ꀼ鉰ꆱ쇓ꀼ抐ꀼ蝰ꀼ竐ꀼ꼠ꀻꑼĀތ݅湣特灴ꀻꑼĀތไ散特灴ⵖ敲楦礀Ὃ◐Ὂ㰀Ὃꌠꀼ댠⡯쀀¥㴕쀀din萏ϰ萑ﰐ옕Ԁąꀆ葞ϰ葠ﰐ萏ನ萑﯈옕ԀĎဆ葞ನ葠﯈葞ࢸ葠ὁὊ᪏預᪏颐텐ᓊ䛀᪎ὀὉ우ꀼ昀ᓄꦠὉ윰Ὁ읰ᓄĠᓊ䂐ᓄŠ᪅⊠ꀼ昀᪏韐ꆱ쇓ꆱ쇓ꆱ쇓὆ｐ᫙啰὆펠ꆱ쇓ꆱ쇓븠ꆱ쇓ꆱ쇓ꆱ쇓᪆掐ὁ쎀ὁ㋀ꀻꑼĀް᪎郐䁫￴Ã,ĀNo List&#10;&#10;ꆱ쇓ꆱꀻꑼĀތ၉浰潲瑥爠扩汬敤攀ꀻꑼĀތࡔ畯⁫當愀ꀻꑼĀްὁ땰怗Č¥㴕TOC 5␃΄༃澤ጀ⢤᐀⢄布漤愃䩃䩏䩑䩞䡟Ё䩡␃΄༃澤ጀ⢤᐀⢄布漤愃$䩃䩏䩑䩞䡟Ё䡭ఉ䡮Љ䡳ఉ䡴Љuð((āĀāĀͯ̀V耀＀dఉЉЁ＀＀＀＀슈Ὂ슸Ɣ½䊐䊐㾀㾀䁀䀀ၐᒝᒝὋࡰ䷐촍ὊﭐȀὋꞠᒝ翿翿Â䐀ꀻꑼĀތ㕓捨物晴獡浭汵湧⽓捨物晴扩扩汩潴桥欠慵猠呥硴⁥牳瑥汬敮ꀏ㉼Āႀ ꆱ쇓Ὂ叠Ὁ膀4耀翿4ꀻꑼĀްὀ$ꀻꑼĀްὀ5⩂ي䌀ᡊ伀͊儀͊帀J愀ᠨ漀桰ÿ梇䢈쇓쟒펛䀀䵍捰呃䌠ᒓᒓ@ꀻꑼĀތፓ桯眠䡥汰⁉湳灥捴潲ᬀꀻꑼĀތ㘯䅰灬楣慴楯湳⽄楣瑩潮慲礮慰瀯䍯湴敮瑳⽍慣体⽄楣瑩潮慲礀ꀻꑼĀްὈ쮰()옕Ԁă怆葞͠葠ｰ梇䢈﻿()옕Ԁă葞ϰ葠﹐梇䢈)옕ԀĄ耆葞Ҁ葠﹐ꁙ냘Ὂ䍰߃Ὀ叀ꁚ耈Ā耀਀Ὃ기⤠ᒓᓄᒓﷄ ¿鸀Ὂ䏰ũ潢銅년镅Ὂ䏰ũ潢銅년镅ăꁙ녨Ὃ鲐߄Ὃ기乀J䏰銅년镅Ὂ䏰ũ潢銅년镅桩潢桩潢Ὃ기羀羀Ā¿ꈀdꁛᢨā઀Ὃ괠浡捳浭捡䀀銅년镅Ὁũ潢銅년镅Ὁũ潢銅년镅Ὁũ潢銅년镅Ὁũ潢銅년镅Ὁţ捥銅년䀀浡捳浭捡ᒓᒓ@浡捳浭捡䀀Ὁţ捥銅년镅Ὁţ捥銅년镅Ὁţ捥銅년镅Ὁţ捥銅년镅Ὁů畳銅년镅ᬀ銅년ꁙ鯘;ꅴꀼ顠Ὃ좰ꮃ Ὃ쾠桩潢桩潢ꀻꑼȀތแ扯畴⁔桩猠䵡挀Ὀ쐰ũ潢銅년镅Ὀ쐰ũ潢銅년镅Ὀ쐰ũ潢銅년镅Ὀ쐰ũ潢銅년镅Ὀ쐰ũ潢銅년镅Ὀ쐰ţ捥銅년镅Ὀ쐰ţ捥銅년镅Ὀ쐰ţ捥銅년镅Ὀ쐰ţ捥銅년镅Ὀ쐰ţ捥銅년镅Ὀ쐰ţ捥銅년镅Ὀ쐰ţ捥銅년镅Ὀ쐰ţ捥銅년镅Ὀ쐰ţ捥銅년镅Ὀ쐰ů畳銅년镅Ὃ뇀ť湵銅년ὀ䊐Ὂ㛰鏗Ὃ죀əꀏ⚬ĀᆎCDµ㘀鏜㟕鏜䵱鏺뵹鏺붕ꀏ⥼Āᚄ&#13;ꀻꑼĀޭὋ뉐Ep 䕣潭⹡灰汥⹰物湴⹔敭灬慴敓灥捩晩挮䡐䅰灖敲獩潮乵浢敲⹐畦晩湓整瑩湧䑡瑡쀀쀀Ὃ닠ꀻꑼĀޭὋ닠,P Ᵽ潭⹡灰汥⹰物湴⹴敭灬慴故湴特⹣潮獴牡楮瑔祰攀About This Macꀏ㉼Āႀꆱ쇓Ὃ데Ὃ뎰Ὃ례ꆱ쇓ꆱ쇓ꆱ쇓ꆱ쇓ꆱ쇓ꆱ쇓ꆱ쇓ꆱ쇓ꆱ쇓Ὃ돰Ὃ닀ꆱ쇓Ὃ딀ꆱ쇓ꆱ쇓Ὃ뢠Ὃ듀ﾀὋ딠ꀻꑼĀޭὋ됐*P ⩣潭⹡灰汥⹰物湴⹴敭灬慴故湴特⹤敦慵汴噡汵攀Ὃ늠Ὃ뎐Ὃ#ꁙꙠꀻꑼĀޭὋ뒀  ၓ整瑩湧䅬汖慬略猀쟐庛ꀏ⚬Āᆆꀏ㉼Āႀ&#13; &#13;ꆱ쇓὇깰Ὃ럀ꀻꑼĀޭὋ땀!@ ꀻꑼĀޭ὇껰Ep Ⅳ潭⹡灰汥⹰物湴⹴敭灬慴故湴特⹫敹ô὇귐὇萰Ὃ뒠Ὃ뗀Ὃ똠ꀻꑼĀޭὋ떠  ፓ整瑩湧䍵牲敮瑖慬略Ὃ놰Ὃ뇐ꀏ⥼ĀᚄТ耀ꀻꑼĀޭὋ뗰0 ᥓ整瑩湧䑥晡畬瑖慬楤噡汵敳@@ ꀏ⚬ĀᆆὋ뚠ꀻꑼĀޭὋ뙠  ॖ慬略偩捫ꀏ⚬ĀᆆὋ띀Ὃ뙀萰Ὃ뚀UEꀻꑼĀޭὋ뛰  ፓ整瑩湧䑥灥湤敮捩敳Ὃ듐ꀏ⚬ĀᆆꀻꑼĀޭὋ띐0 ᕓ整瑩湧䕮慢汥摓整瑩湧64ꀻꑼĀޭ὇0 ꀻꑼȀތ๔畲渠䡩摩湧⁏渀Ὃ똠Ὃ란὇귐萰Ὃ뒠Ὃ뗀὇괠ꀻꏼὋ뜐ꀻꏴ὇깐὇὇ꀻꑼĀޭὋ론'@ ❣潭⹡灰汥⹰物湴⹴敭灬慴故湴特⹶慬略呹灥   ꀏ⥼Āᚄ&#13;ꀻꑼĀޭὋ룐?p 㽣潭⹡灰汥⹰物湴⹔敭灬慴敓灥捩晩挮䡐䅰灖敲獩潮乵浢敲䕮慢汥摓瑡瑥@ ꁙꙠꀻꑼĀޭὋ률,P Ᵽ潭⹡灰汥⹰物湴⹴敭灬慴故湴特⹣潮獴牡楮瑔祰攀µꆱ쇓ꀏ㉼Āႀꆱ쇓Ὃ맰Ὃ먰Ὃ베ꆱ쇓ꆱ쇓ꆱ쇓Ὃ며ꆱ쇓ꆱ쇓ꆱ쇓ꆱ쇓ꆱ쇓Ὃ묰Ὃ륀ꆱ쇓Ὃ뮰ꆱ쇓ꆱ쇓Ὃ봀Ὃ뫠Ὃ뮠ﾀὋ밐ꀻꑼĀޭὋ몐-P ⵣ潭⹡灰汥⹰物湴⹴敭灬慴故湴特⹣潮獴牡楮瑖慬略ꀏ⚬ĀᆆὋ묐ꀏ⥼ĀᚄὋ묀ꀻꑼĀޭὋ뭐*P ⩣潭⹡灰汥⹰物湴⹴敭灬慴故湴特⹤敦慵汴噡汵攀 쟑쟒Q뮰@ ꀏ⥼ĀᚄꀻꑼĀޭὋ믐!@ Ⅳ潭⹡灰汥⹰物湴⹴敭灬慴故湴特⹫敹ã욣꭛ꀻꑼĀޭὋ배?p 㽣潭⹡灰汥⹰物湴⹔敭灬慴敓灥捩晩挮䡐䅰灖敲獩潮乵浢敲䕮慢汥摓瑡瑥Ñ쟒BꀻꑼĀޱὋ벰ꀻꑼĀޭὋ변'@ ❣潭⹡灰汥⹰物湴⹴敭灬慴故湴特⹶慬略呹灥쀀쟒迋肠ꆱ쇓ꀏ⥼Āᚄ&#13;ꀻꑼĀޭὋ봰Q 兣潭⹡灰汥⹰物湴⹔敭灬慴敓灥捩晩挮䡐䅰灖敲獩潮乵浢敲䕮慢汥摓瑡瑥⹐畦晩湓整瑩湧䑡瑡`쀀쟒/ꀻꑼĀޭὋ뷐,P Ᵽ潭⹡灰汥⹰物湴⹴敭灬慴故湴特⹣潮獴牡楮瑔祰攀ꁙꙠꀏ㉼Āႀꆱ쇓Ὃ빠Ὃ뺠Ὃꆱ쇓ꆱ쇓ꆱ쇓ꆱ쇓ꆱ쇓ꆱ쇓ꆱ쇓ꆱ쇓ꆱ쇓Ὃ뻠Ὃ붰ꆱ쇓Ὃꆱ쇓ꆱ쇓Ὃ콐Ὃ쀰ﾀὋꀻꑼĀޭὋ뼀*P ⩣潭⹡灰汥⹰物湴⹴敭灬慴故湴特⹤敦慵汴噡汵攀@ 쟐Ⴛ쟑Ὃ셐ὋꀻꑼĀޭὋ뽰  ၓ整瑩湧䅬汖慬略猀鏜㟕鏜䵱ꀏ⚬ĀᆆὋ뿐ꀏ⚬ĀᆆὋ쀀Ὃ뾰ꀏ⥼ĀᚄὋ쎠Turn즐Ὃ뿰ing Onꀏ㉼Āႀ&#13;ꆱ쇓Ὃ쬀Ὃ쭀ꀻꑼĀޭὋ쮀  ꀻꑼȀތቐ潳楴楯渠潮⁂潴瑯洀浡捳浭捡䀀耀Ὃ쇀乀쀀쟒64Ὃ쇀浡捳浭捡䀀Ă²頀d(ꁛᢨā઀Ὃ산ꀻꑼȀތၐ潳楴楯渠潮⁌敦琀浡捳浭捡䀀µꆱ쇓鏜㟕鏜䵱鏺뵹鏺붕쀀쀀쌀@ 쟒쟑浡捳浭捡䀀@ 쀀쟒ꁙꙠὋ쉀   &#10;ꁙꙠὋ슀쀀쟒i䀀浡捳浭捡ᒓᒓ@浡捳浭捡䀀쟑쟒刺Ὃ쏀ꁙꙠὋ쒰   쀀쟑ﭳ쑰@ ꁙꙠ䀀浡捳浭捡ᒓᒓ@浡捳浭捡䀀鏺뵹鏺붕쀀쀀&#13;肠ꀼ뚰쀀쀀ion on BottomꀻꑼĀޱὋ쓰@ 䀀浡捳浭捡ᒓᒓ@浡捳浭捡䀀ꀻꑼĀޱὋ앐@ 쀀쟑쀀쀀      쟒迓쟒Ὃ잠Ὃꀏ㉼Āႀ䀀浡捳浭捡ᒓᒓ豈@浡捳浭捡䀀쀀쀀ὋTRUE쀀쟒䀀浡捳浭捡ᒓ龜ᒓ奈@浡捳浭捡䀀@ ꁙꙠ쀀쟑은@ 쀀쟒ꁙꙠὋ읰䀀浡捳浭捡ᒓ樂ᒓ落@浡捳浭捡䀀쟒쟒㞻ionꁙꙠὋ쩐Iteꆱ쇓ꆱ쇓ꆱ쇓ꀼ&#10;䀀浡捳浭捡ᒓ鸞ᒓ襤@ᬀꁙ隸Ὃ&#13;ꁙ냘ὀ䊐߇Ὃ즠叀ꮂꁚ耈Ā耀਀ὀ䋠Ð嶯ᒓ쥠ᓂ䄠ᒓ㞻켠&#13;ꁛᢨȁ઀Ὃ죀ꀻꑼȀސForce Quit…ꁙ냘Ὃ߉Ὂ㑀叀ꮁꁚ耈Ā耀਀὇ޱᒓ὇ꦐᒓὊ鍰桩潢桩潢ꀻꑼȀތെ潲捥⁑畩琠╀Ὃ츀ꆱ쇓Ὃ캰ꆱ쇓Ὃ켰ꆱ쇓Ὃ쳐ꆱ쇓Ὃ촰ὋὋ춀ὋὋ칰Ὃ뽐Ὃ쁰Ὃ쮰Ὃ칐Ὃ켐ꀻꏴὋ촐ꀻꏼὋὋ췠Ὃ즐Ὃ뾐Ὃ쮠Ὃ찀ፓ整瑩湧䍵牲敮瑖慬略ޭὋ챐ꀏ⥼ĀᚄꀻꑼĀޭὋ쯐0 ᥓ整瑩湧䑥晡畬瑖慬楤噡汵敳&#10;ꁙꙠꀏ⚬ĀᆆὋ첀ꀻꑼĀޭὋ챀  ॖ慬略偩捫ě쀀   ꀏ⚬ĀᆆὋ첰쀀쟒Ὃ찠즐Ὃ챠 즐ꀻꑼĀޭὋ쳰  ፓ整瑩湧䑥灥湤敮捩敳&lt;殠ꀼ偰ꀼꀏ⚬ĀᆆꀻꑼĀޭὋ쵐0 ᝓ整瑩湧䕮慢汥摓瑡瑥䙬慧쀀쟒64ꀻꑼĀޭὋ춠@ ὓ整瑩湧䝥瑖慬楤噡汵敳䡥畲楳瑩捳Ὃ킀ꀻꅴꀻꑼĀޱὋ츐ꀏ⚬ĀᆆꀻꑼĀޭὋ츠0 ᥓ整瑩湧䝥瑖慬略䡥畲楳瑩捳ꀏ⚬ĀᆆꀻꑼĀޭὋ캐  ቓ整瑩湧䵡硖慬略剥昀 ꀻꑼĀޭὋ컐&quot;@ ≓整瑩湧剥慤䙲潭䩯扔楣步瑈敵物獴楣猀鏜㟕鏜䵱鏺뵹鏺붕ꀏ⚬ĀᆆꀻꑼĀޭὋ0 ꀏ⥼Āᚄ&#13;ꀻꑼĀތ్楮業楺攠䅬氀Ὃᓊ㙐Ὃ꿀ὀ䉐Ὂ䂐浯畳浥湵Ϭ浥湵j浥湵i浥湵h浥湵g浥湵f浥湵e浥湵d浥湵浥湵桩潢桩潢桩潢桩潢桩潢捭摳捭摳&#13;慣捥,慣捥*慣捥)&#10;慣捥慣捥慣捥慣捥慣捥慣捥쟒穳慭敔慢汥ꀻꑼĀޱὋ텀@ ā὇鏛︰὇ὈὋ⏐Ὀ듐὇결镅ꁛᢨā઀὇퉠ꁙ鯸Ὃ퇀ꁚ劸Ā獨畴ꀻꑼȀތ॓桵琠䑯睮ὋὋ즐ὋTRUE즐ﾀὋ틠ፓ整瑩湧䑥灥湤敮捩敳ꀏ⚬ĀᆆꀻꑼĀޭὋ튠0 ᕓ整瑩湧䕮慢汥摓整瑩湧쟒쀀p팀ꀻꑼĀޭὋ티'@ ❈偁灰汩捡瑩潮卥瑴楮杳䱯捫敤䕮慢汥摓瑡瑥ꀻꑼĀޭὋ퍐0 ᝓ整瑩湧䕮慢汥摓瑡瑥䙬慧툠@ ꀻꑼĀޭὋ펠@ ὓ整瑩湧䝥瑖慬楤噡汵敳䡥畲楳瑩捳±쇓ꆱ쇓ꀼ肠ꆱ쇓ꀼ鳰ꀼ偰ꀼ뚰ꆱ쇓ꀏ⚬ĀᆆꀻꑼĀޭὋ퐠0 ᥓ整瑩湧䝥瑖慬略䡥畲楳瑩捳쟒쀀Xꀏ⚬ĀᆆꀻꑼĀޭὋ풐  ቓ整瑩湧䵡硖慬略剥昀ꀻꑼĀޭὋ퓐&quot;@ ≓整瑩湧剥慤䙲潭䩯扔楣步瑈敵物獴楣猀ὋὋὋὁ覰ὋὋὋꀏ⚬ĀᆆꀻꑼĀޭὋ핐0 ᡓ整瑩湧啳敤䉹䅰灬楣慴楯渀㙐ὀ䈐ὀ䉐Ὀ뚐ὋὋꀻꑼĀޭὋ햠  " style:num-format="1" text:display-levels="2">
        <style:list-level-properties text:list-level-position-and-space-mode="label-alignment">
          <style:list-level-label-alignment text:label-followed-by="listtab"/>
        </style:list-level-properties>
      </text:list-level-style-number>
      <text:list-level-style-number text:level="3" style:num-suffix="¥㴕쀀din萏ϰ萑ﰐ옕Ԁąꀆ葞ϰ葠ﰐ萏ನ萑﯈옕ԀĎဆ葞ನ葠﯈葞ࢸ葠ὁὊ᪏預᪏颐텐ᓊ䛀᪎ὀὉ우ꀼ昀ᓄꦠὉ윰Ὁ읰ᓄĠᓊ䂐ᓄŠ᪅⊠ꀼ昀᪏韐ꆱ쇓ꆱ쇓ꆱ쇓὆ｐ᫙啰὆펠ꆱ쇓ꆱ쇓븠ꆱ쇓ꆱ쇓ꆱ쇓᪆掐ὁ쎀ὁ㋀ꀻꑼĀް᪎郐䁫￴Ã,ĀNo List&#10;&#10;ꆱ쇓ꆱꀻꑼĀތ၉浰潲瑥爠扩汬敤攀ꀻꑼĀތࡔ畯⁫當愀ꀻꑼĀްὁ땰怗Č¥㴕TOC 5␃΄༃澤ጀ⢤᐀⢄布漤愃䩃䩏䩑䩞䡟Ё䩡␃΄༃澤ጀ⢤᐀⢄布漤愃$䩃䩏䩑䩞䡟Ё䡭ఉ䡮Љ䡳ఉ䡴Љuð((āĀāĀͯ̀V耀＀dఉЉЁ＀＀＀＀슈Ὂ슸Ɣ½䊐䊐㾀㾀䁀䀀ၐᒝᒝὋࡰ䷐촍ὊﭐȀὋꞠᒝ翿翿Â䐀ꀻꑼĀތ㕓捨物晴獡浭汵湧⽓捨物晴扩扩汩潴桥欠慵猠呥硴⁥牳瑥汬敮ꀏ㉼Āႀ ꆱ쇓Ὂ叠Ὁ膀4耀翿4ꀻꑼĀްὀ$ꀻꑼĀްὀ5⩂ي䌀ᡊ伀͊儀͊帀J愀ᠨ漀桰ÿ梇䢈쇓쟒펛䀀䵍捰呃䌠ᒓᒓ@ꀻꑼĀތፓ桯眠䡥汰⁉湳灥捴潲ᬀꀻꑼĀތ㘯䅰灬楣慴楯湳⽄楣瑩潮慲礮慰瀯䍯湴敮瑳⽍慣体⽄楣瑩潮慲礀ꀻꑼĀްὈ쮰()옕Ԁă怆葞͠葠ｰ梇䢈﻿()옕Ԁă葞ϰ葠﹐梇䢈)옕ԀĄ耆葞Ҁ葠﹐ꁙ냘Ὂ䍰߃Ὀ叀ꁚ耈Ā耀਀Ὃ기⤠ᒓᓄᒓﷄ ¿鸀Ὂ䏰ũ潢銅년镅Ὂ䏰ũ潢銅년镅ăꁙ녨Ὃ鲐߄Ὃ기乀J䏰銅년镅Ὂ䏰ũ潢銅년镅桩潢桩潢Ὃ기羀羀Ā¿ꈀdꁛᢨā઀Ὃ괠浡捳浭捡䀀銅년镅Ὁũ潢銅년镅Ὁũ潢銅년镅Ὁũ潢銅년镅Ὁũ潢銅년镅Ὁţ捥銅년䀀浡捳浭捡ᒓᒓ@浡捳浭捡䀀Ὁţ捥銅년镅Ὁţ捥銅년镅Ὁţ捥銅년镅Ὁţ捥銅년镅Ὁů畳銅년镅ᬀ銅년ꁙ鯘;ꅴꀼ顠Ὃ좰ꮃ Ὃ쾠桩潢桩潢ꀻꑼȀތแ扯畴⁔桩猠䵡挀Ὀ쐰ũ潢銅년镅Ὀ쐰ũ潢銅년镅Ὀ쐰ũ潢銅년镅Ὀ쐰ũ潢銅년镅Ὀ쐰ũ潢銅년镅Ὀ쐰ţ捥銅년镅Ὀ쐰ţ捥銅년镅Ὀ쐰ţ捥銅년镅Ὀ쐰ţ捥銅년镅Ὀ쐰ţ捥銅년镅Ὀ쐰ţ捥銅년镅Ὀ쐰ţ捥銅년镅Ὀ쐰ţ捥銅년镅Ὀ쐰ţ捥銅년镅Ὀ쐰ů畳銅년镅Ὃ뇀ť湵銅년ὀ䊐Ὂ㛰鏗Ὃ죀əꀏ⚬ĀᆎCDµ㘀鏜㟕鏜䵱鏺뵹鏺붕ꀏ⥼Āᚄ&#13;ꀻꑼĀޭὋ뉐Ep 䕣潭⹡灰汥⹰物湴⹔敭灬慴敓灥捩晩挮䡐䅰灖敲獩潮乵浢敲⹐畦晩湓整瑩湧䑡瑡쀀쀀Ὃ닠ꀻꑼĀޭὋ닠,P Ᵽ潭⹡灰汥⹰物湴⹴敭灬慴故湴特⹣潮獴牡楮瑔祰攀About This Macꀏ㉼Āႀꆱ쇓Ὃ데Ὃ뎰Ὃ례ꆱ쇓ꆱ쇓ꆱ쇓ꆱ쇓ꆱ쇓ꆱ쇓ꆱ쇓ꆱ쇓ꆱ쇓Ὃ돰Ὃ닀ꆱ쇓Ὃ딀ꆱ쇓ꆱ쇓Ὃ뢠Ὃ듀ﾀὋ딠ꀻꑼĀޭὋ됐*P ⩣潭⹡灰汥⹰物湴⹴敭灬慴故湴特⹤敦慵汴噡汵攀Ὃ늠Ὃ뎐Ὃ#ꁙꙠꀻꑼĀޭὋ뒀  ၓ整瑩湧䅬汖慬略猀쟐庛ꀏ⚬Āᆆꀏ㉼Āႀ&#13; &#13;ꆱ쇓὇깰Ὃ럀ꀻꑼĀޭὋ땀!@ ꀻꑼĀޭ὇껰Ep Ⅳ潭⹡灰汥⹰物湴⹴敭灬慴故湴特⹫敹ô὇귐὇萰Ὃ뒠Ὃ뗀Ὃ똠ꀻꑼĀޭὋ떠  ፓ整瑩湧䍵牲敮瑖慬略Ὃ놰Ὃ뇐ꀏ⥼ĀᚄТ耀ꀻꑼĀޭὋ뗰0 ᥓ整瑩湧䑥晡畬瑖慬楤噡汵敳@@ ꀏ⚬ĀᆆὋ뚠ꀻꑼĀޭὋ뙠  ॖ慬略偩捫ꀏ⚬ĀᆆὋ띀Ὃ뙀萰Ὃ뚀UEꀻꑼĀޭὋ뛰  ፓ整瑩湧䑥灥湤敮捩敳Ὃ듐ꀏ⚬ĀᆆꀻꑼĀޭὋ띐0 ᕓ整瑩湧䕮慢汥摓整瑩湧64ꀻꑼĀޭ὇0 ꀻꑼȀތ๔畲渠䡩摩湧⁏渀Ὃ똠Ὃ란὇귐萰Ὃ뒠Ὃ뗀὇괠ꀻꏼὋ뜐ꀻꏴ὇깐὇὇ꀻꑼĀޭὋ론'@ ❣潭⹡灰汥⹰物湴⹴敭灬慴故湴特⹶慬略呹灥   ꀏ⥼Āᚄ&#13;ꀻꑼĀޭὋ룐?p 㽣潭⹡灰汥⹰物湴⹔敭灬慴敓灥捩晩挮䡐䅰灖敲獩潮乵浢敲䕮慢汥摓瑡瑥@ ꁙꙠꀻꑼĀޭὋ률,P Ᵽ潭⹡灰汥⹰物湴⹴敭灬慴故湴特⹣潮獴牡楮瑔祰攀µꆱ쇓ꀏ㉼Āႀꆱ쇓Ὃ맰Ὃ먰Ὃ베ꆱ쇓ꆱ쇓ꆱ쇓Ὃ며ꆱ쇓ꆱ쇓ꆱ쇓ꆱ쇓ꆱ쇓Ὃ묰Ὃ륀ꆱ쇓Ὃ뮰ꆱ쇓ꆱ쇓Ὃ봀Ὃ뫠Ὃ뮠ﾀὋ밐ꀻꑼĀޭὋ몐-P ⵣ潭⹡灰汥⹰物湴⹴敭灬慴故湴特⹣潮獴牡楮瑖慬略ꀏ⚬ĀᆆὋ묐ꀏ⥼ĀᚄὋ묀ꀻꑼĀޭὋ뭐*P ⩣潭⹡灰汥⹰物湴⹴敭灬慴故湴特⹤敦慵汴噡汵攀 쟑쟒Q뮰@ ꀏ⥼ĀᚄꀻꑼĀޭὋ믐!@ Ⅳ潭⹡灰汥⹰物湴⹴敭灬慴故湴特⹫敹ã욣꭛ꀻꑼĀޭὋ배?p 㽣潭⹡灰汥⹰物湴⹔敭灬慴敓灥捩晩挮䡐䅰灖敲獩潮乵浢敲䕮慢汥摓瑡瑥Ñ쟒BꀻꑼĀޱὋ벰ꀻꑼĀޭὋ변'@ ❣潭⹡灰汥⹰物湴⹴敭灬慴故湴特⹶慬略呹灥쀀쟒迋肠ꆱ쇓ꀏ⥼Āᚄ&#13;ꀻꑼĀޭὋ봰Q 兣潭⹡灰汥⹰物湴⹔敭灬慴敓灥捩晩挮䡐䅰灖敲獩潮乵浢敲䕮慢汥摓瑡瑥⹐畦晩湓整瑩湧䑡瑡`쀀쟒/ꀻꑼĀޭὋ뷐,P Ᵽ潭⹡灰汥⹰物湴⹴敭灬慴故湴特⹣潮獴牡楮瑔祰攀ꁙꙠꀏ㉼Āႀꆱ쇓Ὃ빠Ὃ뺠Ὃꆱ쇓ꆱ쇓ꆱ쇓ꆱ쇓ꆱ쇓ꆱ쇓ꆱ쇓ꆱ쇓ꆱ쇓Ὃ뻠Ὃ붰ꆱ쇓Ὃꆱ쇓ꆱ쇓Ὃ콐Ὃ쀰ﾀὋꀻꑼĀޭὋ뼀*P ⩣潭⹡灰汥⹰物湴⹴敭灬慴故湴特⹤敦慵汴噡汵攀@ 쟐Ⴛ쟑Ὃ셐ὋꀻꑼĀޭὋ뽰  ၓ整瑩湧䅬汖慬略猀鏜㟕鏜䵱ꀏ⚬ĀᆆὋ뿐ꀏ⚬ĀᆆὋ쀀Ὃ뾰ꀏ⥼ĀᚄὋ쎠Turn즐Ὃ뿰ing Onꀏ㉼Āႀ&#13;ꆱ쇓Ὃ쬀Ὃ쭀ꀻꑼĀޭὋ쮀  ꀻꑼȀތቐ潳楴楯渠潮⁂潴瑯洀浡捳浭捡䀀耀Ὃ쇀乀쀀쟒64Ὃ쇀浡捳浭捡䀀Ă²頀d(ꁛᢨā઀Ὃ산ꀻꑼȀތၐ潳楴楯渠潮⁌敦琀浡捳浭捡䀀µꆱ쇓鏜㟕鏜䵱鏺뵹鏺붕쀀쀀쌀@ 쟒쟑浡捳浭捡䀀@ 쀀쟒ꁙꙠὋ쉀   &#10;ꁙꙠὋ슀쀀쟒i䀀浡捳浭捡ᒓᒓ@浡捳浭捡䀀쟑쟒刺Ὃ쏀ꁙꙠὋ쒰   쀀쟑ﭳ쑰@ ꁙꙠ䀀浡捳浭捡ᒓᒓ@浡捳浭捡䀀鏺뵹鏺붕쀀쀀&#13;肠ꀼ뚰쀀쀀ion on BottomꀻꑼĀޱὋ쓰@ 䀀浡捳浭捡ᒓᒓ@浡捳浭捡䀀ꀻꑼĀޱὋ앐@ 쀀쟑쀀쀀      쟒迓쟒Ὃ잠Ὃꀏ㉼Āႀ䀀浡捳浭捡ᒓᒓ豈@浡捳浭捡䀀쀀쀀ὋTRUE쀀쟒䀀浡捳浭捡ᒓ龜ᒓ奈@浡捳浭捡䀀@ ꁙꙠ쀀쟑은@ 쀀쟒ꁙꙠὋ읰䀀浡捳浭捡ᒓ樂ᒓ落@浡捳浭捡䀀쟒쟒㞻ionꁙꙠὋ쩐Iteꆱ쇓ꆱ쇓ꆱ쇓ꀼ&#10;䀀浡捳浭捡ᒓ鸞ᒓ襤@ᬀꁙ隸Ὃ&#13;ꁙ냘ὀ䊐߇Ὃ즠叀ꮂꁚ耈Ā耀਀ὀ䋠Ð嶯ᒓ쥠ᓂ䄠ᒓ㞻켠&#13;ꁛᢨȁ઀Ὃ죀ꀻꑼȀސForce Quit…ꁙ냘Ὃ߉Ὂ㑀叀ꮁꁚ耈Ā耀਀὇ޱᒓ὇ꦐᒓὊ鍰桩潢桩潢ꀻꑼȀތെ潲捥⁑畩琠╀Ὃ츀ꆱ쇓Ὃ캰ꆱ쇓Ὃ켰ꆱ쇓Ὃ쳐ꆱ쇓Ὃ촰ὋὋ춀ὋὋ칰Ὃ뽐Ὃ쁰Ὃ쮰Ὃ칐Ὃ켐ꀻꏴὋ촐ꀻꏼὋὋ췠Ὃ즐Ὃ뾐Ὃ쮠Ὃ찀ፓ整瑩湧䍵牲敮瑖慬略ޭὋ챐ꀏ⥼ĀᚄꀻꑼĀޭὋ쯐0 ᥓ整瑩湧䑥晡畬瑖慬楤噡汵敳&#10;ꁙꙠꀏ⚬ĀᆆὋ첀ꀻꑼĀޭὋ챀  ॖ慬略偩捫ě쀀   ꀏ⚬ĀᆆὋ첰쀀쟒Ὃ찠즐Ὃ챠 즐ꀻꑼĀޭὋ쳰  ፓ整瑩湧䑥灥湤敮捩敳&lt;殠ꀼ偰ꀼꀏ⚬ĀᆆꀻꑼĀޭὋ쵐0 ᝓ整瑩湧䕮慢汥摓瑡瑥䙬慧쀀쟒64ꀻꑼĀޭὋ춠@ ὓ整瑩湧䝥瑖慬楤噡汵敳䡥畲楳瑩捳Ὃ킀ꀻꅴꀻꑼĀޱὋ츐ꀏ⚬ĀᆆꀻꑼĀޭὋ츠0 ᥓ整瑩湧䝥瑖慬略䡥畲楳瑩捳ꀏ⚬ĀᆆꀻꑼĀޭὋ캐  ቓ整瑩湧䵡硖慬略剥昀 ꀻꑼĀޭὋ컐&quot;@ ≓整瑩湧剥慤䙲潭䩯扔楣步瑈敵物獴楣猀鏜㟕鏜䵱鏺뵹鏺붕ꀏ⚬ĀᆆꀻꑼĀޭὋ0 ꀏ⥼Āᚄ&#13;ꀻꑼĀތ్楮業楺攠䅬氀Ὃᓊ㙐Ὃ꿀ὀ䉐Ὂ䂐浯畳浥湵Ϭ浥湵j浥湵i浥湵h浥湵g浥湵f浥湵e浥湵d浥湵浥湵桩潢桩潢桩潢桩潢桩潢捭摳捭摳&#13;慣捥,慣捥*慣捥)&#10;慣捥慣捥慣捥慣捥慣捥慣捥쟒穳慭敔慢汥ꀻꑼĀޱὋ텀@ ā὇鏛︰὇ὈὋ⏐Ὀ듐὇결镅ꁛᢨā઀὇퉠ꁙ鯸Ὃ퇀ꁚ劸Ā獨畴ꀻꑼȀތ॓桵琠䑯睮ὋὋ즐ὋTRUE즐ﾀὋ틠ፓ整瑩湧䑥灥湤敮捩敳ꀏ⚬ĀᆆꀻꑼĀޭὋ튠0 ᕓ整瑩湧䕮慢汥摓整瑩湧쟒쀀p팀ꀻꑼĀޭὋ티'@ ❈偁灰汩捡瑩潮卥瑴楮杳䱯捫敤䕮慢汥摓瑡瑥ꀻꑼĀޭὋ퍐0 ᝓ整瑩湧䕮慢汥摓瑡瑥䙬慧툠@ ꀻꑼĀޭὋ펠@ ὓ整瑩湧䝥瑖慬楤噡汵敳䡥畲楳瑩捳±쇓ꆱ쇓ꀼ肠ꆱ쇓ꀼ鳰ꀼ偰ꀼ뚰ꆱ쇓ꀏ⚬ĀᆆꀻꑼĀޭὋ퐠0 ᥓ整瑩湧䝥瑖慬略䡥畲楳瑩捳쟒쀀Xꀏ⚬ĀᆆꀻꑼĀޭὋ풐  ቓ整瑩湧䵡硖慬略剥昀ꀻꑼĀޭὋ퓐&quot;@ ≓整瑩湧剥慤䙲潭䩯扔楣步瑈敵物獴楣猀ὋὋὋὁ覰ὋὋὋꀏ⚬ĀᆆꀻꑼĀޭὋ핐0 ᡓ整瑩湧啳敤䉹䅰灬楣慴楯渀㙐ὀ䈐ὀ䉐Ὀ뚐ὋὋꀻꑼĀޭὋ햠  ན整瑩湧啳敲乡浥GὋὈ봠὇ꀻꑼĀޭὋ헠0 ᭁ灰汩捡瑩潮⁓整瑩湧猠䱯捫敤KὋὋὋᓉ塚ꀻꑼĀޭὋ혰  ቓ整瑩湧噡汩摖慬略猀ὋὋὋꀏ⚬ĀᆆὋꆱ쇓Ὃ튀ꆱ쇓ꆱ쇓ꆱ쇓ꆱ쇓ꆱ쇓Ὃ햀ꆱ쇓ꆱ쇓ꆱ쇓Ὃ푰ὋὋꆱ쇓ꆱ쇓ꆱ쇓Ὃ풰ꆱ쇓Ὃ픰ꆱ쇓Ὃꆱ쇓Ὃ팰Ὃ혐Ὃ펀ꆱ쇓ꆱ쇓ꆱ쇓ꆱ쇓Ὃ퐀ὋὋ틐Ὃ헀ﾀὋꀻꏴὋ픐ꀻꏼὋ퉠ꀻꏴὋ홐Ὃ폠Ὃ푐乣潭⹡灰汥⹰物湴⹔敭灬慴敓灥捩晩挮䡐䅰灬楣慴楯湓整瑩湧獌潣步搮偵晦楮卥瑴楮杄慴愀ꁙꙠ2ꁙꙠꀻꑼĀޭὋ'@ ❣潭⹡灰汥⹰物湴⹴敭灬慴故湴特⹶慬略呹灥8ꁙꙠꀏ⥼Āᚄ&#13;ꀻꑼĀޭὋHp 䡣潭⹡灰汥⹰物湴⹔敭灬慴敓灥捩晩挮䡐䅰灬楣慴楯湓整瑩湧獌潣步摅湡扬敤却慴攀BꁙꙠꀻꑼĀޭὋ,P Ᵽ潭⹡灰汥⹰物湴⹴敭灬慴故湴特⹣潮獴牡楮瑔祰攀HꁙꙠJꀏ㉼Āႀꆱ쇓Ὃ蘒Ὃ褐ꀻꑼĀޭὋ猪-P ꁙꊘὋᡓ整瑩湧啳敤䉹䅰灬楣慴楯渀ὋὋὋὋὋꀻꑼĀޭὋ  ན整瑩湧啳敲乡浥KὋὋὋꀻꑼĀޭὋ @ ⁈偁灰噥牳楯湎畭扥爠䕮慢汥搠却慴攀ὋὋὋὋὋὋὋꀻꑼĀޭὋ  ቓ整瑩湧噡汩摖慬略猀ὋὋꀏ⚬ĀᆆꀻꑼĀޭὋ!@ Ⅳ潭⹡灰汥⹰物湴⹴敭灬慴故湴特⹫敹`ꀻꑼĀޭὋQ 兣潭⹡灰汥⹰物湴⹔敭灬慴敓灥捩晩挮䡐䅰灖敲獩潮乵浢敲䕮慢汥摓瑡瑥⹐畦晩湓整瑩湧䑡瑡ꁙꙠꀻꑼĀޭὋ'@ ❣潭⹡灰汥⹰物湴⹴敭灬慴故湴特⹶慬略呹灥ꀻꑼĀޭὋ&lt;` 㱣潭⹡灰汥⹰物湴⹔敭灬慴敓灥捩晩挮䡐䅰灬楣慴楯湓整瑩湧獌潣步搀ꁙꙠ ꀻꑼĀޭὋ,P Ᵽ潭⹡灰汥⹰物湴⹴敭灬慴故湴特⹣潮獴牡楮瑔祰攀&amp;ꁙꙠꀏ㉼Āႀꆱ쇓ὋὋὋꆱ쇓ꆱ쇓ꆱ쇓Ὃꆱ쇓ꆱ쇓ꆱ쇓ꆱ쇓ꆱ쇓ὋὋꆱ쇓Ὃꆱ쇓ꆱ쇓ὋὋꀻꏴﾀὋꀻꑼĀޭὋ-P ⵣ潭⹡灰汥⹰物湴⹴敭灬慴故湴特⹣潮獴牡楮瑖慬略8ꁙꙠ:ꀏ⚬ĀᆆὋꀻꑼĀޭὋ*P ꀻꏴꀻꏼꁙꙠ⩣潭⹡灰汥⹰物湴⹴敭灬慴故湴特⹤敦慵汴噡汵攀DꁙꙠFꀻꑼĀޭὋ!@ Ⅳ潭⹡灰汥⹰物湴⹴敭灬慴故湴特⹫敹`LꀻꑼĀޭὋ&lt;` 㱣潭⹡灰汥⹰物湴⹔敭灬慴敓灥捩晩挮䡐䅰灬楣慴楯湓整瑩湧獌潣步搀RꁙꙠTꀻꑼĀޭὋ'@ ❣潭⹡灰汥⹰物湴⹴敭灬慴故湴特⹶慬略呹灥Zꀏ⥼Āᚄ&#13;ꀻꑼĀޭὋN 乣潭⹡灰汥⹰物湴⹔敭灬慴敓灥捩晩挮䡐䅰灬楣慴楯湓整瑩湧獌潣步搮偵晦楮卥瑴楮杄慴愀ꁙꙠdꁙꙠꀻꑼĀޭὋ,P Ᵽ潭⹡灰汥⹰物湴⹴敭灬慴故湴特⹣潮獴牡楮瑔祰攀jꁙꙠlꀏ㉼Āႀꆱ쇓ὋὋὋퟰꆱ쇓ꆱ쇓ꆱ쇓ꆱ쇓ꆱ쇓ꆱ쇓ꆱ쇓ꆱ쇓ꆱ쇓ὋὋꆱ쇓Ὃꆱ쇓ꆱ쇓ὋὋﾀὋꀻꑼĀޭὋ*P ⩣潭⹡灰汥⹰物湴⹴敭灬慴故湴特⹤敦慵汴噡汵攀ꁙꙠꀻꑼĀޭὋ  ၓ整瑩湧䅬汖慬略猀쀀ablꀏ⚬ĀᆆὋꀏ⚬ĀᆆὋꀻꑼĀޭὋ  쀀쟒逧즐ꀻꏴꁙꙠꀏ⚬ĀᆆὋፓ整瑩湧䍵牲敮瑖慬略K꿀ὋὊ¢Ὃ퇠ﾀꀻꏼὉ궠ὋὋ@ ὋὋ쀀쟒catꀏ㉼Āႀ&#13; &#13;ꆱ쇓Ὃ홰Ὃ훰ꀻꑼĀޭὋ!@ ꀻꑼĀޭὋ흰N Ⅳ潭⹡灰汥⹰物湴⹴敭灬慴故湴特⹫敹ôὋ헀Ὃ폠ﾀὋꀻꏴὋꀻꑼĀޭὋ0 ᥓ整瑩湧䑥晡畬瑖慬楤噡汵敳@ ꀏ⚬ĀᆆὋ퇠ꀻꑼĀޭὋ  ॖ慬略偩捫Ὃꀏ⚬ĀᆆὋ툐ꀻꑼĀޭὋ퉀  ꀻꑼĀތᕃ祣汥⁔桲潵杨⁗楮摯睳ꀏ㉼Āႀ5ꆱ쇓ὋὋ쾀鏜㟕鏜䵱鏺뵹鏺붕ᬀꀼ뽐ꁙ鯸Ὃ꬀ꁚ劸獩湳ꆱ쇓ꀼ뽐ꀼ쭀ꆱ쇓ꆱ쇓ꀼ門ꀼ襰ꀼ窀J퐀὆냠ũ潢銅년镅὆냠ũ潢銅년镅ꀻꑼĀތ၁牲慮来⁩渠䙲潮琀摢瑭䀀4摬晴䀀(摯歨䀀摯歭䀀摯歰䀀X摰晳䀀L摰潳䀀摲楧䀀@ꀻꑼĀތ౮數ĀꀻꑼĀތᕗ楮摯眠汩獴⁳数慲慴潲āὊ㑀鏛︰Ὃ짠Ὂ㢐Ὂ㼠Ὂ㯐Ὂ䩐慣捥Ὃ짠ꀏ⚬ĀᆎὋ鏜㟕鏜䵱鏺뵹鏺붕ὋὉ蔰ꀻꑼȀސSoftware Update…ꁙ鯸ꁚ劸ꁚ劸Ó净ꀼ䍐ꀻꑼĀތш楤攀ꁙ鯸ꀼ뗠ꁚ劸獨慬ꀏ⚬Āᆎ&#10;Ὃ鏜㟕鏜䵱鏺뵹鏺붕ꁙ隸὇곰ὈꀻꑼĀތᙗ楮摯眠汩獴⁴敲浩湡瑯爀ꀏ⚬Āᆎ&#10;Ὃ鏜㟕鏜䵱鏺뵹鏺붕ꁙ鯸Ὃꁚ劸Ā牥獴ᓉ塚ꀻꑼȀތՓ汥数ὁ谰ᓉ塚ὁ觰ὁ訰Ὀ봠Ὀ뵠Ὀ붠Ὀ뷠ὁ覰ᓉ祖ꀻꑼȀތݒ敳瑡牴ꁙ鯸ꁚ劸ꁚ劸ꁙ鯸Ὃꁚ劸摯歭ꀻꑼȀތᕔ畲渠䵡杮楦楣慴楯渠佮ꁙ鯸Ὃꁚ劸湰牦ꀻꑼȀސNetwork Preferences…ꁙ鯸Ὃꁚ劸摯歰ꀻꑼȀސDock Preferences…ꁙ鯸ꁚ劸ꁚ劸摰潳ꁙ鯸Ὃꁚ劸獬数ꁙ鯸὇醰ꀼ쯰桩摯ꁙ鯸Ὃꁚ劸獷異ꁙ鯸Ὃ뀠ꁚ劸ĀĀ慢瑭쇓ꆱ쇓ꁙ鯸Ὃꁚ劸Āǀ獰牯궀ꀼ煀ꁙ鯸Ὃꁚ劸0獯晴쇓ꀼ꺰ꀻꑼȀސMac OS X Software…ꁙ鯸ꁚ劸ꁚ劸Ὃꁙ鯸Ὃꁚ劸獹獰䉐ὋꀻꑼȀސSystem Preferences…ꁙ鯸ꀼ뫀ꁚ劸Ὃ摯捫ꁙ隸Ὃ὇ꁙ鯸Ὃꀼ쯰桩摥ꁙ鯘ꀼ顠Ὂ㓀넋ꁙ鯸Ὃꀼ綀Ā灲敦ꀻꑼĀސPreferences…ꁙ鯸ꁚ劸ꁚ劸ꁙ鯸ꀼ闰ꁚ劸獥牶ꀻꑼȀސSystem Profiler…ὋὋὋὋὋὋὋὋ὇ꁙ鯸ꁚ劸ꁚ劸ꁙ鯸ꁚ劸ꁚ劸牣瑤ꁙ鯸ꀼ潰ꁚ劸Ὃ牣湴ꁙ鯘ꀼ潰Ὃꁙ鯸ꀼ鹐ꁚ劸Ā慰灳ꁙ鯸ꁚ劸ꁚ劸慰獰ꁙ鯸ꀼ樰ꁚ劸Ā摯捳ꁙ鯸ꁚ劸ꁚ劸摣獰ꁙ鯸὇ꠐꁚ劸Ā獥牶ꁙ鯸ꁚ劸ꁚ劸獲獰ꁙ鯸὇ꁚ劸捬物ꀻꑼȀސLog Out %@…ὋὋὋὋὋὋὋꁙ鯸ὋꀼꕀĀ汯杯ꁙ鯸ὁ窠ꁚ劸" style:num-format="1" text:display-levels="3">
        <style:list-level-properties text:list-level-position-and-space-mode="label-alignment">
          <style:list-level-label-alignment text:label-followed-by="listtab"/>
        </style:list-level-properties>
      </text:list-level-style-number>
      <text:list-level-style-number text:level="4" style:num-suffix="萏ನ萑﯈옕ԀĎဆ葞ನ葠﯈葞ࢸ葠ὁὊ᪏預᪏颐텐ᓊ䛀᪎ὀὉ우ꀼ昀ᓄꦠὉ윰Ὁ읰ᓄĠᓊ䂐ᓄŠ᪅⊠ꀼ昀᪏韐ꆱ쇓ꆱ쇓ꆱ쇓὆ｐ᫙啰὆펠ꆱ쇓ꆱ쇓븠ꆱ쇓ꆱ쇓ꆱ쇓᪆掐ὁ쎀ὁ㋀ꀻꑼĀް᪎郐䁫￴Ã,ĀNo List&#10;&#10;ꆱ쇓ꆱꀻꑼĀތ၉浰潲瑥爠扩汬敤攀ꀻꑼĀތࡔ畯⁫當愀ꀻꑼĀްὁ땰怗Č¥㴕TOC 5␃΄༃澤ጀ⢤᐀⢄布漤愃䩃䩏䩑䩞䡟Ё䩡␃΄༃澤ጀ⢤᐀⢄布漤愃$䩃䩏䩑䩞䡟Ё䡭ఉ䡮Љ䡳ఉ䡴Љuð((āĀāĀͯ̀V耀＀dఉЉЁ＀＀＀＀슈Ὂ슸Ɣ½䊐䊐㾀㾀䁀䀀ၐᒝᒝὋࡰ䷐촍ὊﭐȀὋꞠᒝ翿翿Â䐀ꀻꑼĀތ㕓捨物晴獡浭汵湧⽓捨物晴扩扩汩潴桥欠慵猠呥硴⁥牳瑥汬敮ꀏ㉼Āႀ ꆱ쇓Ὂ叠Ὁ膀4耀翿4ꀻꑼĀްὀ$ꀻꑼĀްὀ5⩂ي䌀ᡊ伀͊儀͊帀J愀ᠨ漀桰ÿ梇䢈쇓쟒펛䀀䵍捰呃䌠ᒓᒓ@ꀻꑼĀތፓ桯眠䡥汰⁉湳灥捴潲ᬀꀻꑼĀތ㘯䅰灬楣慴楯湳⽄楣瑩潮慲礮慰瀯䍯湴敮瑳⽍慣体⽄楣瑩潮慲礀ꀻꑼĀްὈ쮰()옕Ԁă怆葞͠葠ｰ梇䢈﻿()옕Ԁă葞ϰ葠﹐梇䢈)옕ԀĄ耆葞Ҁ葠﹐ꁙ냘Ὂ䍰߃Ὀ叀ꁚ耈Ā耀਀Ὃ기⤠ᒓᓄᒓﷄ ¿鸀Ὂ䏰ũ潢銅년镅Ὂ䏰ũ潢銅년镅ăꁙ녨Ὃ鲐߄Ὃ기乀J䏰銅년镅Ὂ䏰ũ潢銅년镅桩潢桩潢Ὃ기羀羀Ā¿ꈀdꁛᢨā઀Ὃ괠浡捳浭捡䀀銅년镅Ὁũ潢銅년镅Ὁũ潢銅년镅Ὁũ潢銅년镅Ὁũ潢銅년镅Ὁţ捥銅년䀀浡捳浭捡ᒓᒓ@浡捳浭捡䀀Ὁţ捥銅년镅Ὁţ捥銅년镅Ὁţ捥銅년镅Ὁţ捥銅년镅Ὁů畳銅년镅ᬀ銅년ꁙ鯘;ꅴꀼ顠Ὃ좰ꮃ Ὃ쾠桩潢桩潢ꀻꑼȀތแ扯畴⁔桩猠䵡挀Ὀ쐰ũ潢銅년镅Ὀ쐰ũ潢銅년镅Ὀ쐰ũ潢銅년镅Ὀ쐰ũ潢銅년镅Ὀ쐰ũ潢銅년镅Ὀ쐰ţ捥銅년镅Ὀ쐰ţ捥銅년镅Ὀ쐰ţ捥銅년镅Ὀ쐰ţ捥銅년镅Ὀ쐰ţ捥銅년镅Ὀ쐰ţ捥銅년镅Ὀ쐰ţ捥銅년镅Ὀ쐰ţ捥銅년镅Ὀ쐰ţ捥銅년镅Ὀ쐰ů畳銅년镅Ὃ뇀ť湵銅년ὀ䊐Ὂ㛰鏗Ὃ죀əꀏ⚬ĀᆎCDµ㘀鏜㟕鏜䵱鏺뵹鏺붕ꀏ⥼Āᚄ&#13;ꀻꑼĀޭὋ뉐Ep 䕣潭⹡灰汥⹰物湴⹔敭灬慴敓灥捩晩挮䡐䅰灖敲獩潮乵浢敲⹐畦晩湓整瑩湧䑡瑡쀀쀀Ὃ닠ꀻꑼĀޭὋ닠,P Ᵽ潭⹡灰汥⹰物湴⹴敭灬慴故湴特⹣潮獴牡楮瑔祰攀About This Macꀏ㉼Āႀꆱ쇓Ὃ데Ὃ뎰Ὃ례ꆱ쇓ꆱ쇓ꆱ쇓ꆱ쇓ꆱ쇓ꆱ쇓ꆱ쇓ꆱ쇓ꆱ쇓Ὃ돰Ὃ닀ꆱ쇓Ὃ딀ꆱ쇓ꆱ쇓Ὃ뢠Ὃ듀ﾀὋ딠ꀻꑼĀޭὋ됐*P ⩣潭⹡灰汥⹰物湴⹴敭灬慴故湴特⹤敦慵汴噡汵攀Ὃ늠Ὃ뎐Ὃ#ꁙꙠꀻꑼĀޭὋ뒀  ၓ整瑩湧䅬汖慬略猀쟐庛ꀏ⚬Āᆆꀏ㉼Āႀ&#13; &#13;ꆱ쇓὇깰Ὃ럀ꀻꑼĀޭὋ땀!@ ꀻꑼĀޭ὇껰Ep Ⅳ潭⹡灰汥⹰物湴⹴敭灬慴故湴特⹫敹ô὇귐὇萰Ὃ뒠Ὃ뗀Ὃ똠ꀻꑼĀޭὋ떠  ፓ整瑩湧䍵牲敮瑖慬略Ὃ놰Ὃ뇐ꀏ⥼ĀᚄТ耀ꀻꑼĀޭὋ뗰0 ᥓ整瑩湧䑥晡畬瑖慬楤噡汵敳@@ ꀏ⚬ĀᆆὋ뚠ꀻꑼĀޭὋ뙠  ॖ慬略偩捫ꀏ⚬ĀᆆὋ띀Ὃ뙀萰Ὃ뚀UEꀻꑼĀޭὋ뛰  ፓ整瑩湧䑥灥湤敮捩敳Ὃ듐ꀏ⚬ĀᆆꀻꑼĀޭὋ띐0 ᕓ整瑩湧䕮慢汥摓整瑩湧64ꀻꑼĀޭ὇0 ꀻꑼȀތ๔畲渠䡩摩湧⁏渀Ὃ똠Ὃ란὇귐萰Ὃ뒠Ὃ뗀὇괠ꀻꏼὋ뜐ꀻꏴ὇깐὇὇ꀻꑼĀޭὋ론'@ ❣潭⹡灰汥⹰物湴⹴敭灬慴故湴特⹶慬略呹灥   ꀏ⥼Āᚄ&#13;ꀻꑼĀޭὋ룐?p 㽣潭⹡灰汥⹰物湴⹔敭灬慴敓灥捩晩挮䡐䅰灖敲獩潮乵浢敲䕮慢汥摓瑡瑥@ ꁙꙠꀻꑼĀޭὋ률,P Ᵽ潭⹡灰汥⹰物湴⹴敭灬慴故湴特⹣潮獴牡楮瑔祰攀µꆱ쇓ꀏ㉼Āႀꆱ쇓Ὃ맰Ὃ먰Ὃ베ꆱ쇓ꆱ쇓ꆱ쇓Ὃ며ꆱ쇓ꆱ쇓ꆱ쇓ꆱ쇓ꆱ쇓Ὃ묰Ὃ륀ꆱ쇓Ὃ뮰ꆱ쇓ꆱ쇓Ὃ봀Ὃ뫠Ὃ뮠ﾀὋ밐ꀻꑼĀޭὋ몐-P ⵣ潭⹡灰汥⹰物湴⹴敭灬慴故湴特⹣潮獴牡楮瑖慬略ꀏ⚬ĀᆆὋ묐ꀏ⥼ĀᚄὋ묀ꀻꑼĀޭὋ뭐*P ⩣潭⹡灰汥⹰物湴⹴敭灬慴故湴特⹤敦慵汴噡汵攀 쟑쟒Q뮰@ ꀏ⥼ĀᚄꀻꑼĀޭὋ믐!@ Ⅳ潭⹡灰汥⹰物湴⹴敭灬慴故湴特⹫敹ã욣꭛ꀻꑼĀޭὋ배?p 㽣潭⹡灰汥⹰物湴⹔敭灬慴敓灥捩晩挮䡐䅰灖敲獩潮乵浢敲䕮慢汥摓瑡瑥Ñ쟒BꀻꑼĀޱὋ벰ꀻꑼĀޭὋ변'@ ❣潭⹡灰汥⹰物湴⹴敭灬慴故湴特⹶慬略呹灥쀀쟒迋肠ꆱ쇓ꀏ⥼Āᚄ&#13;ꀻꑼĀޭὋ봰Q 兣潭⹡灰汥⹰物湴⹔敭灬慴敓灥捩晩挮䡐䅰灖敲獩潮乵浢敲䕮慢汥摓瑡瑥⹐畦晩湓整瑩湧䑡瑡`쀀쟒/ꀻꑼĀޭὋ뷐,P Ᵽ潭⹡灰汥⹰物湴⹴敭灬慴故湴特⹣潮獴牡楮瑔祰攀ꁙꙠꀏ㉼Āႀꆱ쇓Ὃ빠Ὃ뺠Ὃꆱ쇓ꆱ쇓ꆱ쇓ꆱ쇓ꆱ쇓ꆱ쇓ꆱ쇓ꆱ쇓ꆱ쇓Ὃ뻠Ὃ붰ꆱ쇓Ὃꆱ쇓ꆱ쇓Ὃ콐Ὃ쀰ﾀὋꀻꑼĀޭὋ뼀*P ⩣潭⹡灰汥⹰物湴⹴敭灬慴故湴特⹤敦慵汴噡汵攀@ 쟐Ⴛ쟑Ὃ셐ὋꀻꑼĀޭὋ뽰  ၓ整瑩湧䅬汖慬略猀鏜㟕鏜䵱ꀏ⚬ĀᆆὋ뿐ꀏ⚬ĀᆆὋ쀀Ὃ뾰ꀏ⥼ĀᚄὋ쎠Turn즐Ὃ뿰ing Onꀏ㉼Āႀ&#13;ꆱ쇓Ὃ쬀Ὃ쭀ꀻꑼĀޭὋ쮀  ꀻꑼȀތቐ潳楴楯渠潮⁂潴瑯洀浡捳浭捡䀀耀Ὃ쇀乀쀀쟒64Ὃ쇀浡捳浭捡䀀Ă²頀d(ꁛᢨā઀Ὃ산ꀻꑼȀތၐ潳楴楯渠潮⁌敦琀浡捳浭捡䀀µꆱ쇓鏜㟕鏜䵱鏺뵹鏺붕쀀쀀쌀@ 쟒쟑浡捳浭捡䀀@ 쀀쟒ꁙꙠὋ쉀   &#10;ꁙꙠὋ슀쀀쟒i䀀浡捳浭捡ᒓᒓ@浡捳浭捡䀀쟑쟒刺Ὃ쏀ꁙꙠὋ쒰   쀀쟑ﭳ쑰@ ꁙꙠ䀀浡捳浭捡ᒓᒓ@浡捳浭捡䀀鏺뵹鏺붕쀀쀀&#13;肠ꀼ뚰쀀쀀ion on BottomꀻꑼĀޱὋ쓰@ 䀀浡捳浭捡ᒓᒓ@浡捳浭捡䀀ꀻꑼĀޱὋ앐@ 쀀쟑쀀쀀      쟒迓쟒Ὃ잠Ὃꀏ㉼Āႀ䀀浡捳浭捡ᒓᒓ豈@浡捳浭捡䀀쀀쀀ὋTRUE쀀쟒䀀浡捳浭捡ᒓ龜ᒓ奈@浡捳浭捡䀀@ ꁙꙠ쀀쟑은@ 쀀쟒ꁙꙠὋ읰䀀浡捳浭捡ᒓ樂ᒓ落@浡捳浭捡䀀쟒쟒㞻ionꁙꙠὋ쩐Iteꆱ쇓ꆱ쇓ꆱ쇓ꀼ&#10;䀀浡捳浭捡ᒓ鸞ᒓ襤@ᬀꁙ隸Ὃ&#13;ꁙ냘ὀ䊐߇Ὃ즠叀ꮂꁚ耈Ā耀਀ὀ䋠Ð嶯ᒓ쥠ᓂ䄠ᒓ㞻켠&#13;ꁛᢨȁ઀Ὃ죀ꀻꑼȀސForce Quit…ꁙ냘Ὃ߉Ὂ㑀叀ꮁꁚ耈Ā耀਀὇ޱᒓ὇ꦐᒓὊ鍰桩潢桩潢ꀻꑼȀތെ潲捥⁑畩琠╀Ὃ츀ꆱ쇓Ὃ캰ꆱ쇓Ὃ켰ꆱ쇓Ὃ쳐ꆱ쇓Ὃ촰ὋὋ춀ὋὋ칰Ὃ뽐Ὃ쁰Ὃ쮰Ὃ칐Ὃ켐ꀻꏴὋ촐ꀻꏼὋὋ췠Ὃ즐Ὃ뾐Ὃ쮠Ὃ찀ፓ整瑩湧䍵牲敮瑖慬略ޭὋ챐ꀏ⥼ĀᚄꀻꑼĀޭὋ쯐0 ᥓ整瑩湧䑥晡畬瑖慬楤噡汵敳&#10;ꁙꙠꀏ⚬ĀᆆὋ첀ꀻꑼĀޭὋ챀  ॖ慬略偩捫ě쀀   ꀏ⚬ĀᆆὋ첰쀀쟒Ὃ찠즐Ὃ챠 즐ꀻꑼĀޭὋ쳰  ፓ整瑩湧䑥灥湤敮捩敳&lt;殠ꀼ偰ꀼꀏ⚬ĀᆆꀻꑼĀޭὋ쵐0 ᝓ整瑩湧䕮慢汥摓瑡瑥䙬慧쀀쟒64ꀻꑼĀޭὋ춠@ ὓ整瑩湧䝥瑖慬楤噡汵敳䡥畲楳瑩捳Ὃ킀ꀻꅴꀻꑼĀޱὋ츐ꀏ⚬ĀᆆꀻꑼĀޭὋ츠0 ᥓ整瑩湧䝥瑖慬略䡥畲楳瑩捳ꀏ⚬ĀᆆꀻꑼĀޭὋ캐  ቓ整瑩湧䵡硖慬略剥昀 ꀻꑼĀޭὋ컐&quot;@ ≓整瑩湧剥慤䙲潭䩯扔楣步瑈敵物獴楣猀鏜㟕鏜䵱鏺뵹鏺붕ꀏ⚬ĀᆆꀻꑼĀޭὋ0 ꀏ⥼Āᚄ&#13;ꀻꑼĀތ్楮業楺攠䅬氀Ὃᓊ㙐Ὃ꿀ὀ䉐Ὂ䂐浯畳浥湵Ϭ浥湵j浥湵i浥湵h浥湵g浥湵f浥湵e浥湵d浥湵浥湵桩潢桩潢桩潢桩潢桩潢捭摳捭摳&#13;慣捥,慣捥*慣捥)&#10;慣捥慣捥慣捥慣捥慣捥慣捥쟒穳慭敔慢汥ꀻꑼĀޱὋ텀@ ā὇鏛︰὇ὈὋ⏐Ὀ듐὇결镅ꁛᢨā઀὇퉠ꁙ鯸Ὃ퇀ꁚ劸Ā獨畴ꀻꑼȀތ॓桵琠䑯睮ὋὋ즐ὋTRUE즐ﾀὋ틠ፓ整瑩湧䑥灥湤敮捩敳ꀏ⚬ĀᆆꀻꑼĀޭὋ튠0 ᕓ整瑩湧䕮慢汥摓整瑩湧쟒쀀p팀ꀻꑼĀޭὋ티'@ ❈偁灰汩捡瑩潮卥瑴楮杳䱯捫敤䕮慢汥摓瑡瑥ꀻꑼĀޭὋ퍐0 ᝓ整瑩湧䕮慢汥摓瑡瑥䙬慧툠@ ꀻꑼĀޭὋ펠@ ὓ整瑩湧䝥瑖慬楤噡汵敳䡥畲楳瑩捳±쇓ꆱ쇓ꀼ肠ꆱ쇓ꀼ鳰ꀼ偰ꀼ뚰ꆱ쇓ꀏ⚬ĀᆆꀻꑼĀޭὋ퐠0 ᥓ整瑩湧䝥瑖慬略䡥畲楳瑩捳쟒쀀Xꀏ⚬ĀᆆꀻꑼĀޭὋ풐  ቓ整瑩湧䵡硖慬略剥昀ꀻꑼĀޭὋ퓐&quot;@ ≓整瑩湧剥慤䙲潭䩯扔楣步瑈敵物獴楣猀ὋὋὋὁ覰ὋὋὋꀏ⚬ĀᆆꀻꑼĀޭὋ핐0 ᡓ整瑩湧啳敤䉹䅰灬楣慴楯渀㙐ὀ䈐ὀ䉐Ὀ뚐ὋὋꀻꑼĀޭὋ햠  ན整瑩湧啳敲乡浥GὋὈ봠὇ꀻꑼĀޭὋ헠0 ᭁ灰汩捡瑩潮⁓整瑩湧猠䱯捫敤KὋὋὋᓉ塚ꀻꑼĀޭὋ혰  ቓ整瑩湧噡汩摖慬略猀ὋὋὋꀏ⚬ĀᆆὋꆱ쇓Ὃ튀ꆱ쇓ꆱ쇓ꆱ쇓ꆱ쇓ꆱ쇓Ὃ햀ꆱ쇓ꆱ쇓ꆱ쇓Ὃ푰ὋὋꆱ쇓ꆱ쇓ꆱ쇓Ὃ풰ꆱ쇓Ὃ픰ꆱ쇓Ὃꆱ쇓Ὃ팰Ὃ혐Ὃ펀ꆱ쇓ꆱ쇓ꆱ쇓ꆱ쇓Ὃ퐀ὋὋ틐Ὃ헀ﾀὋꀻꏴὋ픐ꀻꏼὋ퉠ꀻꏴὋ홐Ὃ폠Ὃ푐乣潭⹡灰汥⹰物湴⹔敭灬慴敓灥捩晩挮䡐䅰灬楣慴楯湓整瑩湧獌潣步搮偵晦楮卥瑴楮杄慴愀ꁙꙠ2ꁙꙠꀻꑼĀޭὋ'@ ❣潭⹡灰汥⹰物湴⹴敭灬慴故湴特⹶慬略呹灥8ꁙꙠꀏ⥼Āᚄ&#13;ꀻꑼĀޭὋHp 䡣潭⹡灰汥⹰物湴⹔敭灬慴敓灥捩晩挮䡐䅰灬楣慴楯湓整瑩湧獌潣步摅湡扬敤却慴攀BꁙꙠꀻꑼĀޭὋ,P Ᵽ潭⹡灰汥⹰物湴⹴敭灬慴故湴特⹣潮獴牡楮瑔祰攀HꁙꙠJꀏ㉼Āႀꆱ쇓Ὃ蘒Ὃ褐ꀻꑼĀޭὋ猪-P ꁙꊘὋᡓ整瑩湧啳敤䉹䅰灬楣慴楯渀ὋὋὋὋὋꀻꑼĀޭὋ  ན整瑩湧啳敲乡浥KὋὋὋꀻꑼĀޭὋ @ ⁈偁灰噥牳楯湎畭扥爠䕮慢汥搠却慴攀ὋὋὋὋὋὋὋꀻꑼĀޭὋ  ቓ整瑩湧噡汩摖慬略猀ὋὋꀏ⚬ĀᆆꀻꑼĀޭὋ!@ Ⅳ潭⹡灰汥⹰物湴⹴敭灬慴故湴特⹫敹`ꀻꑼĀޭὋQ 兣潭⹡灰汥⹰物湴⹔敭灬慴敓灥捩晩挮䡐䅰灖敲獩潮乵浢敲䕮慢汥摓瑡瑥⹐畦晩湓整瑩湧䑡瑡ꁙꙠꀻꑼĀޭὋ'@ ❣潭⹡灰汥⹰物湴⹴敭灬慴故湴特⹶慬略呹灥ꀻꑼĀޭὋ&lt;` 㱣潭⹡灰汥⹰物湴⹔敭灬慴敓灥捩晩挮䡐䅰灬楣慴楯湓整瑩湧獌潣步搀ꁙꙠ ꀻꑼĀޭὋ,P Ᵽ潭⹡灰汥⹰物湴⹴敭灬慴故湴特⹣潮獴牡楮瑔祰攀&amp;ꁙꙠꀏ㉼Āႀꆱ쇓ὋὋὋꆱ쇓ꆱ쇓ꆱ쇓Ὃꆱ쇓ꆱ쇓ꆱ쇓ꆱ쇓ꆱ쇓ὋὋꆱ쇓Ὃꆱ쇓ꆱ쇓ὋὋꀻꏴﾀὋꀻꑼĀޭὋ-P ⵣ潭⹡灰汥⹰物湴⹴敭灬慴故湴特⹣潮獴牡楮瑖慬略8ꁙꙠ:ꀏ⚬ĀᆆὋꀻꑼĀޭὋ*P ꀻꏴꀻꏼꁙꙠ⩣潭⹡灰汥⹰物湴⹴敭灬慴故湴特⹤敦慵汴噡汵攀DꁙꙠFꀻꑼĀޭὋ!@ Ⅳ潭⹡灰汥⹰物湴⹴敭灬慴故湴特⹫敹`LꀻꑼĀޭὋ&lt;` 㱣潭⹡灰汥⹰物湴⹔敭灬慴敓灥捩晩挮䡐䅰灬楣慴楯湓整瑩湧獌潣步搀RꁙꙠTꀻꑼĀޭὋ'@ ❣潭⹡灰汥⹰物湴⹴敭灬慴故湴特⹶慬略呹灥Zꀏ⥼Āᚄ&#13;ꀻꑼĀޭὋN 乣潭⹡灰汥⹰物湴⹔敭灬慴敓灥捩晩挮䡐䅰灬楣慴楯湓整瑩湧獌潣步搮偵晦楮卥瑴楮杄慴愀ꁙꙠdꁙꙠꀻꑼĀޭὋ,P Ᵽ潭⹡灰汥⹰物湴⹴敭灬慴故湴特⹣潮獴牡楮瑔祰攀jꁙꙠlꀏ㉼Āႀꆱ쇓ὋὋὋퟰꆱ쇓ꆱ쇓ꆱ쇓ꆱ쇓ꆱ쇓ꆱ쇓ꆱ쇓ꆱ쇓ꆱ쇓ὋὋꆱ쇓Ὃꆱ쇓ꆱ쇓ὋὋﾀὋꀻꑼĀޭὋ*P ⩣潭⹡灰汥⹰物湴⹴敭灬慴故湴特⹤敦慵汴噡汵攀ꁙꙠꀻꑼĀޭὋ  ၓ整瑩湧䅬汖慬略猀쀀ablꀏ⚬ĀᆆὋꀏ⚬ĀᆆὋꀻꑼĀޭὋ  쀀쟒逧즐ꀻꏴꁙꙠꀏ⚬ĀᆆὋፓ整瑩湧䍵牲敮瑖慬略K꿀ὋὊ¢Ὃ퇠ﾀꀻꏼὉ궠ὋὋ@ ὋὋ쀀쟒catꀏ㉼Āႀ&#13; &#13;ꆱ쇓Ὃ홰Ὃ훰ꀻꑼĀޭὋ!@ ꀻꑼĀޭὋ흰N Ⅳ潭⹡灰汥⹰物湴⹴敭灬慴故湴特⹫敹ôὋ헀Ὃ폠ﾀὋꀻꏴὋꀻꑼĀޭὋ0 ᥓ整瑩湧䑥晡畬瑖慬楤噡汵敳@ ꀏ⚬ĀᆆὋ퇠ꀻꑼĀޭὋ  ॖ慬略偩捫Ὃꀏ⚬ĀᆆὋ툐ꀻꑼĀޭὋ퉀  ꀻꑼĀތᕃ祣汥⁔桲潵杨⁗楮摯睳ꀏ㉼Āႀ5ꆱ쇓ὋὋ쾀鏜㟕鏜䵱鏺뵹鏺붕ᬀꀼ뽐ꁙ鯸Ὃ꬀ꁚ劸獩湳ꆱ쇓ꀼ뽐ꀼ쭀ꆱ쇓ꆱ쇓ꀼ門ꀼ襰ꀼ窀J퐀὆냠ũ潢銅년镅὆냠ũ潢銅년镅ꀻꑼĀތ၁牲慮来⁩渠䙲潮琀摢瑭䀀4摬晴䀀(摯歨䀀摯歭䀀摯歰䀀X摰晳䀀L摰潳䀀摲楧䀀@ꀻꑼĀތ౮數ĀꀻꑼĀތᕗ楮摯眠汩獴⁳数慲慴潲āὊ㑀鏛︰Ὃ짠Ὂ㢐Ὂ㼠Ὂ㯐Ὂ䩐慣捥Ὃ짠ꀏ⚬ĀᆎὋ鏜㟕鏜䵱鏺뵹鏺붕ὋὉ蔰ꀻꑼȀސSoftware Update…ꁙ鯸ꁚ劸ꁚ劸Ó净ꀼ䍐ꀻꑼĀތш楤攀ꁙ鯸ꀼ뗠ꁚ劸獨慬ꀏ⚬Āᆎ&#10;Ὃ鏜㟕鏜䵱鏺뵹鏺붕ꁙ隸὇곰ὈꀻꑼĀތᙗ楮摯眠汩獴⁴敲浩湡瑯爀ꀏ⚬Āᆎ&#10;Ὃ鏜㟕鏜䵱鏺뵹鏺붕ꁙ鯸Ὃꁚ劸Ā牥獴ᓉ塚ꀻꑼȀތՓ汥数ὁ谰ᓉ塚ὁ觰ὁ訰Ὀ봠Ὀ뵠Ὀ붠Ὀ뷠ὁ覰ᓉ祖ꀻꑼȀތݒ敳瑡牴ꁙ鯸ꁚ劸ꁚ劸ꁙ鯸Ὃꁚ劸摯歭ꀻꑼȀތᕔ畲渠䵡杮楦楣慴楯渠佮ꁙ鯸Ὃꁚ劸湰牦ꀻꑼȀސNetwork Preferences…ꁙ鯸Ὃꁚ劸摯歰ꀻꑼȀސDock Preferences…ꁙ鯸ꁚ劸ꁚ劸摰潳ꁙ鯸Ὃꁚ劸獬数ꁙ鯸὇醰ꀼ쯰桩摯ꁙ鯸Ὃꁚ劸獷異ꁙ鯸Ὃ뀠ꁚ劸ĀĀ慢瑭쇓ꆱ쇓ꁙ鯸Ὃꁚ劸Āǀ獰牯궀ꀼ煀ꁙ鯸Ὃꁚ劸0獯晴쇓ꀼ꺰ꀻꑼȀސMac OS X Software…ꁙ鯸ꁚ劸ꁚ劸Ὃꁙ鯸Ὃꁚ劸獹獰䉐ὋꀻꑼȀސSystem Preferences…ꁙ鯸ꀼ뫀ꁚ劸Ὃ摯捫ꁙ隸Ὃ὇ꁙ鯸Ὃꀼ쯰桩摥ꁙ鯘ꀼ顠Ὂ㓀넋ꁙ鯸Ὃꀼ綀Ā灲敦ꀻꑼĀސPreferences…ꁙ鯸ꁚ劸ꁚ劸ꁙ鯸ꀼ闰ꁚ劸獥牶ꀻꑼȀސSystem Profiler…ὋὋὋὋὋὋὋὋ὇ꁙ鯸ꁚ劸ꁚ劸ꁙ鯸ꁚ劸ꁚ劸牣瑤ꁙ鯸ꀼ潰ꁚ劸Ὃ牣湴ꁙ鯘ꀼ潰Ὃꁙ鯸ꀼ鹐ꁚ劸Ā慰灳ꁙ鯸ꁚ劸ꁚ劸慰獰ꁙ鯸ꀼ樰ꁚ劸Ā摯捳ꁙ鯸ꁚ劸ꁚ劸摣獰ꁙ鯸὇ꠐꁚ劸Ā獥牶ꁙ鯸ꁚ劸ꁚ劸獲獰ꁙ鯸὇ꁚ劸捬物ꀻꑼȀސLog Out %@…ὋὋὋὋὋὋὋꁙ鯸ὋꀼꕀĀ汯杯ꁙ鯸ὁ窠ꁚ劸摲楧ꁙ鯸ꁚ劸ꁚ劸ꁙ鯸ꁚ劸ꁚ劸ꁙ鯘ꀼ뫀Ὃꁙ鯸Ὃ랠ꀼ穀摯歨ꁙ鯸Ὃ쇐ꁚ劸摬晴ꁙ鯸Ὃ삐ꁚ劸摢瑭ꁙ鯸ꁚ劸ꁚ劸摰晳ꀏ⚬ĀᆎὋ鏜㟕鏜䵱鏺뵹鏺붕ꀏ⚬ĀᆎὋ鏜㟕鏜䵱鏺뵹鏺붕ὋὋὋὋὋὋὋὋꁙ鯸ꀼ哠ꁚ劸Ὃ汯捡ꁙ鯘ꀼ哠Ὀ듰ꁙ鯸ꁚ劸ꁚ劸ὋὋꁙ鯸Ὃ즰ꀼ朠Ā慰睮ꁙ鯸Ὃ쫠ꀼ朠Ā數楴ꀏ⚬ĀᆎὋ戀鏜㟕鏜䵱鏺뵹鏺붕䀀浡捳浭捡ᒓᒓ@ᬀᬀᬀ ὋὋὋὋὋὋὋὋὋὋὋὋὋὋὋὈ뚐Ὃ὇Ὃ톀ὋὋὀ䈐Ὃﲰꆱ쇓ꆱ쇓ꆱ쇓Ὃꆱ쇓ꆱ쇓ꆱ쇓ꆱ쇓ꆱ쇓ὋנּὋꆱ쇓Ὃ﯀ꆱ쇓ꆱ쇓ὋﴐὋ﫰ὋﮰﾀὋﰠⵣ潭⹡灰汥⹰物湴⹴敭灬慴故湴特⹣潮獴牡楮瑖慬略ꀏ⚬ĀᆆὋﬠꀏ⥼ĀᚄὋ﬐ꀻꑼĀޭὋﭠ*P ⩣潭⹡灰汥⹰物湴⹴敭灬慴故湴特⹤敦慵汴噡汵攀ꀏ⥼ĀᚄꀻꑼĀޭὋﯠ!@ Ⅳ潭⹡灰汥⹰物湴⹴敭灬慴故湴特⹫敹ꀻꑼĀޭὋﱀHp 䡣潭⹡灰汥⹰物湴⹔敭灬慴敓灥捩晩挮䡐䅰灬楣慴楯湓整瑩湧獌潣步摅湡扬敤却慴攀ꀻꑼĀޭὋﳐ'@ ❣潭⹡灰汥⹰物湴⹴敭灬慴故湴特⹶慬略呹灥ꀏ⥼Āᚄ&#13;ꀻꑼĀޭὋ﵀Z 婣潭⹡灰汥⹰物湴⹔敭灬慴敓灥捩晩挮䡐䅰灬楣慴楯湓整瑩湧獌潣步摅湡扬敤却慴攮偵晦楮卥瑴楮杄慴愀ꀻꑼĀޭὋﷰ,P Ᵽ潭⹡灰汥⹰物湴⹴敭灬慴故湴特⹣潮獴牡楮瑔祰攀ꀏ㉼Āႀꆱ쇓ὋﺀὋﻀὌ߀ꆱ쇓ꆱ쇓ꆱ쇓ꆱ쇓ꆱ쇓ꆱ쇓ꆱ쇓ꆱ쇓ꆱ쇓Ὃ＀Ὃ﷐ꆱ쇓Ὄڰꆱ쇓ꆱ쇓ὌࠠὌĀﾀὌܐꀻꑼĀޭὋ＠*P ⩣潭⹡灰汥⹰物湴⹴敭灬慴故湴特⹤敦慵汴噡汵攀ꀻꑼĀޭὋﾐ  ၓ整瑩湧䅬汖慬略猀ꀏ⚬ĀᆆὌÐꀏ⚬ĀᆆὌ ꀻꑼĀޭὌp  ꀏ⥼Āᚄ즐Ὄꀏ⚬ĀᆆὌ ፓ整瑩湧䍵牲敮瑖慬略ꀏ⥼ĀᚄﾀὌὋ￐ὌPꀏ㉼Āႀ&#13;ꆱ쇓ὌŀὌƀὌРꆱ쇓ὌӐꆱ쇓ὌՐꆱ쇓Ὄ˰ꆱ쇓Ὄ͐Ὄ֠ὌΠὌِὌҐὋｰὋ￰ὌǐὌѰὌ԰ꀻꏴὌ̰ꀻꏼὌנὌЀὌڐﾀὋﾰὌǀὌȠꀏ⥼ĀᚄꀻꑼĀޭὌǰ0 ᥓ整瑩湧䑥晡畬瑖慬楤噡汵敳ꀏ⚬ĀᆆὌʠꀻꑼĀޭὌɠ  ॖ慬略偩捫ꀏ⚬ĀᆆὌːὌɀﾀὌʀﾀꀻꑼĀޭὌ̐  ፓ整瑩湧䑥灥湤敮捩敳ꀏ⚬ĀᆆꀻꑼĀޭὌͰ0 ᝓ整瑩湧䕮慢汥摓瑡瑥䙬慧ꀻꑼĀޭὌπ@ ὓ整瑩湧䝥瑖慬楤噡汵敳䡥畲楳瑩捳ꀏ⚬ĀᆆꀻꑼĀޭὌр0 ᥓ整瑩湧䝥瑖慬略䡥畲楳瑩捳ꀏ⚬ĀᆆꀻꑼĀޭὌҰ  ቓ整瑩湧䵡硖慬略剥昀ꀻꑼĀޭὌӰ&quot;@ ≓整瑩湧剥慤䙲潭䩯扔楣步瑈敵物獴楣猀ꀏ⚬ĀᆆꀻꑼĀޭὌհ0 ᡓ整瑩湧啳敤䉹䅰灬楣慴楯渀ꀻꑼĀޭὌ׀  ན整瑩湧啳敲乡浥ꀻꑼĀޭὌ؀)P ⥁灰汩捡瑩潮⁓整瑩湧猠䱯捫敤⁅湡扬敤⁓瑡瑥ꀻꑼĀޭὌٰ  ቓ整瑩湧噡汩摖慬略猀ꀏ⚬ĀᆆꀻꑼĀޭὌې!@ Ⅳ潭⹡灰汥⹰物湴⹴敭灬慴故湴特⹫敹ꀻꑼĀޭὌܰZ 婣潭⹡灰汥⹰物湴⹔敭灬慴敓灥捩晩挮䡐䅰灬楣慴楯湓整瑩湧獌潣步摅湡扬敤却慴攮偵晦楮卥瑴楮杄慴愀ꀻꑼĀޭὌߠ'@ ❣潭⹡灰汥⹰物湴⹴敭灬慴故湴特⹶慬略呹灥ꀏ⥼Āᚄ&#13;ⵣ潭⹡灰汥⹰物湴⹴敭灬慴故湴特⹣潮獴牡楮瑖慬略ꀻꑼĀޭὌ࣐*P ꀻꏴꀻꏼ⩣潭⹡灰汥⹰物湴⹴敭灬慴故湴特⹤敦慵汴噡汵攀ꀻꑼĀޭὌी!@ Ⅳ潭⹡灰汥⹰物湴⹴敭灬慴故湴特⹫敹ꀻꑼĀޭὌঠ8` 㡣潭⹡灰汥⹰物湴⹔敭灬慴敓灥捩晩挮䡐䅵瑯䑵灬數敲䥮獴慬汥搀ꀻꑼĀޭὌਠ'@ ❣潭⹡灰汥⹰物湴⹴敭灬慴故湴特⹶慬略呹灥ꀻꑼĀޭὌ઀J 䩣潭⹡灰汥⹰物湴⹔敭灬慴敓灥捩晩挮䡐䅵瑯䑵灬數敲䥮獴慬汥搮偵晦楮卥瑴楮杄慴愀ꀻꑼĀޭὌଠ,P Ᵽ潭⹡灰汥⹰物湴⹴敭灬慴故湴特⹣潮獴牡楮瑔祰攀ꀏ㉼Āႀꆱ쇓ὌரὌ௰Ὄᗐꆱ쇓ꆱ쇓ꆱ쇓ꆱ쇓ꆱ쇓ꆱ쇓ꆱ쇓ꆱ쇓ꆱ쇓ὌరὌ଀ꆱ쇓Ὄ๐ꆱ쇓ꆱ쇓ὌᘰὌฐﾀὌ๰ꀻꑼĀޭὌ౐*P ⩣潭⹡灰汥⹰物湴⹴敭灬慴故湴特⹤敦慵汴噡汵攀ꀻꑼĀޭὌೀ  ၓ整瑩湧䅬汖慬略猀ꀏ⚬ĀᆆὌ෠ꀏ⚬ĀᆆὌീꀻꑼĀޭὌඐ  즐ꀻꏴꀏ⚬ĀᆆὌධፓ整瑩湧䍵牲敮瑖慬略ﾀꀻꏼὌഀὌ൰ꀏ㉼Āႀ&#13; &#13;ꆱ쇓ὌᑐὌᓐꀻꑼĀޭὌຐ!@ ꀻꑼĀޭὌᕐJ Ⅳ潭⹡灰汥⹰物湴⹴敭灬慴故湴特⹫敹ôὌᎠὌᇀﾀὌೠꀻꏼὌ༠ꀻꑼĀޭὌ໰0 ᥓ整瑩湧䑥晡畬瑖慬楤噡汵敳ꀏ⚬ĀᆆὌྠꀻꑼĀޭὌའ  ॖ慬略偩捫ꀏ⚬ĀᆆὌ࿰ὌཀﾀὌྀꀻꑼĀޭὌဠ  즐ﾀፓ整瑩湧䑥灥湤敮捩敳ꀏ⚬ĀᆆꀻꑼĀޭὌႀ0 ᕓ整瑩湧䕮慢汥摓整瑩湧ꀻꑼĀޭὌა#@ ⍈偁畴潄異汥硥牉湳瑡汬敤䕮慢汥摓瑡瑥ꀻꑼĀޭὌᄰ0 ᝓ整瑩湧䕮慢汥摓瑡瑥䙬慧ꀻꑼĀޭὌᆀ@ ὓ整瑩湧䝥瑖慬楤噡汵敳䡥畲楳瑩捳ꀏ⚬ĀᆆꀻꑼĀޭὌሀ0 ᥓ整瑩湧䝥瑖慬略䡥畲楳瑩捳ꀏ⚬ĀᆆꀻꑼĀޭὌተ  ቓ整瑩湧䵡硖慬略剥昀ꀻꑼĀޭὌኰ&quot;@ ≓整瑩湧剥慤䙲潭䩯扔楣步瑈敵物獴楣猀ꀏ⚬ĀᆆꀻꑼĀޭὌጰ0 ᡓ整瑩湧啳敤䉹䅰灬楣慴楯渀ꀻꑼĀޭὌᎀ  ན整瑩湧啳敲乡浥ꀻꑼĀޭὌᏀ0 ᝁ畴漠䑵灬數敲⁉湳瑡汬敤ꀻꑼĀޭὌᐐ  ቓ整瑩湧噡汩摖慬略猀ꀏ⚬ĀᆆὌ໐ꆱ쇓Ὄၠꆱ쇓ꆱ쇓ꆱ쇓ꆱ쇓ꆱ쇓Ὄ፠ꆱ쇓ꆱ쇓ꆱ쇓ὌቐὌಠὌഠꆱ쇓ꆱ쇓ꆱ쇓Ὄነꆱ쇓Ὄጐꆱ쇓Ὄ࿐ꆱ쇓ὌᄐὌᏰὌᅠꆱ쇓ꆱ쇓ꆱ쇓ꆱ쇓ὌᇠὌ༠ὌႰὌᎠﾀὌೠꀻꏼὌደꀻꏼὌ၀ꀻꏴὌᐰὌᇀὌሰ䩣潭⹡灰汥⹰物湴⹔敭灬慴敓灥捩晩挮䡐䅵瑯䑵灬數敲䥮獴慬汥搮偵晦楮卥瑴楮杄慴愀ꀻꑼĀޭὌᗰ'@ ❣潭⹡灰汥⹰物湴⹴敭灬慴故湴特⹶慬略呹灥ꀏ⥼Āᚄ&#13;ꀻꑼĀޭὌᙠDp 䑣潭⹡灰汥⹰物湴⹔敭灬慴敓灥捩晩挮䡐䅵瑯䑵灬數敲䥮獴慬汥摅湡扬敤却慴攀ꀻꑼĀޭὌᛰ,P Ᵽ潭⹡灰汥⹰物湴⹴敭灬慴故湴特⹣潮獴牡楮瑔祰攀ꀏ㉼Āႀꆱ쇓ὌកὌៀὌᨰꆱ쇓ꆱ쇓ꆱ쇓Ὄ᠀ꆱ쇓ꆱ쇓ꆱ쇓ꆱ쇓ꆱ쇓ὌᣀὌᛐꆱ쇓Ὄ᥀ꆱ쇓ꆱ쇓Ὄ᪐ὌᡰὌᤰﾀὌᦠꀻꑼĀޭὌᠠ-P ⵣ潭⹡灰汥⹰物湴⹴敭灬慴故湴特⹣潮獴牡楮瑖慬略ꀏ⚬ĀᆆὌᢠꀏ⥼ĀᚄὌᢐꀻꑼĀޭὌᣠ*P ⩣潭⹡灰汥⹰物湴⹴敭灬慴故湴特⹤敦慵汴噡汵攀ꀏ⥼ĀᚄꀻꑼĀޭὌᥠ!@ Ⅳ潭⹡灰汥⹰物湴⹴敭灬慴故湴特⹫敹ꀻꑼĀޭὌᧀDp 䑣潭⹡灰汥⹰物湴⹔敭灬慴敓灥捩晩挮䡐䅵瑯䑵灬數敲䥮獴慬汥摅湡扬敤却慴攀ꀻꑼĀޭὌᩐ'@ ❣潭⹡灰汥⹰物湴⹴敭灬慴故湴特⹶慬略呹灥ꀏ⥼Āᚄ&#13;ꀻꑼĀޭὌᫀV 噣潭⹡灰汥⹰物湴⹔敭灬慴敓灥捩晩挮䡐䅵瑯䑵灬數敲䥮獴慬汥摅湡扬敤却慴攮偵晦楮卥瑴楮杄慴愀ꀻꑼĀޭὌ᭰,P Ᵽ潭⹡灰汥⹰物湴⹴敭灬慴故湴特⹣潮獴牡楮瑔祰攀ꀏ㉼Āႀꆱ쇓ὌᰀὌ᱀Ὄ┰ꆱ쇓ꆱ쇓ꆱ쇓ꆱ쇓ꆱ쇓ꆱ쇓ꆱ쇓ꆱ쇓ꆱ쇓ὌᲀὌ᭐ꆱ쇓Ὄ␠ꆱ쇓ꆱ쇓Ὄ▐ὌẀﾀὌ⒀ꀻꑼĀޭὌᲠ*P ⩣潭⹡灰汥⹰物湴⹴敭灬慴故湴特⹤敦慵汴噡汵攀ꀻꑼĀޭὌᴐ  ၓ整瑩湧䅬汖慬略猀ꀏ⚬ĀᆆὌṐꀏ⚬ĀᆆὌᶠꀻꑼĀޭὌᷰ  ꀏ⥼Āᚄ즐Ὄᶐꀏ⚬ĀᆆὌḠፓ整瑩湧䍵牲敮瑖慬略ꀏ⥼ĀᚄﾀὌḐὌᵐὌ᷐ꀏ㉼Āႀ&#13;ꆱ쇓ὌỀὌἀὌ↠ꆱ쇓Ὄ≐ꆱ쇓Ὄ⋐ꆱ쇓Ὄ⁰ꆱ쇓Ὄ⃐Ὄ⌠Ὄ℠Ὄ⏀Ὄ∐ὌᳰὌᵰὌὐὌ⇰Ὄ⊰ꀻꏴὌ₰ꀻꏼὌ⍠ὌↀὌ␀ﾀὌᴰὌὀὌᾠꀏ⥼ĀᚄꀻꑼĀޭὌὰ0 ᥓ整瑩湧䑥晡畬瑖慬楤噡汵敳ꀏ⚬ĀᆆὌ†ꀻꑼĀޭὌῠ  ॖ慬略偩捫ꀏ⚬ĀᆆὌ⁐Ὄ῀ﾀὌ ﾀꀻꑼĀޭὌₐ  ፓ整瑩湧䑥灥湤敮捩敳ꀏ⚬ĀᆆꀻꑼĀޭὌ⃰0 ᝓ整瑩湧䕮慢汥摓瑡瑥䙬慧ꀻꑼĀޭὌ⅀@ ὓ整瑩湧䝥瑖慬楤噡汵敳䡥畲楳瑩捳ꀏ⚬ĀᆆꀻꑼĀޭὌ⇀0 ᥓ整瑩湧䝥瑖慬略䡥畲楳瑩捳ꀏ⚬ĀᆆꀻꑼĀޭὌ∰  ቓ整瑩湧䵡硖慬略剥昀ꀻꑼĀޭὌ≰&quot;@ ≓整瑩湧剥慤䙲潭䩯扔楣步瑈敵物獴楣猀ꀏ⚬ĀᆆꀻꑼĀޭὌ⋰0 ᡓ整瑩湧啳敤䉹䅰灬楣慴楯渀ꀻꑼĀޭὌ⍀  ན整瑩湧啳敲乡浥ꀻꑼĀޭὌ⎀%@ ╁畴漠䑵灬數敲⁉湳瑡汬敤⁅湡扬敤⁓瑡瑥ꀻꑼĀޭὌ⏠  ቓ整瑩湧噡汩摖慬略猀ꀏ⚬ĀᆆꀻꑼĀޭὌ⑀!@ Ⅳ潭⹡灰汥⹰物湴⹴敭灬慴故湴特⹫敹ꀻꑼĀޭὌ⒠V 噣潭⹡灰汥⹰物湴⹔敭灬慴敓灥捩晩挮䡐䅵瑯䑵灬數敲䥮獴慬汥摅湡扬敤却慴攮偵晦楮卥瑴楮杄慴愀ꀻꑼĀޭὌ═'@ ❣潭⹡灰汥⹰物湴⹴敭灬慴故湴特⹶慬略呹灥ꀏ⥼Āᚄ&#13;ꀻꑼĀޭὌ◀2P ㉣潭⹡灰汥⹰物湴⹔敭灬慴敓灥捩晩挮䡐䅵瑯坩摴桓敮獯爀ꀻꑼĀޭὌ☰,P Ᵽ潭⹡灰汥⹰物湴⹴敭灬慴故湴特⹣潮獴牡楮瑔祰攀ꀏ㉼Āႀꆱ쇓Ὄ⛀Ὄ✀Ὄ⤰ꆱ쇓ꆱ쇓ꆱ쇓Ὄ❀ꆱ쇓ꆱ쇓ꆱ쇓ꆱ쇓ꆱ쇓Ὄ⟰Ὄ☐ꆱ쇓Ὄ⡠ꆱ쇓ꆱ쇓Ὄ⦐Ὄ➰ꀻꏴﾀὌ⣀ꀻꑼĀޭὌ❠-P ⵣ潭⹡灰汥⹰物湴⹴敭灬慴故湴特⹣潮獴牡楮瑖慬略ꀏ⚬ĀᆆὌ⟐ꀻꏴꀻꑼĀޭὌ⠐*P ⩣潭⹡灰汥⹰物湴⹴敭灬慴故湴特⹤敦慵汴噡汵攀ꀻꑼĀޭὌ⢀!@ Ⅳ潭⹡灰汥⹰物湴⹴敭灬慴故湴特⹫敹ꀻꑼĀޭὌ⣠2P ㉣潭⹡灰汥⹰物湴⹔敭灬慴敓灥捩晩挮䡐䅵瑯坩摴桓敮獯爀ꀻꑼĀޭὌ⥐'@ ❣潭⹡灰汥⹰物湴⹴敭灬慴故湴特⹶慬略呹灥ꀏ⥼Āᚄ&#13;ꀻꑼĀޭὌ⧀Dp 䑣潭⹡灰汥⹰物湴⹔敭灬慴敓灥捩晩挮䡐䅵瑯坩摴桓敮獯爮偵晦楮卥瑴楮杄慴愀ꀻꑼĀޭὌ⩐,P Ᵽ潭⹡灰汥⹰物湴⹴敭灬慴故湴特⹣潮獴牡楮瑔祰攀ꀏ㉼Āႀꆱ쇓Ὄ⫠Ὄ⬠Ὄ㔠ꆱ쇓ꆱ쇓ꆱ쇓ꆱ쇓ꆱ쇓ꆱ쇓ꆱ쇓ꆱ쇓ꆱ쇓Ὄ⭠Ὄ⨰ꆱ쇓ὌⳠꆱ쇓ꆱ쇓Ὄ㖀ὌⲠﾀὌⴀꀻꑼĀޭὌ⮀*P ⩣潭⹡灰汥⹰物湴⹴敭灬慴故湴特⹤敦慵汴噡汵攀ꀻꑼĀޭὌ⯰  ၓ整瑩湧䅬汖慬略猀ꀏ⚬ĀᆆὌⱐꀏ⚬ĀᆆὌⱰὌⰰ즐ꀻꏴꀏ㉼Āႀ&#13; &#13;ꆱ쇓Ὄ㎰Ὄ㐰ꀻꑼĀޭὌⴠ!@ ꀻꑼĀޭὌ㒰Dp Ⅳ潭⹡灰汥⹰物湴⹴敭灬慴故湴特⹫敹ôὌ㌀Ὄㄠ즐ὌⰐꀻꏴὌⷰꀻꑼĀޭὌⶀ  ፓ整瑩湧䍵牲敮瑖慬略ꀻꑼĀޭὌⷀ0 ᥓ整瑩湧䑥晡畬瑖慬楤噡汵敳ꀏ⚬ĀᆆὌ⹰ꀻꑼĀޭὌ⸰  ॖ慬略偩捫ꀏ⚬ĀᆆὌ⺠Ὄ⸐즐Ὄ⹐즐ꀻꑼĀޭὌ⻠  ፓ整瑩湧䑥灥湤敮捩敳ꀏ⚬ĀᆆὌ⿀ꀻꑼĀޭὌ⽀  ࡈ偌慹潵琀ꀻꑼĀޭὌ⿰0 ꀻꑼĀޭὌ⾠  ፈ偐桹獩捡汐慰敲卩穥Ὄ⼠Ὄ⾀ᕓ整瑩湧䕮慢汥摓整瑩湧ꀻꑼĀޭὌ぀0 ᵈ偁畴潗楤瑨卥湳潲䕮慢汥摓瑡瑥ꀻꑼĀޭὌゐ0 ᝓ整瑩湧䕮慢汥摓瑡瑥䙬慧ꀻꑼĀޭὌム@ ὓ整瑩湧䝥瑖慬楤噡汵敳䡥畲楳瑩捳ꀏ⚬ĀᆆꀻꑼĀޭὌㅠ0 ᥓ整瑩湧䝥瑖慬略䡥畲楳瑩捳ꀏ⚬ĀᆆꀻꑼĀޭὌ㇐  ቓ整瑩湧䵡硖慬略剥昀ꀻꑼĀޭὌ㈐&quot;@ ≓整瑩湧剥慤䙲潭䩯扔楣步瑈敵物獴楣猀ꀏ⚬ĀᆆꀻꑼĀޭὌ㊐0 ᡓ整瑩湧啳敤䉹䅰灬楣慴楯渀ꀻꑼĀޭὌ㋠  ན整瑩湧啳敲乡浥ꀻꑼĀޭὌ㌠0 ᝁ畴漠䵥摩愠坩摴栠卥湳潲ꀻꑼĀޭὌ㍰  ቓ整瑩湧噡汩摖慬略猀ꀏ⚬ĀᆆὌⶠꆱ쇓Ὄ⽠ꆱ쇓ꆱ쇓ꆱ쇓ꆱ쇓ꆱ쇓Ὄ㋀ꆱ쇓ꆱ쇓ꆱ쇓ὌㆰὌ⯐Ὄⵠꆱ쇓ꆱ쇓ꆱ쇓Ὄㇰꆱ쇓Ὄ㉰ꆱ쇓Ὄ⻀ꆱ쇓ὌばὌ㍐Ὄダꆱ쇓ꆱ쇓ꆱ쇓ꆱ쇓ὌㅀὌⷰὌ〠Ὄ㌀즐ὌⰐꀻꏴὌ㉐ꀻꏴὌ⼀ꀻꏴὌ㎐ὌㄠὌ㆐䑣潭⹡灰汥⹰物湴⹔敭灬慴敓灥捩晩挮䡐䅵瑯坩摴桓敮獯爮偵晦楮卥瑴楮杄慴愀ꀻꑼĀޭὌ㕀'@ ❣潭⹡灰汥⹰物湴⹴敭灬慴故湴特⹶慬略呹灥ꀏ⥼Āᚄ&#13;ꀻꑼĀޭὌ㖰&gt;` 㹣潭⹡灰汥⹰物湴⹔敭灬慴敓灥捩晩挮䡐䅵瑯坩摴桓敮獯牅湡扬敤却慴攀ꀻꑼĀޭὌ㘰,P Ᵽ潭⹡灰汥⹰物湴⹴敭灬慴故湴特⹣潮獴牡楮瑔祰攀ꀏ㉼Āႀꆱ쇓Ὄ㛀Ὄ㜀Ὄ㥠ꆱ쇓ꆱ쇓ꆱ쇓Ὄ㝀ꆱ쇓ꆱ쇓ꆱ쇓ꆱ쇓ꆱ쇓Ὄ㠀Ὄ㘐ꆱ쇓Ὄ㢀ꆱ쇓ꆱ쇓Ὄ㧀Ὄ㞰Ὄ㡰ﾀὌ㣠ꀻꑼĀޭὌ㝠-P ⵣ潭⹡灰汥⹰物湴⹴敭灬慴故湴特⹣潮獴牡楮瑖慬略ꀏ⚬ĀᆆὌ㟠ꀏ⥼ĀᚄὌ㟐ꀻꑼĀޭὌ㠠*P ⩣潭⹡灰汥⹰物湴⹴敭灬慴故湴特⹤敦慵汴噡汵攀ꀏ⥼ĀᚄꀻꑼĀޭὌ㢠!@ Ⅳ潭⹡灰汥⹰物湴⹴敭灬慴故湴特⹫敹ꀻꑼĀޭὌ㤀&gt;` 㹣潭⹡灰汥⹰物湴⹔敭灬慴敓灥捩晩挮䡐䅵瑯坩摴桓敮獯牅湡扬敤却慴攀ꀻꑼĀޭὌ㦀'@ ❣潭⹡灰汥⹰物湴⹴敭灬慴故湴特⹶慬略呹灥ꀏ⥼Āᚄ&#13;ꀻꑼĀޭὌ㧰P 偣潭⹡灰汥⹰物湴⹔敭灬慴敓灥捩晩挮䡐䅵瑯坩摴桓敮獯牅湡扬敤却慴攮偵晦楮卥瑴楮杄慴愀ꀻꑼĀޭὌ㪐,P Ᵽ潭⹡灰汥⹰物湴⹴敭灬慴故湴特⹣潮獴牡楮瑔祰攀ꀏ㉼Āႀꆱ쇓Ὄ㬠Ὄ㭠Ὄ䓰ꆱ쇓ꆱ쇓ꆱ쇓ꆱ쇓ꆱ쇓ꆱ쇓ꆱ쇓ꆱ쇓ꆱ쇓Ὄ㮠Ὄ㩰ꆱ쇓Ὄ䏰ꆱ쇓ꆱ쇓Ὄ䕐Ὄ㶠ﾀὌ䑐ꀻꑼĀޭὌ㯀*P ⩣潭⹡灰汥⹰物湴⹴敭灬慴故湴特⹤敦慵汴噡汵攀ꀻꑼĀޭὌ㰰  ၓ整瑩湧䅬汖慬略猀ꀏ⚬ĀᆆὌ㵰ꀏ⚬ĀᆆὌ㳀ꀻꑼĀޭὌ㴐  ꀏ⥼Āᚄ즐Ὄ㲰ꀏ⚬ĀᆆὌ㵀ፓ整瑩湧䍵牲敮瑖慬略ꀏ⥼ĀᚄﾀὌ㴰Ὄ㱰Ὄ㳰ꀏ㉼Āႀ&#13;ꆱ쇓Ὄ㷠Ὄ㸠Ὄ䅰ꆱ쇓Ὄ䈠ꆱ쇓Ὄ䊠ꆱ쇓Ὄ㾐ꆱ쇓Ὄ䀰Ὄ䋰Ὄ䃰Ὄ䎐Ὄ䇠Ὄ㰐Ὄ㲐Ὄ㹰Ὄ䇀Ὄ䊀ꀻꏴὌ㿐ꀻꏼὌ䌰Ὄ䅐Ὄ䏐ﾀὌ㱐Ὄ㹠Ὄ㻀ꀏ⥼ĀᚄꀻꑼĀޭὌ㺐0 ᥓ整瑩湧䑥晡畬瑖慬楤噡汵敳ꀏ⚬ĀᆆὌ㽀ꀻꑼĀޭὌ㼀  ॖ慬略偩捫ꀏ⚬ĀᆆὌ㽰Ὄ㻠ﾀὌ㼠ﾀꀻꑼĀޭὌ㾰  ፓ整瑩湧䑥灥湤敮捩敳ꀏ⚬ĀᆆὌ䂐ꀻꑼĀޭὌ䀐  ፈ偐桹獩捡汐慰敲卩穥ꀻꑼĀޭὌ䃀0 ꀻꑼĀޭὌ䁰  ࡈ偌慹潵琀Ὄ㿰Ὄ䁐ᝓ整瑩湧䕮慢汥摓瑡瑥䙬慧ꀻꑼĀޭὌ䄐@ ὓ整瑩湧䝥瑖慬楤噡汵敳䡥畲楳瑩捳ꀏ⚬ĀᆆꀻꑼĀޭὌ䆐0 ᥓ整瑩湧䝥瑖慬略䡥畲楳瑩捳ꀏ⚬ĀᆆꀻꑼĀޭὌ䈀  ቓ整瑩湧䵡硖慬略剥昀ꀻꑼĀޭὌ䉀&quot;@ ≓整瑩湧剥慤䙲潭䩯扔楣步瑈敵物獴楣猀ꀏ⚬ĀᆆꀻꑼĀޭὌ䋀0 ᡓ整瑩湧啳敤䉹䅰灬楣慴楯渀ꀻꑼĀޭὌ䌐  ན整瑩湧啳敲乡浥ꀻꑼĀޭὌ䍐%@ ╁畴漠䵥摩愠坩摴栠卥湳潲⁅湡扬敤⁓瑡瑥ꀻꑼĀޭὌ䎰  ቓ整瑩湧噡汩摖慬略猀ꀏ⚬ĀᆆꀻꑼĀޭὌ䐐!@ Ⅳ潭⹡灰汥⹰物湴⹴敭灬慴故湴特⹫敹ꀻꑼĀޭὌ䑰P 偣潭⹡灰汥⹰物湴⹔敭灬慴敓灥捩晩挮䡐䅵瑯坩摴桓敮獯牅湡扬敤却慴攮偵晦楮卥瑴楮杄慴愀ꀻꑼĀޭὌ䔐'@ ❣潭⹡灰汥⹰物湴⹴敭灬慴故湴特⹶慬略呹灥ꀏ⥼Āᚄ&#13;ꀻꑼĀޭὌ䖀.P ⹣潭⹡灰汥⹰物湴⹔敭灬慴敓灥捩晩挮䡐䉩湤楮杍潤攀ꀻꑼĀޭὌ䗰,P Ᵽ潭⹡灰汥⹰物湴⹴敭灬慴故湴特⹣潮獴牡楮瑔祰攀ꀏ㉼Āႀꆱ쇓Ὄ䚀Ὄ䛀Ὄ䤀ꆱ쇓ꆱ쇓ꆱ쇓Ὄ䜀ꆱ쇓ꆱ쇓ꆱ쇓ꆱ쇓ꆱ쇓Ὄ䞐Ὄ䗐ꆱ쇓Ὄ䠰ꆱ쇓ꆱ쇓Ὄ䥠Ὄ䝰萰ﾀὌ䢐ꀻꑼĀޭὌ䜠-P ⵣ潭⹡灰汥⹰物湴⹴敭灬慴故湴特⹣潮獴牡楮瑖慬略ꀏ⚬ĀᆆὌ䞰ꀻꑼĀޭὌ䟠*P 萰즐⩣潭⹡灰汥⹰物湴⹴敭灬慴故湴特⹤敦慵汴噡汵攀ꀻꑼĀޭὌ䡐!@ Ⅳ潭⹡灰汥⹰物湴⹴敭灬慴故湴特⹫敹ꀻꑼĀޭὌ䢰.P ⹣潭⹡灰汥⹰物湴⹔敭灬慴敓灥捩晩挮䡐䉩湤楮杍潤攀ꀻꑼĀޭὌ䤠'@ ❣潭⹡灰汥⹰物湴⹴敭灬慴故湴特⹶慬略呹灥ꀏ⥼Āᚄ&#13;ꀻꑼĀޭὌ䦐@p 䁣潭⹡灰汥⹰物湴⹔敭灬慴敓灥捩晩挮䡐䉩湤楮杍潤攮偵晦楮卥瑴楮杄慴愀ꀻꑼĀޭὌ䨠,P Ᵽ潭⹡灰汥⹰物湴⹴敭灬慴故湴特⹣潮獴牡楮瑔祰攀ꀏ㉼Āႀꆱ쇓Ὄ䪰Ὄ䫰Ὄ啐ꆱ쇓ꆱ쇓ꆱ쇓ꆱ쇓ꆱ쇓ꆱ쇓ꆱ쇓ꆱ쇓ꆱ쇓Ὄ䬰Ὄ䨀ꆱ쇓Ὄ䵐ꆱ쇓ꆱ쇓Ὄ喰Ὄ䴐ﾀὌ䵰ꀻꑼĀޭὌ䭐*P ⩣潭⹡灰汥⹰物湴⹴敭灬慴故湴特⹤敦慵汴噡汵攀ꀻꑼĀޭὌ䯀  ၓ整瑩湧䅬汖慬略猀ꀏ⚬ĀᆆὌ䳠ꀏ⚬ĀᆆὌ䱀ꀻꑼĀޭὌ䲐  즐萰ꀏ⚬ĀᆆὌ䲰ፓ整瑩湧䍵牲敮瑖慬略ﾀ즐Ὄ䰀Ὄ䱰ꀏ㉼Āႀ&#13; &#13;ꆱ쇓Ὄ叠Ὄ呠ꀻꑼĀޭὌ䶐!@ ꀻꑼĀޭὌ哠@p Ⅳ潭⹡灰汥⹰物湴⹴敭灬慴故湴特⹫敹ôὌ區Ὄ兠ﾀὌ䯠萰Ὄ丠ꀻꑼĀޭὌ䷰0 ᥓ整瑩湧䑥晡畬瑖慬楤噡汵敳ꀏ⚬ĀᆆὌ亠ꀻꑼĀޭὌ习  ॖ慬略偩捫ꀏ⚬ĀᆆὌ仰Ὄ乀즐Ὄ亀ꀻꑼĀޭὌ传  즐ﾀፓ整瑩湧䑥灥湤敮捩敳ꀏ⚬ĀᆆὌ倀ꀻꑼĀޭὌ侀  ࡈ偌慹潵琀ꀻꑼĀޭὌ倰0 ꀻꑼĀޭὌ俠  ᅈ偐慧敏物敮瑡瑩潮Ὄ你Ὄ俀ᕓ整瑩湧䕮慢汥摓整瑩湧ꀻꑼĀޭὌ傀0 ᥈偂楮摩湧䵯摥䕮慢汥摓瑡瑥ꀻꑼĀޭὌ僐0 ᝓ整瑩湧䕮慢汥摓瑡瑥䙬慧ꀻꑼĀޭὌ儠@ ὓ整瑩湧䝥瑖慬楤噡汵敳䡥畲楳瑩捳ꀏ⚬ĀᆆꀻꑼĀޭὌ冠0 ᥓ整瑩湧䝥瑖慬略䡥畲楳瑩捳ꀏ⚬ĀᆆꀻꑼĀޭὌ刐  ቓ整瑩湧䵡硖慬略剥昀ꀻꑼĀޭὌ剐&quot;@ ≓整瑩湧剥慤䙲潭䩯扔楣步瑈敵物獴楣猀ꀏ⚬ĀᆆꀻꑼĀޭὌ勐0 ᡓ整瑩湧啳敤䉹䅰灬楣慴楯渀ꀻꑼĀޭὌ匠  ན整瑩湧啳敲乡浥ꀻꑼĀޭὌ占  ݂楮摩湧ꀻꑼĀޭὌ厠  ቓ整瑩湧噡汩摖慬略猀ꀏ⚬ĀᆆὌ䷐ꆱ쇓Ὄ侠ꆱ쇓ꆱ쇓ꆱ쇓ꆱ쇓ꆱ쇓Ὄ匀ꆱ쇓ꆱ쇓ꆱ쇓Ὄ凰Ὄ䮠Ὄ䰠ꆱ쇓ꆱ쇓ꆱ쇓Ὄ到ꆱ쇓Ὄ劰ꆱ쇓Ὄ仐ꆱ쇓Ὄ傰Ὄ厀Ὄ儀ꆱ쇓ꆱ쇓ꆱ쇓ꆱ쇓Ὄ冀Ὄ丠Ὄ偠Ὄ區ﾀὌ䯠萰Ὄ劐ꀻꏴὌ佀ꀻꏴὌ叀Ὄ兠Ὄ凐䁣潭⹡灰汥⹰物湴⹔敭灬慴敓灥捩晩挮䡐䉩湤楮杍潤攮偵晦楮卥瑴楮杄慴愀ꀻꑼĀޭὌ啰'@ ❣潭⹡灰汥⹰物湴⹴敭灬慴故湴特⹶慬略呹灥ꀏ⥼Āᚄ&#13;ꀻꑼĀޭὌ嗠:` 㩣潭⹡灰汥⹰物湴⹔敭灬慴敓灥捩晩挮䡐䉩湤楮杍潤故湡扬敤却慴攀ꀻꑼĀޭὌ噠,P Ᵽ潭⹡灰汥⹰物湴⹴敭灬慴故湴特⹣潮獴牡楮瑔祰攀ꀏ㉼Āႀꆱ쇓Ὄ困Ὄ地Ὄ姀ꆱ쇓ꆱ쇓ꆱ쇓Ὄ坰ꆱ쇓ꆱ쇓ꆱ쇓ꆱ쇓ꆱ쇓Ὄ堐Ὄ噀ꆱ쇓Ὄ壠ꆱ쇓ꆱ쇓Ὄ娠Ὄ埠Ὄ壐ﾀὌ奀ꀻꑼĀޭὌ垐-P ⵣ潭⹡灰汥⹰物湴⹴敭灬慴故湴特⹣潮獴牡楮瑖慬略ꀏ⚬ĀᆆὌ塀ꀏ⥼ĀᚄꀻꑼĀޭὌ墀*P ꀏ⥼ĀᚄὌ堀Ὄ堰Ὄ塰ꀏ⥼Āᚄ⩣潭⹡灰汥⹰物湴⹴敭灬慴故湴特⹤敦慵汴噡汵攀ꀏ⥼ĀᚄꀻꑼĀޭὌ夀!@ Ⅳ潭⹡灰汥⹰物湴⹴敭灬慴故湴特⹫敹ꀻꑼĀޭὌ奠:` 㩣潭⹡灰汥⹰物湴⹔敭灬慴敓灥捩晩挮䡐䉩湤楮杍潤故湡扬敤却慴攀ꀻꑼĀޭὌ姠'@ ❣潭⹡灰汥⹰物湴⹴敭灬慴故湴特⹶慬略呹灥ꀏ⥼Āᚄ&#13;ꀻꑼĀޭὌ婐L 䱣潭⹡灰汥⹰物湴⹔敭灬慴敓灥捩晩挮䡐䉩湤楮杍潤故湡扬敤却慴攮偵晦楮卥瑴楮杄慴愀ꀻꑼĀޭὌ嫰,P Ᵽ潭⹡灰汥⹰物湴⹴敭灬慴故湴特⹣潮獴牡楮瑔祰攀ꀏ㉼Āႀꆱ쇓Ὄ宀Ὄ寀Ὄ瘰ꆱ쇓ꆱ쇓ꆱ쇓ꆱ쇓ꆱ쇓ꆱ쇓ꆱ쇓ꆱ쇓ꆱ쇓Ὄ尀Ὄ嫐ꆱ쇓Ὄ数ꆱ쇓ꆱ쇓Ὄ皐Ὄ幀ﾀὌ渰ꀻꑼĀޭὌ尠*P ⩣潭⹡灰汥⹰物湴⹴敭灬慴故湴特⹤敦慵汴噡汵攀ꀻꑼĀޭὌ岐  ၓ整瑩湧䅬汖慬略猀ꀏ⚬ĀᆆὌ巐ꀏ⚬ĀᆆὌ崠ꀏ⚬ĀᆆὌ帐ꀏ⥼Āᚄ즐Ὄ崐ꀏ⚬ĀᆆὌ嶠ꀻꑼĀޭὌ开  ꀏ⥼ĀᚄﾀὌ嶐Ὄ峐Ὄ嵐Ὄ峰ꀏ⥼Āᚄ縐Ὄ帀ꀏ㉼Āႀ&#13;ꆱ쇓Ὄ庀Ὄ廀Ὄ技ꆱ쇓Ὄ挰ꆱ쇓Ὄ掰ꆱ쇓Ὄ恐ꆱ쇓Ὄ憰Ὄ搀Ὄ戀Ὄ撐Ὄ拰Ὄ屰Ὄ嵰Ὄ弰Ὄ拐Ὄ掐ꀻꏴὌ悐ꀻꏼὌ摀Ὄ扠Ὄ擐縐Ὄ岰Ὄ张Ὄ往ፓ整瑩湧䍵牲敮瑖慬略ꀏ⥼ĀᚄꀻꑼĀޭὌ彐0 ᥓ整瑩湧䑥晡畬瑖慬楤噡汵敳ꀏ⚬ĀᆆὌ怀ꀻꑼĀޭὌ忀  ॖ慬略偩捫ꀏ⚬ĀᆆὌ怰Ὄ徠즐Ὄ忠즐ꀻꑼĀޭὌ恰  ፓ整瑩湧䑥灥湤敮捩敳ꀏ⚬ĀᆆὌ慐ꀻꑼĀޭὌ惐  ࡈ偌慹潵琀ꀻꑼĀޭὌ憀0 ꀻꑼĀޭὌ愰  ࡈ偄異汥砀Ὄ悰Ὄ愐Ὄ惰ᑈ偄異汥硅湡扬敤却慴攀ꀻꑼĀޭὌ懐0 ᝓ整瑩湧䕮慢汥摓瑡瑥䙬慧ꀻꑼĀޭὌ戠@ ὓ整瑩湧䝥瑖慬楤噡汵敳䡥畲楳瑩捳ꀏ⚬ĀᆆꀻꑼĀޭὌ抠0 ᥓ整瑩湧䝥瑖慬略䡥畲楳瑩捳ꀏ⚬ĀᆆꀻꑼĀޭὌ挐  ቓ整瑩湧䵡硖慬略剥昀ꀻꑼĀޭὌ捐&quot;@ ≓整瑩湧剥慤䙲潭䩯扔楣步瑈敵物獴楣猀ꀏ⚬ĀᆆꀻꑼĀޭὌ提0 ᡓ整瑩湧啳敤䉹䅰灬楣慴楯渀ꀻꑼĀޭὌ搠  ན整瑩湧啳敲乡浥ꀻꑼĀޭὌ摠0 ᕂ楮摩湧⁅湡扬敤⁓瑡瑥ꀻꑼĀޭὌ撰  ቓ整瑩湧噡汩摖慬略猀ꀏ⚬ĀᆆὌ畀ꀏ⚬ĀᆆὌ涠ꀏ⚬ĀᆆὌ泀ꀏ⚬ĀᆆὌ敐즐ꀻꑼĀޭὌ異!@ ꀏ⚬ĀᆆὌ旰ꀏ⚬ĀᆆὌ梠ꀏ⚬ĀᆆὌ晀Ὄ新Ὄ曐Ὄ朰縐쥰᪰즐ﾀ縐쥰᪰ꀏ⚬ĀᆆὌ汰ꀏ⚬ĀᆆὌ昐ꀏ⚬ĀᆆὌ曰즐ꀏ⚬ĀᆆὌ楰ꀏ⚬ĀᆆὌ杰ꀏ⚬ĀᆆὌ材ꀏ⚬ĀᆆὌ桰ꀏ⚬ĀᆆὌ某즐ꀏ⚬ĀᆆὌ棐ꀏ⚬ĀᆆὌ桐ꀏ⚬ĀᆆὌ栰Ὄ枰Ὄ栐Ὄ旐Ὄ暐Ὄ朐Ὄ棰Ὄ槠즐ꀏ⚬ĀᆆὌ橠ꀏ⚬ĀᆆὌ楐ꀏ⚬ĀᆆὌ椰Ὄ柰Ὄ椐ꀏ⚬ĀᆆὌ槀즐ꀏ⚬ĀᆆὌ歐ꀏ⚬ĀᆆὌ橀ꀏ⚬ĀᆆὌ樠Ὄ榠Ὄ樀ꀏ⚬ĀᆆὌ檰즐ꀏ⚬ĀᆆὌ汀ꀏ⚬ĀᆆὌ欰ꀏ⚬ĀᆆὌ欐Ὄ檐Ὄ櫰ꀏ⚬ĀᆆὌ殠즐ꀏ⚬ĀᆆὌ浐ꀏ⚬ĀᆆὌ氠ꀏ⚬ĀᆆὌ氀Ὄ殀Ὄ毠Ὄ暰Ὄ析Ὄ朐Ὄ棰Ὄ槠Ὄ櫐Ὄ攰Ὄ斐ꀻꑼĀޭὌ洐  ॖ慬略偩捫ꀏ⚬ĀᆆὌ涀Ὄ泰ﾀὌ洰ﾀὌ攐Ὄ毀ꀏ⚬ĀᆆὌ甐ꀏ⚬ĀᆆὌ琰ꀏ⚬ĀᆆὌ湐ꀻꑼĀޭὌ疰L 즐ﾀ縐ꀏ⚬ĀᆆὌ牠ꀏ⚬ĀᆆὌ灐ꀏ⚬ĀᆆὌ滠腀ꀏ⚬ĀᆆὌ琀ꀏ⚬ĀᆆὌ澠ꀏ⚬ĀᆆὌ瀠ꀏ⚬ĀᆆὌ澀즐Ὄ潀ꀏ⚬ĀᆆὌ瀀ꀏ⚬ĀᆆὌ濠Ὄ潠Ὄ激Ὄ滀Ὄ漠ꀏ⚬ĀᆆὌ爰ꀏ⚬ĀᆆὌ烀腀ꀏ⚬ĀᆆὌ犐ꀏ⚬ĀᆆὌ熀ꀏ⚬ĀᆆὌ爀ꀏ⚬ĀᆆὌ煠즐Ὄ焠ꀏ⚬ĀᆆὌ燠ꀏ⚬ĀᆆὌ燀Ὄ煀Ὄ熠Ὄ炠Ὄ焀Ὄ溠Ὄ炀Ὄ漀腀ꀏ⚬ĀᆆὌ瓀ꀏ⚬ĀᆆὌ獐ꀏ⚬ĀᆆὌ珐ꀏ⚬ĀᆆὌ猰즐Ὄ狰ꀏ⚬ĀᆆὌ现ꀏ⚬ĀᆆὌ玐Ὄ猐Ὄ獰Ὄ烠Ὄ狐Ὄ渐Ὄ満ꀻꑼĀޭὌ璀  ॖ慬略偩捫ꀏ⚬ĀᆆὌ瓰Ὄ瑠縐Ὄ璠縐Ὄ淰Ὄ犰Ὄ擰Ὄ淐Ⅳ潭⹡灰汥⹰物湴⹴敭灬慴故湴特⹫敹䱣潭⹡灰汥⹰物湴⹔敭灬慴敓灥捩晩挮䡐䉩湤楮杍潤故湡扬敤却慴攮偵晦楮卥瑴楮杄慴愀ꀻꑼĀޭὌ癐'@ ❣潭⹡灰汥⹰物湴⹴敭灬慴故湴特⹶慬略呹灥ꀏ⥼Āᚄ&#13;ꀻꑼĀޭὌ盀2P ㉣潭⹡灰汥⹰物湴⹔敭灬慴敓灥捩晩挮䡐䉬慣歁摪畳瑭敮琀ꀻꑼĀޭὌ眰,P Ᵽ潭⹡灰汥⹰物湴⹴敭灬慴故湴特⹣潮獴牡楮瑔祰攀ꀏ㉼Āႀꆱ쇓Ὄ矀Ὄ砀Ὄ耐ꆱ쇓ꆱ쇓ꆱ쇓Ὄ础ꆱ쇓ꆱ쇓ꆱ쇓ꆱ쇓ꆱ쇓Ὄ绐Ὄ眐ꆱ쇓Ὄ罀ꆱ쇓ꆱ쇓Ὄ聰Ὄ碰萰ﾀὌ羠ꀻꑼĀޭὌ硠-P ⵣ潭⹡灰汥⹰物湴⹴敭灬慴故湴特⹣潮獴牡楮瑖慬略ꀏ⚬Āᆆef»氀ꀏ⥼Āᚄￓꀏ⥼Āᚄￔꀏ⥼Āᚄￎꀏ⥼Āᚄￛꀏ⥼Āᚄￜꀏ⥼Āᚄ￝ꀏ⥼Āᚄￏꀏ⥼Āᚄ￐ꀏ⥼Āᚄ￑ꀏ⥼Āᚄￒꀏ⥼Āᚄ￫ꀏ⥼Āᚄ￬ꀏ⥼Āᚄ￭ꀏ⥼Āᚄ￮ꀏ⥼Āᚄ￯ꀏ⥼Āᚄￕꀏ⥼Āᚄￖꀏ⥼Āᚄￗꀏ⥼Āᚄ￘ꀏ⥼Āᚄ￙ꀏ⥼Āᚄￚꀏ⚬ĀᆆὌ穰ꀏ⚬ĀᆆὌ萐ꀏ⥼ĀᚄￎὌ竐Ὄ章Ὄ竰ﾀὌ穠Ὄ笠Ὄ笰Ὄ筀Ὄ筐ꀏ⥼Āᚄￏꀏ⥼Āᚄ￞ꀏ⥼Āᚄ￟ꀏ⥼Āᚄ￠ꀏ⥼Āᚄ￡ꀏ⥼Āᚄ￢ꀏ⥼Āᚄ￣ꀏ⥼Āᚄ￤ꀏ⥼Āᚄ￥ꀏ⥼Āᚄ￦ꀏ⥼Āᚄ￧ꀏ⥼Āᚄ￨ꀏ⥼Āᚄ￩ꀏ⥼Āᚄ￪ꀏ⥼Āᚄ&#13;ꀏ⥼Āᚄꀏ⥼Āᚄꀏ⥼Āᚄꀏ⥼Āᚄꀏ⥼Āᚄꀏ⥼Āᚄꀏ⥼Āᚄꀏ⥼Āᚄꀏ⥼Āᚄꀏ⥼Āᚄꀏ⥼Āᚄꀏ⥼Āᚄꀏ⥼Āᚄꀏ⥼Āᚄꀏ⥼Āᚄꀏ⥼Āᚄꀏ⥼Āᚄ￰ꀏ⥼Āᚄ￱ꀏ⥼Āᚄ￲ꀏ⥼Āᚄ￳ꀏ⥼Āᚄ￴ꀏ⥼Āᚄ￵ꀏ⥼Āᚄ￶ꀏ⥼Āᚄ￷ꀏ⥼Āᚄ￸ꀏ⥼Āᚄ￹ꀏ⥼Āᚄ￺ꀏ⥼Āᚄ￻ꀏ⥼Āᚄ￼ꀏ⥼Āᚄ�ꀏ⥼Āᚄꀏ⥼Āᚄꀏ⥼Āᚄꀏ⥼Āᚄ ꀏ⥼Āᚄ!ꀏ⥼Āᚄ&quot;ꀏ⥼Āᚄ#ꀏ⥼Āᚄ$ꀏ⥼Āᚄ%ꀏ⥼Āᚄ&amp;ꀏ⥼Āᚄ'ꀏ⥼Āᚄ(ꀏ⥼Āᚄ)ꀏ⥼Āᚄ*ꀏ⥼Āᚄ+ꀏ⥼Āᚄ,ꀏ⥼Āᚄ-ꀏ⥼Āᚄ.ꀏ⥼Āᚄ/ꀏ⥼Āᚄ0ꀏ⥼Āᚄ1ꀏ⥼Āᚄ2ꀻꑼĀޭὌ绰*P ⩣潭⹡灰汥⹰物湴⹴敭灬慴故湴特⹤敦慵汴噡汵攀ꀻꑼĀޭὌ罠!@ Ⅳ潭⹡灰汥⹰物湴⹴敭灬慴故湴特⹫敹ꀻꑼĀޭὌ翀2P ㉣潭⹡灰汥⹰物湴⹔敭灬慴敓灥捩晩挮䡐䉬慣歁摪畳瑭敮琀ꀻꑼĀޭὌ耰'@ ❣潭⹡灰汥⹰物湴⹴敭灬慴故湴特⹶慬略呹灥ꀏ⥼Āᚄ&#13;ꀻꑼĀޭὌ肠Dp 䑣潭⹡灰汥⹰物湴⹔敭灬慴敓灥捩晩挮䡐䉬慣歁摪畳瑭敮琮偵晦楮卥瑴楮杄慴愀ꀻꑼĀޭὌ脰,P Ᵽ潭⹡灰汥⹰物湴⹴敭灬慴故湴特⹣潮獴牡楮瑔祰攀ꀏ㉼Āႀꆱ쇓Ὄ臀Ὄ舀Ὄ뺀ꆱ쇓ꆱ쇓ꆱ쇓ꆱ쇓ꆱ쇓ꆱ쇓ꆱ쇓ꆱ쇓ꆱ쇓Ὄ艀Ὄ脐ꆱ쇓Ὄ군ꆱ쇓ꆱ쇓Ὄ론Ὄ괰ﾀὌ궐ꀻꑼĀޭὌ艠*P ⩣潭⹡灰汥⹰物湴⹴敭灬慴故湴特⹤敦慵汴噡汵攀ꀻꑼĀޭὌ苐  ၓ整瑩湧䅬汖慬略猀ꀏ⚬Āᆆef»똀ꀏ⚬ĀᆆὌ荐ꀏ⚬ĀᆆὌ莰즐萰腀Ὄ蕰Ὄ茰Ὄ穀Ὄ菠縐Ὄ窠ꀏ⚬ĀᆆὌ葰ꀏ⥼Āᚄ￐쥰Ὄ萀ꀏ⚬ĀᆆὌ蓐ꀏ⥼Āᚄ￑᪰Ὄ葠ꀏ⚬ĀᆆὌ莀ꀏ⥼ĀᚄￒὌ蓀ꀏ⥼Āᚄꀏ⚬ĀᆆὌ覠ꀏ⥼Āᚄￜꀏ⥼Āᚄꀏ⚬ĀᆆὌ薰ꀏ⥼Āᚄￓꀏ⚬ĀᆆὌ蘐ꀏ⥼ĀᚄￔƠὌ薠ꀏ⚬ĀᆆὌ虰ꀏ⥼Āᚄￕ胐Ὄ蘀ꀏ⚬ĀᆆὌ蛐ꀏ⥼Āᚄￖ덠Ὄ虠ꀏ⚬ĀᆆὌ蜰ꀏ⥼Āᚄￗ㒀Ὄ蛀ꀏ⚬ĀᆆὌ螠ꀏ⥼Āᚄ￘鬐Ὄ蜠ꀏ⥼Āᚄ&#13;ꀏ⚬ĀᆆὌ蠐ꀏ⥼Āᚄ￙Ὄ蝠Ὄ螐ꀏ⥼Āᚄꀏ⚬ĀᆆὌ褐ꀏ⥼ĀᚄￚὌ蟐Ὄ蠀ꀏ⥼Āᚄ ꀏ⚬ĀᆆὌ鄠ꀏ⥼Āᚄ￬Ὄ裠Ὄ蔐Ὄ襰Ὄ血Ὄ衰Ὄ諀Ὄ謰Ὄ讠Ὄ谐ꀏ⥼Āᚄ!ꀏ⥼Āᚄ￭ꀏ⥼Āᚄꀏ⚬ĀᆆὌ襀ꀏ⥼ĀᚄￛὌ裐Ὄ褀Ὄ蔀Ὄ蔰ꀏ⚬ĀᆆὌ訐ꀏ⥼Āᚄ￝Ὄ蕀Ὄ覐ꀏ⥼Āᚄꀏ⚬ĀᆆὌ誀ꀏ⥼Āᚄ￞Ὄ觐Ὄ言ꀏ⥼Āᚄꀏ⚬ĀᆆὌ諰ꀏ⥼Āᚄ￟Ὄ詀Ὄ詰ꀏ⥼Āᚄꀏ⚬ĀᆆὌ譠ꀏ⥼Āᚄ￠Ὄ誰Ὄ諠ꀏ⥼Āᚄꀏ⚬ĀᆆὌ诐ꀏ⥼Āᚄ￡Ὄ謠Ὄ譐ꀏ⥼Āᚄꀏ⚬ĀᆆὌ豀ꀏ⥼Āᚄ￢Ὄ讐Ὄ诀ꀏ⥼Āᚄꀏ⚬ĀᆆὌ貰ꀏ⥼Āᚄ￣Ὄ谀Ὄ谰ꀏ⥼Āᚄꀏ⚬ĀᆆὌ贠ꀏ⥼Āᚄ￤Ὄ豰Ὄ負ꀏ⥼Āᚄꀏ⚬ĀᆆὌ趐ꀏ⥼Āᚄ￥Ὄ賠Ὄ贐ꀏ⥼Āᚄꀏ⚬ĀᆆὌ踀ꀏ⥼Āᚄ￦Ὄ赐Ὄ趀ꀏ⥼Āᚄꀏ⚬ĀᆆὌ蹰ꀏ⥼Āᚄ￧Ὄ跀Ὄ跰ꀏ⥼Āᚄꀏ⚬ĀᆆὌ軠ꀏ⥼Āᚄ￨Ὄ踰Ὄ蹠ꀏ⥼Āᚄꀏ⚬ĀᆆὌ轐ꀏ⥼Āᚄ￩Ὄ躠Ὄ軐ꀏ⥼Āᚄꀏ⚬ĀᆆὌ郐ꀏ⥼Āᚄ￪Ὄ輐Ὄ轀ꀏ⥼Āᚄ?ꀏ⚬ĀᆆὌ造Ὄ虀Ὄ蚠Ὄ蜀Ὄ辀鬐Ὄ裠Ὄ蔐Ὄ襰Ὄ觠ꀏ⥼Āᚄ@ꀏ⚬ĀᆆὌ鵀ꀏ⥼Āᚄ&#13;Ὄ錠Ὄ鎐Ὄ鐀Ὄ迠Ὄ逐Ὄ镐Ὄ闀Ὄ阰Ὄ隠ꀏ⥼ĀᚄAꀏ⚬ĀᆆὌ鶰ꀏ⥼Āᚄꀏ⥼Āᚄꀏ⚬ĀᆆὌ袀ꀏ⥼Āᚄ￫Ὄ邐Ὄ郀ꀏ⚬ĀᆆὌ醐Ὄ袰Ὄ裀ꀏ⥼Āᚄ&quot;ꀏ⚬ĀᆆὌ鈀ꀏ⥼Āᚄ￮Ὄ酐Ὄ醀ꀏ⥼Āᚄ#ꀏ⚬ĀᆆὌ鉰ꀏ⥼Āᚄ￯Ὄ釀Ὄ釰ꀏ⥼Āᚄ$ꀏ⚬ĀᆆὌ鋠ꀏ⥼Āᚄ￰Ὄ鈰Ὄ鉠ꀏ⥼Āᚄ%ꀏ⚬ĀᆆὌ鍐ꀏ⥼Āᚄ￱Ὄ銠Ὄ鋐ꀏ⥼Āᚄ&amp;ꀏ⚬ĀᆆὌ鏀ꀏ⥼Āᚄ￲Ὄ錐Ὄ鍀ꀏ⥼Āᚄ'ꀏ⚬ĀᆆὌ鐰ꀏ⥼Āᚄ￳Ὄ鎀Ὄ鎰ꀏ⥼Āᚄ(ꀏ⚬ĀᆆὌ钠ꀏ⥼Āᚄ￴Ὄ鏰Ὄ鐠ꀏ⥼Āᚄ)ꀏ⚬ĀᆆὌ锐ꀏ⥼Āᚄ￵Ὄ鑠Ὄ钐ꀏ⥼Āᚄ*ꀏ⚬ĀᆆὌ門ꀏ⥼Āᚄ￶Ὄ铐Ὄ销ꀏ⥼Āᚄ+ꀏ⚬ĀᆆὌ闰ꀏ⥼Āᚄ￷Ὄ镀Ὄ镰ꀏ⥼Āᚄ,ꀏ⚬ĀᆆὌ陠ꀏ⥼Āᚄ￸Ὄ閰Ὄ闠ꀏ⥼Āᚄ-ꀏ⚬ĀᆆὌ雐ꀏ⥼Āᚄ￹Ὄ阠Ὄ限ꀏ⥼Āᚄ.ꀏ⚬ĀᆆὌ靀ꀏ⥼Āᚄ￺Ὄ隐Ὄ雀ꀏ⥼Āᚄ/ꀏ⚬ĀᆆὌ鞰ꀏ⥼Āᚄ￻Ὄ需Ὄ霰ꀏ⥼Āᚄ0ꀏ⚬ĀᆆὌ頠ꀏ⥼Āᚄ￼Ὄ靰Ὄ鞠ꀏ⥼Āᚄ1ꀏ⚬ĀᆆὌ颐ꀏ⥼Āᚄ�Ὄ韠Ὄ預ꀏ⥼Āᚄ2ꀏ⚬ĀᆆὌ飰ꀏ⥼ĀᚄὌ顐Ὄ颀ꀏ⥼Āᚄ3ꀏ⚬ĀᆆὌ饐Ὄ飀䮐ꀏ⥼Āᚄ4ꀏ⚬ĀᆆὌ馰Ὄ餠즐ꀏ⥼Āᚄ5ꀏ⚬ĀᆆὌ騐Ὄ馀ﾀꀏ⥼Āᚄ6ꀏ⚬ĀᆆὌ驰Ὄ駠縐ꀏ⥼Āᚄ7ꀏ⚬ĀᆆὌ髐Ὄ驀쥰ꀏ⥼Āᚄ8ꀏ⚬ĀᆆὌ鬰Ὄ骠᪰ꀏ⥼Āᚄ9ꀏ⚬ĀᆆὌ鮐Ὄ鬀ꀏ⥼Āᚄ:ꀏ⚬ĀᆆὌ鯰Ὄ魠腀ꀏ⥼Āᚄ;ꀏ⚬ĀᆆὌ鱐Ὄ鯀Ơꀏ⥼Āᚄ&lt;ꀏ⚬ĀᆆὌ鲰Ὄ鰠胐ꀏ⥼Āᚄ=ꀏ⚬ĀᆆὌ鴐Ὄ鲀덠ꀏ⥼Āᚄ&gt;ꀏ⚬ĀᆆὌ辰Ὄ鳠㒀Ὄ遐Ὄ邀ꀏ⥼ĀᚄBꀏ⚬ĀᆆὌ鸠ꀏ⥼ĀᚄὌ鵰Ὄ鶠ꀏ⥼ĀᚄCꀏ⚬ĀᆆὌ麐ꀏ⥼ĀᚄὌ鷠Ὄ鸐ꀏ⥼ĀᚄDꀏ⚬ĀᆆὌ鼀ꀏ⥼ĀᚄὌ鹐Ὄ麀ꀏ⥼ĀᚄEꀏ⚬ĀᆆὌ齰ꀏ⥼ĀᚄὌ黀Ὄ黰ꀏ⥼ĀᚄFꀏ⚬ĀᆆὌ鿠ꀏ⥼ĀᚄὌ鼰Ὄ齠ꀏ⥼ĀᚄGꀏ⚬ĀᆆὌꁐꀏ⥼ĀᚄὌ龠Ὄ鿐ꀏ⥼ĀᚄHꀏ⚬ĀᆆὌꃀꀏ⥼ĀᚄὌꀐὌꁀꀏ⥼ĀᚄIꀏ⚬ĀᆆὌꄰꀏ⥼ĀᚄὌꂀὌꂰꀏ⥼ĀᚄJꀏ⚬ĀᆆὌꆠꀏ⥼ĀᚄὌꃰὌꄠꀏ⥼ĀᚄKꀏ⚬ĀᆆὌꈐꀏ⥼ĀᚄὌꅠὌꆐꀏ⥼ĀᚄLꀏ⚬ĀᆆὌꊀꀏ⥼ĀᚄὌꇐὌꈀꀏ⥼ĀᚄMꀏ⚬ĀᆆὌꋰꀏ⥼ĀᚄὌꉀὌꉰꀏ⥼ĀᚄNꀏ⚬ĀᆆὌꍠꀏ⥼ĀᚄὌꊰὌꋠꀏ⥼ĀᚄOꀏ⚬ĀᆆὌꏐꀏ⥼ĀᚄὌꌠὌꍐꀏ⥼ĀᚄPꀏ⚬ĀᆆὌꑀꀏ⥼ĀᚄὌꎐὌꏀꀏ⥼ĀᚄQꀏ⚬ĀᆆὌ꒰ꀏ⥼ĀᚄὌꐀὌꐰꀏ⥼ĀᚄRꀏ⚬ĀᆆὌꔠꀏ⥼ĀᚄὌꑰὌ꒠ꀏ⥼ĀᚄSꀏ⚬ĀᆆὌꖐꀏ⥼Āᚄ ὌꓠὌꔐꀏ⥼ĀᚄTꀏ⚬ĀᆆὌꘀꀏ⥼Āᚄ!ὌꕐὌꖀꀏ⥼ĀᚄUꀏ⚬ĀᆆὌ꙰ꀏ⥼Āᚄ&quot;ὌꗀὌꗰꀏ⥼ĀᚄVꀏ⚬ĀᆆὌꛠꀏ⥼Āᚄ#Ὄ꘰ὌꙠꀏ⥼ĀᚄWꀏ⚬ĀᆆὌꝐꀏ⥼Āᚄ$ὌꚠὌꛐꀏ⥼ĀᚄXꀏ⚬ĀᆆὌꟀꀏ⥼Āᚄ%Ὄ꜐ὌꝀꀏ⥼ĀᚄYꀏ⚬ĀᆆὌ꠰ꀏ⥼Āᚄ&amp;ὌꞀὌꞰꀏ⥼ĀᚄZꀏ⚬ĀᆆὌꢠꀏ⥼Āᚄ'Ὄ꟰Ὄꠠꀏ⥼Āᚄ[ꀏ⚬ĀᆆὌꤐꀏ⥼Āᚄ(ὌꡠὌꢐꀏ⥼Āᚄ\ꀏ⚬ĀᆆὌꦀꀏ⥼Āᚄ)Ὄ꣐Ὄ꤀ꀏ⥼Āᚄ]ꀏ⚬ĀᆆὌ꧰ꀏ⥼Āᚄ*ὌꥀὌꥰꀏ⥼Āᚄ^ꀏ⚬ĀᆆὌꩠꀏ⥼Āᚄ+ὌꦰὌꧠꀏ⥼Āᚄ_ꀏ⚬ĀᆆὌ꫐ꀏ⥼Āᚄ,ὌꨠὌ꩐ꀏ⥼Āᚄ`ꀏ⚬ĀᆆὌꭀꀏ⥼Āᚄ-ὌꪐὌꫀꀏ⥼Āᚄaꀏ⚬ĀᆆὌꮰꀏ⥼Āᚄ.Ὄ꬀Ὄꬰꀏ⥼Āᚄbꀏ⚬ĀᆆὌ갠ꀏ⥼Āᚄ/ὌꭰὌꮠꀏ⥼Āᚄcꀏ⚬ĀᆆὌ겐ꀏ⥼Āᚄ0ὌꯠὌ감ꀏ⥼Āᚄdꀏ⚬ĀᆆὌ관ꀏ⥼Āᚄ1Ὄ걐Ὄ검ꀏ⥼ĀᚄeꀻꑼĀޭὌ귰  " style:num-format="1" text:display-levels="4">
        <style:list-level-properties text:list-level-position-and-space-mode="label-alignment">
          <style:list-level-label-alignment text:label-followed-by="listtab"/>
        </style:list-level-properties>
      </text:list-level-style-number>
      <text:list-level-style-number text:level="5" style:num-suffix="萑ﳨ옕Ԁĉ葞ࢸ葠ﳨ萏ː萑ﴰ옕ԀĂ퀆葞ː葠ﴰ.ꀏ㉼Āႀꆱ쇓Ὂ뻀Ὂ글坯牤⁗潲欠䙩汥⁆弳[4耀翿4ᓖ鬼ᓖ鮠ᓊ䟰耄HHᓖ魨ᓖ魬2䃞鐀ꀏ偌ā▀鑽稤ᓂꁪ髸Ὂ伀Ὂ伄Ὂ伔Ὂ伜Ὂ伤ꀏ偌āހ᪍ꃐ袈袈∢∢香香ꪪꪪ뮻뮻∢∢쳌쳌ᄑᄑ∢∢㌳㌳䑄䑄啕啕晦晦睷睷@&lt;@´츀ὀ嚀ũ潢銅년镅ὀ嚀ũ潢銅년镅᪏ꥠũ潢ꀏ偌ȁಀ᪎﷐ꁗ༴㽨㽨㽨㾀᪍ꆱ쇓ꆱ쇓ꆱ쇓ꆱ쇓ꆱ쇓ꆱ쇓὆䄋ࠣ슑좄὇ᓠ᪎ᙀὀ㣀0ꀏ偌ā▀鑽稤ᓂꁪ髸ᓂ묐ᓂ묜ᓂ뭌ᓂ뭤ᓂ뭼ꆱ쇓ꁪ螜ꆱ쇓ꁪ行ꁙᔸ䁧퍔䄪⠀䀔耀ᬐĀᓁ씰鏞ᓂ뉠ᓂᓂ׀ᓂåbD᠀ᓂũ潢銅년镅ᓂũ潢銅년镅翿ᓂ鏗ꀘᓂ뉠ĀʒXᓂᓂ鏭領맀ɩʔ桩潢ᓂᓂ률ʅEʕ銅년镅䵍捰呃呌ᒬ㈈ᒬ㈌@ᓂ쀀¬Ĉå耀åå(Xåbå´å¾ĆåĈ翿¬[ﮰᓁ쥴[ﮰᓁ쥴[ﮰᓁ쥴[ﮰᓁ쥴쇓[ﮰᓁ쥴ꀏ㉼Āႀ ꆱ쇓ᓂᓂ[ﮰᓁ쥴[ﮰᓁ쥴ꆱ쇓[ﮰᓁ쥴ᓂ[ﮰᓁ쥴Ć[ﮰᓁ쥴Ĉᓂᓂ鏘笰ᓂ뉠Ȁi潢ʓ桩潢4Ɵƻ耀Ɵƻ翿4ꀏ㉼Āႀꆱ쇓䵍捰偁久䵍捰呃呌ᓂũ潢銅년镅ᓂţ捥銅년镅ᓂţ捥銅년镅ᓂţ捥銅년镅浯畳ꀏ㉼Āႀꆱ쇓נװᓂᓂᑀᓁ쥴Ȁc捥ʖ&#10;慣捥ᓂ쀀慣捥ꀻꑼĀތባ潮瑲潬‰砱㑣ㅣ㔳　[ﮰᓁ쥴1捥[ﮰᓁ쥴[ﮰᓁ쥴ꆱ[ﮰᓁ쥴ᓂ[ﮰᓁ쥴ᓂꀏ㉼Āႀꆱ쇓ᓂᓂ[ﮰᓁ쥴(년镅[ﮰᓁ쥴'ţ捥[ﮰᓁ쥴&amp;[ﮰᓁ쥴%년镅ꆱ쇓ꆱ쇓ꆱ쇓fϫꆱ쇓ꆱ쇓ꆱ쇓eÉ&#10;ꆱ쇓ϩg3hꆱ쇓ꆱ쇓ꆱ쇓ꆱ쇓ᓂᓂᓂᓂᓂᓂᓂᓂᓂᓂᓂᓂᓂᓂᓂᓂᓂᓂᓂᓂᓂ[ﮰᓁ쥴据瑬ᓂ쀀瑬ߙ[ﮰᓁ쥴Ϩꆱ쇓ꆱ쇓ᓂᓂ[ﮰᓁ쥴gᓁ쥴ᓁ쥰耀老ꀏ㉼Āႀꆱ쇓ᓂᓂ\┨ᓁ쥰ꆱ쇓ꆱ쇓&#10;ᓂᓂ\┠ᓁ쥰\┘ᓁ쥰ᓂᓂᖐᓁ쥰Ȁʗ捥ꀻꑼĀތద䵥牧攠䍥汬猀ᓂ씰뭧&#13;ꁛᢨā઀ᓂ[ﮰᓁ쪤[ﮰᓁ쪤[ﮰᓁ쪤[ﮰᓁ쪤쇓[ﮰᓁ쪤Āᓂ鏞ᓂᓂᓂᓂᓂ떴헕ᓂᓁ쪤ꀏ㉼Āႀꆱ쇓ᓂᓂᓂᓂᑀᓁ쪤Ȁʜᓂ씰뭗ꆱ쇓据瑬步祢浯畳ꁙ⋀ᓂʘᓂ뢠䏝耀䁀䇠䇠䇠䇠눀倀pၴᒬ㈠ꁚᓸᄑᓁꉐᓂ뉠ᓂʙD␀桩潢桩潢D⨀ᓂũ潢銅년镅ᓂũ潢銅년镅ᓂ鏗ꀘᓂĀʘᓂᓂ鏘笰ᓂɩʙ桩潢ᓂᓂ鏭領맀ʅEʚ銅년镅ᓂᓂ률ʅEʛ銅년镅ᓂᓂᓂ[ﮰᓁ쪤ꀻꑼĀތባ潮瑲潬‰砱㑣㉥㥡　ᓂ쀀慣4ƻǗ耀ƻǗ翿4ꀏ㉼Āႀꆱ쇓䵍捰呃呌ᒬ㈘ᒬ㈜@䵍捰偁久䵍捰呃呌桩潢桩潢桩潢据瑬Ϩ&#13;慣捥,慣捥*慣捥)&#10;慣捥慣捥ꀏ㉼Āႀ ꆱ쇓ᓂᓂ[ﮰᓁ쪤ꆱ쇓[ﮰᓁ쪤ᓂ[ﮰᓁ쪤-ũ潢[ﮰᓁ쪤,[ﮰᓁ쪤+년镅[ﮰᓁ쪤[ﮰᓁ쪤ꆱ[ﮰᓁ쪤ᓂ[ﮰᓁ쪤ᓂꀏ㉼Āႀꆱ쇓ᓂᓂ[ﮰᓁ쪤&quot;년镅[ﮰᓁ쪤!ţ捥[ﮰᓁ쪤 [ﮰᓁ쪤년镅ꆱ쇓ꆱ쇓ꆱ쇓fϫꆱ쇓ꆱ쇓ꆱ쇓eÉ&#10;ꆱ쇓ϩg3hꆱ쇓ꆱ쇓ꆱ쇓ꆱ쇓ᓂᓂᓂᓂᓂᓂᓂᓂᓂᓂᓂᓂᓂᓂᓂᓂᓂᓂᓂᓂᓂ[ﮰᓁ쪤据瑬ᓂ쀀&#13;瑬&#13;[ﮰᓁ쪤ꆱ쇓ꆱ쇓ᓂᓂ[ﮰᓁ쪤ᓁ쪤ᓁ쪠ꀏ㉼Āႀꆱ쇓ᓂᓂ\┨ᓁ쪠慣捥ꆱ쇓ꆱ쇓&#10;ᓂᓂ\┠ᓁ쪠\┘ᓁ쪠ᓂᓂᖐᓁ쪠˿ʝꀻꑼĀތན♰汩琠䍥汬献⸮ᓂ씰붯&#13;ꁛᢨā઀ᓂ[ﮰᓁ탔[ﮰᓁ탔[ﮰᓁ탔[ﮰᓁ탔쇓[ﮰᓁ탔Āᓂ鏞ᓂᓂᓂﮀᓂᓂᓂ﫰ᓁ탔ꀏ㉼Āႀꆱ쇓ᓂᓂᓂᓂᑀᓁ탔Ȁʢᓂ씰붟ꆱ쇓据瑬步祢浯畳ꁙ⋀ᓂʞᓂ뢠䏮耀䁀䈘䇠䈘䇠눀倀pၴᒬ㈰ꁚᓸᄑᓁꉐᓂᓃ诰ʟD㘀桩潢桩潢D㰀ᓂũ潢銅년镅ᓂũ潢銅년镅ᓂ鏗ꀘᓂĀʞᓂᓂ鏘笰ᓂɩʟ桩潢ᓂᓂ鏭領맀ʅEʠ銅년镅ᓂᓂ률ʅEʡ銅년镅ᓂᓂ婢ᓂ[ﮰᓁ탔ꀻꑼĀތባ潮瑲潬‰砱㑣㉦㉣　ᓂ쀀慣4ǝȃ耀ǝȃ翿4ꀏ㉼Āႀꆱ쇓䵍捰呃呌ᒬ㈨ᒬ㈬@䵍捰偁久䵍捰呃呌桩潢桩潢桩潢据瑬Ϩ&#13;慣捥,慣捥*慣捥)&#10;慣捥慣捥ꀏ㉼Āႀ ꆱ쇓ᓂ殺ᓂ藺[ﮰᓁ탔ꆱ쇓[ﮰᓁ탔ᓂ[ﮰᓁ탔-ũ潢[ﮰᓁ탔,[ﮰᓁ탔+년镅[ﮰᓁ탔[ﮰᓁ탔ꆱ[ﮰᓁ탔ᓂ[ﮰᓁ탔ᓂꀏ㉼Āႀꆱ쇓ᓂ猪ᓂ練[ﮰᓁ탔&quot;년镅[ﮰᓁ탔!ţ捥[ﮰᓁ탔 [ﮰᓁ탔년镅ꆱ쇓ꆱ쇓ꆱ쇓fϫꆱ쇓ꆱ쇓ꆱ쇓eÉ&#10;ꆱ쇓ϩg3hꆱ쇓ꆱ쇓ꆱ쇓ꆱ쇓ᓂᓂᓂᓂᓂᓂᓂ怒ᓂ並ᓂ擄ᓂﭠᓂᓂᓂᓂᓂᓂ鹿ᓂᓂ縷ᓂᓂᓂ[ﮰᓁ탔据瑬ᓂ쀀&#13;瑬&#13;[ﮰᓁ탔ꆱ쇓ꆱ쇓ᓂ敖ᓂ變[ﮰᓁ탔ᓁ탔ᓁ탐ꀏ㉼Āႀꆱ쇓ᓂנּᓂﭐ\┨ᓁ탐慣捥ꆱ쇓ꆱ쇓&#10;ᓂאּᓂﭰ\┠ᓁ탐\┘ᓁ탐ᓂᓂᖐᓁ탐˿ʣꁛᢨā઀ᓂﲠĀᓂﮰ鏙寘ᓂﲠᓃ୰ᓃᄀᓂﰐᓂﰰZ䠀桩潢桩潢Z一ᓂﱰũ潢銅년镅ᓂﱰũ潢銅년镅ᓂ﯀鏗ꀘᓂﲠĀʤꁙ﷘ᓂ﯀ʤᓂﮰᓀ闐ᓂ﹀ᓃҰᓂ⣐ὄ℀ꁚ툨ᓃධᓃເᓃઐᓃર㒠&#10;ጆ堐ѐ䀀䀒ᒬ㌐἗䌀䌀䛿︀䛿︀ȁᓃᔐᓃ០웺웺榈뀀Ѐ䀀ʥᓂ﯀ᓂﱰ鏙幜ᓂﲠɩ桩潢ᒬㅜ쀀ᒬ㊌耀ᒬㅠᒬ㈴ᒬ㉬ᒬ㉐ᒬ㊈ÿĀªĂ鬀HH  탈ᒬㅤ2(ᬀ灭䕸(HHᒬ㈼ᒬ㉀24耀翿44老老翿翿耀老老翿翿翿4(灭䕸(ᓂ﯀ᓂ︐鏘ᓂﲠʅEʥ銅년镅쀀쀀-ﱰ$ᒬ㈸ᒬ㉄ᒬ㉈ᒬ㉌HHᒬ㉘ᒬ㉜2(灭䕸(쀀쀀$ᒬ㉔ᒬ㉠ᒬ㉤ᒬ㉨HHᒬ㉴ᒬ㉸2(灭䕸(쀀쀀&#13;畳$ᒬ㉰ᒬ㉼ᒬ㊀ᒬ㊄4耀翿4떴헕쀀ᓃೠᒬ㊐ᒬ㊔Ā¨Ă鬀茀茀茈茁HH  탈ᒬ㊠24耀翿4ᒬ㊘쀀ᒬ㋼耀茀茀茈茁ᒬ㊜ᒬ㊤ᒬ㋜ᒬ㋀ᒬ㋸ÿĀª(ᬀ灭䕸(HHᒬ㊬ᒬ㊰24茀茀茈茁耀茀茀茁茈翿44茀茀茈茁耀茀茀茁茈翿4(灭䕸($ᒬ㊨ᒬ㊴ᒬ㊸ᒬ㊼HHᒬ㋈ᒬ㋌2(灭䕸($ᒬ㋄ᒬ㋐ᒬ㋔ᒬ㋘HHᒬ㋤ᒬ㋨2(灭䕸($ᒬ㋠ᒬ㋬ᒬ㋰ᒬ㋴떴헕쀀ᓃೠᒬ㌀ᒬ㌄Ā¨4耀翿4ᓂ﯀ᓃ൰鏟敖ᓂﮰĀꁚ䏨ʧᓃႀ씰썫4茀茀茈茁耀茀茀茁茈翿4耀翿翿4ꀏ偌āಀꁗᨐꀏ偌āಀꁗᨐⰸက난退Āᓃꀏ偌āހᓃ੐ꀏ⚬Āᆂᓃැꀏ㉼Āႀꆱ쇓ꀻꑼĀތᅷ楮摯眠へㄴ挲晢戰἗ﲗᓃଠᓃ౰ᓃରอ嶀낥泰끿䳰웺웺㾀䄀ᓃเꁗᨐꁗᨐอ帰낥洠끿䴠@난退ⰸꁗᨐ䵕员ࠀ䍏乄鏐葘ᓃᄰ쀀ᓃ൰἗ꁗᨐᓃ଀ᓂ﯀ᓃ鏚фᓂﮰĀꁚ䏸ʦᓃჀ씰쌷茈ꀏ偌āಀᓃະᓃҰᓂ﹀耀茀茀茁茈翿ꀏ偌āހᓃ฀ᓃ൰ũ湤ᓃ৐ů畳ᓃŭ摳ᓃᄀĀ@耀翿ꀏ偌āހᓃ๰ꀏ偌āಀᓃ૰ᓃ൰ũ湤ᓂ︐ũ湤ᓃᄀũ湤䀀浡捳浯摥ᒬ㌈ᒬ㌌@䵍捰䍃坐䀀䵍捰坐呒䀀䵍捰睬祲䀀浡捳据瑬䀀&quot;浡捳捷摦䀀*浡捳捷晣䀀2浡捳獨湤䀀ᓂﮰĀᓂ㰰Ā[褐ᓁ찴%[褐ᓁ찴睩湤ꆱ쇓ꆱ쇓ꆱ쇓ᓃ೐ᓂ﯀ᓃ৐ቐᓂﮰȀʨꀏ㉼Āႀꆱ쇓ꀏ㉼Āႀꆱ쇓ᓃူᓃ၀ᓂ﯀ᓃၐᑀᓁ찴Ȁʩꀏ㉼Āႀ ꆱ쇓ᓃጐᓃ᎐[褐ᓁ찴[褐ᓁ찴[褐ᓁ찴ᓃᆠᓃᅰ[褐ᓁ찴[褐ᓁ찴[褐ᓁ찴ᓃ൰ũ湤ᓂ︐ũ湤ᓃᄀũ湤ᓃ[褐ᓁ찴\ᶐᓁ찰ᓃ৐ũ湤ᓂ︐ũ湤ᓃᄀǿ%\ᯰᓁ찰8@฀桩潢桩潢9@娀桩潢桩潢ᓃᷠ鏗ꀘᓃἐĄ4ʰ&amp;ᓃ൰ũ湤ᓃ৐ũ湤ᓃᄀũ湤ᓃኀ\ᶐᓁ찰\ᶐᓁ찰\ᶐᓁ찰\ᶐᓁ찰ꆱ쇓ꆱ쇓ꆱ쇓(ꆱ쇓ꆱ쇓ꆱ쇓Hꆱ쇓ꆱ쇓Éꆱ쇓Sꆱ쇓ꆱ쇓ꆱ쇓ꆱ쇓ꆱ쇓ꆱ쇓%ꆱ쇓ꆱ쇓Èᓃሰᓃဠᓃዠᓃᆀᓃደᓃတᓃዐᓃᇀᓃᅰᓃᆠᓃጀᓃሀᓃᆐᓃᆰᓃᇰᓃᒀ쀀ꁛᢨā઀ᓃᔐ[ﮰᓁ쳴[ﮰᓁ쳴[ﮰᓁ쳴[ﮰᓁ쳴쇓[ﮰᓁ쳴ꀏ㉼Āႀꆱ쇓ꀏ㉼Āႀꆱ쇓ᓃỐᓃ∀ᓃ⇀씰잷ꁙ㟸ᓃᙐʪᓃᐠ⻠㾀䄀㾀䄀끈䠀@ꁚᓸᓂﮰᓃҰᓃⓐĀᓃ⒰ᓃⓐᄑᓃ០ᓃ០ʫ⠆Āᓃᐠ鏞ᓃᔐᓃៀᓃᜐᓃቀᓃᚠ8@倀ᓃᛠũ潢銅년镅ᓃᛠũ潢銅년镅ᓃᙐ鏗ꀘᓃᔐĀʪᓃᙐᓃᛠ鏘笰ᓃᔐɩʫ桩潢ꁛᢨā઀ᓃ០Āᓃᝀ鏞ᓃ០ᓃᩐᓃ᱀ᓃበᓃᥠũ潢銅년镅8@搀桩潢桩潢ꀻꑼĀތባ潮瑲潬‰砱㑣㌱㐲　ꁙ㥰ᓃᝐʬᓃᝀ䕠㾀䄀㾀䄀대仠Ȁ@睩湤ꁚᓸᓂﮰ년ᓃᨐāᓃ☀ᓃ᧰ᄑᓃᔐᓃ᪰ᓃ᪰ʭ桩潢桩潢⠆,慣捥)&#10;慣捥9@帀ᓃᦠũ潢銅년镅ᓃᦠũ潢銅년镅ᓃᝐ鏗ꀘᓃ០āʬꀻꑼĀތባ潮瑲潬‰砱㑣㌱愴　ꀏ偌āಀᓃ◀ꀏ偌āಀᓃᨰꀏ偌āހᓃᩰꁛᢨā઀ᓃ᪰ꀻꑼĀތባ潮瑲潬‰砱㑣㌱㜴　耀翿桩潢慣捥慣捥ꁙ纐ᓃᱰʮᓃᩀ쐀윀윀䝿＀䝿＀윀윀䝿＀䝿＀눌ȀÀꁚᓸᓂﮰᓂ﹀ᦠᓃᰠƅ년ᄑᓃ០ᓃἐᓃἐʯЀ据瑬Ϩ㠂捥慣捥ꀏ偌āಀᓃᵰᓃᝐᓃᦠ鏘笰ᓃ០Ȁc捥ʭ慣捥Āᓃᩀ鏞ᓃ᪰ᓃ᧐ᓃỠᓃហᓃ᳀ᓃᦠũ潢8@栀ᓃᴀũ潢銅년镅ᓃᴀũ潢銅년镅ᓃᱰ鏗ꀘᓃ᪰āʮ耀翿桩潢ᓃᴀũ潢ꀏ偌āހᓃᴰꁛᢨā઀ᓃἐᓃ㛰쀀ʧᓁ찴ᓁ찰ᓃ᪰ᓃ᪰6Āᓃᶀ鏞ᓃἐᓃ∰ᓃ⛀ᓃḰᓃṐᓃᴀũ潢A砀桩潢桩潢A縀ᓃኀũ潢銅년镅ᓃኀũ潢銅년镅ᓃᴀũ潢ᓃᷠᓃኀ鏘笰ᓃἐɩʱ桩潢ᓃᓀ쀀ꆱ쇓据瑬步祢ꆱ쇓ᓃᱰᓃᴀ鏘笰ᓃ᪰Ȁn瑬ʯ据瑬ꁙ⋀ᓃᷠʰᓃᶀ뢠䂀䊨䋂䊨䋂눀倎pၴᒬ㌨ꁚᓸi潢ᄑᓃ᪰ᓃ萐ᓃ⟐ʱ慣捥쀀0ᴀũ潢ᓃᷠᓃẐ鏭領맀ʅEʲ銅년镅ᓃᷠᓃ⁐률ʅEʳ銅년镅䵍捰呃䌠ᒬ㌠ᒬ㌤@䵍捰偁久䵍捰呃䌠銅년镅ᓃኀũ潢銅년镅ᓃኀũ潢銅년镅ᓃኀũ潢銅년镅ᓃኀũ潢銅년镅ᓃᷠᓃ₀ᑀᓁ쳴Ȁxʴ砱㑣㌱ꀏ㉼Āႀ ꆱ쇓ᓃ⍐ᓃ⏐ᓃᔀᓃ①[ﮰᓁ쳴据瑬[ﮰᓁ쳴ꆱ쇓ꀻꑼĀތባ潮瑲潬‰砱㑣㌱搸　[ﮰᓁ쳴ᓃ≰[ﮰᓁ쳴&gt;[ﮰᓁ쳴=慣捥[ﮰᓁ쳴&lt;捥[ﮰᓁ쳴[ﮰᓁ쳴ꆱ[ﮰᓁ쳴≰ᓃ≐[ﮰᓁ쳴ᓃ∠ꀏ㉼Āႀꆱ쇓ᓃ⒀ᓃ⒐[ﮰᓁ쳴3[ﮰᓁ쳴2慣捥[ﮰᓁ쳴1捥[ﮰᓁ쳴0ኀũ潢ꆱ쇓ꆱ쇓ꆱ쇓fϫꆱ쇓ꆱ쇓ꆱ쇓eÉ&#10;ꆱ쇓ꆱ쇓ϩg3hꆱ쇓ꆱ쇓ꆱ쇓ꆱ쇓ᓃ⊰ᓃ≠ᓃ⊠ᓃᑠᓃᑰᓃᐰᓃ⍀ᓃ⑐ᓃ⌐ᓃ∐ᓃ≰ᓃ≐ᓃ⊀ᓃ⊐ᓃ⌠ᓃ⋀ᓃ⌰ᓃᑀᓃᑐᓃ∠[ﮰᓁ쳴년镅ᓃ⋐쀀ኀţ捥[ﮰᓁ쳴ꆱ쇓ꆱ쇓ᓃ⑰ᓃ⒠[ﮰᓁ쳴ꀏ偌āಀꁗᨐꀏ偌ȁಀᓃ┰耀翿据瑬ߙ据瑬Ϩꀏ偌āހᓃ⓰耀翿3据瑬据瑬&#13;据瑬据瑬据瑬据瑬据瑬ꀏ偌āހᓃ╀ᓁ쳴ᓁ쳰ꀏ偌āހᓃ♀ꀏ偌āಀᓃ◰ᓃẐŮ瑬ᓃ←Ů瑬ᓃ⛀Ƭ㌜ꁗ耀翿ᓃᷠᓃ←ᎀᓁ쳰ȀʵĀᓃ㎐&#10;鏞ᓃ⟐ᓃ㡀ᓃ㠀ᓃ㏰ᓃ❀ᓃⱰÀC退ᓃ㖠ũ潢銅년镅ᓃ㖠ũ潢銅년镅Àᓃ㟀쀀㟀ꆱ쇓据瑬步祢浯畳Y춐ᓃ⤐ᵰᓁ쯌B睰 ꁙ⋀ᓃ⛰ʶᓃ㎐뢠䆈䇠䇠䇠䇠눀倀pၴᒬ㌸ꁚᓸᄑᓃἐᓃ㲀ʷᶐ&#10;]㇔ᓃ⛰ʺᓃᶐᓃ➀]㋜ᓂﮰᓃᶀᓃ㎐-pၶᒬ㌬Āཊᓃ➠ᓁ쳰ᓃ㭐̀Ǌཊ᪄쯰[枨ཊY춐ᓃ⩀ᵨᓁ쯌B睰 ]㇔ᓃ㷀ʿᓃ㭰ᓃ㽰]㋜ᓂﮰᓃᶀᓃ㮀-8pၶᒬ㌼Āཋᓃ⨐ᓁ쳰ᓃ䑀̀Ǫཋ[枨ཋY춐ᓃ⭰ᵠᓁ쯌B睰 ]㇔ᓃ䛠˄ᓃ䑠ᓃ䒰]㋜ᓂﮰᓃᶀᓃ䑰8-Tpၶᒬ㍌Āཌᓃ⭀ᓁ쳰ᓃ䴰̀Ǫཌ[枨ཌY춐ᓃⲠᶈᓁ쯌B睰 ]㇔ᓃ侐ˉᓃ䵐ᓃ儐]㋜ᓂﮰᓃᶀᓃ䵠-Ipၶᒬ㍜ĀཌྷᓃⱰᓁ쳰ᓃ嘠̀Ǫཌྷ[枨ཌྷY춐ᓃⷐᶀᓁ쯌B睰 ]㇔ᓃ墠ˎᓃ噀ᓃ娀]㋜ᓂﮰᓃᶀᓃ噐-I8pၶᒬ㍬Āཎᓃⶠᓁ쳰ᓃ弐̀Ǫཎ[枨ཎY춐ᓃ⼀ᵸᓁ쯌B睰 ]㇔ᓃ憐˓ᓃ弰ᓃ拰]㋜ᓂﮰᓃᶀᓃ彀-8ITpၶᒬ㍼Āཏᓃ⻐ᓁ쳰ᓃ栀̀Ǫཏ[枨ཏY춐ᓃ〰ᶠᓁ쯌B睰 ]㇔ᓃ檀˘ᓃ栠ᓃ毠]㋜ᓂﮰᓃᶀᓃ栰Iepၶᒬ㎌Āཐᓃ　ᓁ쳰ᓃ烰̀Ǫཐ[枨ཐY춐ᓃㅠᶘᓁ쯌B睰 ]㇔ᓃ獰˝ᓃ焐ᓃ瓐]㋜ᓂﮰᓃᶀᓃ焠Ie8pၶᒬ㎜Āདᓃ㄰ᓁ쳰ᓃ秠̀Ǫད[枨དY춐ᓃ㊐ᶐᓁ쯌B睰 ]㇔ᓃ籠ˢᓃ稀ᓃ緀]㋜ᓂﮰᓃᶀᓃ稐I8eTpၶᒬ㎬Āདྷᓃ㉠ᓁ쳰ᓃ苐̀Ǫདྷ[枨དྷꁛᢨā઀ᓃ⟐[ﮰᓃ⤔[ﮰᓃ⤔[ﮰᓃ⤔[ﮰᓃ⤔쇓[ﮰᓃ⤔C言桩潢桩潢ᓃ㪠ᓃ⤔ᓃ➠̀ᓃ⨐̀ᓃ⭀̀ᓃⱰ̀ᓃⶠ̀ᓃ⻐̀ᓃ　̀ᓃ㄰̀ᓃ㉠̀ꀏ㉼Āႀ ꆱ쇓ᓃ㥀ᓃ㧀ᓃ㠰ᓃ㩐ᓃ㐐[ﮰᓃ⤔[ﮰᓃ⤔ꆱ쇓[ﮰᓃ⤔ᓃ㡠[ﮰᓃ⤔ᓃ⛰鏗ꀘᓃ⟐Āʶᓃ⛰ᓃ㖠鏘笰ᓃ⟐ɩʷ桩潢ᓃ⛰ᓃ㗐鏭領맀ʅEʸ銅년镅ᓃ⛰ᓃ㘀률ʅEʹ銅년镅䵍捰呃呌ᒬ㌰ᒬ㌴@4-耀-翿4ꀏ㉼Āႀꆱ쇓䵍捰偁久䵍捰呃呌ᓃ㖠ţ捥銅년镅ᓃ㖠ţ捥銅년镅&#13;浯畳桩潢桩潢桩潢桩潢ꀏ㉼Āႀꆱ쇓ᓃ➐ᓃ㕐ᓃ⛰ᓃ㘰ᑀᓃ⤔Ȁc捥ʺ慣捥ᓃ㔐씰짧慣捥ꀻꑼĀތባ潮瑲潬‰砱㑣㌳㌹　[ﮰᓃ⤔.년镅[ﮰᓃ⤔-㖠ũ潢[ﮰᓃ⤔[ﮰᓃ⤔ꆱ[ﮰᓃ⤔㡠ᓃ㖀[ﮰᓃ⤔ᓃ㕰ꀏ㉼Āႀꆱ쇓ᓃ㩰ᓃ㪀[ﮰᓃ⤔$㖠ţ捥[ﮰᓃ⤔#[ﮰᓃ⤔&quot;년镅[ﮰᓃ⤔!㖠ţ捥ꆱ쇓ꆱ쇓ꆱ쇓fϫꆱ쇓ꆱ쇓ꆱ쇓eÉ&#10;ꆱ쇓ϩg3hꆱ쇓ꆱ쇓ꆱ쇓ꆱ쇓ᓃ㢠ᓃ㖐ᓃ㢐ᓃ㏐ᓃ㏠ᓃ㎠ᓃ㤰ᓃ㩀ᓃ㤀ᓃ㬰ᓃ㕠ᓃ㡠ᓃ㖀ᓃ㡰ᓃ㢀ᓃ㤐ᓃ㢰ᓃ㤠ᓃ㎰ᓃ㏀ᓃ㕰[ﮰᓃ⤔瑬hᓃ㣀쀀g[ﮰᓃ⤔据瑬ꆱ쇓ꆱ쇓ᓃ㩠ᓃ㪐[ﮰᓃ⤔据瑬ꀏ㉼Āႀꆱ쇓ᓃ㬐ᓃ㬠ᓃ⤔ᓃ⤐耀老\┨ᓃ⤐翿ꆱ쇓ꆱ쇓&#10;ᓃ㬀ᓃ㭀\┠ᓃ⤐捥\┘ᓃ⤐ꀻꑼĀތ༦䅬楧渠呯瀠䱥晴ᓃ㿀씰쿟ꁛᢨā઀ᓃ㲀[ﮰᓃ⩄[ﮰᓃ⩄[ﮰᓃ⩄[ﮰᓃ⩄쇓[ﮰᓃ⩄ᓃ䎐ᓃ⩄ꀏ㉼Āႀꆱ쇓ᓃ㱰ᓃ㼰ᓃ㷀ᓃ㼀ᑀᓃ⩄Ȁʿᓃ䃠씰쿏ꆱ쇓据瑬步祢浯畳ꁙ⋀ᓃ㷀ʻᓃ㮀뢠䇠䆈䇠䇠䇠䇠눀倀pၴᒬ㍈ꁚᓸᄑᓃἐᓃ⟐ᓃ䖠ʼ&#10;Āᓃ㮀&#10;鏞ᓃ㲀ᓃ㽐ᓃ㰰ᓃ㸐ᓃ㸰C鰀桩潢桩潢Cꈀᓃ㹰ũ潢銅년镅ᓃ㹰ũ潢銅년镅ᓃ㷀鏗ꀘᓃ㲀Āʻᓃ㷀ᓃ㹰鏘笰ᓃ㲀ɩʼ桩潢ᓃ㷀ᓃ㺠鏭領맀ʅEʽ銅년镅ᓃ㷀ᓃ㻐률ʅEʾ銅년镅ᓃ㱠ᓃ䍀ᓃ㯠[ﮰᓃ⩄ꀻꑼĀތባ潮瑲潬‰砱㑣㌳戸　ᓃ㯰쀀慣4-8耀8-翿4ꀏ㉼Āႀꆱ쇓䵍捰呃呌ᒬ㍀ᒬ㍄@䵍捰偁久䵍捰呃呌桩潢桩潢桩潢据瑬Ϩ&#13;慣捥,慣捥*慣捥)&#10;慣捥慣捥ꀏ㉼Āႀ ꆱ쇓ᓃ䈰ᓃ䊰[ﮰᓃ⩄ꆱ쇓[ﮰᓃ⩄ᓃ䅐[ﮰᓃ⩄-㹰ũ潢[ﮰᓃ⩄,[ﮰᓃ⩄+년镅[ﮰᓃ⩄[ﮰᓃ⩄ꆱ[ﮰᓃ⩄䅐ᓃ䄰[ﮰᓃ⩄ᓃ䄠ꀏ㉼Āႀꆱ쇓ᓃ䍠ᓃ䍰[ﮰᓃ⩄&quot;년镅[ﮰᓃ⩄!㹰ţ捥[ﮰᓃ⩄ [ﮰᓃ⩄년镅ꆱ쇓ꆱ쇓ꆱ쇓fϫꆱ쇓ꆱ쇓ꆱ쇓eÉ&#10;ꆱ쇓ϩg3hꆱ쇓ꆱ쇓ꆱ쇓ꆱ쇓ᓃ䆐ᓃ䅀ᓃ䆀ᓃ㯀ᓃ㯐ᓃ㮐ᓃ䈠ᓃ䌰ᓃ䇰ᓃ䐠ᓃ㽀ᓃ䅐ᓃ䄰ᓃ䅠ᓃ䅰ᓃ䈀ᓃ䆠ᓃ䈐ᓃ㮠ᓃ㮰ᓃ䄠[ﮰᓃ⩄据瑬ᓃ䆰쀀&#13;瑬&#13;[ﮰᓃ⩄ꆱ쇓ꆱ쇓ᓃ䍐ᓃ䎀[ﮰᓃ⩄ꀏ㉼Āႀꆱ쇓ᓃ䐀ᓃ䐐ᓃ⩄ᓃ⩀耀老\┨ᓃ⩀&#13;翿ꆱ쇓ꆱ쇓&#10;ᓃ䏰ᓃ䐰\┠ᓃ⩀&#10;\┘ᓃ⩀ꀻꑼĀތᄦ䅬楧渠呯瀠䍥湴敲ᓃ䣀씰턯떴ꁛᢨā઀ᓃ䖠C글桩潢桩潢ᓃ䲀ᓃ⭴ᓃ䔐쀀[ﮰᓃ⭴[ﮰᓃ⭴[ﮰᓃ⭴[ﮰᓃ⭴쇓[ﮰᓃ⭴ꀏ㉼Āႀꆱ쇓ᓃ䖐ᓃ䧐ᓃ䛠ᓃ䠀ᑀᓃ⭴Ȁ˄ᓃ䦐쀀ꆱ쇓据瑬步祢浯畳ꁙ⋀ᓃ䛠ˀᓃ䑰뢠䉠䆈䇠䇠䇠䇠눀倀pၴᒬ㍘ꁚᓸᄑᓃἐᓃ㲀ᓃ乐ˁ&#10;Āᓃ䑰&#10;鏞ᓃ䖠ᓃ䨰ᓃ䕐ᓃ䒀ᓃ䜰C됀ᓃ䝰ũ潢銅년镅ᓃ䝰ũ潢銅년镅ᓃ䛠鏗ꀘᓃ䖠Āˀᓃ䛠ᓃ䝰鏘笰ᓃ䖠ɩˁ桩潢ᓃ䛠ᓃ䞠鏭領맀ʅE˂銅년镅ᓃ䛠ᓃ䟐률ʅE˃銅년镅䵍捰呃呌ᒬ㍐ᒬ㍔@48-T耀8T-翿4ꀏ㉼Āႀꆱ쇓䵍捰偁久䵍捰呃呌ᓃ䝰ţ捥銅년镅ᓃ䝰ţ捥銅년镅&#13;浯畳桩潢桩潢桩潢桩潢ꀏ㉼Āႀ ꆱ쇓ᓃ䬠ᓃ䮠ᓃ䖀ᓃ䰰ᓃ䒠[ﮰᓃ⭴[ﮰᓃ⭴ꆱ쇓[ﮰᓃ⭴ᓃ䨠[ﮰᓃ⭴䝰ũ潢[ﮰᓃ⭴ꀻꑼĀތባ潮瑲潬‰砱㑣㌴㐷　[ﮰᓃ⭴,[ﮰᓃ⭴[ﮰᓃ⭴ꆱ[ﮰᓃ⭴䨠ᓃ䨀[ﮰᓃ⭴ᓃ䧰ꀏ㉼Āႀꆱ쇓ᓃ䱐ᓃ䱠[ﮰᓃ⭴#[ﮰᓃ⭴&quot;년镅[ﮰᓃ⭴!䝰ţ捥[ﮰᓃ⭴ ꆱ쇓ꆱ쇓ꆱ쇓fϫꆱ쇓ꆱ쇓ꆱ쇓eÉ&#10;ꆱ쇓ϩg3hꆱ쇓ꆱ쇓ꆱ쇓ꆱ쇓ᓃ䪀ᓃ䨐ᓃ䩰ᓃ䓰ᓃ䔀ᓃ䓀ᓃ䬐ᓃ䰠ᓃ䫠ᓃ䴐ᓃ䧠ᓃ䨠ᓃ䨀ᓃ䩐ᓃ䩠ᓃ䫰ᓃ䪐ᓃ䬀ᓃ䓐ᓃ䓠ᓃ䧰[ﮰᓃ⭴gᓃ䪠쀀据瑬[ﮰᓃ⭴&#13;瑬&#13;ꆱ쇓ꆱ쇓ᓃ䱀ᓃ䱰[ﮰᓃ⭴&#10;瑬ꀏ㉼Āႀꆱ쇓ᓃ䳰ᓃ䴀ᓃ⭴ᓃ⭰耀老\┨ᓃ⭰翿ꆱ쇓ꆱ쇓&#10;ᓃ䳠ᓃ䴠\┠ᓃ⭰\┘ᓃ⭰&#10;ꀻꑼĀތဦ䅬楧渠呯瀠剩杨琀ᓃ冐쀀ꁛᢨā઀ᓃ乐[ﮰᓃⲤ[ﮰᓃⲤ[ﮰᓃⲤ[ﮰᓃⲤ쇓[ﮰᓃⲤꀏ㉼Āႀꆱ쇓ᓃ丰ᓃ乀ᓃ侐ᓃ僐ᑀᓃⲤȀˉꆱ쇓据瑬步祢浯畳ᓃ儠ᓃ唠ᓃ儀ꁙ⋀ᓃ侐˅ᓃ䵠뢠䈴䇠䇠䇠䇠눀倀pၴᒬ㍨ꁚᓸᄑᓃἐᓃ䖠ᓃ坠ˆ&#10;Āᓃ䵠&#10;鏞ᓃ乐ᓃ儰ᓃ一ᓃ俠ᓃ倀C쀀桩潢桩潢C였ᓃ偀ũ潢銅년镅ᓃ偀ũ潢銅년镅ᓃ侐鏗ꀘᓃ乐Ā˅ᓃ侐ᓃ偀鏘笰ᓃ乐ɩˆ桩潢ᓃ侐ᓃ偰鏭領맀ʅEˇ銅년镅ᓃ侐ᓃ傠률ʅEˈ銅년镅ᓃ啰ᓃⲤᓃ䷀쀀劰ᓃ劰쀀ꀻꑼĀތባ潮瑲潬‰砱㑣㌴搶　4-I耀-I翿4ꀏ㉼Āႀꆱ쇓䵍捰呃呌ᒬ㍠ᒬ㍤@䵍捰偁久䵍捰呃呌桩潢桩潢桩潢据瑬Ϩ&#13;慣捥,慣捥*慣捥)&#10;慣捥慣捥ꀏ㉼Āႀ ꆱ쇓ᓃ吐ᓃ咐[ﮰᓃⲤ/[ﮰᓃⲤꆱ쇓[ﮰᓃⲤᓃ匰[ﮰᓃⲤ,[ﮰᓃⲤ+년镅[ﮰᓃⲤ*偀ũ潢[ﮰᓃⲤ[ﮰᓃⲤꆱ[ﮰᓃⲤ匰ᓃ匐[ﮰᓃⲤᓃ匀ꀏ㉼Āႀꆱ쇓ᓃ啀ᓃ啐[ﮰᓃⲤ!偀ţ捥[ﮰᓃⲤ [ﮰᓃⲤ년镅[ﮰᓃⲤ偀ţ捥ꆱ쇓ꆱ쇓ꆱ쇓fϫꆱ쇓ꆱ쇓ꆱ쇓eÉ&#10;ꆱ쇓ϩg3hꆱ쇓ꆱ쇓ꆱ쇓ꆱ쇓ᓃ印ᓃ匠ᓃ占ᓃ䶠ᓃ䶰ᓃ䵰ᓃ吀ᓃ唐ᓃ叐ᓃ嘀ᓃ勰ᓃ匰ᓃ匐ᓃ區ᓃ卐ᓃ叠ᓃ厀ᓃ台ᓃ䶀ᓃ䶐ᓃ匀[ﮰᓃⲤ&#13;瑬&#13;ᓃ厐쀀[ﮰᓃⲤ据瑬ꆱ쇓ꆱ쇓ᓃ唰ᓃ啠[ﮰᓃⲤ据瑬ꀏ㉼Āႀꆱ쇓ᓃ嗠ᓃ嗰ᓃⲤᓃⲠ慣捥\┨ᓃⲠ捥ꆱ쇓ꆱ쇓&#10;ᓃ嗐ᓃ嘐\┠ᓃⲠ&#13;翿\┘ᓃⲠꀻꑼĀތሦ䅬楧渠䍥湴敲⁌敦琀ᓃ媀쀀ꁛᢨā઀ᓃ坠[ﮰᓃⷔ[ﮰᓃⷔ[ﮰᓃⷔ[ﮰᓃⷔ쇓[ﮰᓃⷔC툀桩潢桩潢ꀏ㉼Āႀꆱ쇓ᓃ址ᓃ坐ᓃ墠ᓃ姀ᑀᓃⷔȀˎꆱ쇓据瑬步祢浯畳ᓃ娐ᓃ帐ᓃ姰ꁙ⋀ᓃ墠ˊᓃ噐뢠䇠䈴䇠䇠䇠䇠눀倀pၴᒬ㍸ꁚᓸᄑᓃἐᓃ乐ᓃ恐ˋ&#10;Āᓃ噐&#10;鏞ᓃ坠ᓃ娠ᓃ圐ᓃ嚰ᓃ声Cᓃ夰ũ潢銅년镅ᓃ夰ũ潢銅년镅ᓃ墠鏗ꀘᓃ坠Āˊᓃ墠ᓃ夰鏘笰ᓃ坠ɩˋ桩潢ᓃ墠ᓃ奠鏭領맀ʅEˌ銅년镅ᓃ墠ᓃ妐률ʅEˍ銅년镅ᓃ幠ᓃⷔᓃ囐쀀宠ᓃ宠쀀ꀻꑼĀތባ潮瑲潬‰砱㑣㌵㘵　4-I8耀-8I翿4ꀏ㉼Āႀꆱ쇓䵍捰呃呌ᒬ㍰ᒬ㍴@䵍捰偁久䵍捰呃呌桩潢桩潢桩潢据瑬Ϩ&#13;慣捥,慣捥*慣捥)&#10;慣捥慣捥ꀏ㉼Āႀ ꆱ쇓ᓃ崀ᓃ嶀[ﮰᓃⷔ/[ﮰᓃⷔꆱ쇓[ﮰᓃⷔᓃ尠[ﮰᓃⷔ,[ﮰᓃⷔ+년镅[ﮰᓃⷔ*夰ũ潢[ﮰᓃⷔ[ﮰᓃⷔꆱ[ﮰᓃⷔ尠ᓃ尀[ﮰᓃⷔᓃ寰ꀏ㉼Āႀꆱ쇓ᓃ帰ᓃ幀[ﮰᓃⷔ!夰ţ捥[ﮰᓃⷔ [ﮰᓃⷔ년镅[ﮰᓃⷔ夰ţ捥ꆱ쇓ꆱ쇓ꆱ쇓fϫꆱ쇓ꆱ쇓ꆱ쇓eÉ&#10;ꆱ쇓ϩg3hꆱ쇓ꆱ쇓ꆱ쇓ꆱ쇓ᓃ屠ᓃ尐ᓃ屐ᓃ嚐ᓃ嚠ᓃ噠ᓃ峰ᓃ帀ᓃ峀ᓃ廰ᓃ寠ᓃ尠ᓃ尀ᓃ尰ᓃ局ᓃ峐ᓃ屰ᓃ峠ᓃ噰ᓃ嚀ᓃ寰[ﮰᓃⷔ&#13;瑬&#13;ᓃ岀쀀[ﮰᓃⷔ据瑬ꆱ쇓ꆱ쇓ᓃ帠ᓃ幐[ﮰᓃⷔ据瑬ꀏ㉼Āႀꆱ쇓ᓃ廐ᓃ廠ᓃⷔᓃⷐ慣捥\┨ᓃⷐ捥ꆱ쇓ꆱ쇓&#10;ᓃ廀ᓃ开\┠ᓃⷐ&#13;翿\┘ᓃⷐꀻꑼĀތు汩杮⁃敮瑥爀ᓃ捰쀀ꁛᢨā઀ᓃ恐[ﮰᓃ⼄[ﮰᓃ⼄[ﮰᓃ⼄[ﮰᓃ⼄쇓[ﮰᓃ⼄C桩潢桩潢ꀏ㉼Āႀꆱ쇓ᓃ怰ᓃ恀ᓃ憐ᓃ抰ᑀᓃ⼄Ȁ˓ꆱ쇓据瑬步祢浯畳ᓃ挀ᓃ最ᓃ拠ꁙ⋀ᓃ憐ˏᓃ彀뢠䉠䈴䇠䇠䇠䇠눀倀pၴᒬ㎈ꁚᓸᄑᓃἐᓃ坠ᓃ楀ː&#10;Āᓃ彀&#10;鏞ᓃ恐ᓃ挐ᓃ怀ᓃ徠ᓃ懠Cᓃ戠ũ潢銅년镅ᓃ戠ũ潢銅년镅ᓃ憐鏗ꀘᓃ恐Āˏᓃ憐ᓃ戠鏘笰ᓃ恐ɩː桩潢ᓃ憐ᓃ扐鏭領맀ʅEˑ銅년镅ᓃ憐ᓃ技률ʅE˒銅년镅ᓃ材ᓃ⼄ᓃ忀쀀撐ᓃ撐쀀ꀻꑼĀތባ潮瑲潬‰砱㑣㌵昴　4-8IT耀-8TI翿4ꀏ㉼Āႀꆱ쇓䵍捰呃呌ᒬ㎀ᒬ㎄@䵍捰偁久䵍捰呃呌桩潢桩潢桩潢据瑬Ϩ&#13;慣捥,慣捥*慣捥)&#10;慣捥慣捥ꀏ㉼Āႀ ꆱ쇓ᓃ旰ᓃ晰[ﮰᓃ⼄/[ﮰᓃ⼄ꆱ쇓[ﮰᓃ⼄ᓃ攐[ﮰᓃ⼄,[ﮰᓃ⼄+년镅[ﮰᓃ⼄*戠ũ潢[ﮰᓃ⼄[ﮰᓃ⼄ꆱ[ﮰᓃ⼄攐ᓃ擰[ﮰᓃ⼄ᓃ擠ꀏ㉼Āႀꆱ쇓ᓃ朠ᓃ朰[ﮰᓃ⼄!戠ţ捥[ﮰᓃ⼄ [ﮰᓃ⼄년镅[ﮰᓃ⼄戠ţ捥ꆱ쇓ꆱ쇓ꆱ쇓fϫꆱ쇓ꆱ쇓ꆱ쇓eÉ&#10;ꆱ쇓ϩg3hꆱ쇓ꆱ쇓ꆱ쇓ꆱ쇓ᓃ敐ᓃ攀ᓃ敀ᓃ往ᓃ徐ᓃ彐ᓃ无ᓃ曰ᓃ新ᓃ柠ᓃ擐ᓃ攐ᓃ擰ᓃ攠ᓃ攰ᓃ旀ᓃ敠ᓃ旐ᓃ彠ᓃ彰ᓃ擠[ﮰᓃ⼄&#13;瑬&#13;ᓃ数쀀[ﮰᓃ⼄据瑬ꆱ쇓ꆱ쇓ᓃ朐ᓃ杀[ﮰᓃ⼄据瑬ꀏ㉼Āႀꆱ쇓ᓃ柀ᓃ某ᓃ⼄ᓃ⼀慣捥\┨ᓃ⼀捥ꆱ쇓ꆱ쇓&#10;ᓃ枰ᓃ柰\┠ᓃ⼀&#13;翿\┘ᓃ⼀ꀻꑼĀތቁ汩杮⁃敮瑥爠剩杨琀ᓃ池쀀ꁛᢨā઀ᓃ楀[ﮰᓃ〴[ﮰᓃ〴[ﮰᓃ〴[ﮰᓃ〴쇓[ﮰᓃ〴C桩潢桩潢ꀏ㉼Āႀꆱ쇓ᓃ椠ᓃ椰ᓃ檀ᓃ殠ᑀᓃ〴Ȁ˘ꆱ쇓据瑬步祢浯畳ᓃ毰ᓃ濰ᓃ毐ꁙ⋀ᓃ檀˔ᓃ栰뢠䊒䇠䇠䇠䇠눀倀pၴᒬ㎘ꁚᓸᄑᓃἐᓃ恐ᓃ爰˕&#10;Āᓃ栰&#10;鏞ᓃ楀ᓃ氀ᓃ棰ᓃ梐ᓃ櫐Cﰀᓃ欐ũ潢銅년镅ᓃ欐ũ潢銅년镅ᓃ檀鏗ꀘᓃ楀Ā˔ᓃ檀ᓃ欐鏘笰ᓃ楀ɩ˕桩潢ᓃ檀ᓃ歀鏭領맀ʅE˖銅년镅ᓃ檀ᓃ歰률ʅE˗銅년镅ᓃ灀ᓃ〴ᓃ械쀀涀ᓃ涀쀀ꀻꑼĀތባ潮瑲潬‰砱㑣㌶㠳　4Ie耀Ie翿4ꀏ㉼Āႀꆱ쇓䵍捰呃呌ᒬ㎐ᒬ㎔@䵍捰偁久䵍捰呃呌桩潢桩潢桩潢据瑬Ϩ&#13;慣捥,慣捥*慣捥)&#10;慣捥慣捥ꀏ㉼Āႀ ꆱ쇓ᓃ滠ᓃ潠[ﮰᓃ〴/[ﮰᓃ〴ꆱ쇓[ﮰᓃ〴ᓃ渀[ﮰᓃ〴,[ﮰᓃ〴+년镅[ﮰᓃ〴*欐ũ潢[ﮰᓃ〴[ﮰᓃ〴ꆱ[ﮰᓃ〴渀ᓃ淠[ﮰᓃ〴ᓃ淐ꀏ㉼Āႀꆱ쇓ᓃ瀐ᓃ瀠[ﮰᓃ〴!欐ţ捥[ﮰᓃ〴 [ﮰᓃ〴년镅[ﮰᓃ〴欐ţ捥ꆱ쇓ꆱ쇓ꆱ쇓fϫꆱ쇓ꆱ쇓ꆱ쇓eÉ&#10;ꆱ쇓ϩg3hꆱ쇓ꆱ쇓ꆱ쇓ꆱ쇓ᓃ湀ᓃ淰ᓃ渰ᓃ桰ᓃ梀ᓃ桀ᓃ滐ᓃ濠ᓃ溠ᓃ烐ᓃ淀ᓃ渀ᓃ淠ᓃ渐ᓃ渠ᓃ溰ᓃ湐ᓃ滀ᓃ桐ᓃ桠ᓃ淐[ﮰᓃ〴&#13;瑬&#13;ᓃ湠쀀[ﮰᓃ〴据瑬ꆱ쇓ꆱ쇓ᓃ瀀ᓃ瀰[ﮰᓃ〴据瑬ꀏ㉼Āႀꆱ쇓ᓃ炰ᓃ烀ᓃ〴ᓃ〰慣捥\┨ᓃ〰捥ꆱ쇓ꆱ쇓&#10;ᓃ炠ᓃ烠\┠ᓃ〰&#13;翿\┘ᓃ〰ꀻꑼĀތሦ䅬楧渠䉯瑴潭⁌敦琀ᓃ畐쀀ꁛᢨā઀ᓃ爰[ﮰᓃㅤ[ﮰᓃㅤ[ﮰᓃㅤ[ﮰᓃㅤ쇓[ﮰᓃㅤCࠀ桩潢桩潢ꀏ㉼Āႀꆱ쇓ᓃ爐ᓃ爠ᓃ獰ᓃ璐ᑀᓃㅤȀ˝ꆱ쇓据瑬步祢浯畳ᓃ瓠ᓃ磠ᓃ瓀ꁙ⋀ᓃ獰˙ᓃ焠뢠䇠䊒䇠䇠䇠䇠눀倀pၴᒬ㎨ꁚᓸᄑᓃἐᓃ楀ᓃ笠˚&#10;Āᓃ焠&#10;鏞ᓃ爰ᓃ瓰ᓃ燠ᓃ熀ᓃ珀C฀ᓃ琀ũ潢銅년镅ᓃ琀ũ潢銅년镅ᓃ獰鏗ꀘᓃ爰Ā˙ᓃ獰ᓃ琀鏘笰ᓃ爰ɩ˚桩潢ᓃ獰ᓃ琰鏭領맀ʅE˛銅년镅ᓃ獰ᓃ瑠률ʅE˜銅년镅ᓃ礰ᓃㅤᓃ熠쀀癰ᓃ癰쀀ꀻꑼĀތባ潮瑲潬‰砱㑣㌷ㄲ　4Ie8耀I8e翿4ꀏ㉼Āႀꆱ쇓䵍捰呃呌ᒬ㎠ᒬ㎤@䵍捰偁久䵍捰呃呌桩潢桩潢桩潢据瑬Ϩ&#13;慣捥,慣捥*慣捥)&#10;慣捥慣捥ꀏ㉼Āႀ ꆱ쇓ᓃ矐ᓃ硐[ﮰᓃㅤ/[ﮰᓃㅤꆱ쇓[ﮰᓃㅤᓃ盰[ﮰᓃㅤ,[ﮰᓃㅤ+년镅[ﮰᓃㅤ*琀ũ潢[ﮰᓃㅤ[ﮰᓃㅤꆱ[ﮰᓃㅤ盰ᓃ盐[ﮰᓃㅤᓃ盀ꀏ㉼Āႀꆱ쇓ᓃ礀ᓃ礐[ﮰᓃㅤ!琀ţ捥[ﮰᓃㅤ [ﮰᓃㅤ년镅[ﮰᓃㅤ琀ţ捥ꆱ쇓ꆱ쇓ꆱ쇓fϫꆱ쇓ꆱ쇓ꆱ쇓eÉ&#10;ꆱ쇓ϩg3hꆱ쇓ꆱ쇓ꆱ쇓ꆱ쇓ᓃ眰ᓃ盠ᓃ眠ᓃ煠ᓃ煰ᓃ焰ᓃ矀ᓃ磐ᓃ瞐ᓃ秀ᓃ皰ᓃ盰ᓃ盐ᓃ眀ᓃ眐ᓃ瞠ᓃ着ᓃ瞰ᓃ煀ᓃ煐ᓃ盀[ﮰᓃㅤ&#13;瑬&#13;ᓃ睐쀀[ﮰᓃㅤ据瑬ꆱ쇓ꆱ쇓ᓃ磰ᓃ礠[ﮰᓃㅤ据瑬ꀏ㉼Āႀꆱ쇓ᓃ禠ᓃ禰ᓃㅤᓃㅠ慣捥\┨ᓃㅠ捥ꆱ쇓ꆱ쇓&#10;ᓃ禐ᓃ秐\┠ᓃㅠ&#13;翿\┘ᓃㅠꀻꑼĀތፁ汩杮⁂潴瑯洠䍥湴敲ᓃ繀쀀ꁛᢨā઀ᓃ笠[ﮰᓃ㊔[ﮰᓃ㊔[ﮰᓃ㊔[ﮰᓃ㊔쇓[ﮰᓃ㊔Cᨀ桩潢桩潢ꀏ㉼Āႀꆱ쇓ᓃ笀ᓃ笐ᓃ籠ᓃ綀ᑀᓃ㊔Ȁˢꆱ쇓据瑬步祢浯畳ᓃ緐ᓃ臐ᓃ綰ꁙ⋀ᓃ籠˞ᓃ稐뢠䉠䊒䇠䇠䇠䇠눀倀pၴᒬ㎸ꁚᓸᄑᓃἐᓃ爰ᓃ萐˟&#10;Āᓃ稐&#10;鏞ᓃ笠ᓃ締ᓃ竐ᓃ穰ᓃ粰C ᓃ糰ũ潢銅년镅ᓃ糰ũ潢銅년镅ᓃ籠鏗ꀘᓃ笠Ā˞ᓃ籠ᓃ糰鏘笰ᓃ笠ɩ˟桩潢ᓃ籠ᓃ素鏭領맀ʅEˠ銅년镅ᓃ籠ᓃ結률ʅEˡ銅년镅ᓃ舠ᓃ㊔ᓃ窐쀀罠ᓃ罠쀀ꀻꑼĀތባ潮瑲潬‰砱㑣㌷愱　4I8eT耀I8Te翿4ꀏ㉼Āႀꆱ쇓䵍捰呃呌ᒬ㎰ᒬ㎴@䵍捰偁久䵍捰呃呌桩潢桩潢桩潢据瑬Ϩ&#13;慣捥,慣捥*慣捥)&#10;慣捥慣捥ꀏ㉼Āႀ ꆱ쇓ᓃ胀ᓃ腀[ﮰᓃ㊔/[ﮰᓃ㊔ꆱ쇓[ﮰᓃ㊔ᓃ翠[ﮰᓃ㊔,[ﮰᓃ㊔+년镅[ﮰᓃ㊔*糰ũ潢[ﮰᓃ㊔[ﮰᓃ㊔ꆱ[ﮰᓃ㊔翠ᓃ翀[ﮰᓃ㊔ᓃ羰ꀏ㉼Āႀꆱ쇓ᓃ臰ᓃ舀[ﮰᓃ㊔!糰ţ捥[ﮰᓃ㊔ [ﮰᓃ㊔년镅[ﮰᓃ㊔糰ţ捥ꆱ쇓ꆱ쇓ꆱ쇓fϫꆱ쇓ꆱ쇓ꆱ쇓eÉ&#10;ꆱ쇓ϩg3hꆱ쇓ꆱ쇓ꆱ쇓ꆱ쇓ᓃ耠ᓃ翐ᓃ耐ᓃ穐ᓃ穠ᓃ稠ᓃ肰ᓃ臀ᓃ肀ᓃ芰ᓃ羠ᓃ翠ᓃ翀ᓃ翰ᓃ耀ᓃ肐ᓃ耰ᓃ肠ᓃ稰ᓃ穀ᓃ羰[ﮰᓃ㊔&#13;瑬&#13;ᓃ聀쀀[ﮰᓃ㊔据瑬ꆱ쇓ꆱ쇓ᓃ臠ᓃ舐[ﮰᓃ㊔据瑬ꀏ㉼Āႀꆱ쇓ᓃ芐ᓃ芠ᓃ㊔ᓃ㊐慣捥\┨ᓃ㊐捥ꆱ쇓ꆱ쇓&#10;ᓃ芀ᓃ苀\┠ᓃ㊐&#13;翿\┘ᓃ㊐ꀻꑼĀތቁ汩杮⁂潴瑯洠剩杨琀ᓃ蜰쀀ꁛᢨā઀ᓃ萐[ﮰᓁ컴[ﮰᓁ컴[ﮰᓁ컴[ﮰᓁ컴쇓[ﮰᓁ컴CⰀ桩潢桩潢ꀏ㉼Āႀꆱ쇓ᓃ菰ᓃ萀ᓃ蕐ᓃ虰ᑀᓁ컴Ȁ˧ꆱ쇓据瑬步祢浯畳ᓃ蛀ᓃ諀ᓃ蚠ꁙ⋀ᓃ蕐ˣᓃ茀뢠䂀䊨䄰䊨䄰눀倀pၴᒬ㏈ꁚᓸᄑᓃἐᓃ笠ˤ&#10;Āᓃ茀&#10;鏞ᓃ萐ᓃ蛐ᓃ菀ᓃ荠ᓃ薠C㈀ᓃ藠ũ潢銅년镅ᓃ藠ũ潢銅년镅ᓃ蕐鏗ꀘᓃ萐Āˣᓃ蕐ᓃ藠鏘笰ᓃ萐ɩˤ桩潢ᓃ蕐ᓃ蘐鏭領맀ʅE˥銅년镅ᓃ蕐ᓃ虀률ʅE˦銅년镅ᓃ謐ᓁ컴ᓃ莀쀀衐ᓃ衐쀀ꀻꑼĀތባ潮瑲潬‰砱㑣㌸㌰　4T耀T翿4ꀏ㉼Āႀꆱ쇓䵍捰呃呌ᒬ㏀ᒬ㏄@䵍捰偁久䵍捰呃呌桩潢桩潢桩潢据瑬Ϩ&#13;慣捥,慣捥*慣捥)&#10;慣捥慣捥ꀏ㉼Āႀ ꆱ쇓ᓃ覰ᓃ訰[ﮰᓁ컴/[ﮰᓁ컴ꆱ쇓[ﮰᓁ컴ᓃ裐[ﮰᓁ컴,[ﮰᓁ컴+년镅[ﮰᓁ컴*藠ũ潢[ﮰᓁ컴[ﮰᓁ컴ꆱ[ﮰᓁ컴裐ᓃ袰[ﮰᓁ컴ᓃ袠ꀏ㉼Āႀꆱ쇓ᓃ諠ᓃ諰[ﮰᓁ컴!藠ţ捥[ﮰᓁ컴 [ﮰᓁ컴년镅[ﮰᓁ컴藠ţ捥ꆱ쇓ꆱ쇓ꆱ쇓fϫꆱ쇓ꆱ쇓ꆱ쇓eÉ&#10;ꆱ쇓ϩg3hꆱ쇓ꆱ쇓ꆱ쇓ꆱ쇓ᓃ褐ᓃ裀ᓃ褀ᓃ荀ᓃ荐ᓃ茐ᓃ覠ᓃ誰ᓃ襰ᓃ讠ᓃ袐ᓃ裐ᓃ袰ᓃ裠ᓃ裰ᓃ覀ᓃ褠ᓃ覐ᓃ茠ᓃ茰ᓃ袠[ﮰᓁ컴&#13;瑬&#13;ᓃ褰쀀[ﮰᓁ컴据瑬ꆱ쇓ꆱ쇓ᓃ諐ᓃ謀[ﮰᓁ컴据瑬ꀏ㉼Āႀꆱ쇓ᓃ讀ᓃ讐ᓁ컴ᓁ컰慣捥\┨ᓁ컰捥ꆱ쇓ꆱ쇓&#10;ᓃ議ᓃ记\┠ᓁ컰&#13;翿\┘ᓁ컰ꀻꑼĀތᵃ汩捫⁴漠浡步⁴桩猠浥湵⁦汯慴ꁙ⋀ᓃ贰˨ᓁ컠뢠䐀쀀䁀䇠䇠䇠䇠눀倜pၴᒬ㏘ꁚᓸᄑᓁꉐᓂᓃ隐˩EaEa8Āᓁ컠鏞ᓃ诰ᓃ退ᓃ铰ᓃ趀ᓃ軐翿D㸀桩潢桩潢[ﮰᓁ툔[ﮰᓁ툔[ﮰᓁ툔[ﮰᓁ툔쇓[ﮰᓁ툔ꀏ㉼Āႀꆱ쇓ᓃ蹠ᓃ蹰ᓃ贰ᓃ辠ᑀᓁ툔Ȁˬꆱ쇓据瑬步祢浯畳ᓃ述ᓃ鏰ᓃ运4T耀T翿-翿4D䐀ᓃ輐ũ潢銅년镅ᓃ輐ũ潢銅년镅ᓃ贰鏗ꀘᓃ诰Ā˨ᓃ贰ᓃ輐鏘笰ᓃ诰ɩ˩桩潢ᓃ贰ᓃ轀鏭領맀ʅE˪銅년镅ᓃ贰ᓃ轰률ʅE˫銅년镅ᓃ鑠ᓁ툔ᓃ跰쀀醀ᓃ醀쀀ꀻꑼĀތባ潮瑲潬‰砱㑣ㅣ敥　4ȃȟ耀ȃȟ翿4ꀏ㉼Āႀꆱ쇓䵍捰呃呌ᒬ㏐ᒬ㏔@䵍捰偁久䵍捰呃呌桩潢桩潢桩潢据瑬Ϩ&#13;慣捥,慣捥*慣捥)&#10;慣捥慣捥ꀏ㉼Āႀ ꆱ쇓ᓃ鋠ᓃ鍠[ﮰᓁ툔/[ﮰᓁ툔ꆱ쇓[ﮰᓁ툔ᓃ鈀[ﮰᓁ툔,[ﮰᓁ툔+년镅[ﮰᓁ툔*輐ũ潢[ﮰᓁ툔[ﮰᓁ툔ꆱ[ﮰᓁ툔鈀ᓃ釠[ﮰᓁ툔ᓃ釐ꀏ㉼Āႀꆱ쇓ᓃ鐐ᓃ鐠[ﮰᓁ툔!輐ţ捥[ﮰᓁ툔 [ﮰᓁ툔년镅[ﮰᓁ툔輐ţ捥ꆱ쇓ꆱ쇓ꆱ쇓fϫꆱ쇓ꆱ쇓ꆱ쇓eÉ&#10;ꆱ쇓ϩg3hꆱ쇓ꆱ쇓ꆱ쇓ꆱ쇓ᓃ鉀ᓃ釰ᓃ鈰ᓃ跐ᓃ跠ᓃ趠ᓃ鋐ᓃ鏠ᓃ銠ᓃ铐ᓃ釀ᓃ鈀ᓃ釠ᓃ鈐ᓃ鈠ᓃ銰ᓃ鉐ᓃ鋀ᓃ趰ᓃ跀ᓃ釐[ﮰᓁ툔&#13;瑬&#13;ᓃ鉠쀀[ﮰᓁ툔据瑬ꆱ쇓ꆱ쇓ᓃ鐀ᓃ鐰[ﮰᓁ툔据瑬ᓁ툔ᓁ툐ꀏ㉼Āႀꆱ쇓ᓃ钰ᓃ铀\┨ᓁ툐捥ꆱ쇓ꆱ쇓&#10;ᓃ钠ᓃ铠\┠ᓁ툐\┘ᓁ툐ᓃ贰ᓃ踰ᖐᓁ툐Ȁ˭ꀻꑼĀތᝄ楳瑲楢畴攠副睳⁅癥♮汹ᓃ馰쀀ꁛᢨā઀ᓃ隐[ﮰᓁ퍄[ﮰᓁ퍄[ﮰᓁ퍄[ﮰᓁ퍄쇓[ﮰᓁ퍄D倀桩潢桩潢ᓃ鶐ᓁ퍄ᓃ阀씰&#10;ꀏ㉼Āႀꆱ쇓ᓃ隀ᓃ髀ᓃ韐ᓃ飰ᑀᓁ퍄Ȁ˲ᓃ骀쀀ꆱ쇓据瑬步祢浯畳ꁙ⋀ᓃ韐ˮᓃ镠뢠䐇쀀䁀䇠䇠䇠䇠눀倀pၴᒬ㏨ꁚᓸᄑᓁꉐᓃ诰ᓃ鿀˯Āᓃ镠鏞ᓃ隐ᓃ鬠ᓃ鸠ᓃ闀ᓃ頠D嘀ᓃ顠ũ潢銅년镅ᓃ顠ũ潢銅년镅ᓃ韐鏗ꀘᓃ隐Āˮᓃ韐ᓃ顠鏘笰ᓃ隐ɩ˯桩潢ᓃ韐ᓃ颐鏭領맀ʅE˰銅년镅ᓃ韐ᓃ飀률ʅE˱銅년镅䵍捰呃呌ᒬ㏠ᒬ㏤@4ȟȻ耀ȟȻ翿4ꀏ㉼Āႀꆱ쇓䵍捰偁久䵍捰呃呌ᓃ顠ţ捥銅년镅ᓃ顠ţ捥銅년镅&#13;浯畳桩潢桩潢桩潢桩潢ꀏ㉼Āႀ ꆱ쇓ᓃ鰐ᓃ鲐ᓃ陰ᓃ鴠ᓃ闠[ﮰᓁ퍄[ﮰᓁ퍄ꆱ쇓[ﮰᓁ퍄ᓃ鬐[ﮰᓁ퍄顠ũ潢[ﮰᓁ퍄ꀻꑼĀތባ潮瑲潬‰砱㑣㌹㔶　[ﮰᓁ퍄,[ﮰᓁ퍄[ﮰᓁ퍄ꆱ[ﮰᓁ퍄鬐ᓃ髰[ﮰᓁ퍄ᓃ髠ꀏ㉼Āႀꆱ쇓ᓃ鵀ᓃ鵐[ﮰᓁ퍄#[ﮰᓁ퍄&quot;년镅[ﮰᓁ퍄!顠ţ捥[ﮰᓁ퍄 ꆱ쇓ꆱ쇓ꆱ쇓fϫꆱ쇓ꆱ쇓ꆱ쇓eÉ&#10;ꆱ쇓ϩg3hꆱ쇓ꆱ쇓ꆱ쇓ꆱ쇓ᓃ魰ᓃ鬀ᓃ魠ᓃ閠ᓃ閰ᓃ镰ᓃ鰀ᓃ鴐ᓃ鯐ᓃ鸀ᓃ髐ᓃ鬐ᓃ髰ᓃ魀ᓃ魐ᓃ鯠ᓃ鮀ᓃ鯰ᓃ門ᓃ閐ᓃ髠[ﮰᓁ퍄gᓃ鮐쀀据瑬[ﮰᓁ퍄&#13;瑬&#13;ꆱ쇓ꆱ쇓ᓃ鴰ᓃ鵠[ﮰᓁ퍄&#10;瑬ᓁ퍄ᓁ퍀耀老ꀏ㉼Āႀꆱ쇓ᓃ鷠ᓃ鷰\┨ᓁ퍀ꆱ쇓ꆱ쇓&#10;ᓃ鷐ᓃ鸐\┠ᓁ퍀\┘ᓁ퍀ᓃ韐ᓃ陀ᖐᓁ퍀˿˳ꀻꑼĀތᩄ楳瑲楢畴攠䍯汵浮猠䕶敮氦礀ᓃꋠ쀀ꁛᢨā઀ᓃ鿀[ﮰᓁ푴[ﮰᓁ푴[ﮰᓁ푴[ﮰᓁ푴쇓[ﮰᓁ푴D戀桩潢桩潢ᓃꛀᓁ푴ᓃ鼰씰&#10;ꀏ㉼Āႀꆱ쇓ᓃ龰ᓃꏰᓃꄀᓃꈠᑀᓁ푴Ȁ˸ᓃꎰ쀀ꆱ쇓据瑬步祢浯畳ꁙ⋀ᓃꄀ˴ᓃ麐뢠䐐䀀䁀䇠䇠䇠䇠눀倀pၴᒬ㏸ꁚᓸᄑᓁꉐᓃ隐ᓃ꣰˵Āᓃ麐鏞ᓃ鿀ᓃꑐᓃꝐᓃ黰ᓃꅐD栀ᓃꆐũ潢銅년镅ᓃꆐũ潢銅년镅ᓃꄀ鏗ꀘᓃ鿀Ā˴ᓃꄀᓃꆐ鏘笰ᓃ鿀ɩ˵桩潢ᓃꄀᓃꇀ鏭領맀ʅE˶銅년镅ᓃꄀᓃꇰ률ʅE˷銅년镅䵍捰呃呌ᒬ㏰ᒬ㏴@4Ɂɝ耀Ɂɝ翿4ꀏ㉼Āႀꆱ쇓䵍捰偁久䵍捰呃呌ᓃꆐţ捥銅년镅ᓃꆐţ捥銅년镅&#13;浯畳桩潢桩潢桩潢桩潢ꀏ㉼Āႀ ꆱ쇓ᓃꕀᓃꗀᓃ龠ᓃꙐᓃ鼐[ﮰᓁ푴[ﮰᓁ푴ꆱ쇓[ﮰᓁ푴ᓃꑀ[ﮰᓁ푴ꆐũ潢[ﮰᓁ푴ꀻꑼĀތባ潮瑲潬‰砱㑣㌹改　[ﮰᓁ푴,[ﮰᓁ푴[ﮰᓁ푴ꆱ[ﮰᓁ푴ꑀᓃꐠ[ﮰᓁ푴ᓃꐐꀏ㉼Āႀꆱ쇓ᓃ꙰ᓃꚀ[ﮰᓁ푴#[ﮰᓁ푴&quot;년镅[ﮰᓁ푴!ꆐţ捥[ﮰᓁ푴 ꆱ쇓ꆱ쇓ꆱ쇓fϫꆱ쇓ꆱ쇓ꆱ쇓eÉ&#10;ꆱ쇓ϩg3hꆱ쇓ꆱ쇓ꆱ쇓ꆱ쇓ᓃ꒠ᓃꐰᓃ꒐ᓃ黐ᓃ黠ᓃ麠ᓃꔰᓃꙀᓃꔀᓃꜰᓃꐀᓃꑀᓃꐠᓃꑰᓃꒀᓃꔐᓃ꒰ᓃꔠᓃ麰ᓃ黀ᓃꐐ[ﮰᓁ푴gᓃ꓀쀀据瑬[ﮰᓁ푴&#13;瑬&#13;ꆱ쇓ꆱ쇓ᓃꙠᓃꚐ[ﮰᓁ푴&#10;瑬ᓁ푴ᓁ푰耀老ꀏ㉼Āႀꆱ쇓ᓃ꜐ᓃ꜠\┨ᓁ푰ꆱ쇓ꆱ쇓&#10;ᓃ꜀ᓃꝀ\┠ᓁ푰\┘ᓁ푰ᓃꄀᓃ齰ᖐᓁ푰˿˹ꀻꑼĀތᑔ慢汥⁁畴漦䙯牭慴⸮⸀ᓃꯠ쀀ꁛᢨā઀ᓃ꣰[ﮰᓁ햤[ﮰᓁ햤[ﮰᓁ햤[ﮰᓁ햤쇓[ﮰᓁ햤ĀᓃꞰ鏞ᓃ꣰ᓃꮀᓃ끰ᓃꨰᓃ꩐ꀏ㉼Āႀꆱ쇓ᓃ꣐ᓃ꣠ᓃꠐᓃꬠᑀᓁ햤Ȁ˾ꆱ쇓据瑬步祢浯畳ᓃꭰᓃ꽰ᓃꭐꁙ⋀ᓃꠐ˺ᓃꞰ뢠䐗䀀䁀䇠䇠䇠䇠눀倀pၴᒬ㐈ꁚᓸᄑᓁꉐᓃ鿀ᓃ눐˻D琀桩潢桩潢D稀ᓃꪐũ潢銅년镅ᓃꪐũ潢銅년镅ᓃꠐ鏗ꀘᓃ꣰Ā˺ᓃꠐᓃꪐ鏘笰ᓃ꣰ɩ˻桩潢ᓃꠐᓃꫀ鏭領맀ʅE˼銅년镅ᓃꠐᓃ꫰률ʅE˽銅년镅ᓃ꿠ᓁ햤ᓃꡠ쀀관ᓃ관쀀ꀻꑼĀތባ潮瑲潬‰砱㑣㍡㝢　4ɝɹ耀ɝɹ翿4ꀏ㉼Āႀꆱ쇓䵍捰呃呌ᒬ㐀ᒬ㐄@䵍捰偁久䵍捰呃呌桩潢桩潢桩潢据瑬Ϩ&#13;慣捥,慣捥*慣捥)&#10;慣捥慣捥ꀏ㉼Āႀ ꆱ쇓ᓃ깠ᓃ껠[ﮰᓁ햤/[ﮰᓁ햤ꆱ쇓[ﮰᓁ햤ᓃ궀[ﮰᓁ햤,[ﮰᓁ햤+년镅[ﮰᓁ햤*ꪐũ潢[ﮰᓁ햤[ﮰᓁ햤ꆱ[ﮰᓁ햤궀ᓃ굠[ﮰᓁ햤ᓃ교ꀏ㉼Āႀꆱ쇓ᓃ꾐ᓃ꾠[ﮰᓁ햤!ꪐţ捥[ﮰᓁ햤 [ﮰᓁ햤년镅[ﮰᓁ햤ꪐţ捥ꆱ쇓ꆱ쇓ꆱ쇓fϫꆱ쇓ꆱ쇓ꆱ쇓eÉ&#10;ꆱ쇓ϩg3hꆱ쇓ꆱ쇓ꆱ쇓ꆱ쇓ᓃ귀ᓃ군ᓃ궰ᓃ꟰ᓃꠀᓃꟀᓃ깐ᓃ꽠ᓃ긠ᓃ끐ᓃ굀ᓃ궀ᓃ굠ᓃ궐ᓃ궠ᓃ기ᓃ귐ᓃ김ᓃꟐᓃ꟠ᓃ교[ﮰᓁ햤&#13;瑬&#13;ᓃ균쀀[ﮰᓁ햤据瑬ꆱ쇓ꆱ쇓ᓃ꾀ᓃ꾰[ﮰᓁ햤据瑬ᓁ햤ᓁ햠ꀏ㉼Āႀꆱ쇓ᓃ뀰ᓃ끀\┨ᓁ햠捥ꆱ쇓ꆱ쇓&#10;ᓃ뀠ᓃ끠\┠ᓁ햠\┘ᓁ햠ᓃꠐᓃꢠᖐᓁ햠Ȁ˿ꀻꑼĀތᘦ䍨慮来⁔數琠䑩牥捴楯渀ᓃ딀쀀ꁛᢨā઀ᓃ눐[ﮰᓁ훔[ﮰᓁ훔[ﮰᓁ훔[ﮰᓁ훔쇓[ﮰᓁ훔Āᓃ냐鏞ᓃ눐ᓃ뒠ᓃ릐ᓃ덐ᓃ데ꀏ㉼Āႀꆱ쇓ᓃ뇰ᓃ눀ᓃ넰ᓃ둀ᑀᓁ훔Ȁ̄ꆱ쇓据瑬步祢浯畳ᓃ뒐ᓃ뢐ᓃ둰ꁙ⋀ᓃ넰̀ᓃ냐뢠䐟쀀䁀䇠䇠䇠䇠눀倀pၴᒬ㐘ꁚᓸᄑᓁꉐᓃ꣰ᓃ묰́D䘀桩潢桩潢D䰀ᓃ뎰ũ潢銅년镅ᓃ뎰ũ潢銅년镅ᓃ넰鏗ꀘᓃ눐Ā̀ᓃ넰ᓃ뎰鏘笰ᓃ눐ɩ́桩潢ᓃ넰ᓃ돠鏭領맀ʅE̂銅년镅ᓃ넰ᓃ됐률ʅE̃銅년镅ᓃ뤀ᓁ훔ᓃ놀쀀똠ᓃ똠쀀ꀻꑼĀތባ潮瑲潬‰砱㑣㍢つ　4ɿʛ耀ɿʛ翿4ꀏ㉼Āႀꆱ쇓䵍捰呃呌ᒬ㐐ᒬ㐔@䵍捰偁久䵍捰呃呌桩潢桩潢桩潢据瑬Ϩ&#13;慣捥,慣捥*慣捥)&#10;慣捥慣捥ꀏ㉼Āႀ ꆱ쇓ᓃ란ᓃ렀[ﮰᓁ훔/[ﮰᓁ훔ꆱ쇓[ﮰᓁ훔ᓃ뚠[ﮰᓁ훔,[ﮰᓁ훔+년镅[ﮰᓁ훔*뎰ũ潢[ﮰᓁ훔[ﮰᓁ훔ꆱ[ﮰᓁ훔뚠ᓃ뚀[ﮰᓁ훔ᓃ뙰ꀏ㉼Āႀꆱ쇓ᓃ뢰ᓃ룀[ﮰᓁ훔!뎰ţ捥[ﮰᓁ훔 [ﮰᓁ훔년镅[ﮰᓁ훔뎰ţ捥ꆱ쇓ꆱ쇓ꆱ쇓fϫꆱ쇓ꆱ쇓ꆱ쇓eÉ&#10;ꆱ쇓ϩg3hꆱ쇓ꆱ쇓ꆱ쇓ꆱ쇓ᓃ뛠ᓃ뚐ᓃ뛐ᓃ널ᓃ넠ᓃ냠ᓃ띰ᓃ뢀ᓃ띀ᓃ륰ᓃ뙠ᓃ뚠ᓃ뚀ᓃ뚰ᓃ뛀ᓃ띐ᓃ뛰ᓃ띠ᓃ냰ᓃ넀ᓃ뙰[ﮰᓁ훔&#13;瑬&#13;ᓃ뜀쀀[ﮰᓁ훔据瑬ꆱ쇓ꆱ쇓ᓃ뢠ᓃ룐[ﮰᓁ훔据瑬ᓁ훔ᓁ훐ꀏ㉼Āႀꆱ쇓ᓃ륐ᓃ률\┨ᓁ훐捥ꆱ쇓ꆱ쇓&#10;ᓃ륀ᓃ릀\┠ᓁ훐\┘ᓁ훐ᓃ넰ᓃ뇀ᖐᓁ훐Ȁ̅ꀻꑼĀތན潲琠♁獣敮摩湧ᓃ븠쀀ꁛᢨā઀ᓃ묰[ﮰᓁ[ﮰᓁ[ﮰᓁ[ﮰᓁ쇓[ﮰᓁĀᓃ맰鏞ᓃ묰ᓃ뷀ᓃ슰ᓃ뱰ᓃ벐ꀏ㉼Āႀꆱ쇓ᓃ묐ᓃ묠ᓃ멐ᓃ뵠ᑀᓁȀ̊ꆱ쇓据瑬步祢浯畳ᓃ붰ᓃ솰ᓃ붐ꁙ⋀ᓃ멐̆ᓃ맰뢠䐦쀀䁀䇠䇠䇠䇠눀倀pၴᒬ㐨ꁚᓸᄑᓁꉐᓃ눐ᓃ쑐̇D堀桩潢桩潢D였ᓃ볐ũ潢銅년镅ᓃ볐ũ潢銅년镅ᓃ멐鏗ꀘᓃ묰Ā̆ᓃ멐ᓃ볐鏘笰ᓃ묰ɩ̇桩潢ᓃ멐ᓃ봀鏭領맀ʅE̈銅년镅ᓃ멐ᓃ봰률ʅE̉銅년镅ᓃ술ᓁᓃ몠쀀뽀ᓃ뽀쀀ꀻꑼĀތባ潮瑲潬‰砱㑣㍢㥦　4ʛʷ耀ʛʷ翿4ꀏ㉼Āႀꆱ쇓䵍捰呃呌ᒬ㐠ᒬ㐤@䵍捰偁久䵍捰呃呌桩潢桩潢桩潢据瑬Ϩ&#13;慣捥,慣捥*慣捥)&#10;慣捥慣捥ꀏ㉼Āႀ ꆱ쇓ᓃ삠ᓃ선[ﮰᓁ/[ﮰᓁꆱ쇓[ﮰᓁᓃ뿀[ﮰᓁ,[ﮰᓁ+년镅[ﮰᓁ*볐ũ潢[ﮰᓁ[ﮰᓁꆱ[ﮰᓁ뿀ᓃ뾠[ﮰᓁᓃ뾐ꀏ㉼Āႀꆱ쇓ᓃ쇐ᓃ쇠[ﮰᓁ!볐ţ捥[ﮰᓁ [ﮰᓁ년镅[ﮰᓁ볐ţ捥ꆱ쇓ꆱ쇓ꆱ쇓fϫꆱ쇓ꆱ쇓ꆱ쇓eÉ&#10;ꆱ쇓ϩg3hꆱ쇓ꆱ쇓ꆱ쇓ꆱ쇓ᓃ쀀ᓃ뾰ᓃ뿰ᓃ먰ᓃ멀ᓃ먀ᓃ삐ᓃ솠ᓃ쁠ᓃ슐ᓃ뾀ᓃ뿀ᓃ뾠ᓃ뿐ᓃ뿠ᓃ쁰ᓃ쀐ᓃ삀ᓃ먐ᓃ먠ᓃ뾐[ﮰᓁ&#13;瑬&#13;ᓃ쀠쀀[ﮰᓁ据瑬ꆱ쇓ꆱ쇓ᓃ쇀ᓃ쇰[ﮰᓁ据瑬ᓁᓁꀏ㉼Āႀꆱ쇓ᓃ쉰ᓃ슀\┨ᓁ捥ꆱ쇓ꆱ쇓&#10;ᓃ쉠ᓃ슠\┠ᓁ\┘ᓁᓃ멐ᓃ뫠ᖐᓁȀ̋ꀻꑼĀތၓ潲琠䑥猦捥湤楮最ᓃ은쀀ꁛᢨā઀ᓃ쑐[ﮰᓁ[ﮰᓁ[ﮰᓁ[ﮰᓁ쇓[ﮰᓁĀᓃ쌐鏞ᓃ쑐ᓃ웠ᓃ쯐ᓃ얐ᓃ얰ꀏ㉼Āႀꆱ쇓ᓃ쐰ᓃ쑀ᓃ썰ᓃ욀ᑀᓁȀ̐ꆱ쇓据瑬步祢浯畳ᓃ원ᓃ쫐ᓃ우ꁙ⋀ᓃ썰̌ᓃ쌐뢠䐭쀀䁀䇠䇠䇠䇠눀倀pၴᒬ㐸ꁚᓸᄑᓁꉐᓃ묰ᓃ쵰̍D帀桩潢桩潢D툀ᓃ연ũ潢銅년镅ᓃ연ũ潢銅년镅ᓃ썰鏗ꀘᓃ쑐Ā̌ᓃ썰ᓃ연鏘笰ᓃ쑐ɩ̍桩潢ᓃ썰ᓃ옠鏭領맀ʅE̎銅년镅ᓃ썰ᓃ왐률ʅE̏銅년镅ᓃ쭀ᓁᓃ쏀쀀졠ᓃ졠쀀ꀻꑼĀތባ潮瑲潬‰砱㑣㍣㌱　4ʷ˓耀ʷ˓翿4ꀏ㉼Āႀꆱ쇓䵍捰呃呌ᒬ㐰ᒬ㐴@䵍捰偁久䵍捰呃呌桩潢桩潢桩潢据瑬Ϩ&#13;慣捥,慣捥*慣捥)&#10;慣捥慣捥ꀏ㉼Āႀ ꆱ쇓ᓃ지ᓃ쩀[ﮰᓁ/[ﮰᓁꆱ쇓[ﮰᓁᓃ죠[ﮰᓁ,[ﮰᓁ+년镅[ﮰᓁ*연ũ潢[ﮰᓁ[ﮰᓁꆱ[ﮰᓁ죠ᓃ죀[ﮰᓁᓃ좰ꀏ㉼Āႀꆱ쇓ᓃ쫰ᓃ쬀[ﮰᓁ!연ţ捥[ﮰᓁ [ﮰᓁ년镅[ﮰᓁ연ţ捥ꆱ쇓ꆱ쇓ꆱ쇓fϫꆱ쇓ꆱ쇓ꆱ쇓eÉ&#10;ꆱ쇓ϩg3hꆱ쇓ꆱ쇓ꆱ쇓ꆱ쇓ᓃ줠ᓃ죐ᓃ줐ᓃ썐ᓃ썠ᓃ쌠ᓃ즰ᓃ쫀ᓃ즀ᓃ쮰ᓃ좠ᓃ죠ᓃ죀ᓃ죰ᓃ준ᓃ즐ᓃ줰ᓃ즠ᓃ쌰ᓃ썀ᓃ좰[ﮰᓁ&#13;瑬&#13;ᓃ쥀쀀[ﮰᓁ据瑬ꆱ쇓ꆱ쇓ᓃ쫠ᓃ쬐[ﮰᓁ据瑬ᓁᓁꀏ㉼Āႀꆱ쇓ᓃ쮐ᓃ쮠\┨ᓁ捥ꆱ쇓ꆱ쇓&#10;ᓃ쮀ᓃ쯀\┠ᓁ\┘ᓁᓃ썰ᓃ쐀ᖐᓁȀ̑ꀻꑼĀތࠦ䅵瑯卵洀ᓃ큠쀀ꁛᢨā઀ᓃ쵰[ﮰ妴[ﮰ妴[ﮰ妴[ﮰ妴쇓[ﮰ妴Āᓃ찰鏞ᓃ쵰ᓃ퀀ᓃ퓰ᓃ캰ᓃ컐ꀏ㉼Āႀꆱ쇓ᓃ쵐ᓃ쵠ᓃ첐ᓃ쾠ᑀ妴Ȁ̖ꆱ쇓据瑬步祢浯畳ᓃ쿰ᓃ폰ᓃ쿐ꁙ⋀ᓃ첐̒ᓃ찰뢠䐴쀀䁀䄐䇠䄐䇠눀倀pၴᒬ㑈ꁚᓸᄑᓁꉐᓃ쑐̓D桩潢桩潢Dᓃ켐ũ潢銅년镅ᓃ켐ũ潢銅년镅ᓃ첐鏗ꀘᓃ쵰Ā̒ᓃ첐ᓃ켐鏘笰ᓃ쵰ɩ̓桩潢ᓃ첐ᓃ콀鏭領맀ʅE̔銅년镅ᓃ첐ᓃ콰률ʅE̕銅년镅ᓃ푠妴ᓃ쳠쀀톀ᓃ톀쀀ꀻꑼĀތባ潮瑲潬‰砱㑣㍣挳　4˓˜耀˓˜翿4ꀏ㉼Āႀꆱ쇓䵍捰呃呌ᒬ㑀ᒬ㑄@䵍捰偁久䵍捰呃呌桩潢桩潢桩潢据瑬Ϩ&#13;慣捥,慣捥*慣捥)&#10;慣捥慣捥ꀏ㉼Āႀ ꆱ쇓ᓃ틠ᓃ퍠[ﮰ妴/[ﮰ妴ꆱ쇓[ﮰ妴ᓃ툀[ﮰ妴,[ﮰ妴+년镅[ﮰ妴*켐ũ潢[ﮰ妴[ﮰ妴ꆱ[ﮰ妴툀ᓃ퇠[ﮰ妴ᓃ퇐ꀏ㉼Āႀꆱ쇓ᓃ퐐ᓃ퐠[ﮰ妴!켐ţ捥[ﮰ妴 [ﮰ妴년镅[ﮰ妴켐ţ捥ꆱ쇓ꆱ쇓ꆱ쇓fϫꆱ쇓ꆱ쇓ꆱ쇓eÉ&#10;ꆱ쇓ϩg3hꆱ쇓ꆱ쇓ꆱ쇓ꆱ쇓ᓃ퉀ᓃ퇰ᓃ툰ᓃ챰ᓃ첀ᓃ챀ᓃ틐ᓃ폠ᓃ튠ᓃ퓐ᓃ퇀ᓃ툀ᓃ퇠ᓃ툐ᓃ툠ᓃ튰ᓃ퉐ᓃ틀ᓃ챐ᓃ챠ᓃ퇐[ﮰ妴&#13;瑬&#13;ᓃ퉠쀀[ﮰ妴据瑬ꆱ쇓ꆱ쇓ᓃ퐀ᓃ퐰[ﮰ妴据瑬妴妰ꀏ㉼Āႀꆱ쇓ᓃ풰ᓃ퓀\┨妰捥ꆱ쇓ꆱ쇓&#10;ᓃ풠ᓃ퓠\┠妰\┘妰ᓃ첐ᓃ촠ᖐ妰Ȁ̗ꀻꑼĀތ్潲攠䉵瑴潮猀ꁙ怘ᓃ̘ᓃ휐䐵耀䈈䐵耀䈈뀨䠻@ꁚᓸᓃᓃĀ;ᓃᄑᓃᓃ̙᪎൐ǝɁɹɿ˓尀‒ᓃᓃᓃ䅀ᓊ䂠㾀䂀䄀䄠ǗǝȻጦ1̞翿ǝꁛᢨā઀ᓃ핀Ì;ɿ耀;ûġħųŹǗǝȻɁɹɿ;AġħųŹǗǝȻɁɹɿ;ûġħųŹǗǝȻɁɹɿ翿Ɂɹɿ翿ɿ˓˛翿ÌĀᓃ휐鏞ᓃ핀ᓃᓃ壀奰˛ħᓃ鏗ꀘᓃ핀ĀŹ̘ᓃᓃ鏘笰ᓃ핀ɩ̙桩潢9@桩潢桩潢ꁛᢨā઀ᓃĀᓃ鏞ᓃᓃᓃᓃᓃ桩潢j᠀桩潢桩潢ꀻꑼĀތባ潮瑲潬‰砱㑣㍤㜱　ꁙ㥰ᓃ̚ᓃ䕠䅀䐲耀䈈䐲耀䈈눀䥄Ȁ@睩湤ꁚᓸᓃᓃǃᓃᓄ൐ᄑᓃ핀ᓃᓄϐᓄϐ̛瑬&#13;慣捥,⠾捥慣捥慣9@ᓃũ潢銅년镅ᓃũ潢銅년镅ᓃũ潢ᓃ鏗ꀘᓃǃi潢̚ᓃũ潢ᓃᓃ鏘笰ᓃɩ̛桩潢ꁛᢨā઀ᓃāᓃ鏙寘ᓃᓃᓃᓃᓃũ潢銅년镅즐᪏뮀ـᗴ巾ꀻꑼĀތባ潮瑲潬‰砱㑣㍤㡦　ꁙﺰᓃ̜ᓃ阠ᓃᓃᓁ瞐᪊쁀潢ꁚ툨ᓃᓃᓃᓃ㒠ጦ1扠г䀂䁒ᒬ㔨년Ἐ䌀䌀䛿︀䛿︀䑃䉘䐵耀䈈ȁ潢潢᪌ᓃ핀ᓃ䑃䉘ꈀᰐ䍥̝慣捥jḀᓃũ潢銅년镅ᓃũ潢銅년镅2慣捥ᓃ鏗ꀘᓃā̜ᓃᓃ鏘ᓃɩ̝桩潢ᒬ㌔쀀ᒬ㒤耀&quot;ˊᒬ㌘ᒬ㑌ᒬ㒄ᒬ㑨ᒬ㒠ÿ&quot;ˊᓖ鼸ªĂ鬀￴&quot;ˊHH  탈ᒬ㌜2(஀灭䕸(HHᒬ㑔ᒬ㑘2耀6̌עX翿翿ꀏ偌ā▀鑽稤ᓃꁪ髸Ὂ뼀Ὂ뼈Ὂ뼨Ὂ뼸Ὂ뽈(灭䕸(Ū쇓ꀭ䨨즐燠ᓃᓃ鏙幜ᓃȀc捥&#10;慣捥$ᒬ㑐ᒬ㑜ᒬ㑠ᒬ㑤HHᒬ㑰ᒬ㑴2ᨹ배RĀ(灭䕸(ꀻꑼĀ߈鐊昌$ᒬ㑬ᒬ㑸ᒬ㑼ᒬ㒀HHᒬ㒌ᒬ㒐2(灭䕸(쀀쀀湤$ᒬ㒈ᒬ㒔ᒬ㒘ᒬ㒜떴헕쀀ᓃᒬ㒨ᒬ㒬Ā¨4耀翿4Ă鬀&quot;˖HH  탈ᒬ㒸2ᓃᓃ︰뎐힠Ȁ̰翿\⇨힠ᒬ㒰쀀ᒬ㔔耀&quot;˖ᒬ㒴ᒬ㒼ᒬ㓴ᒬ㓘ᒬ㔐ÿĀª(ᬀ灭䕸(HHᒬ㓄ᒬ㓈24&quot;˖耀˖&quot;翿4ᓊ㚠᪋쉰ὁ褀Ὂ鉀᪎⺠(灭䕸(" style:num-format="1" text:display-levels="5">
        <style:list-level-properties text:list-level-position-and-space-mode="label-alignment">
          <style:list-level-label-alignment text:label-followed-by="listtab" fo:text-indent="0.0016in" fo:margin-left="1.55in"/>
        </style:list-level-properties>
      </text:list-level-style-number>
      <text:list-level-style-number text:level="6" style:num-suffix="..A.Ԁąꀆ萏ذ萑類옕ԀĆ〆葞ذ葠類.⡯쀀ԀĆ〆A...Ὃ⟠᪏鉀Ὃ㎀ᔸ䌐 ᪏子堟Ⰽ?ᔸ䋰Ā`Zᔸ䔀Ā尐xꂠᮨr潯琀«Æ쀀쀀ȃЅ؇ࠉ਋఍ฏၜ浥獥湟啓y灥噣汩敮瑙獥獳楯湩摗捯畮瑥牕敮瑲祔湡浥噯扪散瑘扥桡癩Ὃ㑰Ὃ㕐Ὃ㕐Ὃ㓠d匱㑚p&lt;&lt;,&lt;ὋⵐꂠհὋ㓠Ὃⵐ&lt;ᔸ䖀ᔸ䗠ᔸᔹസᔹྨᔹ楠ᔹ楐ᔹᗘ闧ঠ“Ŝ浥Ὃ㎠ꂠ啰ᯑᯒᔹ楠摗捯畮瑥牕敮瑲祔湡浥噯扪散ꂠἠꂠ鍠潳潦琠坯ĀὊ顰Ὂ頰ăᓂὈ글ăԀᓂᓂăԇὋꐀὊ뎰ăԇऀὊ鰰ὋꐠăԇऋὊ첰Ὂ鱐ăԇऋഀὊ쳰Ὂ쳐ăԇऋഏὅ陰ὅ限ăԇऋഏᄀὋ㋠ὅ隠琄ऀ Pð翿X老＀dఉЉ＀＀＀＀쀀쟒섓c塔Ὃ㍀ὋĐὋ㟐Ὃ㠠㾀㾀ꀏ偌ā⒀Ὁ淀坻匭ႅ爎Ꮔ激Ꮔ激Ꮔ激ݒߠͨ䪎ͨ䪎坻匭坻匭坻匭坻匭坻匭坻匭㻽⫾㻽⫾㻽⫾ꆱ쇓ꆱ쇓ꆱ쇓ꆱ쇓ꆱ쇓ꆱ쇓ꀼ坐ꆱ쇓ꀼ筐ꀼꃰꆱ쇓ꆱ쇓ꆱ쇓ꆱ쇓ꀼ焰ꀼ쌰ꆱ쇓ꆱ쇓ꆱ쇓ꆱ쇓ꆱ쇓ꆱ쇓ꀼ楐ꀼ唰ꀼ븠ꀼꅀꀼ꽀ꆱ쇓ꀼ劀ꀼ웰ꀼ졀ꆱ쇓὇蝀᪌᪌᪌᪌᪌᪌὇὇὇᪌὇὇ꀻꑼЀތལ潭⹳歹灥⹳歹灥ꀻꑼĀތୣ桡瑓敲癩捥*ͨ䪎ݒߠႅ爎Ꮔ激Ὰ仂㻽⫾坻匭翿ͨ䪎ﻤᶔ࿿࿿࿿࿿࿿࿿࿿࿿࿿峐ᒝݒߠ쓔竊࿿࿿࿿࿿࿿࿿࿿࿿࿿懐ᒝႅ爎ꕞꂜ࿿࿿࿿࿿࿿࿿࿿࿿࿿曐ᒝᏄ激鲆⽔࿿࿿࿿࿿࿿࿿࿿࿿࿿毐ᒝᾺ仂࿿烰ᒝ㻽⫾ზK࿿࿿࿿࿿࿿࿿Ὃрᒝ豈㻅䟑࿿Â֘쀀쟒郻¹Ὂ슈Ὂ슸Ɣ½¹Ὂ슠쀀쟒즋ǉĒꁕ蛌Ὃ㰨ᒊﲤ݀녃怀ꀻꑼĀތᕅ獩歡瑳敬支慶慡⁫當慴ꀻꑼĀތὖ潯牶敲瑯湩湧⽏灥渠慦扥敬摩湧敮Podgląd/Otwórz obrazkiPrevisualizar/abrir imágenesꀻꑼĀްὋ㱠미리보기/이미지 열기ꀻꑼĀްὋ㲰ꀻꑼĀް὆⫠씰됋᪎ꀏ偌āኀѐ䵕员ࠀὀᦐÀ퀀᭜ᠿ죖鵃ᓶׂ㿒﮸l³耀᫚犄b³l梇䢈䮐.옕Ԁā뀆葞ư葠﹐梇䢈Ὃİ쀀옕ԀĂ䀆葞ɀ葠ﷀ梇䢈.옕ԀĂ퀆葞ː葠ﴰ۷0(灭䕸(P/翿lders/65/651wsdyxHVeZNbCx3h3xgU+++TI/TemporaryItems/Word Work File L_4塔ὋӰ쀀쟒톗c萏ನ萑﯈옕ԀĎဆ葞ನ葠﯈㾀.......萏ຠ萑טּ옕Ԁď砆葞ຠ葠טּ0........쟒톗Gɬ@萏რ萑褐옕ԀĒ䠆葞რ葠褐Ὃ㷰.........眰着睐睠睰Ὂ︰Ὁ믐 ꆱ쇓幎㸬὇ꥀࠠ刐ᓊꆱ쇓ꆱ쇓ꆱ쇓ꆱ쇓ꆱ쇓ꆱ쇓᪅傀ꆱ쇓ꆱ쇓ꆱ쇓幎㸬幎㸬᪀籐ꆱ쇓ꆱ쇓὆滐ೀ᪀禰Ὂꆱ쇓ꆱ쇓ꆱ쇓幎㸬幎㸬쳐幎㸬ĀὋ䲰Ὂ뎰ăὈ긠Ὀ글ăԀὋŠὊ頰ăԇᓂὊ顐ăԇऀᓂᓂăԇऋὋꐠὋꐀăԇऋഀὊ첰ὋꑀăԇऋഏὋ㋠Ὂ쳐ăԇऋഏᄀὋ㌐Ὂ쳰＀dP翿＀䀃l¥㴕Heading 3␆Ƥጀ᐀㰦䀂࠵腊䌀ᩊ伀Ŋ儀Ŋ愀ᨀ␆Ƥጀ᐀㰦䀂 ðð&lt;XP翿ႅ爎Ꮔ激Ꮔ激Ꮔ激ݒߠͨ䪎ͨ䪎坻匭坻匭坻匭坻匭ĀὊ顰Ὂ頰ăᓂὈ글ăԀᓂᓂăԇὋꐀὊ뎰ăԇऀὊ첰ὋꐠăԇऋὊ쳰Ὂ쳐ăԇऋഀὅ铀ὅ钠ăԇऋഏὋ㋠ὅ铠ăԇऋഏᄀὊ鯐Ὃ㌐&#13;὆Ὀꏠ὇슀᪍ภᓉὁ軐ὁ輀ὁⵠᕀꀼ냰绐὇슀䲰ὉグὉバὉヰ᪏鐰ꀼ냰὇쉠Öppna webbadressPa翿ng 4␆Ƥጀ᐀㰦䀃࠵腊䌀᱊愀ᰀ ðð&lt;X老＀dఉЉ＀＀＀＀Pa翿ng 9 ðð&lt;X耀＀dఉЉ＀＀＀＀쀀씰띷쟒ꘟĀὅ销Ὂ頰ăὊ顰Ὀ글ăԀᓂᓂăԇὋꐀὊ뎰ăԇऀὅ閐Ὃꐠăԇऋὅ闐ὅ閰ăԇऋഀὊ쳐Ὂ첰ăԇऋഏὋ㋠Ὂ쳰ăԇऋഏᄀὊ鰀Ὃ㌐䡳ఉ䡴ЉꀻꑼĀތᡓ歹灥⽅湶潹敲⁵渠浥獳慧攀Skype/傳送訊息ꀻꑼĀްὋ䦠&#10;ꀻꑼȀތቓ歹灥⽓敮搠䵥獳慧攀ꀻꑼĀތᑓ歹灥⽅湶楡爠浥湳慪攀ꀻꑼĀތፓ歹灥⽓瑵畲⁢敲楣桴ꀻꑼĀތᕓ歹灥⽅湶楡爠䵥湳慧敭ꀻꑼĀތᵓ歹灥⽓潦潲瑮慣桲楣桴⁳敮摥渠Skype/Poslat zprávuꀻꑼĀްὋ䪀ꀻꑼĀސ粗體ꆱ쇓ꆱ쇓ꆱ쇓&lt;㷅$ᒓﱌᒓﱘᒓﱜᒓﱠ꩕꩕꩕꩕۷耀翿0èèèèèèèèèèèèèèèè耀@HHᒓﱬᒓﱰ2梇䢈储ꆱ쇓ꀏ㉼Āႀ @ 0!ꆱ쇓Ὃ滐Ὃ濐Ὃ熰..萏ۀ萑ﵸ옕ԀĈ瀆葞ۀ葠ﵸpk....벟쀀[.쁛Ͷ慲ᒝᒝᒝᒝ䁫￴Ã.ĀNo List䅐∯䅰灬楣慴楯湳⽍楣牯獯晴⁏晦楣攠㈰〴⽏晦楣支䵩捲潳潦琠佦晩捥∀䥴Ζᒝ栕D⃤ꀻꑼȀތ㥌畣楤愠楳⁡⁲敧楳瑥牥搠瑲慤敭慲欠潦⁂楧敬潷…⁈潬浥猠䥮挮ꀻꑼȀތ᭨瑴瀺⼯睷眮慧晡浯湯瑹灥⹣潭ꀻꑼȀތ㉨瑴瀺⼯睷眮慧晡浯湯瑹灥⹣潭⽨瑭氯瑹灥⽬楣敮獥⹨瑭氀옕ԀĂ퀆葞ː葠ﺘꀻꑼ̀ސBoldꀏ⚬ĀᆆὋ琐ꀏ㉼Āႀ%@%0Mꆱ쇓Ὃ嗰Ὃ困ꆱ쇓ꆱ쇓ꆱ쇓Ὃ䫀ꆱ쇓ꆱ쇓ꆱ쇓ꀏ㉼ĀႀVV`ꆱ쇓Á퐀½ꀻꑼĀސAlternate Forms of HyphenꀻꑼȀތᡷ睷⹢楧敬潷慮摨潬浥献捯洀ꀻꑼĀސ&quot;Alternate Forms of Superscript OneꀻꑼĀސAlternate Forms of TwoꀻꑼȀތ㝄漠湯琠捯灹⸠䍡汬⁕十‸㐷ⴷㄸⴰ㐰〠啋‴㐨〩ㄷ㌷‷㘵㤵㤮ꀻꑼĀސAlternate Forms of ZeroꀻꑼĀސAlternate Forms of Oneᒓﰬᒓﰼᒓﱀᒓﱄ꩕꩕꩕꩕ᄑ뮻ᄑ뮻ᄑ뮻ᄑ뮻.........㾀㾀쟒滷ꁽ瀄&lt;㷅$梇䢈怀鍗ꀻꑼĀސAlternate Forms of ThreeꀻꑼĀސAlternate Forms of FourꀻꑼĀސAlternate Forms of FiveꀻꑼĀސAlternate Forms of SixꀻꑼĀސAlternate Forms of SevenꀻꑼĀސAlternate Forms of Eightꀏ㉼Āႀꆱ쇓Ὃ䫐Ὃ伀ꀏ㉼Āႀꆱ쇓Ὃ仰Ὃ䱐ꀻꑼĀސAlternate Forms of NineꀻꑼĀސAlternate Forms of Rupee SignꀻꑼĀސ'Alternate Forms of Registered TrademarkꀻꑼĀސ#Alternate Forms of Feminine OrdinalꀻꑼĀސ$Alternate Forms of Masculine OrdinalꀻꑼĀސAlternate Forms of Apple Logoꆱ쇓ꆱ쇓ꆱ쇓ꆱ쇓&#13;ꆱ쇓ꆱ쇓ꆱ쇓ēꆱ쇓Đꆱ쇓ꆱ쇓ąĉęăĔČĎĂėꆱ쇓ꆱ쇓ꆱ쇓ꆱ쇓Ĩꆱ쇓ꆱ쇓ĊďĈꆱ쇓ꆱ쇓ꆱ쇓čćĕĜꆱ쇓ꆱ쇓ꆱ쇓Ęꆱ쇓ěĄꆱ쇓ꆱ쇓ꆱ쇓Ćꆱ쇓ĒđὋ偠ꀼ簠ꀼ蟀Ὃ侠Ὃ丠Ὃ买Ὃ猀ꀼ뛐ꀼ은ꀼ蟐ꀼ伐ꀼ뉠ꀼ뛐ꀼ耰ꀼ䊠ꀼ관ꀼ帠ꀼ빀ꀼ耰ꀼ쩠ꀼ诰ꀼ싀ꀼ결ꀼ쑐Ὃ䶠ꀼ宀ꀼ匰ꀼꨀꀼ싀ꀼ럐Ὃ䷰ꀼ씰ꀼ럐ꀼ儐ꀼ조ꀼ䐰ꀼ弰ꀻꑼĀސ'Alternate Forms of Closing Double QuoteꀻꑼĀސ'Alternate Forms of Closing Single QuoteꀻꑼĀސ&amp;Alternate Forms of Upper-case Dotted IꀻꑼĀސ%Alternate Forms of Lower-case D-caronꀻꑼĀސ%Alternate Forms of Upper-case L-caronꀻꑼĀސ%Alternate Forms of Lower-case L-caronꀻꑼĀސ%Alternate Forms of Lower-case T-caronꀻꑼĀސ(Alternate Forms of Upper-case Iota-tonosꀻꑼĀސ&quot;Alternate Forms of Upper-case IotaꀻꑼĀސ,Alternate Forms of Upper-case Iota-dialytikaꀻꑼĀސ)Alternate Forms of Upper-case Cyrillic YiꀻꑼĀސ)Alternate Forms of Upper-case Cyrillic UkꀻꑼĀސ)Alternate Forms of Lower-case Cyrillic UkꀻꑼĀސ0Alternate Forms of Upper-case A-circumflex-acuteꀻꑼĀސ0Alternate Forms of Lower-case A-circumflex-acuteꀻꑼĀސ0Alternate Forms of Upper-case A-circumflex-graveꀻꑼĀސ0Alternate Forms of Lower-case A-circumflex-graveꀻꑼĀސ/Alternate Forms of Upper-case A-circumflex-hookꀻꑼĀސ/Alternate Forms of Lower-case A-circumflex-hookꀻꑼĀސ0Alternate Forms of Upper-case E-circumflex-acuteꀻꑼĀސ0Alternate Forms of Lower-case E-circumflex-acuteꀻꑼĀސ0Alternate Forms of Upper-case E-circumflex-graveꀻꑼĀސ0Alternate Forms of Lower-case E-circumflex-graveꀻꑼĀސ/Alternate Forms of Upper-case E-circumflex-hookꀻꑼĀސ/Alternate Forms of Lower-case E-circumflex-hookꀻꑼĀސ0Alternate Forms of Upper-case O-circumflex-acuteꀻꑼĀސ0Alternate Forms of Lower-case O-circumflex-acuteꀻꑼĀސ0Alternate Forms of Upper-case O-circumflex-graveꀻꑼĀސ0Alternate Forms of Lower-case O-circumflex-graveꀻꑼĀސ/Alternate Forms of Upper-case O-circumflex-hookꀻꑼĀސ/Alternate Forms of Lower-case O-circumflex-hookὋ旐ꆱ쇓ꆱ쇓ꆱ쇓䱵捩摡䝲慮摥ⵂ潬搀dꀻꑼȀސFedꀏ㉼Āႀꆱ쇓Ὃ伐Ὃ敐Ὃ擰ꀏ㉼Āႀꆱ쇓Ὃ斠Ὃ新ꆱ쇓ꆱ쇓ꆱ쇓Ὃ擰ꆱ쇓ꆱ쇓ꆱ쇓ꀻꑼȀސFettꀏ㉼Āႀꆱ쇓Ὃ旀Ὃ撰ꆱ쇓ꆱ쇓ꆱ쇓Ὃ桠ꆱ쇓ꆱ쇓ꆱ쇓ꀻꑼȀސGrassettoὋ晠ꆱ쇓ꆱ쇓ꆱ쇓Ὃ晠ꀏ㉼Āႀꆱ쇓Ὃ擀Ὃ曰Ὃ旐ꆱ쇓ꆱ쇓ꆱ쇓ꀏ㉼Āႀꆱ쇓Ὃ最Ὃ材Ὃ买ꆱ쇓ꆱ쇓ꆱ쇓ꀻꑼȀސPuolilihavaꀏ㉼Āႀꆱ쇓Ὃ杠Ὃ柠Ὃ杰ꀏ㉼Āႀꆱ쇓Ὃ栰Ὃ桀ꆱ쇓ꆱ쇓ꆱ쇓Ὃ杰ꆱ쇓ꆱ쇓ꆱ쇓ꀻꑼȀސGrasꀏ㉼Āႀꆱ쇓Ὃ桐Ὃ检Ὃ桠ꀏ㉼Āႀꆱ쇓Ὃ昰Ὃ晀ꆱ쇓ꆱ쇓ꆱ쇓Ὃ渠ꆱ쇓ꆱ쇓ꆱ쇓ꀻꑼȀސЖирныйꀏ㉼Āႀꆱ쇓Ὃ椰Ὃ榠Ὃ楀ꀏ㉼Āႀꆱ쇓Ὃ槰Ὃ樀ꆱ쇓ꆱ쇓ꆱ쇓Ὃ楀ꀏ㉼Āႀꆱ쇓Ὃ晐Ὃ暀ꀏ㉼Āႀꆱ쇓Ὃ暐Ὃ暠ꆱ쇓ꆱ쇓ꆱ쇓ꀻꑼȀސボールドꀏ㉼Āႀꆱ쇓Ὃ檐Ὃ欀Ὃ檠ꀏ㉼Āႀꆱ쇓Ὃ歐Ὃ歠ꆱ쇓ꆱ쇓ꆱ쇓Ὃ檠ꆱ쇓ꆱ쇓ꆱ쇓ꀻꑼȀސ볼드체ꀏ㉼Āႀꆱ쇓Ὃ歰Ὃ毠Ὃ殀ꀏ㉼Āႀꆱ쇓Ὃ氰Ὃ汀ꆱ쇓ꆱ쇓ꆱ쇓Ὃ殀ꆱ쇓ꆱ쇓ꆱ쇓ꀻꑼȀސVetꀏ㉼Āႀꆱ쇓Ὃ汐Ὃ泀Ὃ池ꀏ㉼Āႀꆱ쇓Ὃ洐Ὃ洠ꆱ쇓ꆱ쇓ꆱ쇓Ὃ池ꆱ쇓ꆱ쇓ꆱ쇓ꀻꑼȀސFetꀏ㉼Āႀꆱ쇓Ὃ洰Ὃ涠Ὃ浀ꀏ㉼Āႀꆱ쇓Ὃ淰Ὃ渀ꆱ쇓ꆱ쇓ꆱ쇓Ὃ浀ꆱ쇓ꆱ쇓ꆱ쇓ꀻꑼȀސNegritoꀏ㉼Āႀꆱ쇓Ὃ渐Ὃ満Ὃ渠ꀏ㉼Āႀꆱ쇓Ὃ椐Ὃ椠뒀뺀뿠ꆱ쇓ꃀ鰰ꍰꆱ쇓ꆱ쇓섰髠꜠쏰검ꆱ쇓退ꈐꆱ쇓ꆱ쇓ꆱ쇓ꆱ쇓몀馀飰ꓐ댰믐齠낀ꆱ쇓꧐귐ꆱ쇓ꆱ쇓ꆱ쇓ꆱ쇓ꆱ쇓ꆱ쇓ꆱ쇓뗐ꆱ쇓ꆱ쇓ꆱ쇓ꆱ쇓ꆱ쇓ꆱ쇓ꆱ쇓ꆱ쇓봰赠꘠ꆱ쇓ꆱ쇓ꢀ슠ꆱ쇓꼠ꆱ쇓ꆱ쇓ꆱ쇓ꆱ쇓ꆱ쇓뇐ꬰὋ浠Ὃ焀Ὃ煐Ὃ暰Ὃ攐Ὃ枠Ὃ燀Ὃ厰Ὃ梀Ὃ犠Ὃ櫀Ὃ传Ὃ朐Ὃ源Ὃ印Ὃ敠Ὃ柰Ὃ泐Ὃ楠Ὃ旰Ὃ毰Ὃ樐Ὃ欐Ὃ涰Ὃ榰Ὃ亰Ὃ湀Ὃ棐Ὃ牐Ὃ殠Ὃ沀Ὃ橐ꆱ쇓ꆱ쇓ꆱ쇓ꀻꑼȀސFetꀏ㉼Āႀꆱ쇓Ὃ烐Ὃ煀Ὃ烠ꀏ㉼Āႀꆱ쇓Ὃ熐Ὃ熠ꆱ쇓ꆱ쇓ꆱ쇓Ὃ烠ꀻꑼȀސ粗体ꀏ㉼Āႀꆱ쇓Ὃ爀Ὃ爐ꆱ쇓ꆱ쇓ꆱ쇓Ὃ熰ꆱ쇓ꆱ쇓ꆱ쇓ꀻꑼȀސNegritaꀏ㉼Āႀꆱ쇓Ὃ爠Ὃ犐Ὃ爰ꀏ㉼Āႀꆱ쇓Ὃ狠Ὃ狰ꆱ쇓ꆱ쇓ꆱ쇓Ὃ爰ꀻꑼȀތףּ潰祲楧桴₩‱㤸㤠䉩来汯眠☠䡯汭敳Ⱐ䥮挮⁁汬⁲楧桴猠牥獥牶敤⸠䱵捩摡⁩猠愠瑲慤敭慲欠潦⁂楧敬潷…⁈潬浥猠䥮挮⁲敧楳瑥牥搠楮⁴桥⁕⹓⸠偡瑥湴⁡湤⁔牡摥浡牫⁏晦楣攠慮搠潴桥爠橵物獤楣瑩潮献⁌畣楤愠瑹灥晡捥⁤敳楧湳⁣牥慴敤⁢礠䭲楳⁈潬浥猠慮搠䍨慲汥猠䉩来汯眮ꀻꀈꀻꀈꀻꀈꀻꀈꀻꀈꀻꀈὋ瑠ꀻꀈꀻꀈꀻꀈꀻꀈꀻꀈ'ꀏ⿜Āኀ&lt;&lt;Ὃ璀&#13;빉堐㽔현䃪曀䃙땀䄉ʠ䃸쾿䄙畠䄌㽫漫㽈率㾑慗梇䢈()옕ԀĈ瀆葞ࡰ葠ﺘ梇䢈&quot;.&#13;옕Ԁĉ葞৘葠ﺘ梇䢈*.&#10;6옕Ԁċ䀆葞ୀ葠ﺘ梇䢈6.6옕ԀČ꠆葞ನ葠ﺘ䩏䩑⡯h蜀H蠀ě쾰ṑ쾰쀀ደ옕ԀĂ퀆葞ː葠ﺘo쀀(灭䕸(ǸṲ찼&lt;㷅$ᒓﱨᒓﱴᒓﱸᒓﱼ꩕꩕꩕꩕۷醌ꫨ醇끤醊0èèèèèèèèèèèèèèèè㾀@HHᒓﲈᒓﲌ2ᄑ뮻ᄑ뮻ᄑ뮻ᄑ뮻(灭䕸(&lt;㷅$ᒓﲄᒓﲐᒓﲔᒓﲘ꩕꩕꩕꩕۷翿0옕Ԁąꀆ葞֠葠ﺘ梇䢈.옕ԀĈ瀆葞ࡰ葠ｌ梇䢈.&#13;옕Ԁċ䀆葞ୀ葠ﺘ梇䢈.&#10;옕ԀĎဆ葞ฐ葠ﺘ梇䢈.옕ԀĐ葞რ葠ｌ梇䢈.옕Ԁē뀆葞Ꮀ葠ﺘ梇䢈.۷뾀䋰0èèèèèèèèèèèèèèèè쀀쀀Ù@ᘸ踄ᒓﺄᒓﺈᒓﴈ۷翿湉I䌾0èèèèèèèèèèèèèèèèက@ꁙᔸ䁞씈䄪⠀䀔耀Ὁ碰ꀭꀻꑼĀތཆ楮摥爯䅮穥楧敮ꀏ㉼Āႀ ꆱ쇓὆᪎瞀Ὃ가Ὃ가Ὃ가Ὃ가Ὃ가&lt;ᥓ̘ṅ㽠㾀HHᒓﳜᒓﳠ2ᄑ뮻ᄑ뮻ᄑ뮻ᄑ뮻6W\OHV䂽鐀䂃ꠀ䂷䁋耀䃄ᰀ䂳瀀ꀏ偌āᲀ᥎勰㻿＀㻿＀㻿＀㾀幎㸬幎㸬᪀籐ࠠ刐ᓊೀ᪀禰὇ꥀὊꆱ쇓ꆱ쇓᪅傀ꆱ쇓ꆱ쇓ꆱ쇓ʀᅋ캸崘ꀭ厨̘ṅŠṅЃ&#13;﷽﷽﷽&#10;ﯻﯻﯻ辏辏辏&#13;﻾﻾﻾ꆱ쇓xטᄽ織.ᚓꀭ储ꆱ쇓ꀭ崘ꀭ峸卸ʠṲ츴ꀏ偌āⲀˈ ,勰ὊꀀᬀᬀꀻꑼĀްὀ槀梇䢈쇓ꀭ䨨ꀏ偌ā⮀Ὃ瘐Ǹ鎀垐鎋ၬὋ緐Ṳ찼ꀏ偌āⲀɮ ꁗ༴Ὃ纐ꀀꀏ偌ā⮀Ὃ締ʠ鎀垐鎋ၬὊ묰Ṳ츴ꀏ偌āⲀɯ  ꁗ༴Ὃ罐ꀀὋ襰Ὃ绰Ὃ羰Ā0F̀HVꆱ쇓Ā3䀀䁀䆐䆈䀀䁀䆐䆈䃠䃀䄀䅀䄀ꀏ偌ā⮀Ὃ觐Μ鎀垐鎋ၬὋ觠Ṳ멜ꀏ偌āⲀɰ ,ꁗ༴Ὃ聰ꀀꀏ偌ā⮀Ὃ觰T鎀垐鎋ၬὋ膐Ṳ뷸\ౣЀꀏ偌āⲀɱ ꁗ༴Ὃ脰ꀀ͈Ṳ빌ꀏ偌ā⮀Ὃ舀͈鎀垐鎋ၬὋ艰Ṳ빌N羴ကVꀏ偌āⲀɲ&#10; (ꁗ༴Ὃ舐ꀀꔔ䁱鞜G୵Ὃ胐Ὃ膠Ὃ芀Ѐल獒ఀ?൵翵䀀䁀䆐䆈䀀䁀䆐䆈䃠䃀䄀䅀䄀ꀏ偌āⲀɳ  勰Ὃ衰ꀀꀏ偌āᲀ᥏勰㻿＀㻿＀㻿＀㾀ꀏ偌āⲀɷ  ꁗ༴Ὃ賀ꀀꀏ偌ā⮀Ὃ贰۠鎀垐鎋ၬὋ赀Ṇ鎐ꀏ偌āⲀɸ Pꁗ༴Ὃ葀ꀀὋ菠Ὃ蒠㊼犬൴箔က暔൵翼⡀䮟皊䆰䆈䃠䆈䃠䆈ꀏ偌ā⮀Ὃ赠Р鎀垐鎋ၬὋ藀Ṇ獨嶅ꀏ偌āⲀɹ 0ꁗ༴Ὃ蕠ꀀXṆ瞈ꀏ偌ā⮀Ὃ蘰X鎀垐鎋ၬὋ蚠Ṇ瞈Dꀏ偌āⲀɺ ꁗ༴Ὃ虀ꀀѸṆ矠羳ఀ∺瀔Ↄ鞜ు翿Ͱᄶሌ옕ԀĐ葞რ葠ﺘ䩏䩑⡯h蜀H蠀쀀옕Ԁē뀆葞Ꮀ葠ﺘ䩏䩑⡯h蜀H蠀o쀀옕ԀĖ耆葞 葠ﺘ䩏䩑⡯h蜀H蠀쀀옕Ԁę倆葞ᥐ葠ﺘ梇䢈.ె옕ԀĂ퀆葞ː葠ﺘ梇䢈.ꀏ偌ā⮀Ὃ糐ʀ鎀垐鎋ၬὋ糠ᅋ캸HHᒓﲤᒓﲨ2ꀏ偌ā⮀Ὁฐʠ鎀垐鎋ၬὋ紐Ṳ즜ꀏ偌āⲀɭ  ꁗ༴Ὃ褐ꀀΜṲ멜县TṲ뷸ꀏ偌ā⮀Ὃ糰̘鎀垐鎋ၬὋ緀ṅꀏ偌āⲀɴ $ꁗ༴Ὃ言ꀀꀏ偌ā⮀Ὃ紀Š鎀垐鎋ၬὋ筀ṅꀏ偌āⲀɵ ꁗ༴Ὃ諀ꀀꀏ偌ā⮀Ὃ筐̘鎀垐鎋ၬὋ筠ṅꀏ偌āⲀɶ $ꁗ༴Ὃ讀ꀀ瀡䦃鰀ౢὋ詠Ὃ謠Ὃ诠䆀䆈䁀䆈䄐䂠䂀䅠䄀ˀṆ郐ꀏ偌ā⮀Ὃ貰ˀ鎀垐鎋ၬὋ贠Ṇ郐翾だ۠Ṇ鎐矽だ瀔Ↄ鰀矽だРṆ獨ꀏ偌ā⮀Ὃ蜐Ѹ鎀垐鎋ၬὋ蜠Ṇ矠ꀏ偌āⲀɻ&#13; 4ꁗ༴Ὃ走ꀀὋ藐Ὃ蚰Ὃ跐䆰䆈䃀䆈䃀䆈Lähetä tiedosto Bluetooth-laitteelle...Verstuur bestand naar Bluetooth-apparaat…䰀䂐ࠀWyślij plik do urządzenia Bluetooth...ꀻꑼĀތ⩅湶楡爠慲捨楶漠慬⁤楳灯獩瑩癯⁂汵整潯瑨⸮⸀파일을 Bluetooth 장비로 전송...ꀻꑼĀްὉᥠ!ꀻꑼĀތὣ潭⹡灰汥⹂汵整潯瑨䙩汥䕸捨慮来&#10;Article .³옕ԀĄ㠆葞葠梇䢈Section .떴헕옕ԀĂ퀆葞ː葠﹐梇䢈鯠ꀼ晐ꀼ웰ꆱ쇓ꆱ쇓ꆱ쇓ꆱ쇓ꀼ遀ꆱ쇓ꀼ筐ꀼ吐ꆱ쇓ꆱ쇓ꆱ쇓ꆱ쇓ꀼ쌰ꀼ焰ꀼ꼀ꆱ쇓ꆱ쇓ꆱ쇓ꆱ쇓ꀼ魠ꀼ唰ꀼ楐ꀼ羠ꀼ蟰ꀼꅀꀼ叠ꀼ븠ꀼ薀ꀼ劀ꀼ뷰ꀼ붰ꀼ붰ꀼ붰ꀼ붰ꀼ붰ꀼ붰ꀼ붰ꀼ붰ꀼ붰ꀼ붰ꀼ붰ꀼ붰ꀼ붰ꀼ붰ꀼ붰ꀼ붰ꀼ붰ꀼ붰ꀼ붰ꀻꑼĀތᥭ慫敓瑩捫祆牯浔數瑓敲癩捥ꀻꑼĀތ㈯䅰灬楣慴楯湳⽓瑩捫楥献慰瀯䍯湴敮瑳⽍慣体⽓瑩捫楥猀ꀏ偌ā⒀ὁ躠ᓉὋ鉀̀ꁃὊὋ銄Ὁ朠Ὃ鍰푰쒠ᓉὋ銠ꁃ̀䰄Ὂഐ!Ὃ鉀쒠푰ీഐ蘿切練ﮀﱐﴠﷰﻀﾐ`İȀːΠѰՀؐ۠ްࢀॐਠ̀ᡀŠᄶ⍀ꀏ偌ā⦀鑽᯸Ὃ鏄Ὃ鏐Ὁ祰ὀῐ䀴蝀䄪⠀䀔耀ꀏ偌ā⦀鑽᯸Ὃ鐴Ὃ鑀Ὂ검Ὁ䭠䁏㛰䅉᠀䀯耀ꀏ偌āᲀᦂꁗၴὋ骐㾀䀀獥牶ᒓﷸᒓ﷼@Macintosh HD:Users:scoot:Documents:Microsoft User Data:NormalĀ὆Ὀ턐鏘᫜Ѱɩߜ桩潢獥牶䀀獥牶䀀獥牶䀀獥牶䀀(Ὃ阬限@ ᒓﰐƐ్慣楮瑯獨⁈䐀셲⟹䠫_疫َ潲浡氀&#10;㇮쇤圸呎䵓坄ठ䵩捲潳潦琠啳敲⁄慴愀셱赉쇤䙴_疫_畖_瓓W㯷=䵡捩湴潳栠䡄㩕獥牳㩳捯潴㩄潣畭敮瑳㩍楣牯獯晴⁕獥爠䑡瑡㩎潲浡氀NormalMacintosh HD0啳敲猯獣潯琯䑯捵浥湴猯䵩捲潳潦琠啳敲⁄慴愯乯牭慬⼀὆翐Ɛꀏ偌ā⮀Ὃ蝀Ͱ鎀垐鎋ၬὊ챠ᄶሌꀏ偌ā⚀鑽ᰘὋ颐Ὃ颐鑽耘鑽᜜ꁪ醰᪄꟰ὄ춠胐Ȁ䁝䲠ὈP᪍╔污瑮ꀏ偌āⲀɼ ,勰Ὃ預ꀀꀏ偌ā⮀Ὃ鎐Š鎀垐鎋ၬὋ鎠ᄶ⍀ꀏ偌ȁⲀɽ ,勰Ὃ饰ꀀHHᒓﳀᒓﳄ2ꀏ偌ā⒀Ὃ⻐즐燠ꀏ偌ā㦀㾀㾀Ὃ駐䄰䄀䄰䄀鎾䆈鎓㘠＀＀＀ÿ＀ÿÿÿ萏ຠ萑טּ옕Ԁď砆葞ຠ葠טּ쟐攛㽨㾀(灭䕸(&lt;㷅$ᒓﳘᒓﳤᒓﳨᒓﳬ꩕꩕꩕꩕ĀὋ기Ὃ鴠ὈὋ鳠镅ὋꄐὋ鴠ũ潢銅년镅Ὃ鴠ũ潢銅년镅銅년镅Ὃ鲐鏗ꀘὋ괠ƅE߄銅년镅ꀏ㉼Āႀꆱ쇓Ὃ鶰Ὃ鷰Ā㰀ᬀꆱ쇓ꆱ쇓ꀼ댠ꀼ뙠ꀼꍀꆱ쇓ꁚ譸ꀼ偠ꆱ쇓ꀼ붠ꀼ鉰ꆱ쇓ꀼ抐ꀼ蝰ꀼ竐ꀼ꼠Ὂ㰀Ὂ㱀Ὂ㱠ꀻꏼὊ㲀Ὂ㳠Ὂ㴀Ὂ㴐Ὂ㵰Ὂ㷰Ὂ㹰䀀浡捳獥牶ᒓᒓ@ᬀꀻꑼĀތ཭敮甠へㅦ㐸昸㐰Ὀ遰댠ᬀ̱〶浯畳桩潢桩潢桩潢桩潢桩潢&#13;慣捥,慣捥*慣捥)&#10;慣捥慣捥慣捥慣捥慣捥慣捥ť湵銅년浯畳浥湵Ϭ浥湵j浥湵i浥湵h浥湵g浥湵f浥湵e浥湵d浥湵桩潢桩潢桩潢桩潢桩潢捭摳&#13;慣捥,慣捥*慣捥)&#10;慣捥慣捥慣捥慣捥慣捥慣捥ഏᄀਐᛣ뀀ὀ阰ὀ阠Ὂ뢠쟒쟒좏2¥㴕TOC 1␃Τጀ⢤᐀⠦Ὃ鴠ũ潢銅년镅Ὃ鴠ũ潢銅년镅Ὃ鴠ũ潢銅년镅Ὃ鴠ũ潢銅년镅Ὃ鴠ũ潢銅년镅Ὃ鴠ţ捥銅년镅Ὃ鴠ţ捥銅년镅Ὃ鴠ţ捥銅년镅Ὃ鴠ţ捥銅년镅Ὃ鴠ţ捥銅년镅Ὃ鴠ţ捥銅년镅Ὃ鴠ţ捥銅년镅Ὃ鴠ţ捥銅년镅Ὃ鴠ţ捥銅년镅Ὃ鴠ů畳銅년镅¥㴕TOC 3浡捳獥牶䀀᐀⢄币먤愃࠶腊䌀ᑊ伀ъ儀ъ帀ň弄Ŋ愀᐀␃΄༁몤ጀ⢤᐀⢄币먤愃#࠶腊伀ъ儀ъ帀ň弄ň洌ै渄ै猌ै琄ऀuꀏ㉼Āႀꆱ쇓ὋꍠὋ∰ꆱ쇓ꆱ쇓ꀼ댠ꀼ뙠ꀼꍀꆱ쇓ꁚ譸ꀼ偠ꆱ쇓ꀼ붠ꀼ鉰ꆱ쇓ꀼ抐ꀼ蝰ꀼ竐ꀼ꼠ꀻꑼĀތ݅湣特灴ꀻꑼĀތไ散特灴ⵖ敲楦礀Ὃ◐Ὂ㰀Ὃꌠꀼ댠⡯쀀¥㴕쀀din萏ϰ萑ﰐ옕Ԁąꀆ葞ϰ葠ﰐ萏ನ萑﯈옕ԀĎဆ葞ನ葠﯈葞ࢸ葠ὁὊ᪏預᪏颐텐ᓊ䛀᪎ὀὉ우ꀼ昀ᓄꦠὉ윰Ὁ읰ᓄĠᓊ䂐ᓄŠ᪅⊠ꀼ昀᪏韐ꆱ쇓ꆱ쇓ꆱ쇓὆ｐ᫙啰὆펠ꆱ쇓ꆱ쇓븠ꆱ쇓ꆱ쇓ꆱ쇓᪆掐ὁ쎀ὁ㋀ꀻꑼĀް᪎郐䁫￴Ã,ĀNo List&#10;&#10;ꆱ쇓ꆱꀻꑼĀތ၉浰潲瑥爠扩汬敤攀ꀻꑼĀތࡔ畯⁫當愀ꀻꑼĀްὁ땰怗Č¥㴕TOC 5␃΄༃澤ጀ⢤᐀⢄布漤愃䩃䩏䩑䩞䡟Ё䩡␃΄༃澤ጀ⢤᐀⢄布漤愃$䩃䩏䩑䩞䡟Ё䡭ఉ䡮Љ䡳ఉ䡴Љuð((āĀāĀͯ̀V耀＀dఉЉЁ＀＀＀＀슈Ὂ슸Ɣ½䊐䊐㾀㾀䁀䀀ၐᒝᒝὋࡰ䷐촍ὊﭐȀὋꞠᒝ翿翿Â䐀ꀻꑼĀތ㕓捨物晴獡浭汵湧⽓捨物晴扩扩汩潴桥欠慵猠呥硴⁥牳瑥汬敮ꀏ㉼Āႀ ꆱ쇓Ὂ叠Ὁ膀4耀翿4ꀻꑼĀްὀ$ꀻꑼĀްὀ5⩂ي䌀ᡊ伀͊儀͊帀J愀ᠨ漀桰ÿ梇䢈쇓쟒펛䀀䵍捰呃䌠ᒓᒓ@ꀻꑼĀތፓ桯眠䡥汰⁉湳灥捴潲ᬀꀻꑼĀތ㘯䅰灬楣慴楯湳⽄楣瑩潮慲礮慰瀯䍯湴敮瑳⽍慣体⽄楣瑩潮慲礀ꀻꑼĀްὈ쮰()옕Ԁă怆葞͠葠ｰ梇䢈﻿()옕Ԁă葞ϰ葠﹐梇䢈)옕ԀĄ耆葞Ҁ葠﹐ꁙ냘Ὂ䍰߃Ὀ叀ꁚ耈Ā耀਀Ὃ기⤠ᒓᓄᒓﷄ ¿鸀Ὂ䏰ũ潢銅년镅Ὂ䏰ũ潢銅년镅ăꁙ녨Ὃ鲐߄Ὃ기乀J䏰銅년镅Ὂ䏰ũ潢銅년镅桩潢桩潢Ὃ기羀羀Ā¿ꈀdꁛᢨā઀Ὃ괠浡捳浭捡䀀銅년镅Ὁũ潢銅년镅Ὁũ潢銅년镅Ὁũ潢銅년镅Ὁũ潢銅년镅Ὁţ捥銅년䀀浡捳浭捡ᒓᒓ@浡捳浭捡䀀Ὁţ捥銅년镅Ὁţ捥銅년镅Ὁţ捥銅년镅Ὁţ捥銅년镅Ὁů畳銅년镅ᬀ銅년ꁙ鯘;ꅴꀼ顠Ὃ좰ꮃ Ὃ쾠桩潢桩潢ꀻꑼȀތแ扯畴⁔桩猠䵡挀Ὀ쐰ũ潢銅년镅Ὀ쐰ũ潢銅년镅Ὀ쐰ũ潢銅년镅Ὀ쐰ũ潢銅년镅Ὀ쐰ũ潢銅년镅Ὀ쐰ţ捥銅년镅Ὀ쐰ţ捥銅년镅Ὀ쐰ţ捥銅년镅Ὀ쐰ţ捥銅년镅Ὀ쐰ţ捥銅년镅Ὀ쐰ţ捥銅년镅Ὀ쐰ţ捥銅년镅Ὀ쐰ţ捥銅년镅Ὀ쐰ţ捥銅년镅Ὀ쐰ů畳銅년镅Ὃ뇀ť湵銅년ὀ䊐Ὂ㛰鏗Ὃ죀əꀏ⚬ĀᆎCDµ㘀鏜㟕鏜䵱鏺뵹鏺붕ꀏ⥼Āᚄ&#13;ꀻꑼĀޭὋ뉐Ep 䕣潭⹡灰汥⹰物湴⹔敭灬慴敓灥捩晩挮䡐䅰灖敲獩潮乵浢敲⹐畦晩湓整瑩湧䑡瑡쀀쀀Ὃ닠ꀻꑼĀޭὋ닠,P Ᵽ潭⹡灰汥⹰物湴⹴敭灬慴故湴特⹣潮獴牡楮瑔祰攀About This Macꀏ㉼Āႀꆱ쇓Ὃ데Ὃ뎰Ὃ례ꆱ쇓ꆱ쇓ꆱ쇓ꆱ쇓ꆱ쇓ꆱ쇓ꆱ쇓ꆱ쇓ꆱ쇓Ὃ돰Ὃ닀ꆱ쇓Ὃ딀ꆱ쇓ꆱ쇓Ὃ뢠Ὃ듀ﾀὋ딠ꀻꑼĀޭὋ됐*P ⩣潭⹡灰汥⹰物湴⹴敭灬慴故湴特⹤敦慵汴噡汵攀Ὃ늠Ὃ뎐Ὃ#ꁙꙠꀻꑼĀޭὋ뒀  ၓ整瑩湧䅬汖慬略猀쟐庛ꀏ⚬Āᆆꀏ㉼Āႀ&#13; &#13;ꆱ쇓὇깰Ὃ럀ꀻꑼĀޭὋ땀!@ ꀻꑼĀޭ὇껰Ep Ⅳ潭⹡灰汥⹰物湴⹴敭灬慴故湴特⹫敹ô὇귐὇萰Ὃ뒠Ὃ뗀Ὃ똠ꀻꑼĀޭὋ떠  ፓ整瑩湧䍵牲敮瑖慬略Ὃ놰Ὃ뇐ꀏ⥼ĀᚄТ耀ꀻꑼĀޭὋ뗰0 ᥓ整瑩湧䑥晡畬瑖慬楤噡汵敳@@ ꀏ⚬ĀᆆὋ뚠ꀻꑼĀޭὋ뙠  ॖ慬略偩捫ꀏ⚬ĀᆆὋ띀Ὃ뙀萰Ὃ뚀UEꀻꑼĀޭὋ뛰  ፓ整瑩湧䑥灥湤敮捩敳Ὃ듐ꀏ⚬ĀᆆꀻꑼĀޭὋ띐0 ᕓ整瑩湧䕮慢汥摓整瑩湧64ꀻꑼĀޭ὇0 ꀻꑼȀތ๔畲渠䡩摩湧⁏渀Ὃ똠Ὃ란὇귐萰Ὃ뒠Ὃ뗀὇괠ꀻꏼὋ뜐ꀻꏴ὇깐὇὇ꀻꑼĀޭὋ론'@ ❣潭⹡灰汥⹰物湴⹴敭灬慴故湴特⹶慬略呹灥   ꀏ⥼Āᚄ&#13;ꀻꑼĀޭὋ룐?p 㽣潭⹡灰汥⹰物湴⹔敭灬慴敓灥捩晩挮䡐䅰灖敲獩潮乵浢敲䕮慢汥摓瑡瑥@ ꁙꙠꀻꑼĀޭὋ률,P Ᵽ潭⹡灰汥⹰物湴⹴敭灬慴故湴特⹣潮獴牡楮瑔祰攀µꆱ쇓ꀏ㉼Āႀꆱ쇓Ὃ맰Ὃ먰Ὃ베ꆱ쇓ꆱ쇓ꆱ쇓Ὃ며ꆱ쇓ꆱ쇓ꆱ쇓ꆱ쇓ꆱ쇓Ὃ묰Ὃ륀ꆱ쇓Ὃ뮰ꆱ쇓ꆱ쇓Ὃ봀Ὃ뫠Ὃ뮠ﾀὋ밐ꀻꑼĀޭὋ몐-P ⵣ潭⹡灰汥⹰物湴⹴敭灬慴故湴特⹣潮獴牡楮瑖慬略ꀏ⚬ĀᆆὋ묐ꀏ⥼ĀᚄὋ묀ꀻꑼĀޭὋ뭐*P ⩣潭⹡灰汥⹰物湴⹴敭灬慴故湴特⹤敦慵汴噡汵攀 쟑쟒Q뮰@ ꀏ⥼ĀᚄꀻꑼĀޭὋ믐!@ Ⅳ潭⹡灰汥⹰物湴⹴敭灬慴故湴特⹫敹ã욣꭛ꀻꑼĀޭὋ배?p 㽣潭⹡灰汥⹰物湴⹔敭灬慴敓灥捩晩挮䡐䅰灖敲獩潮乵浢敲䕮慢汥摓瑡瑥Ñ쟒BꀻꑼĀޱὋ벰ꀻꑼĀޭὋ변'@ ❣潭⹡灰汥⹰物湴⹴敭灬慴故湴特⹶慬略呹灥쀀쟒迋肠ꆱ쇓ꀏ⥼Āᚄ&#13;ꀻꑼĀޭὋ봰Q 兣潭⹡灰汥⹰物湴⹔敭灬慴敓灥捩晩挮䡐䅰灖敲獩潮乵浢敲䕮慢汥摓瑡瑥⹐畦晩湓整瑩湧䑡瑡`쀀쟒/ꀻꑼĀޭὋ뷐,P Ᵽ潭⹡灰汥⹰物湴⹴敭灬慴故湴特⹣潮獴牡楮瑔祰攀ꁙꙠꀏ㉼Āႀꆱ쇓Ὃ빠Ὃ뺠Ὃꆱ쇓ꆱ쇓ꆱ쇓ꆱ쇓ꆱ쇓ꆱ쇓ꆱ쇓ꆱ쇓ꆱ쇓Ὃ뻠Ὃ붰ꆱ쇓Ὃꆱ쇓ꆱ쇓Ὃ콐Ὃ쀰ﾀὋꀻꑼĀޭὋ뼀*P ⩣潭⹡灰汥⹰物湴⹴敭灬慴故湴特⹤敦慵汴噡汵攀@ 쟐Ⴛ쟑Ὃ셐ὋꀻꑼĀޭὋ뽰  ၓ整瑩湧䅬汖慬略猀鏜㟕鏜䵱ꀏ⚬ĀᆆὋ뿐ꀏ⚬ĀᆆὋ쀀Ὃ뾰ꀏ⥼ĀᚄὋ쎠Turn즐Ὃ뿰ing Onꀏ㉼Āႀ&#13;ꆱ쇓Ὃ쬀Ὃ쭀ꀻꑼĀޭὋ쮀  ꀻꑼȀތቐ潳楴楯渠潮⁂潴瑯洀浡捳浭捡䀀耀Ὃ쇀乀쀀쟒64Ὃ쇀浡捳浭捡䀀Ă²頀d(ꁛᢨā઀Ὃ산ꀻꑼȀތၐ潳楴楯渠潮⁌敦琀浡捳浭捡䀀µꆱ쇓鏜㟕鏜䵱鏺뵹鏺붕쀀쀀쌀@ 쟒쟑浡捳浭捡䀀@ 쀀쟒ꁙꙠὋ쉀   &#10;ꁙꙠὋ슀쀀쟒i䀀浡捳浭捡ᒓᒓ@浡捳浭捡䀀쟑쟒刺Ὃ쏀ꁙꙠὋ쒰   쀀쟑ﭳ쑰@ ꁙꙠ䀀浡捳浭捡ᒓᒓ@浡捳浭捡䀀鏺뵹鏺붕쀀쀀&#13;肠ꀼ뚰쀀쀀ion on BottomꀻꑼĀޱὋ쓰@ 䀀浡捳浭捡ᒓᒓ@浡捳浭捡䀀ꀻꑼĀޱὋ앐@ 쀀쟑쀀쀀      쟒迓쟒Ὃ잠Ὃꀏ㉼Āႀ䀀浡捳浭捡ᒓᒓ豈@浡捳浭捡䀀쀀쀀ὋTRUE쀀쟒䀀浡捳浭捡ᒓ龜ᒓ奈@浡捳浭捡䀀@ ꁙꙠ쀀쟑은@ 쀀쟒ꁙꙠὋ읰䀀浡捳浭捡ᒓ樂ᒓ落@浡捳浭捡䀀쟒쟒㞻ionꁙꙠὋ쩐Iteꆱ쇓ꆱ쇓ꆱ쇓ꀼ&#10;䀀浡捳浭捡ᒓ鸞ᒓ襤@ᬀꁙ隸Ὃ&#13;ꁙ냘ὀ䊐߇Ὃ즠叀ꮂꁚ耈Ā耀਀ὀ䋠Ð嶯ᒓ쥠ᓂ䄠ᒓ㞻켠&#13;ꁛᢨȁ઀Ὃ죀ꀻꑼȀސForce Quit…ꁙ냘Ὃ߉Ὂ㑀叀ꮁꁚ耈Ā耀਀὇ޱᒓ὇ꦐᒓὊ鍰桩潢桩潢ꀻꑼȀތെ潲捥⁑畩琠╀Ὃ츀ꆱ쇓Ὃ캰ꆱ쇓Ὃ켰ꆱ쇓Ὃ쳐ꆱ쇓Ὃ촰ὋὋ춀ὋὋ칰Ὃ뽐Ὃ쁰Ὃ쮰Ὃ칐Ὃ켐ꀻꏴὋ촐ꀻꏼὋὋ췠Ὃ즐Ὃ뾐Ὃ쮠Ὃ찀ፓ整瑩湧䍵牲敮瑖慬略ޭὋ챐ꀏ⥼ĀᚄꀻꑼĀޭὋ쯐0 ᥓ整瑩湧䑥晡畬瑖慬楤噡汵敳&#10;ꁙꙠꀏ⚬ĀᆆὋ첀ꀻꑼĀޭὋ챀  ॖ慬略偩捫ě쀀   ꀏ⚬ĀᆆὋ첰쀀쟒Ὃ찠즐Ὃ챠 즐ꀻꑼĀޭὋ쳰  ፓ整瑩湧䑥灥湤敮捩敳&lt;殠ꀼ偰ꀼꀏ⚬ĀᆆꀻꑼĀޭὋ쵐0 ᝓ整瑩湧䕮慢汥摓瑡瑥䙬慧쀀쟒64ꀻꑼĀޭὋ춠@ ὓ整瑩湧䝥瑖慬楤噡汵敳䡥畲楳瑩捳Ὃ킀ꀻꅴꀻꑼĀޱὋ츐ꀏ⚬ĀᆆꀻꑼĀޭὋ츠0 ᥓ整瑩湧䝥瑖慬略䡥畲楳瑩捳ꀏ⚬ĀᆆꀻꑼĀޭὋ캐  ቓ整瑩湧䵡硖慬略剥昀 ꀻꑼĀޭὋ컐&quot;@ ≓整瑩湧剥慤䙲潭䩯扔楣步瑈敵物獴楣猀鏜㟕鏜䵱鏺뵹鏺붕ꀏ⚬ĀᆆꀻꑼĀޭὋ0 ꀏ⥼Āᚄ&#13;ꀻꑼĀތ్楮業楺攠䅬氀Ὃᓊ㙐Ὃ꿀ὀ䉐Ὂ䂐浯畳浥湵Ϭ浥湵j浥湵i浥湵h浥湵g浥湵f浥湵e浥湵d浥湵浥湵桩潢桩潢桩潢桩潢桩潢捭摳捭摳&#13;慣捥,慣捥*慣捥)&#10;慣捥慣捥慣捥慣捥慣捥慣捥쟒穳慭敔慢汥ꀻꑼĀޱὋ텀@ ā὇鏛︰὇ὈὋ⏐Ὀ듐὇결镅ꁛᢨā઀὇퉠ꁙ鯸Ὃ퇀ꁚ劸Ā獨畴ꀻꑼȀތ॓桵琠䑯睮ὋὋ즐ὋTRUE즐ﾀὋ틠ፓ整瑩湧䑥灥湤敮捩敳ꀏ⚬ĀᆆꀻꑼĀޭὋ튠0 ᕓ整瑩湧䕮慢汥摓整瑩湧쟒쀀p팀ꀻꑼĀޭὋ티'@ ❈偁灰汩捡瑩潮卥瑴楮杳䱯捫敤䕮慢汥摓瑡瑥ꀻꑼĀޭὋ퍐0 ᝓ整瑩湧䕮慢汥摓瑡瑥䙬慧툠@ ꀻꑼĀޭὋ펠@ ὓ整瑩湧䝥瑖慬楤噡汵敳䡥畲楳瑩捳±쇓ꆱ쇓ꀼ肠ꆱ쇓ꀼ鳰ꀼ偰ꀼ뚰ꆱ쇓ꀏ⚬ĀᆆꀻꑼĀޭὋ퐠0 ᥓ整瑩湧䝥瑖慬略䡥畲楳瑩捳쟒쀀Xꀏ⚬ĀᆆꀻꑼĀޭὋ풐  ቓ整瑩湧䵡硖慬略剥昀ꀻꑼĀޭὋ퓐&quot;@ ≓整瑩湧剥慤䙲潭䩯扔楣步瑈敵物獴楣猀ὋὋὋὁ覰ὋὋὋꀏ⚬ĀᆆꀻꑼĀޭὋ핐0 ᡓ整瑩湧啳敤䉹䅰灬楣慴楯渀㙐ὀ䈐ὀ䉐Ὀ뚐ὋὋꀻꑼĀޭὋ햠  ན整瑩湧啳敲乡浥GὋὈ봠὇ꀻꑼĀޭὋ헠0 ᭁ灰汩捡瑩潮⁓整瑩湧猠䱯捫敤KὋὋὋᓉ塚ꀻꑼĀޭὋ혰  ቓ整瑩湧噡汩摖慬略猀ὋὋὋꀏ⚬ĀᆆὋꆱ쇓Ὃ튀ꆱ쇓ꆱ쇓ꆱ쇓ꆱ쇓ꆱ쇓Ὃ햀ꆱ쇓ꆱ쇓ꆱ쇓Ὃ푰ὋὋꆱ쇓ꆱ쇓ꆱ쇓Ὃ풰ꆱ쇓Ὃ픰ꆱ쇓Ὃꆱ쇓Ὃ팰Ὃ혐Ὃ펀ꆱ쇓ꆱ쇓ꆱ쇓ꆱ쇓Ὃ퐀ὋὋ틐Ὃ헀ﾀὋꀻꏴὋ픐ꀻꏼὋ퉠ꀻꏴὋ홐Ὃ폠Ὃ푐乣潭⹡灰汥⹰物湴⹔敭灬慴敓灥捩晩挮䡐䅰灬楣慴楯湓整瑩湧獌潣步搮偵晦楮卥瑴楮杄慴愀ꁙꙠ2ꁙꙠꀻꑼĀޭὋ'@ ❣潭⹡灰汥⹰物湴⹴敭灬慴故湴特⹶慬略呹灥8ꁙꙠꀏ⥼Āᚄ&#13;ꀻꑼĀޭὋHp 䡣潭⹡灰汥⹰物湴⹔敭灬慴敓灥捩晩挮䡐䅰灬楣慴楯湓整瑩湧獌潣步摅湡扬敤却慴攀BꁙꙠꀻꑼĀޭὋ,P Ᵽ潭⹡灰汥⹰物湴⹴敭灬慴故湴特⹣潮獴牡楮瑔祰攀HꁙꙠJꀏ㉼Āႀꆱ쇓Ὃ蘒Ὃ褐ꀻꑼĀޭὋ猪-P ꁙꊘὋᡓ整瑩湧啳敤䉹䅰灬楣慴楯渀ὋὋὋὋὋꀻꑼĀޭὋ  ན整瑩湧啳敲乡浥KὋὋὋꀻꑼĀޭὋ @ ⁈偁灰噥牳楯湎畭扥爠䕮慢汥搠却慴攀ὋὋὋὋὋὋὋꀻꑼĀޭὋ  ቓ整瑩湧噡汩摖慬略猀ὋὋꀏ⚬ĀᆆꀻꑼĀޭὋ!@ Ⅳ潭⹡灰汥⹰物湴⹴敭灬慴故湴特⹫敹`ꀻꑼĀޭὋQ 兣潭⹡灰汥⹰物湴⹔敭灬慴敓灥捩晩挮䡐䅰灖敲獩潮乵浢敲䕮慢汥摓瑡瑥⹐畦晩湓整瑩湧䑡瑡ꁙꙠꀻꑼĀޭὋ'@ ❣潭⹡灰汥⹰物湴⹴敭灬慴故湴特⹶慬略呹灥ꀻꑼĀޭὋ&lt;` 㱣潭⹡灰汥⹰物湴⹔敭灬慴敓灥捩晩挮䡐䅰灬楣慴楯湓整瑩湧獌潣步搀ꁙꙠ ꀻꑼĀޭὋ,P Ᵽ潭⹡灰汥⹰物湴⹴敭灬慴故湴特⹣潮獴牡楮瑔祰攀&amp;ꁙꙠꀏ㉼Āႀꆱ쇓ὋὋὋꆱ쇓ꆱ쇓ꆱ쇓Ὃꆱ쇓ꆱ쇓ꆱ쇓ꆱ쇓ꆱ쇓ὋὋꆱ쇓Ὃꆱ쇓ꆱ쇓ὋὋꀻꏴﾀὋꀻꑼĀޭὋ-P ⵣ潭⹡灰汥⹰物湴⹴敭灬慴故湴特⹣潮獴牡楮瑖慬略8ꁙꙠ:ꀏ⚬ĀᆆὋꀻꑼĀޭὋ*P ꀻꏴꀻꏼꁙꙠ⩣潭⹡灰汥⹰物湴⹴敭灬慴故湴特⹤敦慵汴噡汵攀DꁙꙠFꀻꑼĀޭὋ!@ Ⅳ潭⹡灰汥⹰物湴⹴敭灬慴故湴特⹫敹`LꀻꑼĀޭὋ&lt;` 㱣潭⹡灰汥⹰物湴⹔敭灬慴敓灥捩晩挮䡐䅰灬楣慴楯湓整瑩湧獌潣步搀RꁙꙠTꀻꑼĀޭὋ'@ ❣潭⹡灰汥⹰物湴⹴敭灬慴故湴特⹶慬略呹灥Zꀏ⥼Āᚄ&#13;ꀻꑼĀޭὋN 乣潭⹡灰汥⹰物湴⹔敭灬慴敓灥捩晩挮䡐䅰灬楣慴楯湓整瑩湧獌潣步搮偵晦楮卥瑴楮杄慴愀ꁙꙠdꁙꙠꀻꑼĀޭὋ,P Ᵽ潭⹡灰汥⹰物湴⹴敭灬慴故湴特⹣潮獴牡楮瑔祰攀jꁙꙠlꀏ㉼Āႀꆱ쇓ὋὋὋퟰꆱ쇓ꆱ쇓ꆱ쇓ꆱ쇓ꆱ쇓ꆱ쇓ꆱ쇓ꆱ쇓ꆱ쇓ὋὋꆱ쇓Ὃꆱ쇓ꆱ쇓ὋὋﾀὋꀻꑼĀޭὋ*P ⩣潭⹡灰汥⹰物湴⹴敭灬慴故湴特⹤敦慵汴噡汵攀ꁙꙠꀻꑼĀޭὋ  ၓ整瑩湧䅬汖慬略猀쀀ablꀏ⚬ĀᆆὋꀏ⚬ĀᆆὋꀻꑼĀޭὋ  쀀쟒逧즐ꀻꏴꁙꙠꀏ⚬ĀᆆὋፓ整瑩湧䍵牲敮瑖慬略K꿀ὋὊ¢Ὃ퇠ﾀꀻꏼὉ궠ὋὋ@ ὋὋ쀀쟒catꀏ㉼Āႀ&#13; &#13;ꆱ쇓Ὃ홰Ὃ훰ꀻꑼĀޭὋ!@ ꀻꑼĀޭὋ흰N Ⅳ潭⹡灰汥⹰物湴⹴敭灬慴故湴特⹫敹ôὋ헀Ὃ폠ﾀὋꀻꏴὋꀻꑼĀޭὋ0 ᥓ整瑩湧䑥晡畬瑖慬楤噡汵敳@ ꀏ⚬ĀᆆὋ퇠ꀻꑼĀޭὋ  ॖ慬略偩捫Ὃꀏ⚬ĀᆆὋ툐ꀻꑼĀޭὋ퉀  ꀻꑼĀތᕃ祣汥⁔桲潵杨⁗楮摯睳ꀏ㉼Āႀ5ꆱ쇓ὋὋ쾀鏜㟕鏜䵱鏺뵹鏺붕ᬀꀼ뽐ꁙ鯸Ὃ꬀ꁚ劸獩湳ꆱ쇓ꀼ뽐ꀼ쭀ꆱ쇓ꆱ쇓ꀼ門ꀼ襰ꀼ窀J퐀὆냠ũ潢銅년镅὆냠ũ潢銅년镅ꀻꑼĀތ၁牲慮来⁩渠䙲潮琀摢瑭䀀4摬晴䀀(摯歨䀀摯歭䀀摯歰䀀X摰晳䀀L摰潳䀀摲楧䀀@ꀻꑼĀތ౮數ĀꀻꑼĀތᕗ楮摯眠汩獴⁳数慲慴潲āὊ㑀鏛︰Ὃ짠Ὂ㢐Ὂ㼠Ὂ㯐Ὂ䩐慣捥Ὃ짠ꀏ⚬ĀᆎὋ鏜㟕鏜䵱鏺뵹鏺붕ὋὉ蔰ꀻꑼȀސSoftware Update…ꁙ鯸ꁚ劸ꁚ劸Ó净ꀼ䍐ꀻꑼĀތш楤攀ꁙ鯸ꀼ뗠ꁚ劸獨慬ꀏ⚬Āᆎ&#10;Ὃ鏜㟕鏜䵱鏺뵹鏺붕ꁙ隸὇곰ὈꀻꑼĀތᙗ楮摯眠汩獴⁴敲浩湡瑯爀ꀏ⚬Āᆎ&#10;Ὃ鏜㟕鏜䵱鏺뵹鏺붕ꁙ鯸Ὃꁚ劸Ā牥獴ᓉ塚ꀻꑼȀތՓ汥数ὁ谰ᓉ塚ὁ觰ὁ訰Ὀ봠Ὀ뵠Ὀ붠Ὀ뷠ὁ覰ᓉ祖ꀻꑼȀތݒ敳瑡牴ꁙ鯸ꁚ劸ꁚ劸ꁙ鯸Ὃꁚ劸摯歭ꀻꑼȀތᕔ畲渠䵡杮楦楣慴楯渠佮ꁙ鯸Ὃꁚ劸湰牦ꀻꑼȀސNetwork Preferences…ꁙ鯸Ὃꁚ劸摯歰ꀻꑼȀސDock Preferences…ꁙ鯸ꁚ劸ꁚ劸摰潳ꁙ鯸Ὃꁚ劸獬数ꁙ鯸὇醰ꀼ쯰桩摯ꁙ鯸Ὃꁚ劸獷異ꁙ鯸Ὃ뀠ꁚ劸ĀĀ慢瑭쇓ꆱ쇓ꁙ鯸Ὃꁚ劸Āǀ獰牯궀ꀼ煀ꁙ鯸Ὃꁚ劸0獯晴쇓ꀼ꺰ꀻꑼȀސMac OS X Software…ꁙ鯸ꁚ劸ꁚ劸Ὃꁙ鯸Ὃꁚ劸獹獰䉐ὋꀻꑼȀސSystem Preferences…ꁙ鯸ꀼ뫀ꁚ劸Ὃ摯捫ꁙ隸Ὃ὇ꁙ鯸Ὃꀼ쯰桩摥ꁙ鯘ꀼ顠Ὂ㓀넋ꁙ鯸Ὃꀼ綀Ā灲敦ꀻꑼĀސPreferences…ꁙ鯸ꁚ劸ꁚ劸ꁙ鯸ꀼ闰ꁚ劸獥牶ꀻꑼȀސSystem Profiler…ὋὋὋὋὋὋὋὋ὇ꁙ鯸ꁚ劸ꁚ劸ꁙ鯸ꁚ劸ꁚ劸牣瑤ꁙ鯸ꀼ潰ꁚ劸Ὃ牣湴ꁙ鯘ꀼ潰Ὃꁙ鯸ꀼ鹐ꁚ劸Ā慰灳ꁙ鯸ꁚ劸ꁚ劸慰獰ꁙ鯸ꀼ樰ꁚ劸Ā摯捳ꁙ鯸ꁚ劸ꁚ劸摣獰ꁙ鯸὇ꠐꁚ劸Ā獥牶ꁙ鯸ꁚ劸ꁚ劸獲獰ꁙ鯸὇ꁚ劸捬物ꀻꑼȀސLog Out %@…ὋὋὋὋὋὋὋꁙ鯸ὋꀼꕀĀ汯杯ꁙ鯸ὁ窠ꁚ劸摲楧ꁙ鯸ꁚ劸ꁚ劸ꁙ鯸ꁚ劸ꁚ劸ꁙ鯘ꀼ뫀Ὃꁙ鯸Ὃ랠ꀼ穀摯歨ꁙ鯸Ὃ쇐ꁚ劸摬晴ꁙ鯸Ὃ삐ꁚ劸摢瑭ꁙ鯸ꁚ劸ꁚ劸摰晳ꀏ⚬ĀᆎὋ鏜㟕鏜䵱鏺뵹鏺붕ꀏ⚬ĀᆎὋ鏜㟕鏜䵱鏺뵹鏺붕ὋὋὋὋὋὋὋὋꁙ鯸ꀼ哠ꁚ劸Ὃ汯捡ꁙ鯘ꀼ哠Ὀ듰ꁙ鯸ꁚ劸ꁚ劸ὋὋꁙ鯸Ὃ즰ꀼ朠Ā慰睮ꁙ鯸Ὃ쫠ꀼ朠Ā數楴ꀏ⚬ĀᆎὋ戀鏜㟕鏜䵱鏺뵹鏺붕䀀浡捳浭捡ᒓᒓ@ᬀᬀᬀ ὋὋὋὋὋὋὋὋὋὋὋὋὋὋὋὈ뚐Ὃ὇Ὃ톀ὋὋὀ䈐Ὃﲰꆱ쇓ꆱ쇓ꆱ쇓Ὃꆱ쇓ꆱ쇓ꆱ쇓ꆱ쇓ꆱ쇓ὋנּὋꆱ쇓Ὃ﯀ꆱ쇓ꆱ쇓ὋﴐὋ﫰ὋﮰﾀὋﰠⵣ潭⹡灰汥⹰物湴⹴敭灬慴故湴特⹣潮獴牡楮瑖慬略ꀏ⚬ĀᆆὋﬠꀏ⥼ĀᚄὋ﬐ꀻꑼĀޭὋﭠ*P ⩣潭⹡灰汥⹰物湴⹴敭灬慴故湴特⹤敦慵汴噡汵攀ꀏ⥼ĀᚄꀻꑼĀޭὋﯠ!@ Ⅳ潭⹡灰汥⹰物湴⹴敭灬慴故湴特⹫敹ꀻꑼĀޭὋﱀHp 䡣潭⹡灰汥⹰物湴⹔敭灬慴敓灥捩晩挮䡐䅰灬楣慴楯湓整瑩湧獌潣步摅湡扬敤却慴攀ꀻꑼĀޭὋﳐ'@ ❣潭⹡灰汥⹰物湴⹴敭灬慴故湴特⹶慬略呹灥ꀏ⥼Āᚄ&#13;ꀻꑼĀޭὋ﵀Z 婣潭⹡灰汥⹰物湴⹔敭灬慴敓灥捩晩挮䡐䅰灬楣慴楯湓整瑩湧獌潣步摅湡扬敤却慴攮偵晦楮卥瑴楮杄慴愀ꀻꑼĀޭὋﷰ,P Ᵽ潭⹡灰汥⹰物湴⹴敭灬慴故湴特⹣潮獴牡楮瑔祰攀ꀏ㉼Āႀꆱ쇓ὋﺀὋﻀὌ߀ꆱ쇓ꆱ쇓ꆱ쇓ꆱ쇓ꆱ쇓ꆱ쇓ꆱ쇓ꆱ쇓ꆱ쇓Ὃ＀Ὃ﷐ꆱ쇓Ὄڰꆱ쇓ꆱ쇓ὌࠠὌĀﾀὌܐꀻꑼĀޭὋ＠*P ⩣潭⹡灰汥⹰物湴⹴敭灬慴故湴特⹤敦慵汴噡汵攀ꀻꑼĀޭὋﾐ  ၓ整瑩湧䅬汖慬略猀ꀏ⚬ĀᆆὌÐꀏ⚬ĀᆆὌ ꀻꑼĀޭὌp  ꀏ⥼Āᚄ즐Ὄꀏ⚬ĀᆆὌ ፓ整瑩湧䍵牲敮瑖慬略ꀏ⥼ĀᚄﾀὌὋ￐ὌPꀏ㉼Āႀ&#13;ꆱ쇓ὌŀὌƀὌРꆱ쇓ὌӐꆱ쇓ὌՐꆱ쇓Ὄ˰ꆱ쇓Ὄ͐Ὄ֠ὌΠὌِὌҐὋｰὋ￰ὌǐὌѰὌ԰ꀻꏴὌ̰ꀻꏼὌנὌЀὌڐﾀὋﾰὌǀὌȠꀏ⥼ĀᚄꀻꑼĀޭὌǰ0 ᥓ整瑩湧䑥晡畬瑖慬楤噡汵敳ꀏ⚬ĀᆆὌʠꀻꑼĀޭὌɠ  ॖ慬略偩捫ꀏ⚬ĀᆆὌːὌɀﾀὌʀﾀꀻꑼĀޭὌ̐  ፓ整瑩湧䑥灥湤敮捩敳ꀏ⚬ĀᆆꀻꑼĀޭὌͰ0 ᝓ整瑩湧䕮慢汥摓瑡瑥䙬慧ꀻꑼĀޭὌπ@ ὓ整瑩湧䝥瑖慬楤噡汵敳䡥畲楳瑩捳ꀏ⚬ĀᆆꀻꑼĀޭὌр0 ᥓ整瑩湧䝥瑖慬略䡥畲楳瑩捳ꀏ⚬ĀᆆꀻꑼĀޭὌҰ  ቓ整瑩湧䵡硖慬略剥昀ꀻꑼĀޭὌӰ&quot;@ ≓整瑩湧剥慤䙲潭䩯扔楣步瑈敵物獴楣猀ꀏ⚬ĀᆆꀻꑼĀޭὌհ0 ᡓ整瑩湧啳敤䉹䅰灬楣慴楯渀ꀻꑼĀޭὌ׀  ན整瑩湧啳敲乡浥ꀻꑼĀޭὌ؀)P ⥁灰汩捡瑩潮⁓整瑩湧猠䱯捫敤⁅湡扬敤⁓瑡瑥ꀻꑼĀޭὌٰ  ቓ整瑩湧噡汩摖慬略猀ꀏ⚬ĀᆆꀻꑼĀޭὌې!@ Ⅳ潭⹡灰汥⹰物湴⹴敭灬慴故湴特⹫敹ꀻꑼĀޭὌܰZ 婣潭⹡灰汥⹰物湴⹔敭灬慴敓灥捩晩挮䡐䅰灬楣慴楯湓整瑩湧獌潣步摅湡扬敤却慴攮偵晦楮卥瑴楮杄慴愀ꀻꑼĀޭὌߠ'@ ❣潭⹡灰汥⹰物湴⹴敭灬慴故湴特⹶慬略呹灥ꀏ⥼Āᚄ&#13;ⵣ潭⹡灰汥⹰物湴⹴敭灬慴故湴特⹣潮獴牡楮瑖慬略ꀻꑼĀޭὌ࣐*P ꀻꏴꀻꏼ⩣潭⹡灰汥⹰物湴⹴敭灬慴故湴特⹤敦慵汴噡汵攀ꀻꑼĀޭὌी!@ Ⅳ潭⹡灰汥⹰物湴⹴敭灬慴故湴特⹫敹ꀻꑼĀޭὌঠ8` 㡣潭⹡灰汥⹰物湴⹔敭灬慴敓灥捩晩挮䡐䅵瑯䑵灬數敲䥮獴慬汥搀ꀻꑼĀޭὌਠ'@ ❣潭⹡灰汥⹰物湴⹴敭灬慴故湴特⹶慬略呹灥ꀻꑼĀޭὌ઀J 䩣潭⹡灰汥⹰物湴⹔敭灬慴敓灥捩晩挮䡐䅵瑯䑵灬數敲䥮獴慬汥搮偵晦楮卥瑴楮杄慴愀ꀻꑼĀޭὌଠ,P Ᵽ潭⹡灰汥⹰物湴⹴敭灬慴故湴特⹣潮獴牡楮瑔祰攀ꀏ㉼Āႀꆱ쇓ὌரὌ௰Ὄᗐꆱ쇓ꆱ쇓ꆱ쇓ꆱ쇓ꆱ쇓ꆱ쇓ꆱ쇓ꆱ쇓ꆱ쇓ὌరὌ଀ꆱ쇓Ὄ๐ꆱ쇓ꆱ쇓ὌᘰὌฐﾀὌ๰ꀻꑼĀޭὌ౐*P ⩣潭⹡灰汥⹰物湴⹴敭灬慴故湴特⹤敦慵汴噡汵攀ꀻꑼĀޭὌೀ  ၓ整瑩湧䅬汖慬略猀ꀏ⚬ĀᆆὌ෠ꀏ⚬ĀᆆὌീꀻꑼĀޭὌඐ  즐ꀻꏴꀏ⚬ĀᆆὌධፓ整瑩湧䍵牲敮瑖慬略ﾀꀻꏼὌഀὌ൰ꀏ㉼Āႀ&#13; &#13;ꆱ쇓ὌᑐὌᓐꀻꑼĀޭὌຐ!@ ꀻꑼĀޭὌᕐJ Ⅳ潭⹡灰汥⹰物湴⹴敭灬慴故湴特⹫敹ôὌᎠὌᇀﾀὌೠꀻꏼὌ༠ꀻꑼĀޭὌ໰0 ᥓ整瑩湧䑥晡畬瑖慬楤噡汵敳ꀏ⚬ĀᆆὌྠꀻꑼĀޭὌའ  ॖ慬略偩捫ꀏ⚬ĀᆆὌ࿰ὌཀﾀὌྀꀻꑼĀޭὌဠ  즐ﾀፓ整瑩湧䑥灥湤敮捩敳ꀏ⚬ĀᆆꀻꑼĀޭὌႀ0 ᕓ整瑩湧䕮慢汥摓整瑩湧ꀻꑼĀޭὌა#@ ⍈偁畴潄異汥硥牉湳瑡汬敤䕮慢汥摓瑡瑥ꀻꑼĀޭὌᄰ0 ᝓ整瑩湧䕮慢汥摓瑡瑥䙬慧ꀻꑼĀޭὌᆀ@ ὓ整瑩湧䝥瑖慬楤噡汵敳䡥畲楳瑩捳ꀏ⚬ĀᆆꀻꑼĀޭὌሀ0 ᥓ整瑩湧䝥瑖慬略䡥畲楳瑩捳ꀏ⚬ĀᆆꀻꑼĀޭὌተ  ቓ整瑩湧䵡硖慬略剥昀ꀻꑼĀޭὌኰ&quot;@ ≓整瑩湧剥慤䙲潭䩯扔楣步瑈敵物獴楣猀ꀏ⚬ĀᆆꀻꑼĀޭὌጰ0 ᡓ整瑩湧啳敤䉹䅰灬楣慴楯渀ꀻꑼĀޭὌᎀ  ན整瑩湧啳敲乡浥ꀻꑼĀޭὌᏀ0 ᝁ畴漠䑵灬數敲⁉湳瑡汬敤ꀻꑼĀޭὌᐐ  ቓ整瑩湧噡汩摖慬略猀ꀏ⚬ĀᆆὌ໐ꆱ쇓Ὄၠꆱ쇓ꆱ쇓ꆱ쇓ꆱ쇓ꆱ쇓Ὄ፠ꆱ쇓ꆱ쇓ꆱ쇓ὌቐὌಠὌഠꆱ쇓ꆱ쇓ꆱ쇓Ὄነꆱ쇓Ὄጐꆱ쇓Ὄ࿐ꆱ쇓ὌᄐὌᏰὌᅠꆱ쇓ꆱ쇓ꆱ쇓ꆱ쇓ὌᇠὌ༠ὌႰὌᎠﾀὌೠꀻꏼὌደꀻꏼὌ၀ꀻꏴὌᐰὌᇀὌሰ䩣潭⹡灰汥⹰物湴⹔敭灬慴敓灥捩晩挮䡐䅵瑯䑵灬數敲䥮獴慬汥搮偵晦楮卥瑴楮杄慴愀ꀻꑼĀޭὌᗰ'@ ❣潭⹡灰汥⹰物湴⹴敭灬慴故湴特⹶慬略呹灥ꀏ⥼Āᚄ&#13;ꀻꑼĀޭὌᙠDp 䑣潭⹡灰汥⹰物湴⹔敭灬慴敓灥捩晩挮䡐䅵瑯䑵灬數敲䥮獴慬汥摅湡扬敤却慴攀ꀻꑼĀޭὌᛰ,P Ᵽ潭⹡灰汥⹰物湴⹴敭灬慴故湴特⹣潮獴牡楮瑔祰攀ꀏ㉼Āႀꆱ쇓ὌកὌៀὌᨰꆱ쇓ꆱ쇓ꆱ쇓Ὄ᠀ꆱ쇓ꆱ쇓ꆱ쇓ꆱ쇓ꆱ쇓ὌᣀὌᛐꆱ쇓Ὄ᥀ꆱ쇓ꆱ쇓Ὄ᪐ὌᡰὌᤰﾀὌᦠꀻꑼĀޭὌᠠ-P ⵣ潭⹡灰汥⹰物湴⹴敭灬慴故湴特⹣潮獴牡楮瑖慬略ꀏ⚬ĀᆆὌᢠꀏ⥼ĀᚄὌᢐꀻꑼĀޭὌᣠ*P ⩣潭⹡灰汥⹰物湴⹴敭灬慴故湴特⹤敦慵汴噡汵攀ꀏ⥼ĀᚄꀻꑼĀޭὌᥠ!@ Ⅳ潭⹡灰汥⹰物湴⹴敭灬慴故湴特⹫敹ꀻꑼĀޭὌᧀDp 䑣潭⹡灰汥⹰物湴⹔敭灬慴敓灥捩晩挮䡐䅵瑯䑵灬數敲䥮獴慬汥摅湡扬敤却慴攀ꀻꑼĀޭὌᩐ'@ ❣潭⹡灰汥⹰物湴⹴敭灬慴故湴特⹶慬略呹灥ꀏ⥼Āᚄ&#13;ꀻꑼĀޭὌᫀV 噣潭⹡灰汥⹰物湴⹔敭灬慴敓灥捩晩挮䡐䅵瑯䑵灬數敲䥮獴慬汥摅湡扬敤却慴攮偵晦楮卥瑴楮杄慴愀ꀻꑼĀޭὌ᭰,P Ᵽ潭⹡灰汥⹰物湴⹴敭灬慴故湴特⹣潮獴牡楮瑔祰攀ꀏ㉼Āႀꆱ쇓ὌᰀὌ᱀Ὄ┰ꆱ쇓ꆱ쇓ꆱ쇓ꆱ쇓ꆱ쇓ꆱ쇓ꆱ쇓ꆱ쇓ꆱ쇓ὌᲀὌ᭐ꆱ쇓Ὄ␠ꆱ쇓ꆱ쇓Ὄ▐ὌẀﾀὌ⒀ꀻꑼĀޭὌᲠ*P ⩣潭⹡灰汥⹰物湴⹴敭灬慴故湴特⹤敦慵汴噡汵攀ꀻꑼĀޭὌᴐ  ၓ整瑩湧䅬汖慬略猀ꀏ⚬ĀᆆὌṐꀏ⚬ĀᆆὌᶠꀻꑼĀޭὌᷰ  ꀏ⥼Āᚄ즐Ὄᶐꀏ⚬ĀᆆὌḠፓ整瑩湧䍵牲敮瑖慬略ꀏ⥼ĀᚄﾀὌḐὌᵐὌ᷐ꀏ㉼Āႀ&#13;ꆱ쇓ὌỀὌἀὌ↠ꆱ쇓Ὄ≐ꆱ쇓Ὄ⋐ꆱ쇓Ὄ⁰ꆱ쇓Ὄ⃐Ὄ⌠Ὄ℠Ὄ⏀Ὄ∐ὌᳰὌᵰὌὐὌ⇰Ὄ⊰ꀻꏴὌ₰ꀻꏼὌ⍠ὌↀὌ␀ﾀὌᴰὌὀὌᾠꀏ⥼ĀᚄꀻꑼĀޭὌὰ0 ᥓ整瑩湧䑥晡畬瑖慬楤噡汵敳ꀏ⚬ĀᆆὌ†ꀻꑼĀޭὌῠ  ॖ慬略偩捫ꀏ⚬ĀᆆὌ⁐Ὄ῀ﾀὌ ﾀꀻꑼĀޭὌₐ  ፓ整瑩湧䑥灥湤敮捩敳ꀏ⚬ĀᆆꀻꑼĀޭὌ⃰0 ᝓ整瑩湧䕮慢汥摓瑡瑥䙬慧ꀻꑼĀޭὌ⅀@ ὓ整瑩湧䝥瑖慬楤噡汵敳䡥畲楳瑩捳ꀏ⚬ĀᆆꀻꑼĀޭὌ⇀0 ᥓ整瑩湧䝥瑖慬略䡥畲楳瑩捳ꀏ⚬ĀᆆꀻꑼĀޭὌ∰  ቓ整瑩湧䵡硖慬略剥昀ꀻꑼĀޭὌ≰&quot;@ ≓整瑩湧剥慤䙲潭䩯扔楣步瑈敵物獴楣猀ꀏ⚬ĀᆆꀻꑼĀޭὌ⋰0 ᡓ整瑩湧啳敤䉹䅰灬楣慴楯渀ꀻꑼĀޭὌ⍀  ན整瑩湧啳敲乡浥ꀻꑼĀޭὌ⎀%@ ╁畴漠䑵灬數敲⁉湳瑡汬敤⁅湡扬敤⁓瑡瑥ꀻꑼĀޭὌ⏠  ቓ整瑩湧噡汩摖慬略猀ꀏ⚬ĀᆆꀻꑼĀޭὌ⑀!@ Ⅳ潭⹡灰汥⹰物湴⹴敭灬慴故湴特⹫敹ꀻꑼĀޭὌ⒠V 噣潭⹡灰汥⹰物湴⹔敭灬慴敓灥捩晩挮䡐䅵瑯䑵灬數敲䥮獴慬汥摅湡扬敤却慴攮偵晦楮卥瑴楮杄慴愀ꀻꑼĀޭὌ═'@ ❣潭⹡灰汥⹰物湴⹴敭灬慴故湴特⹶慬略呹灥ꀏ⥼Āᚄ&#13;ꀻꑼĀޭὌ◀2P ㉣潭⹡灰汥⹰物湴⹔敭灬慴敓灥捩晩挮䡐䅵瑯坩摴桓敮獯爀ꀻꑼĀޭὌ☰,P Ᵽ潭⹡灰汥⹰物湴⹴敭灬慴故湴特⹣潮獴牡楮瑔祰攀ꀏ㉼Āႀꆱ쇓Ὄ⛀Ὄ✀Ὄ⤰ꆱ쇓ꆱ쇓ꆱ쇓Ὄ❀ꆱ쇓ꆱ쇓ꆱ쇓ꆱ쇓ꆱ쇓Ὄ⟰Ὄ☐ꆱ쇓Ὄ⡠ꆱ쇓ꆱ쇓Ὄ⦐Ὄ➰ꀻꏴﾀὌ⣀ꀻꑼĀޭὌ❠-P ⵣ潭⹡灰汥⹰物湴⹴敭灬慴故湴特⹣潮獴牡楮瑖慬略ꀏ⚬ĀᆆὌ⟐ꀻꏴꀻꑼĀޭὌ⠐*P ⩣潭⹡灰汥⹰物湴⹴敭灬慴故湴特⹤敦慵汴噡汵攀ꀻꑼĀޭὌ⢀!@ Ⅳ潭⹡灰汥⹰物湴⹴敭灬慴故湴特⹫敹ꀻꑼĀޭὌ⣠2P ㉣潭⹡灰汥⹰物湴⹔敭灬慴敓灥捩晩挮䡐䅵瑯坩摴桓敮獯爀ꀻꑼĀޭὌ⥐'@ ❣潭⹡灰汥⹰物湴⹴敭灬慴故湴特⹶慬略呹灥ꀏ⥼Āᚄ&#13;ꀻꑼĀޭὌ⧀Dp 䑣潭⹡灰汥⹰物湴⹔敭灬慴敓灥捩晩挮䡐䅵瑯坩摴桓敮獯爮偵晦楮卥瑴楮杄慴愀ꀻꑼĀޭὌ⩐,P Ᵽ潭⹡灰汥⹰物湴⹴敭灬慴故湴特⹣潮獴牡楮瑔祰攀ꀏ㉼Āႀꆱ쇓Ὄ⫠Ὄ⬠Ὄ㔠ꆱ쇓ꆱ쇓ꆱ쇓ꆱ쇓ꆱ쇓ꆱ쇓ꆱ쇓ꆱ쇓ꆱ쇓Ὄ⭠Ὄ⨰ꆱ쇓ὌⳠꆱ쇓ꆱ쇓Ὄ㖀ὌⲠﾀὌⴀꀻꑼĀޭὌ⮀*P ⩣潭⹡灰汥⹰物湴⹴敭灬慴故湴特⹤敦慵汴噡汵攀ꀻꑼĀޭὌ⯰  ၓ整瑩湧䅬汖慬略猀ꀏ⚬ĀᆆὌⱐꀏ⚬ĀᆆὌⱰὌⰰ즐ꀻꏴꀏ㉼Āႀ&#13; &#13;ꆱ쇓Ὄ㎰Ὄ㐰ꀻꑼĀޭὌⴠ!@ ꀻꑼĀޭὌ㒰Dp Ⅳ潭⹡灰汥⹰物湴⹴敭灬慴故湴特⹫敹ôὌ㌀Ὄㄠ즐ὌⰐꀻꏴὌⷰꀻꑼĀޭὌⶀ  ፓ整瑩湧䍵牲敮瑖慬略ꀻꑼĀޭὌⷀ0 ᥓ整瑩湧䑥晡畬瑖慬楤噡汵敳ꀏ⚬ĀᆆὌ⹰ꀻꑼĀޭὌ⸰  ॖ慬略偩捫ꀏ⚬ĀᆆὌ⺠Ὄ⸐즐Ὄ⹐즐ꀻꑼĀޭὌ⻠  ፓ整瑩湧䑥灥湤敮捩敳ꀏ⚬ĀᆆὌ⿀ꀻꑼĀޭὌ⽀  ࡈ偌慹潵琀ꀻꑼĀޭὌ⿰0 ꀻꑼĀޭὌ⾠  ፈ偐桹獩捡汐慰敲卩穥Ὄ⼠Ὄ⾀ᕓ整瑩湧䕮慢汥摓整瑩湧ꀻꑼĀޭὌ぀0 ᵈ偁畴潗楤瑨卥湳潲䕮慢汥摓瑡瑥ꀻꑼĀޭὌゐ0 ᝓ整瑩湧䕮慢汥摓瑡瑥䙬慧ꀻꑼĀޭὌム@ ὓ整瑩湧䝥瑖慬楤噡汵敳䡥畲楳瑩捳ꀏ⚬ĀᆆꀻꑼĀޭὌㅠ0 ᥓ整瑩湧䝥瑖慬略䡥畲楳瑩捳ꀏ⚬ĀᆆꀻꑼĀޭὌ㇐  ቓ整瑩湧䵡硖慬略剥昀ꀻꑼĀޭὌ㈐&quot;@ ≓整瑩湧剥慤䙲潭䩯扔楣步瑈敵物獴楣猀ꀏ⚬ĀᆆꀻꑼĀޭὌ㊐0 ᡓ整瑩湧啳敤䉹䅰灬楣慴楯渀ꀻꑼĀޭὌ㋠  ན整瑩湧啳敲乡浥ꀻꑼĀޭὌ㌠0 ᝁ畴漠䵥摩愠坩摴栠卥湳潲ꀻꑼĀޭὌ㍰  ቓ整瑩湧噡汩摖慬略猀ꀏ⚬ĀᆆὌⶠꆱ쇓Ὄ⽠ꆱ쇓ꆱ쇓ꆱ쇓ꆱ쇓ꆱ쇓Ὄ㋀ꆱ쇓ꆱ쇓ꆱ쇓ὌㆰὌ⯐Ὄⵠꆱ쇓ꆱ쇓ꆱ쇓Ὄㇰꆱ쇓Ὄ㉰ꆱ쇓Ὄ⻀ꆱ쇓ὌばὌ㍐Ὄダꆱ쇓ꆱ쇓ꆱ쇓ꆱ쇓ὌㅀὌⷰὌ〠Ὄ㌀즐ὌⰐꀻꏴὌ㉐ꀻꏴὌ⼀ꀻꏴὌ㎐ὌㄠὌ㆐䑣潭⹡灰汥⹰物湴⹔敭灬慴敓灥捩晩挮䡐䅵瑯坩摴桓敮獯爮偵晦楮卥瑴楮杄慴愀ꀻꑼĀޭὌ㕀'@ ❣潭⹡灰汥⹰物湴⹴敭灬慴故湴特⹶慬略呹灥ꀏ⥼Āᚄ&#13;ꀻꑼĀޭὌ㖰&gt;` 㹣潭⹡灰汥⹰物湴⹔敭灬慴敓灥捩晩挮䡐䅵瑯坩摴桓敮獯牅湡扬敤却慴攀ꀻꑼĀޭὌ㘰,P Ᵽ潭⹡灰汥⹰物湴⹴敭灬慴故湴特⹣潮獴牡楮瑔祰攀ꀏ㉼Āႀꆱ쇓Ὄ㛀Ὄ㜀Ὄ㥠ꆱ쇓ꆱ쇓ꆱ쇓Ὄ㝀ꆱ쇓ꆱ쇓ꆱ쇓ꆱ쇓ꆱ쇓Ὄ㠀Ὄ㘐ꆱ쇓Ὄ㢀ꆱ쇓ꆱ쇓Ὄ㧀Ὄ㞰Ὄ㡰ﾀὌ㣠ꀻꑼĀޭὌ㝠-P ⵣ潭⹡灰汥⹰物湴⹴敭灬慴故湴特⹣潮獴牡楮瑖慬略ꀏ⚬ĀᆆὌ㟠ꀏ⥼ĀᚄὌ㟐ꀻꑼĀޭὌ㠠*P ⩣潭⹡灰汥⹰物湴⹴敭灬慴故湴特⹤敦慵汴噡汵攀ꀏ⥼ĀᚄꀻꑼĀޭὌ㢠!@ Ⅳ潭⹡灰汥⹰物湴⹴敭灬慴故湴特⹫敹ꀻꑼĀޭὌ㤀&gt;` 㹣潭⹡灰汥⹰物湴⹔敭灬慴敓灥捩晩挮䡐䅵瑯坩摴桓敮獯牅湡扬敤却慴攀ꀻꑼĀޭὌ㦀'@ ❣潭⹡灰汥⹰物湴⹴敭灬慴故湴特⹶慬略呹灥ꀏ⥼Āᚄ&#13;ꀻꑼĀޭὌ㧰P 偣潭⹡灰汥⹰物湴⹔敭灬慴敓灥捩晩挮䡐䅵瑯坩摴桓敮獯牅湡扬敤却慴攮偵晦楮卥瑴楮杄慴愀ꀻꑼĀޭὌ㪐,P Ᵽ潭⹡灰汥⹰物湴⹴敭灬慴故湴特⹣潮獴牡楮瑔祰攀ꀏ㉼Āႀ" style:num-format="1" text:display-levels="6">
        <style:list-level-properties text:list-level-position-and-space-mode="label-alignment">
          <style:list-level-label-alignment text:label-followed-by="listtab" fo:text-indent="-0.55in" fo:margin-left="1.55in"/>
        </style:list-level-properties>
      </text:list-level-style-number>
      <text:list-level-style-number text:level="7" style:num-suffix=".⡯쀀ԀĆ〆A...Ὃ⟠᪏鉀Ὃ㎀ᔸ䌐 ᪏子堟Ⰽ?ᔸ䋰Ā`Zᔸ䔀Ā尐xꂠᮨr潯琀«Æ쀀쀀ȃЅ؇ࠉ਋఍ฏၜ浥獥湟啓y灥噣汩敮瑙獥獳楯湩摗捯畮瑥牕敮瑲祔湡浥噯扪散瑘扥桡癩Ὃ㑰Ὃ㕐Ὃ㕐Ὃ㓠d匱㑚p&lt;&lt;,&lt;ὋⵐꂠհὋ㓠Ὃⵐ&lt;ᔸ䖀ᔸ䗠ᔸᔹസᔹྨᔹ楠ᔹ楐ᔹᗘ闧ঠ“Ŝ浥Ὃ㎠ꂠ啰ᯑᯒᔹ楠摗捯畮瑥牕敮瑲祔湡浥噯扪散ꂠἠꂠ鍠潳潦琠坯ĀὊ顰Ὂ頰ăᓂὈ글ăԀᓂᓂăԇὋꐀὊ뎰ăԇऀὊ鰰ὋꐠăԇऋὊ첰Ὂ鱐ăԇऋഀὊ쳰Ὂ쳐ăԇऋഏὅ陰ὅ限ăԇऋഏᄀὋ㋠ὅ隠琄ऀ Pð翿X老＀dఉЉ＀＀＀＀쀀쟒섓c塔Ὃ㍀ὋĐὋ㟐Ὃ㠠㾀㾀ꀏ偌ā⒀Ὁ淀坻匭ႅ爎Ꮔ激Ꮔ激Ꮔ激ݒߠͨ䪎ͨ䪎坻匭坻匭坻匭坻匭坻匭坻匭㻽⫾㻽⫾㻽⫾ꆱ쇓ꆱ쇓ꆱ쇓ꆱ쇓ꆱ쇓ꆱ쇓ꀼ坐ꆱ쇓ꀼ筐ꀼꃰꆱ쇓ꆱ쇓ꆱ쇓ꆱ쇓ꀼ焰ꀼ쌰ꆱ쇓ꆱ쇓ꆱ쇓ꆱ쇓ꆱ쇓ꆱ쇓ꀼ楐ꀼ唰ꀼ븠ꀼꅀꀼ꽀ꆱ쇓ꀼ劀ꀼ웰ꀼ졀ꆱ쇓὇蝀᪌᪌᪌᪌᪌᪌὇὇὇᪌὇὇ꀻꑼЀތལ潭⹳歹灥⹳歹灥ꀻꑼĀތୣ桡瑓敲癩捥*ͨ䪎ݒߠႅ爎Ꮔ激Ὰ仂㻽⫾坻匭翿ͨ䪎ﻤᶔ࿿࿿࿿࿿࿿࿿࿿࿿࿿峐ᒝݒߠ쓔竊࿿࿿࿿࿿࿿࿿࿿࿿࿿懐ᒝႅ爎ꕞꂜ࿿࿿࿿࿿࿿࿿࿿࿿࿿曐ᒝᏄ激鲆⽔࿿࿿࿿࿿࿿࿿࿿࿿࿿毐ᒝᾺ仂࿿烰ᒝ㻽⫾ზK࿿࿿࿿࿿࿿࿿Ὃрᒝ豈㻅䟑࿿Â֘쀀쟒郻¹Ὂ슈Ὂ슸Ɣ½¹Ὂ슠쀀쟒즋ǉĒꁕ蛌Ὃ㰨ᒊﲤ݀녃怀ꀻꑼĀތᕅ獩歡瑳敬支慶慡⁫當慴ꀻꑼĀތὖ潯牶敲瑯湩湧⽏灥渠慦扥敬摩湧敮Podgląd/Otwórz obrazkiPrevisualizar/abrir imágenesꀻꑼĀްὋ㱠미리보기/이미지 열기ꀻꑼĀްὋ㲰ꀻꑼĀް὆⫠씰됋᪎ꀏ偌āኀѐ䵕员ࠀὀᦐÀ퀀᭜ᠿ죖鵃ᓶׂ㿒﮸l³耀᫚犄b³l梇䢈䮐.옕Ԁā뀆葞ư葠﹐梇䢈Ὃİ쀀옕ԀĂ䀆葞ɀ葠ﷀ梇䢈.옕ԀĂ퀆葞ː葠ﴰ۷0(灭䕸(P/翿lders/65/651wsdyxHVeZNbCx3h3xgU+++TI/TemporaryItems/Word Work File L_4塔ὋӰ쀀쟒톗c萏ನ萑﯈옕ԀĎဆ葞ನ葠﯈㾀.......萏ຠ萑טּ옕Ԁď砆葞ຠ葠טּ0........쟒톗Gɬ@萏რ萑褐옕ԀĒ䠆葞რ葠褐Ὃ㷰.........眰着睐睠睰Ὂ︰Ὁ믐 ꆱ쇓幎㸬὇ꥀࠠ刐ᓊꆱ쇓ꆱ쇓ꆱ쇓ꆱ쇓ꆱ쇓ꆱ쇓᪅傀ꆱ쇓ꆱ쇓ꆱ쇓幎㸬幎㸬᪀籐ꆱ쇓ꆱ쇓὆滐ೀ᪀禰Ὂꆱ쇓ꆱ쇓ꆱ쇓幎㸬幎㸬쳐幎㸬ĀὋ䲰Ὂ뎰ăὈ긠Ὀ글ăԀὋŠὊ頰ăԇᓂὊ顐ăԇऀᓂᓂăԇऋὋꐠὋꐀăԇऋഀὊ첰ὋꑀăԇऋഏὋ㋠Ὂ쳐ăԇऋഏᄀὋ㌐Ὂ쳰＀dP翿＀䀃l¥㴕Heading 3␆Ƥጀ᐀㰦䀂࠵腊䌀ᩊ伀Ŋ儀Ŋ愀ᨀ␆Ƥጀ᐀㰦䀂 ðð&lt;XP翿ႅ爎Ꮔ激Ꮔ激Ꮔ激ݒߠͨ䪎ͨ䪎坻匭坻匭坻匭坻匭ĀὊ顰Ὂ頰ăᓂὈ글ăԀᓂᓂăԇὋꐀὊ뎰ăԇऀὊ첰ὋꐠăԇऋὊ쳰Ὂ쳐ăԇऋഀὅ铀ὅ钠ăԇऋഏὋ㋠ὅ铠ăԇऋഏᄀὊ鯐Ὃ㌐&#13;὆Ὀꏠ὇슀᪍ภᓉὁ軐ὁ輀ὁⵠᕀꀼ냰绐὇슀䲰ὉグὉバὉヰ᪏鐰ꀼ냰὇쉠Öppna webbadressPa翿ng 4␆Ƥጀ᐀㰦䀃࠵腊䌀᱊愀ᰀ ðð&lt;X老＀dఉЉ＀＀＀＀Pa翿ng 9 ðð&lt;X耀＀dఉЉ＀＀＀＀쀀씰띷쟒ꘟĀὅ销Ὂ頰ăὊ顰Ὀ글ăԀᓂᓂăԇὋꐀὊ뎰ăԇऀὅ閐Ὃꐠăԇऋὅ闐ὅ閰ăԇऋഀὊ쳐Ὂ첰ăԇऋഏὋ㋠Ὂ쳰ăԇऋഏᄀὊ鰀Ὃ㌐䡳ఉ䡴ЉꀻꑼĀތᡓ歹灥⽅湶潹敲⁵渠浥獳慧攀Skype/傳送訊息ꀻꑼĀްὋ䦠&#10;ꀻꑼȀތቓ歹灥⽓敮搠䵥獳慧攀ꀻꑼĀތᑓ歹灥⽅湶楡爠浥湳慪攀ꀻꑼĀތፓ歹灥⽓瑵畲⁢敲楣桴ꀻꑼĀތᕓ歹灥⽅湶楡爠䵥湳慧敭ꀻꑼĀތᵓ歹灥⽓潦潲瑮慣桲楣桴⁳敮摥渠Skype/Poslat zprávuꀻꑼĀްὋ䪀ꀻꑼĀސ粗體ꆱ쇓ꆱ쇓ꆱ쇓&lt;㷅$ᒓﱌᒓﱘᒓﱜᒓﱠ꩕꩕꩕꩕۷耀翿0èèèèèèèèèèèèèèèè耀@HHᒓﱬᒓﱰ2梇䢈储ꆱ쇓ꀏ㉼Āႀ @ 0!ꆱ쇓Ὃ滐Ὃ濐Ὃ熰..萏ۀ萑ﵸ옕ԀĈ瀆葞ۀ葠ﵸpk....벟쀀[.쁛Ͷ慲ᒝᒝᒝᒝ䁫￴Ã.ĀNo List䅐∯䅰灬楣慴楯湳⽍楣牯獯晴⁏晦楣攠㈰〴⽏晦楣支䵩捲潳潦琠佦晩捥∀䥴Ζᒝ栕D⃤ꀻꑼȀތ㥌畣楤愠楳⁡⁲敧楳瑥牥搠瑲慤敭慲欠潦⁂楧敬潷…⁈潬浥猠䥮挮ꀻꑼȀތ᭨瑴瀺⼯睷眮慧晡浯湯瑹灥⹣潭ꀻꑼȀތ㉨瑴瀺⼯睷眮慧晡浯湯瑹灥⹣潭⽨瑭氯瑹灥⽬楣敮獥⹨瑭氀옕ԀĂ퀆葞ː葠ﺘꀻꑼ̀ސBoldꀏ⚬ĀᆆὋ琐ꀏ㉼Āႀ%@%0Mꆱ쇓Ὃ嗰Ὃ困ꆱ쇓ꆱ쇓ꆱ쇓Ὃ䫀ꆱ쇓ꆱ쇓ꆱ쇓ꀏ㉼ĀႀVV`ꆱ쇓Á퐀½ꀻꑼĀސAlternate Forms of HyphenꀻꑼȀތᡷ睷⹢楧敬潷慮摨潬浥献捯洀ꀻꑼĀސ&quot;Alternate Forms of Superscript OneꀻꑼĀސAlternate Forms of TwoꀻꑼȀތ㝄漠湯琠捯灹⸠䍡汬⁕十‸㐷ⴷㄸⴰ㐰〠啋‴㐨〩ㄷ㌷‷㘵㤵㤮ꀻꑼĀސAlternate Forms of ZeroꀻꑼĀސAlternate Forms of Oneᒓﰬᒓﰼᒓﱀᒓﱄ꩕꩕꩕꩕ᄑ뮻ᄑ뮻ᄑ뮻ᄑ뮻.........㾀㾀쟒滷ꁽ瀄&lt;㷅$梇䢈怀鍗ꀻꑼĀސAlternate Forms of ThreeꀻꑼĀސAlternate Forms of FourꀻꑼĀސAlternate Forms of FiveꀻꑼĀސAlternate Forms of SixꀻꑼĀސAlternate Forms of SevenꀻꑼĀސAlternate Forms of Eightꀏ㉼Āႀꆱ쇓Ὃ䫐Ὃ伀ꀏ㉼Āႀꆱ쇓Ὃ仰Ὃ䱐ꀻꑼĀސAlternate Forms of NineꀻꑼĀސAlternate Forms of Rupee SignꀻꑼĀސ'Alternate Forms of Registered TrademarkꀻꑼĀސ#Alternate Forms of Feminine OrdinalꀻꑼĀސ$Alternate Forms of Masculine OrdinalꀻꑼĀސAlternate Forms of Apple Logoꆱ쇓ꆱ쇓ꆱ쇓ꆱ쇓&#13;ꆱ쇓ꆱ쇓ꆱ쇓ēꆱ쇓Đꆱ쇓ꆱ쇓ąĉęăĔČĎĂėꆱ쇓ꆱ쇓ꆱ쇓ꆱ쇓Ĩꆱ쇓ꆱ쇓ĊďĈꆱ쇓ꆱ쇓ꆱ쇓čćĕĜꆱ쇓ꆱ쇓ꆱ쇓Ęꆱ쇓ěĄꆱ쇓ꆱ쇓ꆱ쇓Ćꆱ쇓ĒđὋ偠ꀼ簠ꀼ蟀Ὃ侠Ὃ丠Ὃ买Ὃ猀ꀼ뛐ꀼ은ꀼ蟐ꀼ伐ꀼ뉠ꀼ뛐ꀼ耰ꀼ䊠ꀼ관ꀼ帠ꀼ빀ꀼ耰ꀼ쩠ꀼ诰ꀼ싀ꀼ결ꀼ쑐Ὃ䶠ꀼ宀ꀼ匰ꀼꨀꀼ싀ꀼ럐Ὃ䷰ꀼ씰ꀼ럐ꀼ儐ꀼ조ꀼ䐰ꀼ弰ꀻꑼĀސ'Alternate Forms of Closing Double QuoteꀻꑼĀސ'Alternate Forms of Closing Single QuoteꀻꑼĀސ&amp;Alternate Forms of Upper-case Dotted IꀻꑼĀސ%Alternate Forms of Lower-case D-caronꀻꑼĀސ%Alternate Forms of Upper-case L-caronꀻꑼĀސ%Alternate Forms of Lower-case L-caronꀻꑼĀސ%Alternate Forms of Lower-case T-caronꀻꑼĀސ(Alternate Forms of Upper-case Iota-tonosꀻꑼĀސ&quot;Alternate Forms of Upper-case IotaꀻꑼĀސ,Alternate Forms of Upper-case Iota-dialytikaꀻꑼĀސ)Alternate Forms of Upper-case Cyrillic YiꀻꑼĀސ)Alternate Forms of Upper-case Cyrillic UkꀻꑼĀސ)Alternate Forms of Lower-case Cyrillic UkꀻꑼĀސ0Alternate Forms of Upper-case A-circumflex-acuteꀻꑼĀސ0Alternate Forms of Lower-case A-circumflex-acuteꀻꑼĀސ0Alternate Forms of Upper-case A-circumflex-graveꀻꑼĀސ0Alternate Forms of Lower-case A-circumflex-graveꀻꑼĀސ/Alternate Forms of Upper-case A-circumflex-hookꀻꑼĀސ/Alternate Forms of Lower-case A-circumflex-hookꀻꑼĀސ0Alternate Forms of Upper-case E-circumflex-acuteꀻꑼĀސ0Alternate Forms of Lower-case E-circumflex-acuteꀻꑼĀސ0Alternate Forms of Upper-case E-circumflex-graveꀻꑼĀސ0Alternate Forms of Lower-case E-circumflex-graveꀻꑼĀސ/Alternate Forms of Upper-case E-circumflex-hookꀻꑼĀސ/Alternate Forms of Lower-case E-circumflex-hookꀻꑼĀސ0Alternate Forms of Upper-case O-circumflex-acuteꀻꑼĀސ0Alternate Forms of Lower-case O-circumflex-acuteꀻꑼĀސ0Alternate Forms of Upper-case O-circumflex-graveꀻꑼĀސ0Alternate Forms of Lower-case O-circumflex-graveꀻꑼĀސ/Alternate Forms of Upper-case O-circumflex-hookꀻꑼĀސ/Alternate Forms of Lower-case O-circumflex-hookὋ旐ꆱ쇓ꆱ쇓ꆱ쇓䱵捩摡䝲慮摥ⵂ潬搀dꀻꑼȀސFedꀏ㉼Āႀꆱ쇓Ὃ伐Ὃ敐Ὃ擰ꀏ㉼Āႀꆱ쇓Ὃ斠Ὃ新ꆱ쇓ꆱ쇓ꆱ쇓Ὃ擰ꆱ쇓ꆱ쇓ꆱ쇓ꀻꑼȀސFettꀏ㉼Āႀꆱ쇓Ὃ旀Ὃ撰ꆱ쇓ꆱ쇓ꆱ쇓Ὃ桠ꆱ쇓ꆱ쇓ꆱ쇓ꀻꑼȀސGrassettoὋ晠ꆱ쇓ꆱ쇓ꆱ쇓Ὃ晠ꀏ㉼Āႀꆱ쇓Ὃ擀Ὃ曰Ὃ旐ꆱ쇓ꆱ쇓ꆱ쇓ꀏ㉼Āႀꆱ쇓Ὃ最Ὃ材Ὃ买ꆱ쇓ꆱ쇓ꆱ쇓ꀻꑼȀސPuolilihavaꀏ㉼Āႀꆱ쇓Ὃ杠Ὃ柠Ὃ杰ꀏ㉼Āႀꆱ쇓Ὃ栰Ὃ桀ꆱ쇓ꆱ쇓ꆱ쇓Ὃ杰ꆱ쇓ꆱ쇓ꆱ쇓ꀻꑼȀސGrasꀏ㉼Āႀꆱ쇓Ὃ桐Ὃ检Ὃ桠ꀏ㉼Āႀꆱ쇓Ὃ昰Ὃ晀ꆱ쇓ꆱ쇓ꆱ쇓Ὃ渠ꆱ쇓ꆱ쇓ꆱ쇓ꀻꑼȀސЖирныйꀏ㉼Āႀꆱ쇓Ὃ椰Ὃ榠Ὃ楀ꀏ㉼Āႀꆱ쇓Ὃ槰Ὃ樀ꆱ쇓ꆱ쇓ꆱ쇓Ὃ楀ꀏ㉼Āႀꆱ쇓Ὃ晐Ὃ暀ꀏ㉼Āႀꆱ쇓Ὃ暐Ὃ暠ꆱ쇓ꆱ쇓ꆱ쇓ꀻꑼȀސボールドꀏ㉼Āႀꆱ쇓Ὃ檐Ὃ欀Ὃ檠ꀏ㉼Āႀꆱ쇓Ὃ歐Ὃ歠ꆱ쇓ꆱ쇓ꆱ쇓Ὃ檠ꆱ쇓ꆱ쇓ꆱ쇓ꀻꑼȀސ볼드체ꀏ㉼Āႀꆱ쇓Ὃ歰Ὃ毠Ὃ殀ꀏ㉼Āႀꆱ쇓Ὃ氰Ὃ汀ꆱ쇓ꆱ쇓ꆱ쇓Ὃ殀ꆱ쇓ꆱ쇓ꆱ쇓ꀻꑼȀސVetꀏ㉼Āႀꆱ쇓Ὃ汐Ὃ泀Ὃ池ꀏ㉼Āႀꆱ쇓Ὃ洐Ὃ洠ꆱ쇓ꆱ쇓ꆱ쇓Ὃ池ꆱ쇓ꆱ쇓ꆱ쇓ꀻꑼȀސFetꀏ㉼Āႀꆱ쇓Ὃ洰Ὃ涠Ὃ浀ꀏ㉼Āႀꆱ쇓Ὃ淰Ὃ渀ꆱ쇓ꆱ쇓ꆱ쇓Ὃ浀ꆱ쇓ꆱ쇓ꆱ쇓ꀻꑼȀސNegritoꀏ㉼Āႀꆱ쇓Ὃ渐Ὃ満Ὃ渠ꀏ㉼Āႀꆱ쇓Ὃ椐Ὃ椠뒀뺀뿠ꆱ쇓ꃀ鰰ꍰꆱ쇓ꆱ쇓섰髠꜠쏰검ꆱ쇓退ꈐꆱ쇓ꆱ쇓ꆱ쇓ꆱ쇓몀馀飰ꓐ댰믐齠낀ꆱ쇓꧐귐ꆱ쇓ꆱ쇓ꆱ쇓ꆱ쇓ꆱ쇓ꆱ쇓ꆱ쇓뗐ꆱ쇓ꆱ쇓ꆱ쇓ꆱ쇓ꆱ쇓ꆱ쇓ꆱ쇓ꆱ쇓봰赠꘠ꆱ쇓ꆱ쇓ꢀ슠ꆱ쇓꼠ꆱ쇓ꆱ쇓ꆱ쇓ꆱ쇓ꆱ쇓뇐ꬰὋ浠Ὃ焀Ὃ煐Ὃ暰Ὃ攐Ὃ枠Ὃ燀Ὃ厰Ὃ梀Ὃ犠Ὃ櫀Ὃ传Ὃ朐Ὃ源Ὃ印Ὃ敠Ὃ柰Ὃ泐Ὃ楠Ὃ旰Ὃ毰Ὃ樐Ὃ欐Ὃ涰Ὃ榰Ὃ亰Ὃ湀Ὃ棐Ὃ牐Ὃ殠Ὃ沀Ὃ橐ꆱ쇓ꆱ쇓ꆱ쇓ꀻꑼȀސFetꀏ㉼Āႀꆱ쇓Ὃ烐Ὃ煀Ὃ烠ꀏ㉼Āႀꆱ쇓Ὃ熐Ὃ熠ꆱ쇓ꆱ쇓ꆱ쇓Ὃ烠ꀻꑼȀސ粗体ꀏ㉼Āႀꆱ쇓Ὃ爀Ὃ爐ꆱ쇓ꆱ쇓ꆱ쇓Ὃ熰ꆱ쇓ꆱ쇓ꆱ쇓ꀻꑼȀސNegritaꀏ㉼Āႀꆱ쇓Ὃ爠Ὃ犐Ὃ爰ꀏ㉼Āႀꆱ쇓Ὃ狠Ὃ狰ꆱ쇓ꆱ쇓ꆱ쇓Ὃ爰ꀻꑼȀތףּ潰祲楧桴₩‱㤸㤠䉩来汯眠☠䡯汭敳Ⱐ䥮挮⁁汬⁲楧桴猠牥獥牶敤⸠䱵捩摡⁩猠愠瑲慤敭慲欠潦⁂楧敬潷…⁈潬浥猠䥮挮⁲敧楳瑥牥搠楮⁴桥⁕⹓⸠偡瑥湴⁡湤⁔牡摥浡牫⁏晦楣攠慮搠潴桥爠橵物獤楣瑩潮献⁌畣楤愠瑹灥晡捥⁤敳楧湳⁣牥慴敤⁢礠䭲楳⁈潬浥猠慮搠䍨慲汥猠䉩来汯眮ꀻꀈꀻꀈꀻꀈꀻꀈꀻꀈꀻꀈὋ瑠ꀻꀈꀻꀈꀻꀈꀻꀈꀻꀈ'ꀏ⿜Āኀ&lt;&lt;Ὃ璀&#13;빉堐㽔현䃪曀䃙땀䄉ʠ䃸쾿䄙畠䄌㽫漫㽈率㾑慗梇䢈()옕ԀĈ瀆葞ࡰ葠ﺘ梇䢈&quot;.&#13;옕Ԁĉ葞৘葠ﺘ梇䢈*.&#10;6옕Ԁċ䀆葞ୀ葠ﺘ梇䢈6.6옕ԀČ꠆葞ನ葠ﺘ䩏䩑⡯h蜀H蠀ě쾰ṑ쾰쀀ደ옕ԀĂ퀆葞ː葠ﺘo쀀(灭䕸(ǸṲ찼&lt;㷅$ᒓﱨᒓﱴᒓﱸᒓﱼ꩕꩕꩕꩕۷醌ꫨ醇끤醊0èèèèèèèèèèèèèèèè㾀@HHᒓﲈᒓﲌ2ᄑ뮻ᄑ뮻ᄑ뮻ᄑ뮻(灭䕸(&lt;㷅$ᒓﲄᒓﲐᒓﲔᒓﲘ꩕꩕꩕꩕۷翿0옕Ԁąꀆ葞֠葠ﺘ梇䢈.옕ԀĈ瀆葞ࡰ葠ｌ梇䢈.&#13;옕Ԁċ䀆葞ୀ葠ﺘ梇䢈.&#10;옕ԀĎဆ葞ฐ葠ﺘ梇䢈.옕ԀĐ葞რ葠ｌ梇䢈.옕Ԁē뀆葞Ꮀ葠ﺘ梇䢈.۷뾀䋰0èèèèèèèèèèèèèèèè쀀쀀Ù@ᘸ踄ᒓﺄᒓﺈᒓﴈ۷翿湉I䌾0èèèèèèèèèèèèèèèèက@ꁙᔸ䁞씈䄪⠀䀔耀Ὁ碰ꀭꀻꑼĀތཆ楮摥爯䅮穥楧敮ꀏ㉼Āႀ ꆱ쇓὆᪎瞀Ὃ가Ὃ가Ὃ가Ὃ가Ὃ가&lt;ᥓ̘ṅ㽠㾀HHᒓﳜᒓﳠ2ᄑ뮻ᄑ뮻ᄑ뮻ᄑ뮻6W\OHV䂽鐀䂃ꠀ䂷䁋耀䃄ᰀ䂳瀀ꀏ偌āᲀ᥎勰㻿＀㻿＀㻿＀㾀幎㸬幎㸬᪀籐ࠠ刐ᓊೀ᪀禰὇ꥀὊꆱ쇓ꆱ쇓᪅傀ꆱ쇓ꆱ쇓ꆱ쇓ʀᅋ캸崘ꀭ厨̘ṅŠṅЃ&#13;﷽﷽﷽&#10;ﯻﯻﯻ辏辏辏&#13;﻾﻾﻾ꆱ쇓xטᄽ織.ᚓꀭ储ꆱ쇓ꀭ崘ꀭ峸卸ʠṲ츴ꀏ偌āⲀˈ ,勰ὊꀀᬀᬀꀻꑼĀްὀ槀梇䢈쇓ꀭ䨨ꀏ偌ā⮀Ὃ瘐Ǹ鎀垐鎋ၬὋ緐Ṳ찼ꀏ偌āⲀɮ ꁗ༴Ὃ纐ꀀꀏ偌ā⮀Ὃ締ʠ鎀垐鎋ၬὊ묰Ṳ츴ꀏ偌āⲀɯ  ꁗ༴Ὃ罐ꀀὋ襰Ὃ绰Ὃ羰Ā0F̀HVꆱ쇓Ā3䀀䁀䆐䆈䀀䁀䆐䆈䃠䃀䄀䅀䄀ꀏ偌ā⮀Ὃ觐Μ鎀垐鎋ၬὋ觠Ṳ멜ꀏ偌āⲀɰ ,ꁗ༴Ὃ聰ꀀꀏ偌ā⮀Ὃ觰T鎀垐鎋ၬὋ膐Ṳ뷸\ౣЀꀏ偌āⲀɱ ꁗ༴Ὃ脰ꀀ͈Ṳ빌ꀏ偌ā⮀Ὃ舀͈鎀垐鎋ၬὋ艰Ṳ빌N羴ကVꀏ偌āⲀɲ&#10; (ꁗ༴Ὃ舐ꀀꔔ䁱鞜G୵Ὃ胐Ὃ膠Ὃ芀Ѐल獒ఀ?൵翵䀀䁀䆐䆈䀀䁀䆐䆈䃠䃀䄀䅀䄀ꀏ偌āⲀɳ  勰Ὃ衰ꀀꀏ偌āᲀ᥏勰㻿＀㻿＀㻿＀㾀ꀏ偌āⲀɷ  ꁗ༴Ὃ賀ꀀꀏ偌ā⮀Ὃ贰۠鎀垐鎋ၬὋ赀Ṇ鎐ꀏ偌āⲀɸ Pꁗ༴Ὃ葀ꀀὋ菠Ὃ蒠㊼犬൴箔က暔൵翼⡀䮟皊䆰䆈䃠䆈䃠䆈ꀏ偌ā⮀Ὃ赠Р鎀垐鎋ၬὋ藀Ṇ獨嶅ꀏ偌āⲀɹ 0ꁗ༴Ὃ蕠ꀀXṆ瞈ꀏ偌ā⮀Ὃ蘰X鎀垐鎋ၬὋ蚠Ṇ瞈Dꀏ偌āⲀɺ ꁗ༴Ὃ虀ꀀѸṆ矠羳ఀ∺瀔Ↄ鞜ు翿Ͱᄶሌ옕ԀĐ葞რ葠ﺘ䩏䩑⡯h蜀H蠀쀀옕Ԁē뀆葞Ꮀ葠ﺘ䩏䩑⡯h蜀H蠀o쀀옕ԀĖ耆葞 葠ﺘ䩏䩑⡯h蜀H蠀쀀옕Ԁę倆葞ᥐ葠ﺘ梇䢈.ె옕ԀĂ퀆葞ː葠ﺘ梇䢈.ꀏ偌ā⮀Ὃ糐ʀ鎀垐鎋ၬὋ糠ᅋ캸HHᒓﲤᒓﲨ2ꀏ偌ā⮀Ὁฐʠ鎀垐鎋ၬὋ紐Ṳ즜ꀏ偌āⲀɭ  ꁗ༴Ὃ褐ꀀΜṲ멜县TṲ뷸ꀏ偌ā⮀Ὃ糰̘鎀垐鎋ၬὋ緀ṅꀏ偌āⲀɴ $ꁗ༴Ὃ言ꀀꀏ偌ā⮀Ὃ紀Š鎀垐鎋ၬὋ筀ṅꀏ偌āⲀɵ ꁗ༴Ὃ諀ꀀꀏ偌ā⮀Ὃ筐̘鎀垐鎋ၬὋ筠ṅꀏ偌āⲀɶ $ꁗ༴Ὃ讀ꀀ瀡䦃鰀ౢὋ詠Ὃ謠Ὃ诠䆀䆈䁀䆈䄐䂠䂀䅠䄀ˀṆ郐ꀏ偌ā⮀Ὃ貰ˀ鎀垐鎋ၬὋ贠Ṇ郐翾だ۠Ṇ鎐矽だ瀔Ↄ鰀矽だРṆ獨ꀏ偌ā⮀Ὃ蜐Ѹ鎀垐鎋ၬὋ蜠Ṇ矠ꀏ偌āⲀɻ&#13; 4ꁗ༴Ὃ走ꀀὋ藐Ὃ蚰Ὃ跐䆰䆈䃀䆈䃀䆈Lähetä tiedosto Bluetooth-laitteelle...Verstuur bestand naar Bluetooth-apparaat…䰀䂐ࠀWyślij plik do urządzenia Bluetooth...ꀻꑼĀތ⩅湶楡爠慲捨楶漠慬⁤楳灯獩瑩癯⁂汵整潯瑨⸮⸀파일을 Bluetooth 장비로 전송...ꀻꑼĀްὉᥠ!ꀻꑼĀތὣ潭⹡灰汥⹂汵整潯瑨䙩汥䕸捨慮来&#10;Article .³옕ԀĄ㠆葞葠梇䢈Section .떴헕옕ԀĂ퀆葞ː葠﹐梇䢈鯠ꀼ晐ꀼ웰ꆱ쇓ꆱ쇓ꆱ쇓ꆱ쇓ꀼ遀ꆱ쇓ꀼ筐ꀼ吐ꆱ쇓ꆱ쇓ꆱ쇓ꆱ쇓ꀼ쌰ꀼ焰ꀼ꼀ꆱ쇓ꆱ쇓ꆱ쇓ꆱ쇓ꀼ魠ꀼ唰ꀼ楐ꀼ羠ꀼ蟰ꀼꅀꀼ叠ꀼ븠ꀼ薀ꀼ劀ꀼ뷰ꀼ붰ꀼ붰ꀼ붰ꀼ붰ꀼ붰ꀼ붰ꀼ붰ꀼ붰ꀼ붰ꀼ붰ꀼ붰ꀼ붰ꀼ붰ꀼ붰ꀼ붰ꀼ붰ꀼ붰ꀼ붰ꀼ붰ꀻꑼĀތᥭ慫敓瑩捫祆牯浔數瑓敲癩捥ꀻꑼĀތ㈯䅰灬楣慴楯湳⽓瑩捫楥献慰瀯䍯湴敮瑳⽍慣体⽓瑩捫楥猀ꀏ偌ā⒀ὁ躠ᓉὋ鉀̀ꁃὊὋ銄Ὁ朠Ὃ鍰푰쒠ᓉὋ銠ꁃ̀䰄Ὂഐ!Ὃ鉀쒠푰ీഐ蘿切練ﮀﱐﴠﷰﻀﾐ`İȀːΠѰՀؐ۠ްࢀॐਠ̀ᡀŠᄶ⍀ꀏ偌ā⦀鑽᯸Ὃ鏄Ὃ鏐Ὁ祰ὀῐ䀴蝀䄪⠀䀔耀ꀏ偌ā⦀鑽᯸Ὃ鐴Ὃ鑀Ὂ검Ὁ䭠䁏㛰䅉᠀䀯耀ꀏ偌āᲀᦂꁗၴὋ骐㾀䀀獥牶ᒓﷸᒓ﷼@Macintosh HD:Users:scoot:Documents:Microsoft User Data:NormalĀ὆Ὀ턐鏘᫜Ѱɩߜ桩潢獥牶䀀獥牶䀀獥牶䀀獥牶䀀(Ὃ阬限@ ᒓﰐƐ్慣楮瑯獨⁈䐀셲⟹䠫_疫َ潲浡氀&#10;㇮쇤圸呎䵓坄ठ䵩捲潳潦琠啳敲⁄慴愀셱赉쇤䙴_疫_畖_瓓W㯷=䵡捩湴潳栠䡄㩕獥牳㩳捯潴㩄潣畭敮瑳㩍楣牯獯晴⁕獥爠䑡瑡㩎潲浡氀NormalMacintosh HD0啳敲猯獣潯琯䑯捵浥湴猯䵩捲潳潦琠啳敲⁄慴愯乯牭慬⼀὆翐Ɛꀏ偌ā⮀Ὃ蝀Ͱ鎀垐鎋ၬὊ챠ᄶሌꀏ偌ā⚀鑽ᰘὋ颐Ὃ颐鑽耘鑽᜜ꁪ醰᪄꟰ὄ춠胐Ȁ䁝䲠ὈP᪍╔污瑮ꀏ偌āⲀɼ ,勰Ὃ預ꀀꀏ偌ā⮀Ὃ鎐Š鎀垐鎋ၬὋ鎠ᄶ⍀ꀏ偌ȁⲀɽ ,勰Ὃ饰ꀀHHᒓﳀᒓﳄ2ꀏ偌ā⒀Ὃ⻐즐燠ꀏ偌ā㦀㾀㾀Ὃ駐䄰䄀䄰䄀鎾䆈鎓㘠＀＀＀ÿ＀ÿÿÿ萏ຠ萑טּ옕Ԁď砆葞ຠ葠טּ쟐攛㽨㾀(灭䕸(&lt;㷅$ᒓﳘᒓﳤᒓﳨᒓﳬ꩕꩕꩕꩕ĀὋ기Ὃ鴠ὈὋ鳠镅ὋꄐὋ鴠ũ潢銅년镅Ὃ鴠ũ潢銅년镅銅년镅Ὃ鲐鏗ꀘὋ괠ƅE߄銅년镅ꀏ㉼Āႀꆱ쇓Ὃ鶰Ὃ鷰Ā㰀ᬀꆱ쇓ꆱ쇓ꀼ댠ꀼ뙠ꀼꍀꆱ쇓ꁚ譸ꀼ偠ꆱ쇓ꀼ붠ꀼ鉰ꆱ쇓ꀼ抐ꀼ蝰ꀼ竐ꀼ꼠Ὂ㰀Ὂ㱀Ὂ㱠ꀻꏼὊ㲀Ὂ㳠Ὂ㴀Ὂ㴐Ὂ㵰Ὂ㷰Ὂ㹰䀀浡捳獥牶ᒓᒓ@ᬀꀻꑼĀތ཭敮甠へㅦ㐸昸㐰Ὀ遰댠ᬀ̱〶浯畳桩潢桩潢桩潢桩潢桩潢&#13;慣捥,慣捥*慣捥)&#10;慣捥慣捥慣捥慣捥慣捥慣捥ť湵銅년浯畳浥湵Ϭ浥湵j浥湵i浥湵h浥湵g浥湵f浥湵e浥湵d浥湵桩潢桩潢桩潢桩潢桩潢捭摳&#13;慣捥,慣捥*慣捥)&#10;慣捥慣捥慣捥慣捥慣捥慣捥ഏᄀਐᛣ뀀ὀ阰ὀ阠Ὂ뢠쟒쟒좏2¥㴕TOC 1␃Τጀ⢤᐀⠦Ὃ鴠ũ潢銅년镅Ὃ鴠ũ潢銅년镅Ὃ鴠ũ潢銅년镅Ὃ鴠ũ潢銅년镅Ὃ鴠ũ潢銅년镅Ὃ鴠ţ捥銅년镅Ὃ鴠ţ捥銅년镅Ὃ鴠ţ捥銅년镅Ὃ鴠ţ捥銅년镅Ὃ鴠ţ捥銅년镅Ὃ鴠ţ捥銅년镅Ὃ鴠ţ捥銅년镅Ὃ鴠ţ捥銅년镅Ὃ鴠ţ捥銅년镅Ὃ鴠ů畳銅년镅¥㴕TOC 3浡捳獥牶䀀᐀⢄币먤愃࠶腊䌀ᑊ伀ъ儀ъ帀ň弄Ŋ愀᐀␃΄༁몤ጀ⢤᐀⢄币먤愃#࠶腊伀ъ儀ъ帀ň弄ň洌ै渄ै猌ै琄ऀuꀏ㉼Āႀꆱ쇓ὋꍠὋ∰ꆱ쇓ꆱ쇓ꀼ댠ꀼ뙠ꀼꍀꆱ쇓ꁚ譸ꀼ偠ꆱ쇓ꀼ붠ꀼ鉰ꆱ쇓ꀼ抐ꀼ蝰ꀼ竐ꀼ꼠ꀻꑼĀތ݅湣特灴ꀻꑼĀތไ散特灴ⵖ敲楦礀Ὃ◐Ὂ㰀Ὃꌠꀼ댠⡯쀀¥㴕쀀din萏ϰ萑ﰐ옕Ԁąꀆ葞ϰ葠ﰐ萏ನ萑﯈옕ԀĎဆ葞ನ葠﯈葞ࢸ葠ὁὊ᪏預᪏颐텐ᓊ䛀᪎ὀὉ우ꀼ昀ᓄꦠὉ윰Ὁ읰ᓄĠᓊ䂐ᓄŠ᪅⊠ꀼ昀᪏韐ꆱ쇓ꆱ쇓ꆱ쇓὆ｐ᫙啰὆펠ꆱ쇓ꆱ쇓븠ꆱ쇓ꆱ쇓ꆱ쇓᪆掐ὁ쎀ὁ㋀ꀻꑼĀް᪎郐䁫￴Ã,ĀNo List&#10;&#10;ꆱ쇓ꆱꀻꑼĀތ၉浰潲瑥爠扩汬敤攀ꀻꑼĀތࡔ畯⁫當愀ꀻꑼĀްὁ땰怗Č¥㴕TOC 5␃΄༃澤ጀ⢤᐀⢄布漤愃䩃䩏䩑䩞䡟Ё䩡␃΄༃澤ጀ⢤᐀⢄布漤愃$䩃䩏䩑䩞䡟Ё䡭ఉ䡮Љ䡳ఉ䡴Љuð((āĀāĀͯ̀V耀＀dఉЉЁ＀＀＀＀슈Ὂ슸Ɣ½䊐䊐㾀㾀䁀䀀ၐᒝᒝὋࡰ䷐촍ὊﭐȀὋꞠᒝ翿翿Â䐀ꀻꑼĀތ㕓捨物晴獡浭汵湧⽓捨物晴扩扩汩潴桥欠慵猠呥硴⁥牳瑥汬敮ꀏ㉼Āႀ ꆱ쇓Ὂ叠Ὁ膀4耀翿4ꀻꑼĀްὀ$ꀻꑼĀްὀ5⩂ي䌀ᡊ伀͊儀͊帀J愀ᠨ漀桰ÿ梇䢈쇓쟒펛䀀䵍捰呃䌠ᒓᒓ@ꀻꑼĀތፓ桯眠䡥汰⁉湳灥捴潲ᬀꀻꑼĀތ㘯䅰灬楣慴楯湳⽄楣瑩潮慲礮慰瀯䍯湴敮瑳⽍慣体⽄楣瑩潮慲礀ꀻꑼĀްὈ쮰()옕Ԁă怆葞͠葠ｰ梇䢈﻿()옕Ԁă葞ϰ葠﹐梇䢈)옕ԀĄ耆葞Ҁ葠﹐ꁙ냘Ὂ䍰߃Ὀ叀ꁚ耈Ā耀਀Ὃ기⤠ᒓᓄᒓﷄ ¿鸀Ὂ䏰ũ潢銅년镅Ὂ䏰ũ潢銅년镅ăꁙ녨Ὃ鲐߄Ὃ기乀J䏰銅년镅Ὂ䏰ũ潢銅년镅桩潢桩潢Ὃ기羀羀Ā¿ꈀdꁛᢨā઀Ὃ괠浡捳浭捡䀀銅년镅Ὁũ潢銅년镅Ὁũ潢銅년镅Ὁũ潢銅년镅Ὁũ潢銅년镅Ὁţ捥銅년䀀浡捳浭捡ᒓᒓ@浡捳浭捡䀀Ὁţ捥銅년镅Ὁţ捥銅년镅Ὁţ捥銅년镅Ὁţ捥銅년镅Ὁů畳銅년镅ᬀ銅년ꁙ鯘;ꅴꀼ顠Ὃ좰ꮃ Ὃ쾠桩潢桩潢ꀻꑼȀތแ扯畴⁔桩猠䵡挀Ὀ쐰ũ潢銅년镅Ὀ쐰ũ潢銅년镅Ὀ쐰ũ潢銅년镅Ὀ쐰ũ潢銅년镅Ὀ쐰ũ潢銅년镅Ὀ쐰ţ捥銅년镅Ὀ쐰ţ捥銅년镅Ὀ쐰ţ捥銅년镅Ὀ쐰ţ捥銅년镅Ὀ쐰ţ捥銅년镅Ὀ쐰ţ捥銅년镅Ὀ쐰ţ捥銅년镅Ὀ쐰ţ捥銅년镅Ὀ쐰ţ捥銅년镅Ὀ쐰ů畳銅년镅Ὃ뇀ť湵銅년ὀ䊐Ὂ㛰鏗Ὃ죀əꀏ⚬ĀᆎCDµ㘀鏜㟕鏜䵱鏺뵹鏺붕ꀏ⥼Āᚄ&#13;ꀻꑼĀޭὋ뉐Ep 䕣潭⹡灰汥⹰物湴⹔敭灬慴敓灥捩晩挮䡐䅰灖敲獩潮乵浢敲⹐畦晩湓整瑩湧䑡瑡쀀쀀Ὃ닠ꀻꑼĀޭὋ닠,P Ᵽ潭⹡灰汥⹰物湴⹴敭灬慴故湴特⹣潮獴牡楮瑔祰攀About This Macꀏ㉼Āႀꆱ쇓Ὃ데Ὃ뎰Ὃ례ꆱ쇓ꆱ쇓ꆱ쇓ꆱ쇓ꆱ쇓ꆱ쇓ꆱ쇓ꆱ쇓ꆱ쇓Ὃ돰Ὃ닀ꆱ쇓Ὃ딀ꆱ쇓ꆱ쇓Ὃ뢠Ὃ듀ﾀὋ딠ꀻꑼĀޭὋ됐*P ⩣潭⹡灰汥⹰物湴⹴敭灬慴故湴特⹤敦慵汴噡汵攀Ὃ늠Ὃ뎐Ὃ#ꁙꙠꀻꑼĀޭὋ뒀  ၓ整瑩湧䅬汖慬略猀쟐庛ꀏ⚬Āᆆꀏ㉼Āႀ&#13; &#13;ꆱ쇓὇깰Ὃ럀ꀻꑼĀޭὋ땀!@ ꀻꑼĀޭ὇껰Ep Ⅳ潭⹡灰汥⹰物湴⹴敭灬慴故湴特⹫敹ô὇귐὇萰Ὃ뒠Ὃ뗀Ὃ똠ꀻꑼĀޭὋ떠  ፓ整瑩湧䍵牲敮瑖慬略Ὃ놰Ὃ뇐ꀏ⥼ĀᚄТ耀ꀻꑼĀޭὋ뗰0 ᥓ整瑩湧䑥晡畬瑖慬楤噡汵敳@@ ꀏ⚬ĀᆆὋ뚠ꀻꑼĀޭὋ뙠  ॖ慬略偩捫ꀏ⚬ĀᆆὋ띀Ὃ뙀萰Ὃ뚀UEꀻꑼĀޭὋ뛰  ፓ整瑩湧䑥灥湤敮捩敳Ὃ듐ꀏ⚬ĀᆆꀻꑼĀޭὋ띐0 ᕓ整瑩湧䕮慢汥摓整瑩湧64ꀻꑼĀޭ὇0 ꀻꑼȀތ๔畲渠䡩摩湧⁏渀Ὃ똠Ὃ란὇귐萰Ὃ뒠Ὃ뗀὇괠ꀻꏼὋ뜐ꀻꏴ὇깐὇὇ꀻꑼĀޭὋ론'@ ❣潭⹡灰汥⹰物湴⹴敭灬慴故湴特⹶慬略呹灥   ꀏ⥼Āᚄ&#13;ꀻꑼĀޭὋ룐?p 㽣潭⹡灰汥⹰物湴⹔敭灬慴敓灥捩晩挮䡐䅰灖敲獩潮乵浢敲䕮慢汥摓瑡瑥@ ꁙꙠꀻꑼĀޭὋ률,P Ᵽ潭⹡灰汥⹰物湴⹴敭灬慴故湴特⹣潮獴牡楮瑔祰攀µꆱ쇓ꀏ㉼Āႀꆱ쇓Ὃ맰Ὃ먰Ὃ베ꆱ쇓ꆱ쇓ꆱ쇓Ὃ며ꆱ쇓ꆱ쇓ꆱ쇓ꆱ쇓ꆱ쇓Ὃ묰Ὃ륀ꆱ쇓Ὃ뮰ꆱ쇓ꆱ쇓Ὃ봀Ὃ뫠Ὃ뮠ﾀὋ밐ꀻꑼĀޭὋ몐-P ⵣ潭⹡灰汥⹰物湴⹴敭灬慴故湴特⹣潮獴牡楮瑖慬略ꀏ⚬ĀᆆὋ묐ꀏ⥼ĀᚄὋ묀ꀻꑼĀޭὋ뭐*P ⩣潭⹡灰汥⹰物湴⹴敭灬慴故湴特⹤敦慵汴噡汵攀 쟑쟒Q뮰@ ꀏ⥼ĀᚄꀻꑼĀޭὋ믐!@ Ⅳ潭⹡灰汥⹰物湴⹴敭灬慴故湴特⹫敹ã욣꭛ꀻꑼĀޭὋ배?p 㽣潭⹡灰汥⹰物湴⹔敭灬慴敓灥捩晩挮䡐䅰灖敲獩潮乵浢敲䕮慢汥摓瑡瑥Ñ쟒BꀻꑼĀޱὋ벰ꀻꑼĀޭὋ변'@ ❣潭⹡灰汥⹰物湴⹴敭灬慴故湴特⹶慬略呹灥쀀쟒迋肠ꆱ쇓ꀏ⥼Āᚄ&#13;ꀻꑼĀޭὋ봰Q 兣潭⹡灰汥⹰物湴⹔敭灬慴敓灥捩晩挮䡐䅰灖敲獩潮乵浢敲䕮慢汥摓瑡瑥⹐畦晩湓整瑩湧䑡瑡`쀀쟒/ꀻꑼĀޭὋ뷐,P Ᵽ潭⹡灰汥⹰物湴⹴敭灬慴故湴特⹣潮獴牡楮瑔祰攀ꁙꙠꀏ㉼Āႀꆱ쇓Ὃ빠Ὃ뺠Ὃꆱ쇓ꆱ쇓ꆱ쇓ꆱ쇓ꆱ쇓ꆱ쇓ꆱ쇓ꆱ쇓ꆱ쇓Ὃ뻠Ὃ붰ꆱ쇓Ὃꆱ쇓ꆱ쇓Ὃ콐Ὃ쀰ﾀὋꀻꑼĀޭὋ뼀*P ⩣潭⹡灰汥⹰物湴⹴敭灬慴故湴特⹤敦慵汴噡汵攀@ 쟐Ⴛ쟑Ὃ셐ὋꀻꑼĀޭὋ뽰  ၓ整瑩湧䅬汖慬略猀鏜㟕鏜䵱ꀏ⚬ĀᆆὋ뿐ꀏ⚬ĀᆆὋ쀀Ὃ뾰ꀏ⥼ĀᚄὋ쎠Turn즐Ὃ뿰ing Onꀏ㉼Āႀ&#13;ꆱ쇓Ὃ쬀Ὃ쭀ꀻꑼĀޭὋ쮀  ꀻꑼȀތቐ潳楴楯渠潮⁂潴瑯洀浡捳浭捡䀀耀Ὃ쇀乀쀀쟒64Ὃ쇀浡捳浭捡䀀Ă²頀d(ꁛᢨā઀Ὃ산ꀻꑼȀތၐ潳楴楯渠潮⁌敦琀浡捳浭捡䀀µꆱ쇓鏜㟕鏜䵱鏺뵹鏺붕쀀쀀쌀@ 쟒쟑浡捳浭捡䀀@ 쀀쟒ꁙꙠὋ쉀   &#10;ꁙꙠὋ슀쀀쟒i䀀浡捳浭捡ᒓᒓ@浡捳浭捡䀀쟑쟒刺Ὃ쏀ꁙꙠὋ쒰   쀀쟑ﭳ쑰@ ꁙꙠ䀀浡捳浭捡ᒓᒓ@浡捳浭捡䀀鏺뵹鏺붕쀀쀀&#13;肠ꀼ뚰쀀쀀ion on BottomꀻꑼĀޱὋ쓰@ 䀀浡捳浭捡ᒓᒓ@浡捳浭捡䀀ꀻꑼĀޱὋ앐@ 쀀쟑쀀쀀      쟒迓쟒Ὃ잠Ὃꀏ㉼Āႀ䀀浡捳浭捡ᒓᒓ豈@浡捳浭捡䀀쀀쀀ὋTRUE쀀쟒䀀浡捳浭捡ᒓ龜ᒓ奈@浡捳浭捡䀀@ ꁙꙠ쀀쟑은@ 쀀쟒ꁙꙠὋ읰䀀浡捳浭捡ᒓ樂ᒓ落@浡捳浭捡䀀쟒쟒㞻ionꁙꙠὋ쩐Iteꆱ쇓ꆱ쇓ꆱ쇓ꀼ&#10;䀀浡捳浭捡ᒓ鸞ᒓ襤@ᬀꁙ隸Ὃ&#13;ꁙ냘ὀ䊐߇Ὃ즠叀ꮂꁚ耈Ā耀਀ὀ䋠Ð嶯ᒓ쥠ᓂ䄠ᒓ㞻켠&#13;ꁛᢨȁ઀Ὃ죀ꀻꑼȀސForce Quit…ꁙ냘Ὃ߉Ὂ㑀叀ꮁꁚ耈Ā耀਀὇ޱᒓ὇ꦐᒓὊ鍰桩潢桩潢ꀻꑼȀތെ潲捥⁑畩琠╀Ὃ츀ꆱ쇓Ὃ캰ꆱ쇓Ὃ켰ꆱ쇓Ὃ쳐ꆱ쇓Ὃ촰ὋὋ춀ὋὋ칰Ὃ뽐Ὃ쁰Ὃ쮰Ὃ칐Ὃ켐ꀻꏴὋ촐ꀻꏼὋὋ췠Ὃ즐Ὃ뾐Ὃ쮠Ὃ찀ፓ整瑩湧䍵牲敮瑖慬略ޭὋ챐ꀏ⥼ĀᚄꀻꑼĀޭὋ쯐0 ᥓ整瑩湧䑥晡畬瑖慬楤噡汵敳&#10;ꁙꙠꀏ⚬ĀᆆὋ첀ꀻꑼĀޭὋ챀  ॖ慬略偩捫ě쀀   ꀏ⚬ĀᆆὋ첰쀀쟒Ὃ찠즐Ὃ챠 즐ꀻꑼĀޭὋ쳰  ፓ整瑩湧䑥灥湤敮捩敳&lt;殠ꀼ偰ꀼꀏ⚬ĀᆆꀻꑼĀޭὋ쵐0 ᝓ整瑩湧䕮慢汥摓瑡瑥䙬慧쀀쟒64ꀻꑼĀޭὋ춠@ ὓ整瑩湧䝥瑖慬楤噡汵敳䡥畲楳瑩捳Ὃ킀ꀻꅴꀻꑼĀޱὋ츐ꀏ⚬ĀᆆꀻꑼĀޭὋ츠0 ᥓ整瑩湧䝥瑖慬略䡥畲楳瑩捳ꀏ⚬ĀᆆꀻꑼĀޭὋ캐  ቓ整瑩湧䵡硖慬略剥昀 ꀻꑼĀޭὋ컐&quot;@ ≓整瑩湧剥慤䙲潭䩯扔楣步瑈敵物獴楣猀鏜㟕鏜䵱鏺뵹鏺붕ꀏ⚬ĀᆆꀻꑼĀޭὋ0 ꀏ⥼Āᚄ&#13;ꀻꑼĀތ్楮業楺攠䅬氀Ὃᓊ㙐Ὃ꿀ὀ䉐Ὂ䂐浯畳浥湵Ϭ浥湵j浥湵i浥湵h浥湵g浥湵f浥湵e浥湵d浥湵浥湵桩潢桩潢桩潢桩潢桩潢捭摳捭摳&#13;慣捥,慣捥*慣捥)&#10;慣捥慣捥慣捥慣捥慣捥慣捥쟒穳慭敔慢汥ꀻꑼĀޱὋ텀@ ā὇鏛︰὇ὈὋ⏐Ὀ듐὇결镅ꁛᢨā઀὇퉠ꁙ鯸Ὃ퇀ꁚ劸Ā獨畴ꀻꑼȀތ॓桵琠䑯睮ὋὋ즐ὋTRUE즐ﾀὋ틠ፓ整瑩湧䑥灥湤敮捩敳ꀏ⚬ĀᆆꀻꑼĀޭὋ튠0 ᕓ整瑩湧䕮慢汥摓整瑩湧쟒쀀p팀ꀻꑼĀޭὋ티'@ ❈偁灰汩捡瑩潮卥瑴楮杳䱯捫敤䕮慢汥摓瑡瑥ꀻꑼĀޭὋ퍐0 ᝓ整瑩湧䕮慢汥摓瑡瑥䙬慧툠@ ꀻꑼĀޭὋ펠@ ὓ整瑩湧䝥瑖慬楤噡汵敳䡥畲楳瑩捳±쇓ꆱ쇓ꀼ肠ꆱ쇓ꀼ鳰ꀼ偰ꀼ뚰ꆱ쇓ꀏ⚬ĀᆆꀻꑼĀޭὋ퐠0 ᥓ整瑩湧䝥瑖慬略䡥畲楳瑩捳쟒쀀Xꀏ⚬ĀᆆꀻꑼĀޭὋ풐  ቓ整瑩湧䵡硖慬略剥昀ꀻꑼĀޭὋ퓐&quot;@ ≓整瑩湧剥慤䙲潭䩯扔楣步瑈敵物獴楣猀ὋὋὋὁ覰ὋὋὋꀏ⚬ĀᆆꀻꑼĀޭὋ핐0 ᡓ整瑩湧啳敤䉹䅰灬楣慴楯渀㙐ὀ䈐ὀ䉐Ὀ뚐ὋὋꀻꑼĀޭὋ햠  ན整瑩湧啳敲乡浥GὋὈ봠὇ꀻꑼĀޭὋ헠0 ᭁ灰汩捡瑩潮⁓整瑩湧猠䱯捫敤KὋὋὋᓉ塚ꀻꑼĀޭὋ혰  ቓ整瑩湧噡汩摖慬略猀ὋὋὋꀏ⚬ĀᆆὋꆱ쇓Ὃ튀ꆱ쇓ꆱ쇓ꆱ쇓ꆱ쇓ꆱ쇓Ὃ햀ꆱ쇓ꆱ쇓ꆱ쇓Ὃ푰ὋὋꆱ쇓ꆱ쇓ꆱ쇓Ὃ풰ꆱ쇓Ὃ픰ꆱ쇓Ὃꆱ쇓Ὃ팰Ὃ혐Ὃ펀ꆱ쇓ꆱ쇓ꆱ쇓ꆱ쇓Ὃ퐀ὋὋ틐Ὃ헀ﾀὋꀻꏴὋ픐ꀻꏼὋ퉠ꀻꏴὋ홐Ὃ폠Ὃ푐乣潭⹡灰汥⹰物湴⹔敭灬慴敓灥捩晩挮䡐䅰灬楣慴楯湓整瑩湧獌潣步搮偵晦楮卥瑴楮杄慴愀ꁙꙠ2ꁙꙠꀻꑼĀޭὋ'@ ❣潭⹡灰汥⹰物湴⹴敭灬慴故湴特⹶慬略呹灥8ꁙꙠꀏ⥼Āᚄ&#13;ꀻꑼĀޭὋHp 䡣潭⹡灰汥⹰物湴⹔敭灬慴敓灥捩晩挮䡐䅰灬楣慴楯湓整瑩湧獌潣步摅湡扬敤却慴攀BꁙꙠꀻꑼĀޭὋ,P Ᵽ潭⹡灰汥⹰物湴⹴敭灬慴故湴特⹣潮獴牡楮瑔祰攀HꁙꙠJꀏ㉼Āႀꆱ쇓Ὃ蘒Ὃ褐ꀻꑼĀޭὋ猪-P ꁙꊘὋᡓ整瑩湧啳敤䉹䅰灬楣慴楯渀ὋὋὋὋὋꀻꑼĀޭὋ  ན整瑩湧啳敲乡浥KὋὋὋꀻꑼĀޭὋ @ ⁈偁灰噥牳楯湎畭扥爠䕮慢汥搠却慴攀ὋὋὋὋὋὋὋꀻꑼĀޭὋ  ቓ整瑩湧噡汩摖慬略猀ὋὋꀏ⚬ĀᆆꀻꑼĀޭὋ!@ Ⅳ潭⹡灰汥⹰物湴⹴敭灬慴故湴特⹫敹`ꀻꑼĀޭὋQ 兣潭⹡灰汥⹰物湴⹔敭灬慴敓灥捩晩挮䡐䅰灖敲獩潮乵浢敲䕮慢汥摓瑡瑥⹐畦晩湓整瑩湧䑡瑡ꁙꙠꀻꑼĀޭὋ'@ ❣潭⹡灰汥⹰物湴⹴敭灬慴故湴特⹶慬略呹灥ꀻꑼĀޭὋ&lt;` 㱣潭⹡灰汥⹰物湴⹔敭灬慴敓灥捩晩挮䡐䅰灬楣慴楯湓整瑩湧獌潣步搀ꁙꙠ ꀻꑼĀޭὋ,P Ᵽ潭⹡灰汥⹰物湴⹴敭灬慴故湴特⹣潮獴牡楮瑔祰攀&amp;ꁙꙠꀏ㉼Āႀꆱ쇓ὋὋὋꆱ쇓ꆱ쇓ꆱ쇓Ὃꆱ쇓ꆱ쇓ꆱ쇓ꆱ쇓ꆱ쇓ὋὋꆱ쇓Ὃꆱ쇓ꆱ쇓ὋὋꀻꏴﾀὋꀻꑼĀޭὋ-P ⵣ潭⹡灰汥⹰物湴⹴敭灬慴故湴特⹣潮獴牡楮瑖慬略8ꁙꙠ:ꀏ⚬ĀᆆὋꀻꑼĀޭὋ*P ꀻꏴꀻꏼꁙꙠ⩣潭⹡灰汥⹰物湴⹴敭灬慴故湴特⹤敦慵汴噡汵攀DꁙꙠFꀻꑼĀޭὋ!@ Ⅳ潭⹡灰汥⹰物湴⹴敭灬慴故湴特⹫敹`LꀻꑼĀޭὋ&lt;` 㱣潭⹡灰汥⹰物湴⹔敭灬慴敓灥捩晩挮䡐䅰灬楣慴楯湓整瑩湧獌潣步搀RꁙꙠTꀻꑼĀޭὋ'@ ❣潭⹡灰汥⹰物湴⹴敭灬慴故湴特⹶慬略呹灥Zꀏ⥼Āᚄ&#13;ꀻꑼĀޭὋN 乣潭⹡灰汥⹰物湴⹔敭灬慴敓灥捩晩挮䡐䅰灬楣慴楯湓整瑩湧獌潣步搮偵晦楮卥瑴楮杄慴愀ꁙꙠdꁙꙠꀻꑼĀޭὋ,P Ᵽ潭⹡灰汥⹰物湴⹴敭灬慴故湴特⹣潮獴牡楮瑔祰攀jꁙꙠlꀏ㉼Āႀꆱ쇓ὋὋὋퟰꆱ쇓ꆱ쇓ꆱ쇓ꆱ쇓ꆱ쇓ꆱ쇓ꆱ쇓ꆱ쇓ꆱ쇓ὋὋꆱ쇓Ὃꆱ쇓ꆱ쇓ὋὋﾀὋꀻꑼĀޭὋ*P ⩣潭⹡灰汥⹰物湴⹴敭灬慴故湴特⹤敦慵汴噡汵攀ꁙꙠꀻꑼĀޭὋ  ၓ整瑩湧䅬汖慬略猀쀀ablꀏ⚬ĀᆆὋꀏ⚬ĀᆆὋꀻꑼĀޭὋ  쀀쟒逧즐ꀻꏴꁙꙠꀏ⚬ĀᆆὋፓ整瑩湧䍵牲敮瑖慬略K꿀ὋὊ¢Ὃ퇠ﾀꀻꏼὉ궠ὋὋ@ ὋὋ쀀쟒catꀏ㉼Āႀ&#13; &#13;ꆱ쇓Ὃ홰Ὃ훰ꀻꑼĀޭὋ!@ ꀻꑼĀޭὋ흰N Ⅳ潭⹡灰汥⹰物湴⹴敭灬慴故湴特⹫敹ôὋ헀Ὃ폠ﾀὋꀻꏴὋꀻꑼĀޭὋ0 ᥓ整瑩湧䑥晡畬瑖慬楤噡汵敳@ ꀏ⚬ĀᆆὋ퇠ꀻꑼĀޭὋ  ॖ慬略偩捫Ὃꀏ⚬ĀᆆὋ툐ꀻꑼĀޭὋ퉀  ꀻꑼĀތᕃ祣汥⁔桲潵杨⁗楮摯睳ꀏ㉼Āႀ5ꆱ쇓ὋὋ쾀鏜㟕鏜䵱鏺뵹鏺붕ᬀꀼ뽐ꁙ鯸Ὃ꬀ꁚ劸獩湳ꆱ쇓ꀼ뽐ꀼ쭀ꆱ쇓ꆱ쇓ꀼ門ꀼ襰ꀼ窀J퐀὆냠ũ潢銅년镅὆냠ũ潢銅년镅ꀻꑼĀތ၁牲慮来⁩渠䙲潮琀摢瑭䀀4摬晴䀀(摯歨䀀摯歭䀀摯歰䀀X摰晳䀀L摰潳䀀摲楧䀀@ꀻꑼĀތ౮數ĀꀻꑼĀތᕗ楮摯眠汩獴⁳数慲慴潲āὊ㑀鏛︰Ὃ짠Ὂ㢐Ὂ㼠Ὂ㯐Ὂ䩐慣捥Ὃ짠ꀏ⚬ĀᆎὋ鏜㟕鏜䵱鏺뵹鏺붕ὋὉ蔰ꀻꑼȀސSoftware Update…ꁙ鯸ꁚ劸ꁚ劸Ó净ꀼ䍐ꀻꑼĀތш楤攀ꁙ鯸ꀼ뗠ꁚ劸獨慬ꀏ⚬Āᆎ&#10;Ὃ鏜㟕鏜䵱鏺뵹鏺붕ꁙ隸὇곰ὈꀻꑼĀތᙗ楮摯眠汩獴⁴敲浩湡瑯爀ꀏ⚬Āᆎ&#10;Ὃ鏜㟕鏜䵱鏺뵹鏺붕ꁙ鯸Ὃꁚ劸Ā牥獴ᓉ塚ꀻꑼȀތՓ汥数ὁ谰ᓉ塚ὁ觰ὁ訰Ὀ봠Ὀ뵠Ὀ붠Ὀ뷠ὁ覰ᓉ祖ꀻꑼȀތݒ敳瑡牴ꁙ鯸ꁚ劸ꁚ劸ꁙ鯸Ὃꁚ劸摯歭ꀻꑼȀތᕔ畲渠䵡杮楦楣慴楯渠佮ꁙ鯸Ὃꁚ劸湰牦ꀻꑼȀސNetwork Preferences…ꁙ鯸Ὃꁚ劸摯歰ꀻꑼȀސDock Preferences…ꁙ鯸ꁚ劸ꁚ劸摰潳ꁙ鯸Ὃꁚ劸獬数ꁙ鯸὇醰ꀼ쯰桩摯ꁙ鯸Ὃꁚ劸獷異ꁙ鯸Ὃ뀠ꁚ劸ĀĀ慢瑭쇓ꆱ쇓ꁙ鯸Ὃꁚ劸Āǀ獰牯궀ꀼ煀ꁙ鯸Ὃꁚ劸0獯晴쇓ꀼ꺰ꀻꑼȀސMac OS X Software…ꁙ鯸ꁚ劸ꁚ劸Ὃꁙ鯸Ὃꁚ劸獹獰䉐ὋꀻꑼȀސSystem Preferences…ꁙ鯸ꀼ뫀ꁚ劸Ὃ摯捫ꁙ隸Ὃ὇ꁙ鯸Ὃꀼ쯰桩摥ꁙ鯘ꀼ顠Ὂ㓀넋ꁙ鯸Ὃꀼ綀Ā灲敦ꀻꑼĀސPreferences…ꁙ鯸ꁚ劸ꁚ劸ꁙ鯸ꀼ闰ꁚ劸獥牶ꀻꑼȀސSystem Profiler…ὋὋὋὋὋὋὋὋ὇ꁙ鯸ꁚ劸ꁚ劸ꁙ鯸ꁚ劸ꁚ劸牣瑤ꁙ鯸ꀼ潰ꁚ劸Ὃ牣湴ꁙ鯘ꀼ潰Ὃꁙ鯸ꀼ鹐ꁚ劸Ā慰灳ꁙ鯸ꁚ劸ꁚ劸慰獰ꁙ鯸ꀼ樰ꁚ劸Ā摯捳ꁙ鯸ꁚ劸ꁚ劸摣獰ꁙ鯸὇ꠐꁚ劸Ā獥牶ꁙ鯸ꁚ劸ꁚ劸獲獰ꁙ鯸὇ꁚ劸捬物ꀻꑼȀސLog Out %@…ὋὋὋὋὋὋὋꁙ鯸ὋꀼꕀĀ汯杯ꁙ鯸ὁ窠ꁚ劸摲楧ꁙ鯸ꁚ劸ꁚ劸ꁙ鯸ꁚ劸ꁚ劸ꁙ鯘ꀼ뫀Ὃꁙ鯸Ὃ랠ꀼ穀摯歨ꁙ鯸Ὃ쇐ꁚ劸摬晴ꁙ鯸Ὃ삐ꁚ劸摢瑭ꁙ鯸ꁚ劸ꁚ劸摰晳ꀏ⚬ĀᆎὋ鏜㟕鏜䵱鏺뵹鏺붕ꀏ⚬ĀᆎὋ鏜㟕鏜䵱鏺뵹鏺붕ὋὋὋὋὋὋὋὋꁙ鯸ꀼ哠ꁚ劸Ὃ汯捡ꁙ鯘ꀼ哠Ὀ듰ꁙ鯸ꁚ劸ꁚ劸ὋὋꁙ鯸Ὃ즰ꀼ朠Ā慰睮ꁙ鯸Ὃ쫠ꀼ朠Ā數楴ꀏ⚬ĀᆎὋ戀鏜㟕鏜䵱鏺뵹鏺붕䀀浡捳浭捡ᒓᒓ@ᬀᬀᬀ ὋὋὋὋὋὋὋὋὋὋὋὋὋὋὋὈ뚐Ὃ὇Ὃ톀ὋὋὀ䈐Ὃﲰꆱ쇓ꆱ쇓ꆱ쇓Ὃꆱ쇓ꆱ쇓ꆱ쇓ꆱ쇓ꆱ쇓ὋנּὋꆱ쇓Ὃ﯀ꆱ쇓ꆱ쇓ὋﴐὋ﫰ὋﮰﾀὋﰠⵣ潭⹡灰汥⹰物湴⹴敭灬慴故湴特⹣潮獴牡楮瑖慬略ꀏ⚬ĀᆆὋﬠꀏ⥼ĀᚄὋ﬐ꀻꑼĀޭὋﭠ*P ⩣潭⹡灰汥⹰物湴⹴敭灬慴故湴特⹤敦慵汴噡汵攀ꀏ⥼ĀᚄꀻꑼĀޭὋﯠ!@ Ⅳ潭⹡灰汥⹰物湴⹴敭灬慴故湴特⹫敹ꀻꑼĀޭὋﱀHp 䡣潭⹡灰汥⹰物湴⹔敭灬慴敓灥捩晩挮䡐䅰灬楣慴楯湓整瑩湧獌潣步摅湡扬敤却慴攀ꀻꑼĀޭὋﳐ'@ ❣潭⹡灰汥⹰物湴⹴敭灬慴故湴特⹶慬略呹灥ꀏ⥼Āᚄ&#13;ꀻꑼĀޭὋ﵀Z 婣潭⹡灰汥⹰物湴⹔敭灬慴敓灥捩晩挮䡐䅰灬楣慴楯湓整瑩湧獌潣步摅湡扬敤却慴攮偵晦楮卥瑴楮杄慴愀ꀻꑼĀޭὋﷰ,P Ᵽ潭⹡灰汥⹰物湴⹴敭灬慴故湴特⹣潮獴牡楮瑔祰攀ꀏ㉼Āႀꆱ쇓ὋﺀὋﻀὌ߀ꆱ쇓ꆱ쇓ꆱ쇓ꆱ쇓ꆱ쇓ꆱ쇓ꆱ쇓ꆱ쇓ꆱ쇓Ὃ＀Ὃ﷐ꆱ쇓Ὄڰꆱ쇓ꆱ쇓ὌࠠὌĀﾀὌܐꀻꑼĀޭὋ＠*P ⩣潭⹡灰汥⹰物湴⹴敭灬慴故湴特⹤敦慵汴噡汵攀ꀻꑼĀޭὋﾐ  ၓ整瑩湧䅬汖慬略猀ꀏ⚬ĀᆆὌÐꀏ⚬ĀᆆὌ ꀻꑼĀޭὌp  ꀏ⥼Āᚄ즐Ὄꀏ⚬ĀᆆὌ ፓ整瑩湧䍵牲敮瑖慬略ꀏ⥼ĀᚄﾀὌὋ￐ὌPꀏ㉼Āႀ&#13;ꆱ쇓ὌŀὌƀὌРꆱ쇓ὌӐꆱ쇓ὌՐꆱ쇓Ὄ˰ꆱ쇓Ὄ͐Ὄ֠ὌΠὌِὌҐὋｰὋ￰ὌǐὌѰὌ԰ꀻꏴὌ̰ꀻꏼὌנὌЀὌڐﾀὋﾰὌǀὌȠꀏ⥼ĀᚄꀻꑼĀޭὌǰ0 ᥓ整瑩湧䑥晡畬瑖慬楤噡汵敳ꀏ⚬ĀᆆὌʠꀻꑼĀޭὌɠ  ॖ慬略偩捫ꀏ⚬ĀᆆὌːὌɀﾀὌʀﾀꀻꑼĀޭὌ̐  ፓ整瑩湧䑥灥湤敮捩敳ꀏ⚬ĀᆆꀻꑼĀޭὌͰ0 ᝓ整瑩湧䕮慢汥摓瑡瑥䙬慧ꀻꑼĀޭὌπ@ ὓ整瑩湧䝥瑖慬楤噡汵敳䡥畲楳瑩捳ꀏ⚬ĀᆆꀻꑼĀޭὌр0 ᥓ整瑩湧䝥瑖慬略䡥畲楳瑩捳ꀏ⚬ĀᆆꀻꑼĀޭὌҰ  ቓ整瑩湧䵡硖慬略剥昀ꀻꑼĀޭὌӰ&quot;@ ≓整瑩湧剥慤䙲潭䩯扔楣步瑈敵物獴楣猀ꀏ⚬ĀᆆꀻꑼĀޭὌհ0 ᡓ整瑩湧啳敤䉹䅰灬楣慴楯渀ꀻꑼĀޭὌ׀  ན整瑩湧啳敲乡浥ꀻꑼĀޭὌ؀)P ⥁灰汩捡瑩潮⁓整瑩湧猠䱯捫敤⁅湡扬敤⁓瑡瑥ꀻꑼĀޭὌٰ  ቓ整瑩湧噡汩摖慬略猀ꀏ⚬ĀᆆꀻꑼĀޭὌې!@ Ⅳ潭⹡灰汥⹰物湴⹴敭灬慴故湴特⹫敹ꀻꑼĀޭὌܰZ 婣潭⹡灰汥⹰物湴⹔敭灬慴敓灥捩晩挮䡐䅰灬楣慴楯湓整瑩湧獌潣步摅湡扬敤却慴攮偵晦楮卥瑴楮杄慴愀ꀻꑼĀޭὌߠ'@ ❣潭⹡灰汥⹰物湴⹴敭灬慴故湴特⹶慬略呹灥ꀏ⥼Āᚄ&#13;ⵣ潭⹡灰汥⹰物湴⹴敭灬慴故湴特⹣潮獴牡楮瑖慬略ꀻꑼĀޭὌ࣐*P ꀻꏴꀻꏼ⩣潭⹡灰汥⹰物湴⹴敭灬慴故湴特⹤敦慵汴噡汵攀ꀻꑼĀޭὌी!@ Ⅳ潭⹡灰汥⹰物湴⹴敭灬慴故湴特⹫敹ꀻꑼĀޭὌঠ8` 㡣潭⹡灰汥⹰物湴⹔敭灬慴敓灥捩晩挮䡐䅵瑯䑵灬數敲䥮獴慬汥搀ꀻꑼĀޭὌਠ'@ ❣潭⹡灰汥⹰物湴⹴敭灬慴故湴特⹶慬略呹灥ꀻꑼĀޭὌ઀J 䩣潭⹡灰汥⹰物湴⹔敭灬慴敓灥捩晩挮䡐䅵瑯䑵灬數敲䥮獴慬汥搮偵晦楮卥瑴楮杄慴愀ꀻꑼĀޭὌଠ,P Ᵽ潭⹡灰汥⹰物湴⹴敭灬慴故湴特⹣潮獴牡楮瑔祰攀ꀏ㉼Āႀꆱ쇓ὌரὌ௰Ὄᗐꆱ쇓ꆱ쇓ꆱ쇓ꆱ쇓ꆱ쇓ꆱ쇓ꆱ쇓ꆱ쇓ꆱ쇓ὌరὌ଀ꆱ쇓Ὄ๐ꆱ쇓ꆱ쇓ὌᘰὌฐﾀὌ๰ꀻꑼĀޭὌ౐*P ⩣潭⹡灰汥⹰物湴⹴敭灬慴故湴特⹤敦慵汴噡汵攀ꀻꑼĀޭὌೀ  ၓ整瑩湧䅬汖慬略猀ꀏ⚬ĀᆆὌ෠ꀏ⚬ĀᆆὌീꀻꑼĀޭὌඐ  즐ꀻꏴꀏ⚬ĀᆆὌධፓ整瑩湧䍵牲敮瑖慬略ﾀꀻꏼὌഀὌ൰ꀏ㉼Āႀ&#13; &#13;ꆱ쇓ὌᑐὌᓐꀻꑼĀޭὌຐ!@ ꀻꑼĀޭὌᕐJ Ⅳ潭⹡灰汥⹰物湴⹴敭灬慴故湴特⹫敹ôὌᎠὌᇀﾀὌೠꀻꏼὌ༠ꀻꑼĀޭὌ໰0 ᥓ整瑩湧䑥晡畬瑖慬楤噡汵敳ꀏ⚬ĀᆆὌྠꀻꑼĀޭὌའ  ॖ慬略偩捫ꀏ⚬ĀᆆὌ࿰ὌཀﾀὌྀꀻꑼĀޭὌဠ  즐ﾀፓ整瑩湧䑥灥湤敮捩敳ꀏ⚬ĀᆆꀻꑼĀޭὌႀ0 ᕓ整瑩湧䕮慢汥摓整瑩湧ꀻꑼĀޭὌა#@ ⍈偁畴潄異汥硥牉湳瑡汬敤䕮慢汥摓瑡瑥ꀻꑼĀޭὌᄰ0 ᝓ整瑩湧䕮慢汥摓瑡瑥䙬慧ꀻꑼĀޭὌᆀ@ ὓ整瑩湧䝥瑖慬楤噡汵敳䡥畲楳瑩捳ꀏ⚬ĀᆆꀻꑼĀޭὌሀ0 ᥓ整瑩湧䝥瑖慬略䡥畲楳瑩捳ꀏ⚬ĀᆆꀻꑼĀޭὌተ  ቓ整瑩湧䵡硖慬略剥昀ꀻꑼĀޭὌኰ&quot;@ ≓整瑩湧剥慤䙲潭䩯扔楣步瑈敵物獴楣猀ꀏ⚬ĀᆆꀻꑼĀޭὌጰ0 ᡓ整瑩湧啳敤䉹䅰灬楣慴楯渀ꀻꑼĀޭὌᎀ  ན整瑩湧啳敲乡浥ꀻꑼĀޭὌᏀ0 ᝁ畴漠䑵灬數敲⁉湳瑡汬敤ꀻꑼĀޭὌᐐ  ቓ整瑩湧噡汩摖慬略猀ꀏ⚬ĀᆆὌ໐ꆱ쇓Ὄၠꆱ쇓ꆱ쇓ꆱ쇓ꆱ쇓ꆱ쇓Ὄ፠ꆱ쇓ꆱ쇓ꆱ쇓ὌቐὌಠὌഠꆱ쇓ꆱ쇓ꆱ쇓Ὄነꆱ쇓Ὄጐꆱ쇓Ὄ࿐ꆱ쇓ὌᄐὌᏰὌᅠꆱ쇓ꆱ쇓ꆱ쇓ꆱ쇓ὌᇠὌ༠ὌႰὌᎠﾀὌೠꀻꏼὌደꀻꏼὌ၀ꀻꏴὌᐰὌᇀὌሰ䩣潭⹡灰汥⹰物湴⹔敭灬慴敓灥捩晩挮䡐䅵瑯䑵灬數敲䥮獴慬汥搮偵晦楮卥瑴楮杄慴愀ꀻꑼĀޭὌᗰ'@ ❣潭⹡灰汥⹰物湴⹴敭灬慴故湴特⹶慬略呹灥ꀏ⥼Āᚄ&#13;ꀻꑼĀޭὌᙠDp 䑣潭⹡灰汥⹰物湴⹔敭灬慴敓灥捩晩挮䡐䅵瑯䑵灬數敲䥮獴慬汥摅湡扬敤却慴攀ꀻꑼĀޭὌᛰ,P Ᵽ潭⹡灰汥⹰物湴⹴敭灬慴故湴特⹣潮獴牡楮瑔祰攀ꀏ㉼Āႀꆱ쇓ὌកὌៀὌᨰꆱ쇓ꆱ쇓ꆱ쇓Ὄ᠀ꆱ쇓ꆱ쇓ꆱ쇓ꆱ쇓ꆱ쇓ὌᣀὌᛐꆱ쇓Ὄ᥀ꆱ쇓ꆱ쇓Ὄ᪐ὌᡰὌᤰﾀὌᦠꀻꑼĀޭὌᠠ-P ⵣ潭⹡灰汥⹰物湴⹴敭灬慴故湴特⹣潮獴牡楮瑖慬略ꀏ⚬ĀᆆὌᢠꀏ⥼ĀᚄὌᢐꀻꑼĀޭὌᣠ*P ⩣潭⹡灰汥⹰物湴⹴敭灬慴故湴特⹤敦慵汴噡汵攀ꀏ⥼ĀᚄꀻꑼĀޭὌᥠ!@ Ⅳ潭⹡灰汥⹰物湴⹴敭灬慴故湴特⹫敹ꀻꑼĀޭὌᧀDp 䑣潭⹡灰汥⹰物湴⹔敭灬慴敓灥捩晩挮䡐䅵瑯䑵灬數敲䥮獴慬汥摅湡扬敤却慴攀ꀻꑼĀޭὌᩐ'@ ❣潭⹡灰汥⹰物湴⹴敭灬慴故湴特⹶慬略呹灥ꀏ⥼Āᚄ&#13;ꀻꑼĀޭὌᫀV 噣潭⹡灰汥⹰物湴⹔敭灬慴敓灥捩晩挮䡐䅵瑯䑵灬數敲䥮獴慬汥摅湡扬敤却慴攮偵晦楮卥瑴楮杄慴愀ꀻꑼĀޭὌ᭰,P Ᵽ潭⹡灰汥⹰物湴⹴敭灬慴故湴特⹣潮獴牡楮瑔祰攀ꀏ㉼Āႀꆱ쇓ὌᰀὌ᱀Ὄ┰ꆱ쇓ꆱ쇓ꆱ쇓ꆱ쇓ꆱ쇓ꆱ쇓ꆱ쇓ꆱ쇓ꆱ쇓ὌᲀὌ᭐ꆱ쇓Ὄ␠ꆱ쇓ꆱ쇓Ὄ▐ὌẀﾀὌ⒀ꀻꑼĀޭὌᲠ*P ⩣潭⹡灰汥⹰物湴⹴敭灬慴故湴特⹤敦慵汴噡汵攀ꀻꑼĀޭὌᴐ  ၓ整瑩湧䅬汖慬略猀ꀏ⚬ĀᆆὌṐꀏ⚬ĀᆆὌᶠꀻꑼĀޭὌᷰ  ꀏ⥼Āᚄ즐Ὄᶐꀏ⚬ĀᆆὌḠፓ整瑩湧䍵牲敮瑖慬略ꀏ⥼ĀᚄﾀὌḐὌᵐὌ᷐ꀏ㉼Āႀ&#13;ꆱ쇓ὌỀὌἀὌ↠ꆱ쇓Ὄ≐ꆱ쇓Ὄ⋐ꆱ쇓Ὄ⁰ꆱ쇓Ὄ⃐Ὄ⌠Ὄ℠Ὄ⏀Ὄ∐ὌᳰὌᵰὌὐὌ⇰Ὄ⊰ꀻꏴὌ₰ꀻꏼὌ⍠ὌↀὌ␀ﾀὌᴰὌὀὌᾠꀏ⥼ĀᚄꀻꑼĀޭὌὰ0 ᥓ整瑩湧䑥晡畬瑖慬楤噡汵敳ꀏ⚬ĀᆆὌ†ꀻꑼĀޭὌῠ  ॖ慬略偩捫ꀏ⚬ĀᆆὌ⁐Ὄ῀ﾀὌ ﾀꀻꑼĀޭὌₐ  ፓ整瑩湧䑥灥湤敮捩敳ꀏ⚬ĀᆆꀻꑼĀޭὌ⃰0 ᝓ整瑩湧䕮慢汥摓瑡瑥䙬慧ꀻꑼĀޭὌ⅀@ ὓ整瑩湧䝥瑖慬楤噡汵敳䡥畲楳瑩捳ꀏ⚬ĀᆆꀻꑼĀޭὌ⇀0 ᥓ整瑩湧䝥瑖慬略䡥畲楳瑩捳ꀏ⚬ĀᆆꀻꑼĀޭὌ∰  ቓ整瑩湧䵡硖慬略剥昀ꀻꑼĀޭὌ≰&quot;@ ≓整瑩湧剥慤䙲潭䩯扔楣步瑈敵物獴楣猀ꀏ⚬ĀᆆꀻꑼĀޭὌ⋰0 ᡓ整瑩湧啳敤䉹䅰灬楣慴楯渀ꀻꑼĀޭὌ⍀  ན整瑩湧啳敲乡浥ꀻꑼĀޭὌ⎀%@ ╁畴漠䑵灬數敲⁉湳瑡汬敤⁅湡扬敤⁓瑡瑥ꀻꑼĀޭὌ⏠  ቓ整瑩湧噡汩摖慬略猀ꀏ⚬ĀᆆꀻꑼĀޭὌ⑀!@ Ⅳ潭⹡灰汥⹰物湴⹴敭灬慴故湴特⹫敹ꀻꑼĀޭὌ⒠V 噣潭⹡灰汥⹰物湴⹔敭灬慴敓灥捩晩挮䡐䅵瑯䑵灬數敲䥮獴慬汥摅湡扬敤却慴攮偵晦楮卥瑴楮杄慴愀ꀻꑼĀޭὌ═'@ ❣潭⹡灰汥⹰物湴⹴敭灬慴故湴特⹶慬略呹灥ꀏ⥼Āᚄ&#13;ꀻꑼĀޭὌ◀2P ㉣潭⹡灰汥⹰物湴⹔敭灬慴敓灥捩晩挮䡐䅵瑯坩摴桓敮獯爀ꀻꑼĀޭὌ☰,P Ᵽ潭⹡灰汥⹰物湴⹴敭灬慴故湴特⹣潮獴牡楮瑔祰攀ꀏ㉼Āႀꆱ쇓Ὄ⛀Ὄ✀Ὄ⤰ꆱ쇓ꆱ쇓ꆱ쇓Ὄ❀ꆱ쇓ꆱ쇓ꆱ쇓ꆱ쇓ꆱ쇓Ὄ⟰Ὄ☐ꆱ쇓Ὄ⡠ꆱ쇓ꆱ쇓Ὄ⦐Ὄ➰ꀻꏴﾀὌ⣀ꀻꑼĀޭὌ❠-P ⵣ潭⹡灰汥⹰物湴⹴敭灬慴故湴特⹣潮獴牡楮瑖慬略ꀏ⚬ĀᆆὌ⟐ꀻꏴꀻꑼĀޭὌ⠐*P ⩣潭⹡灰汥⹰物湴⹴敭灬慴故湴特⹤敦慵汴噡汵攀ꀻꑼĀޭὌ⢀!@ Ⅳ潭⹡灰汥⹰物湴⹴敭灬慴故湴特⹫敹ꀻꑼĀޭὌ⣠2P ㉣潭⹡灰汥⹰物湴⹔敭灬慴敓灥捩晩挮䡐䅵瑯坩摴桓敮獯爀ꀻꑼĀޭὌ⥐'@ ❣潭⹡灰汥⹰物湴⹴敭灬慴故湴特⹶慬略呹灥ꀏ⥼Āᚄ&#13;ꀻꑼĀޭὌ⧀Dp 䑣潭⹡灰汥⹰物湴⹔敭灬慴敓灥捩晩挮䡐䅵瑯坩摴桓敮獯爮偵晦楮卥瑴楮杄慴愀ꀻꑼĀޭὌ⩐,P Ᵽ潭⹡灰汥⹰物湴⹴敭灬慴故湴特⹣潮獴牡楮瑔祰攀ꀏ㉼Āႀꆱ쇓Ὄ⫠Ὄ⬠Ὄ㔠ꆱ쇓ꆱ쇓ꆱ쇓ꆱ쇓ꆱ쇓ꆱ쇓ꆱ쇓ꆱ쇓ꆱ쇓Ὄ⭠Ὄ⨰ꆱ쇓ὌⳠꆱ쇓ꆱ쇓Ὄ㖀ὌⲠﾀὌⴀꀻꑼĀޭὌ⮀*P ⩣潭⹡灰汥⹰物湴⹴敭灬慴故湴特⹤敦慵汴噡汵攀ꀻꑼĀޭὌ⯰  ၓ整瑩湧䅬汖慬略猀ꀏ⚬ĀᆆὌⱐꀏ⚬ĀᆆὌⱰὌⰰ즐ꀻꏴꀏ㉼Āႀ&#13; &#13;ꆱ쇓Ὄ㎰Ὄ㐰ꀻꑼĀޭὌⴠ!@ ꀻꑼĀޭὌ㒰Dp Ⅳ潭⹡灰汥⹰物湴⹴敭灬慴故湴特⹫敹ôὌ㌀Ὄㄠ즐ὌⰐꀻꏴὌⷰꀻꑼĀޭὌⶀ  ፓ整瑩湧䍵牲敮瑖慬略ꀻꑼĀޭὌⷀ0 ᥓ整瑩湧䑥晡畬瑖慬楤噡汵敳ꀏ⚬ĀᆆὌ⹰ꀻꑼĀޭὌ⸰  ॖ慬略偩捫ꀏ⚬ĀᆆὌ⺠Ὄ⸐즐Ὄ⹐즐ꀻꑼĀޭὌ⻠  ፓ整瑩湧䑥灥湤敮捩敳ꀏ⚬ĀᆆὌ⿀ꀻꑼĀޭὌ⽀  ࡈ偌慹潵琀ꀻꑼĀޭὌ⿰0 ꀻꑼĀޭὌ⾠  ፈ偐桹獩捡汐慰敲卩穥Ὄ⼠Ὄ⾀ᕓ整瑩湧䕮慢汥摓整瑩湧ꀻꑼĀޭὌ぀0 ᵈ偁畴潗楤瑨卥湳潲䕮慢汥摓瑡瑥ꀻꑼĀޭὌゐ0 ᝓ整瑩湧䕮慢汥摓瑡瑥䙬慧ꀻꑼĀޭὌム@ ὓ整瑩湧䝥瑖慬楤噡汵敳䡥畲楳瑩捳ꀏ⚬ĀᆆꀻꑼĀޭὌㅠ0 ᥓ整瑩湧䝥瑖慬略䡥畲楳瑩捳ꀏ⚬ĀᆆꀻꑼĀޭὌ㇐  ቓ整瑩湧䵡硖慬略剥昀ꀻꑼĀޭὌ㈐&quot;@ ≓整瑩湧剥慤䙲潭䩯扔楣步瑈敵物獴楣猀ꀏ⚬ĀᆆꀻꑼĀޭὌ㊐0 ᡓ整瑩湧啳敤䉹䅰灬楣慴楯渀ꀻꑼĀޭὌ㋠  ན整瑩湧啳敲乡浥ꀻꑼĀޭὌ㌠0 ᝁ畴漠䵥摩愠坩摴栠卥湳潲ꀻꑼĀޭὌ㍰  ቓ整瑩湧噡汩摖慬略猀ꀏ⚬ĀᆆὌⶠꆱ쇓Ὄ⽠ꆱ쇓ꆱ쇓ꆱ쇓ꆱ쇓ꆱ쇓Ὄ㋀ꆱ쇓ꆱ쇓ꆱ쇓ὌㆰὌ⯐Ὄⵠꆱ쇓ꆱ쇓ꆱ쇓Ὄㇰꆱ쇓Ὄ㉰ꆱ쇓Ὄ⻀ꆱ쇓ὌばὌ㍐Ὄダꆱ쇓ꆱ쇓ꆱ쇓ꆱ쇓ὌㅀὌⷰὌ〠Ὄ㌀즐ὌⰐꀻꏴὌ㉐ꀻꏴὌ⼀ꀻꏴὌ㎐ὌㄠὌ㆐䑣潭⹡灰汥⹰物湴⹔敭灬慴敓灥捩晩挮䡐䅵瑯坩摴桓敮獯爮偵晦楮卥瑴楮杄慴愀ꀻꑼĀޭὌ㕀'@ ❣潭⹡灰汥⹰物湴⹴敭灬慴故湴特⹶慬略呹灥ꀏ⥼Āᚄ&#13;ꀻꑼĀޭὌ㖰&gt;` 㹣潭⹡灰汥⹰物湴⹔敭灬慴敓灥捩晩挮䡐䅵瑯坩摴桓敮獯牅湡扬敤却慴攀ꀻꑼĀޭὌ㘰,P Ᵽ潭⹡灰汥⹰物湴⹴敭灬慴故湴特⹣潮獴牡楮瑔祰攀ꀏ㉼Āႀꆱ쇓Ὄ㛀Ὄ㜀Ὄ㥠ꆱ쇓ꆱ쇓ꆱ쇓Ὄ㝀ꆱ쇓ꆱ쇓ꆱ쇓ꆱ쇓ꆱ쇓Ὄ㠀Ὄ㘐ꆱ쇓Ὄ㢀ꆱ쇓ꆱ쇓Ὄ㧀Ὄ㞰Ὄ㡰ﾀὌ㣠ꀻꑼĀޭὌ㝠-P ⵣ潭⹡灰汥⹰物湴⹴敭灬慴故湴特⹣潮獴牡楮瑖慬略ꀏ⚬ĀᆆὌ㟠ꀏ⥼ĀᚄὌ㟐ꀻꑼĀޭὌ㠠*P ⩣潭⹡灰汥⹰物湴⹴敭灬慴故湴特⹤敦慵汴噡汵攀ꀏ⥼ĀᚄꀻꑼĀޭὌ㢠!@ Ⅳ潭⹡灰汥⹰物湴⹴敭灬慴故湴特⹫敹ꀻꑼĀޭὌ㤀&gt;` 㹣潭⹡灰汥⹰物湴⹔敭灬慴敓灥捩晩挮䡐䅵瑯坩摴桓敮獯牅湡扬敤却慴攀ꀻꑼĀޭὌ㦀'@ ❣潭⹡灰汥⹰物湴⹴敭灬慴故湴特⹶慬略呹灥ꀏ⥼Āᚄ&#13;ꀻꑼĀޭὌ㧰P 偣潭⹡灰汥⹰物湴⹔敭灬慴敓灥捩晩挮䡐䅵瑯坩摴桓敮獯牅湡扬敤却慴攮偵晦楮卥瑴楮杄慴愀ꀻꑼĀޭὌ㪐,P Ᵽ潭⹡灰汥⹰物湴⹴敭灬慴故湴特⹣潮獴牡楮瑔祰攀ꀏ㉼Āႀꆱ쇓Ὄ㬠Ὄ㭠Ὄ䓰ꆱ쇓ꆱ쇓ꆱ쇓" style:num-format="1" text:display-levels="7">
        <style:list-level-properties text:list-level-position-and-space-mode="label-alignment">
          <style:list-level-label-alignment text:label-followed-by="listtab" fo:text-indent="-0.5in" fo:margin-left="0.5in"/>
        </style:list-level-properties>
      </text:list-level-style-number>
      <text:list-level-style-number text:level="8" style:num-suffix="萏ۀ萑ﵸ옕ԀĈ瀆葞ۀ葠ﵸ⡯쟒곳der옕Ԁā栆葞Ũ葠ﺘ쀀Consultar o DicionárioฃSlå op i Ordbog翿ꀻꑼĀތᅅ瑳椠卡湡歩牪慳瑡ꀻꑼĀތᙚ潥欠潰⁩渠坯潲摥湢潥欀Poszukaj w Słowniku뀀䃚琀사전에서 찾아보기梇䢈储ꆱ쇓ꀻꑼĀތ॑畩琠坯牤ꀻꑼĀް᪏䙰ꀏ偌āⲀ̂ ,勰ὊퟀꀀEnvoyer le fichier vers un appareil Bluetooth…Отправить файл на устройство Bluetooth…ꀻꑼĀްὊ骀'ꀻꑼĀތⱅ湶楡爠䅲煵楶漠灡牡⁄楳灯獩瑩癯⁂汵整潯瑨⸮⸀傳送檔案到 Bluetooth 裝置上⋯ꀻꑼĀްὊ鬠ꀻꑼĀތ⅓敮搠慲歩瘠瑩氠䉬略瑯潴栭敮桥搮⸮ꀻꑼĀްὋ躐'ꀻꑼĀްὋ軠)ꀻꑼĀްὋ轀&amp;ꀻꑼĀްὋ运..................&#10;.....萏ર萑ﱘ옕Ԁċ䀆葞ર葠ﱘۏ$........Ὂ례Ὂ례萏რ萑褐옕ԀĒ䠆葞რ葠褐梇䢈.........ƱĀ옕ԀĀ葞葠䩏䩑⡯h蜀H蠀ꀻꑼĀތ๐牥晥牥湣敳⸮⸀ꀻꑼĀް᪏Ỡ옕ԀĂ퀆葞ː葠ﺘ(灭䕸(쟒슣Ὃ㚠Online Registration桴瑰()ቲ%옕Ԁćࠆ葞܈葠ﺘ梇䢈()옕ԀĈ瀆葞ࡰ葠ﺘ梇䢈뵐ꀏ偌ā⚀鑽ᰘὊ麐Ὂ麐鑽耘鑽᜜ꁪ醰ᓋ탠燠胐Ā䁚倠Ὂ鼰ᓂ污瑮ꀏ偌ā▀鑽稤Ὂ齄ꁪ髸ὁ컐ὁ컸ὁ쾐ὁ쿜ὁ퀨ꀏ⚬Āᆄꀼ鬠ꀼ䚐ꀏ㉼Āႀꆱ쇓Ὂ鿐Ὂ鿠ꆱ쇓ꆱ쇓ꀼ唰ꆱ쇓ꀼ쑀ꀻꑼĀތၥ湣特灴卥汥捴楯渀ꀏ⚬Āᆄꀼ鬠PGP/暗号化&#13;ꀻꑼĀްὊꀰꀻꑼȀތ୐䝐⽅湣特灴PGP/VerschlüsselnꀻꑼĀްὊꁰꀏ㉼Āႀꆱ쇓ὊꃰὊꄐꀼ筐ꆱ쇓ꆱ쇓ꆱ쇓ꀼ劀ꀼ웰ꀼ唰ꆱ쇓ὊꁀὊꁐὊꂠὊꁐ浡捳浭捡䀀ꆱ쇓쀀쟒鲏댠ꀼ뙠ꀼꍀꆱ쇓ꆱ쇓ꀼ偠ꆱ쇓ꀼ붠ꀼ鉰ꆱ쇓ꀼ抐ꀼ蝰ꀼ竐ꀼὊ㰀὇鏗ꀘ὇꠰Ā ߊꆱ쇓ꀼꀏ⚬Āᆄꀼ鬠ꀼ䚐ꀏ㉼Āႀꆱ쇓ὊꉐὊꉠꆱ쇓ꆱ쇓ꀼ唰ꆱ쇓ꀼ뇀ꀻꑼĀތᑥ湣特灴卩杮卥汥捴楯渀ꀏ⚬Āᆄꀼ鬠PGP/暗号化と署名䐮쀀䏍耀﻿ꀻꑼĀްὊꊰ&#10;ꀻꑼĀްὈ끰Ὂ덐ꀏ偌āⲀǜ ,勰Ὂ꒐耀Ͱᄵ㻄טᄽ更ꆱ쇓ꀼ吐ꆱ쇓ꆱ쇓ꀼ劀ꀼ薀ꀼ唰ꀼ楐᪎Ὀ벰Ὂ䞠Ὀ벰ὂ㟰ꀻꑼĀް닀&#13;ꀏ偌ā⮀Ὂꍰט鎀垐鎋ၬὊ澠ᄽ更ꀏ偌āⲀǛ&quot; ,勰Ὂꏐ耀ꀏ偌ā⮀Ὀ姰ɨ鎀垐鎋ၬὊ鍐ᄾ퇄㾀㾀﻿﻿罿罿᪄肐ꠐὊ踐ᓂὈ趀ꀏ偌ā⚀鑽ᰘὊꕰὊꕰ鑽耘鑽᜜ꁪ醰᪏劀燠胐Ȁ䀗ጀᓊ䡀ὁ菄污瑮ꀏ偌ā㦀㾀㾀ὂ䱐䄰䅀䄰䅀鎾䆈鎓㘠䵕员ࠀὊ뾀Ὂ츠䝒䅙䝒䅙霬ꀏ偌ā⦀鑽᯸Ὂ꛴Ὂ꜀Ὁ°ꀼ젠䀛튀䄪⠀䀔耀ꀏ偌āᆀ铜폄铜铜컸铝应铝娨铝嗠铝䐈铝㝄铝ᬨ铝洼铜铝躄铜둀铝桄铝挜铜핀铝龄Ὂ껠ὀ﬐ᬀ耹Њꀏ偌āኀҭ䵕员ࠀὀᦐÀ퀀᭜ᠿ죖鵃ᓶׂ㿒﮸ꀻꑼĀތ๚畳慭浥湦慳獥渀ꀏ㉼Āႀ ꆱ쇓ὀ蝀ὂᲠFinder/Öppna县皫ꁗུ䊐䊐Ὂ&amp;KORULQH'UDIWDGRF䄏䄁ᘀ䁰耀䃿蠀䂪㠀䁰耀䄁ᘀ䃧쐀䂃ꀀ䄛찀䂪㠀䃥밀䂘䂛頀䄃蘀䃥밀䂃ꀀ䄂䃿蠀䃕᐀&#10;&#13;ꁗུ䊐䊐᪏냰浡捳浭捡䀀ꆱ쇓쀀쟒⊇댠ꀼ뙠ꀼꍀꆱ쇓ꆱ쇓ꆱ쇓ꆱ쇓ꀼ붠ꆱ쇓ꆱ쇓ꀼ抐ꀼ竐ꆱ쇓ꀼ὇蛐ᬀᬀ潢ᬀꀼ肠ꀏ⚬Āᆄꀼ鬠ꀻꑼĀތੳ浳卥牶楣攀Skype/Отправить SMSSkype/SMS送信ꀏ偌ā⚀鑽ᰘὊ겠Ὂ겠鑽耘鑽᜜ꁪ醰Ὂ찐ὀ饠胐Ȁ䁏㛰᪌ⅰὋ鐴污瑮:RUG䅊琀䄏က䃋ꠀ䄔氀ᒓﰸὊꓰ쟒⍣ᓂ&quot;ꁗུ䊐䊐Ὂ싰᪏誀Ὂ䃠Ὁ餰Ὂ䃠᪏簐ꀻꑼĀްὀ素즐燠ꀏ⥌Ā⾁轐᪎Ͱᄵ㟤Tale/Start oplæsning af tekst瘵鏪躑スピーチ/読み上げを停止鏰Ͱᄵ⨤ὊꝐᒊ쀀Ὂ估䊐䊐Ὁ袰ꁽ礠㾀ꁽ礠㾀Ὂ였ᒊ쀀Ὂ䞰䊐䊐Ὂ퇀ꁽ礠㾀ꁽ礠㾀0ꀏ偌āᶀ㊪ꮧὊ唰Ὂ䡐ὁ銣㉌銣₴Ὂ놴慰灬慰灬ꀏ⿜Āኀ嚐ὊꙠꆱ쇓ꆱ쇓ꆱ쇓ꁝ艌중국어 텍스트 변환기/선택된 중국어(번체) 파일 변환쟒酟&#13;L]H옕ԀĂ퀆葞и葠ﺘ䩏䩑⡯h蜀H蠀ᘀ䁰耀쀀䃧쐀옕Ԁąꀆ葞܈葠ﺘ䩏䩑⡯h蜀H蠀o쀀옕ԀĈ瀆葞৘葠ﺘ䩏䩑⡯h蜀H蠀쀀᪄敖쟒孛Ὂ.댯Ὃ几옕ԀČ꠆葞ನ葠ﺘ梇䢈垐鎋ၬ.⡯씰띷ԀĈ瀆..Q۷0ꀏ偌āࢀ烷ꆱ쇓ꆱ쇓ꀿ噴ꀿ噔ꀿ嘴ꀿ嚤ꆱ쇓ꆱ쇓ꀻꑼĀތᱏ當物爠氧啒䰠摡湳⁒敡汐污祥爀ꀻꑼ̀ތᙏ灥渠啒䰠楮⁒敡汐污祥爀ꀻꑼĀތᝁ扲楲⁕剌⁥渠剥慬偬慹敲ꀻꑼĀތᙁ灲椠啒䰠楮⁒敡汐污祥爀URL を RealPlayer で開くꀏ㉼Āႀꆱ쇓Ὂ점Ὂ졐ꀏ⚬Āᆄꀼ鬠怓´Ą¥㴕TOC 1␃Τጀ⢤᐀⠦䀀②̀)࠵脈㮁䩃䩏䩑䩞䡟Ё䩡䡭Ѐ䡮ЀࡵĀ␃Τጀ⢤᐀⠦䀀②̀1࠵脈㮁䩃䩏䩑䩞䡟Ё䩡䡭Ѐ䡮Ѐ䡳ఉ䡴ЉࡵĀuð((āĀāĀ̀X쀑＀dఉЉЁ＀＀＀＀ꀏ偌ā⚀鑽ᰘὊ띀Ὂ띀鑽耘鑽᜜ꁪ醰᪏嬀ᓋ߀胐Ȁ䁠烀᪏岐᪏␄污瑮ꀏ⥌Ā⾁Ὀ쯠Ὀ퐠ᒓﲠᒓﲬᒓﲰᒓﲴ꩕꩕꩕꩕옕ԀĂ퀆葞ː葠ﺘꀻꑼĀތਦ兵楴⁗潲搀ꀻꑼĀް᪏ᛐ쟒ꝧ0ꀏ偌āႀ䍔塔᫛⟀鎃ᥐὅꐠὄ†ὄ⁰㾀㾀᫙嫰㾀䄠ꀏ⚬Āᆆ......崘ꀭꀏ偌ā⚀鑽ᰘὊ릀Ὂ릀鑽耘鑽᜜ꁪ醰᪏刀燠胐Ȁ䁎讠ὀ顠ᓂ먄污瑮Note Level 4Note Level 5Ӯ殻Note Level 6翿䵃Note Level 7Note Level 8翿昨Note Level 9寰옕Ԁā栆葞Ũ葠ﺘ梇䢈储ꆱ&lt;㷅$宨ꆱ쇓ꔔ䁱鰀ꀭ崘ꀭ쟒펛ὊĀĂ鬀КڐHH  탈ᒓﳼ2ᬀ耹Њ(ᬀ灭䕸($4ζֹφׇ耀ζׇֹφ翿4ꀻꑼĀތᰯ䅰灬楣慴楯湳⽒敡汐污祥爮慰瀀ꀻꑼĀތᝯ灥湉湒敡汐污祥牓敲癩捥ꀻꑼĀތ㘯䅰灬楣慴楯湳⽒敡汐污祥爮慰瀯䍯湴敮瑳⽍慣体⽒敡汐污祥爀URL in RealPlayer öffnenꀻꑼĀްὊ봀ꀻꑼĀްὊ딀Heading 7Heading 8Heading 9頠ታ%Heading 1䅐Heading 2%&#10;Note Level 1Note Level 2Note Level 3鋂ꀏ偌āⲀɇ ,勰Ὀ滠ꀀꆱ쇓ꀼ吐ꆱ쇓ꆱ쇓ꀼ劀ꀼ薀ꀼ唰ꀼ楐ꀻꑼĀްὀ絠옕ԀĂ퀆葞ː葠ﺘ䃞鐀䃞鐀䃞鐀䃞鐀萏ۀ萑ﵸ옕ԀĈ瀆葞ۀ葠ﵸ桩潢὇ﺐ뿿虌ꁝ剈튠뿿蓨Ƥ慰灬Ȁ汩湫䝒䅙則䈠慣獰䅐偌湯湥팭䍇匠὇ﺠ〰〰ꀏ偌ā⮀ὊͰ鎀垐鎋ၬ眠ᄵ⍄ꀻꑼĀް὆톰Ὂ鵠4CĬ耀ĬC翿˓翿翿ʔ¹Ĵ&lt;ʔŎ翿4袈袈∢∢香香ꪪꪪ뮻뮻∢∢쳌쳌ᄑᄑ∢∢㌳㌳䑄䑄啕啕晦晦睷睷@중국어 텍스트 변환기/선택된 중국어(간체) 파일 변환䩏䩑⡯h蜀H蠀 옕ԀĂ퀆葞ː葠ﺘÿ＀＀＀ꀻꑼĀތ၉浰潲瑡⁩浭慧楮攀ꀻꑼ̀ތ౉浰潲琠䥭慧攀輸入影像ꀏ偌ā⮀Ὁ洰Ͱ鎀垐鎋ၬὁ鑐ᄵⶔꀻꑼĀތ൤潓捡湓敲癩捥ꀻꑼĀތ᱅湤乯瑥⽒呆⁄潣畭敮琠卣慮⸮⸀ꀏ㉼Āႀꆱ쇓ᓅ盀ὀゐ4耀翿4ꆱ쇓ꆱ쇓ꀼ唰ꆱ쇓ꀏ偌āᆀ铜폄铜铜컸铝应铝娨铝嗠铝䐈铝㝄铝ᬨ铝洼铜铝躄铜둀铝桄铝挜铜핀铝龄Ὂ꿰὇ﻀὊ埠ꁝ剈퍐뿿蓨ƨ慰灬Ȁ汩湫則䈠䝒䅙慣獰䅐偌湯湥팭䍇匠὇ﻐ〰〰ꆱ쇓ꆱ쇓ꆱ쇓ꆱ쇓ꀼꆠꀼ迀ꀼ唰ꆱ쇓ꆱ쇓ꀼ繀ꆱ쇓ꆱ쇓ꀼ劀ꆱ쇓ꀼ꣐ꀼ鶰Ὂ봰Ὂ둠Ὂ뒐Ὂ뒰Ὂ뒐Ὂ든Ὂ뵀ꀻꑼĀތ᭣潭⹒敡汎整睯牫献剥慬偬慹敲䀀浡捳浭捡ᒓᒓ@@ ∐ꀼ僰ꆱ쇓ꀼ肠ꀼ﻿﻿罿罿﻿﻿罿罿﻿﻿罿罿Ὂ侰쟒⍛Ὂꀏ偌āኀʊ䵕员ࠀὀᦐÀ퀀᭜ᠿ죖鵃ᓶׂ㿒﮸ꀻꑼĀތ൐慧攠卥瑵瀮⸮䁩￳·`ĀTable Normal̀Ö㐆ਃl혴؀ą̀ö愃嘺͠＀＀＀＀＀＀＀＀氀氃̃̀ꆱ쇓ꀼ谀ꀼ률ꀼ栰ꆱ쇓ꆱ쇓ꀼ孀ꀼ髀ꀼ뢐ꀼ榰ꆱ쇓ꀼ䗀ꆱ쇓ꀼ䩐ꆱ쇓ꆱ쇓ꆱ쇓ꀼ燀ꆱ쇓ꆱ쇓ꆱ쇓ꀼ뗀ꆱ쇓ꀼ飀ꆱ쇓ꆱ쇓ꀼ蹐ꆱ쇓坯牤⁗潲欠䙩汥⁄張　 B溄ŵ弴ꀏ㉼Ȁႀꆱ쇓᪋ὅ꒰銎%銍ﱵ銎̅銎¡銎ȹꆱ쇓ꀭ䨨(灭䕸(ꀻꑼĀް᪄艐⡯쀀¥㴕Stage 萏Ҁ萑ﮀ옕ԀĄ耆葞Ҁ葠ﮀ⡯쀀ð⡯쀀ፏ湬楮攠剥杩獴牡瑩潮ꀻꑼĀްὊ꺠0ꁙᔸ䀻﯀䄪⠀䀔耀ᓋ迠ꀭꀏ㉼Āႀ ꆱ쇓Ὂ᪎쾰ꀻꑼĀތᩣ潭⹡灰汥⹓灯瑬楧桴卥牶楣攀ᓋ픠ὁ쐰ꁝ笰ᓋ픰ꀻꑼĀްὊ걠ꀻꑼ̀ތ๓歹灥⽓敮搠卍匀ꀻꑼĀތན歹灥⽉湶楡⁓䵓ꀻꑼĀތᑓ歹灥⽅湶潹敲⁵渠卍匀Skype/發送手機簡訊ꁚᓸꀻꑼĀްὊ캠ꀻꑼȀތၓ歹灥⽅湶楡爠卍匀ꀻꑼĀތན歹灥⽓瑵畲⁳浳ꀻꑼĀތၓ歹灥⽓䵓⁳敮摥渀ꀻꑼĀތၓ歹灥⽐潳污琠卍匀ꀻꑼĀތᅡ摤䍯湴慣瑓敲癩捥ꀻꑼĀްὉတꀏ偌āႀ䍔塔Ὂ궰鎂ꃬ᪏姰Ὂ钰Ὂ侰㾀㾀Ὂ였ꀏ⚬Āᆂꀏ偌ā⚀鑽ᰘὊ퀰Ὂ퀰鑽耘鑽᜜ꁪ醰Ὀ裠燠胐Ȁ䁋䅰ᓂ쫰ὁ趴污瑮ꀏ㉼Āႀ ꆱ쇓὇쟠ὊꀻꑼĀތᅔ慬攠⼠却潰瀠瑡汥ꀏ偌ā⦀鑽᯸Ὂ턤Ὂ터᪎꧰ὅ䁠䄪⠀䀔耀梇䢈)0옕ԀĂ퀆葞ː葠ﺘ梇䢈ꁽ磌&quot;ꁖ았Ὂ퇸ደὊ싰ꁽ磌&quot;ꁖ았Ὂ팘ደὊ핐イメージを読み込む 瑥硴ꀻꑼĀތ቉浰潲瑥爠畮攠業慧攀ꀻꑼĀްὊ쒰ꀏ偌ā⮀ᓂ씀Ͱ鎀垐鎋ၬ᪎쯀ᄵᣴꀏ偌āⲀȵ ,勰Ὂ푐ꀀ중국어 텍스트 변환기/선택된 중국어(간체) 텍스트 변환ÿ＀＀＀ꀏ偌āኀɝ䵕员ࠀὀᦐÀ퀀᭜ᠿ죖鵃ᓶׂ㿒﮸ꀏ偌āႀ䍔塔Ὂ꣐鎂ꃬᓂᓂὊꓰ㾀㾀Ὂꀏ偌ā⮀ὄꭐͰ鎀垐鎋ၬὊᄵ㄄4CĬ耀ĬC翿4ꀏ⚬Āᆄꀼ鬠ꀻꑼĀތ୆楮摥爯噩獡ꀻꑼĀްᓋ퓐ꀏ偌āᆀ铜폄铜铜컸铝应铝娨铝嗠铝䐈铝㝄铝ᬨ铝洼铜铝躄铜둀铝桄铝挜铜핀铝龄Ὂ噠Typsnittsbok/Skapa typsnittsbibliotek från text&quot;Font Book/テキストからフォントライブラリを作成㸷翿翼䄃字体册/从文本创建字体资源库ꁖ쀨ꀻꑼĀް᪏ᭀ8ꀻꑼĀް᪏⁰2菵ᶀ&#10;퀗菵ᶨ菵᷼菵Ḁ菵偘菵≌菵Ḹ菵ẘ菵暔菵枔菵椤菵≘ὊὊÂ一菵洐ᡀ菵洐ᡀᓉὊ灷灣　ꁃ菵ᶀὊꁃ榌&#10;퀗붤䰄뷏࣌ࣄὊíd侐ЅрὉ朠Ὁ朠䀐逇히幈ăҀὋ鍰Ὃ鍰㠳晥㕤㠸.derEdytor skryptów/Pobierz wynik AppleScript㉼Āႀ스크립트 편집기/AppleScript 결과 구하기&#10;ꀻꑼĀތ╓歲楰瑥摩瑯爯䕲来扮楳⁡畳⁁灰汥卣物灴ꀏ偌ā⮀Ὁ듀Ͱ鎀垐鎋ၬὊ껀ᄵ㑴ꀻꑼȀތཉ浰潲瑡爠䥭慧敭ꀻꑼĀތ้浰潲瑥爠扩汤攀ꀻꑼĀްὊ퐀ꁗུ䊐䊐ὀ儐ꀏ㉼Ȁႀꆱ쇓ᓂ쭀ᓊ䣐銎%銍ﱵ銎̅銎¡銎ȹꀼ晐ꀼ웰ꆱ쇓ꆱ쇓ꆱ쇓ꆱ쇓ꀼ遀ꆱ쇓ꀼ筐ꀼ吐ꆱ쇓ꆱ쇓ꆱ쇓ꆱ쇓ꀼ쌰ꀼ焰ꀼ꼀ꆱ쇓ꆱ쇓ꆱ쇓ꆱ쇓ꀼ魠ꀼ唰ꀼ楐ꀼ羠ꀼ蟰ꀼꅀꀼ叠ꀼ븠ꀼ薀ꀼ劀ꀼ뷰Ͱᄵ⍄ᓉ敖ὁ᳐ὂᴠᓊ㳐ὀ╠Ὁ荠Ὁ莀Ὁ菀ꀼ徐ꀼ偐䰠喠ὀꀼ偐ὀꀼ徐暰ꀼ偐ꀼ徐ꀻꑼĀްὁ휐ꀏ偌ā⮀Ὂ儰Ͱ鎀垐鎋ၬὊᄵ㭔ꀏ偌āⲀȾ ,勰Ὂꀀ＀＀＀ÿ＀ÿÿÿꀏ偌ā⮀皠Ͱ鎀垐鎋ၬὊ솠ᄵ⚴ꀻꑼĀތ๔敥⁹桴敥湶整漀ꀻꑼĀތᅍ慡欠獡浥湶慴瑩湧Utwórz streszczenie൵翵ఀ躑ꀻꑼĀްὊꀭ储ꆱ쇓ꀏ⚬Āᆄꀼ冐ꀼ껠ꀻꑼĀތ้浰潲瑥牡⁢楬搀导入图像ꀏ偌āⲀə ,勰Ὂ쓀ꀀИмпортировать изображения鏪瘵鏪躑ꀻꑼĀްὊꀏ偌ā⮀Ὂ껐Ͱ鎀垐鎋ၬὈ潀ᄵ⨤ꀏ偌āⲀɢ ,勰ὊꀀꀻꑼĀތ੃潬畭湳⸮⸀怘dԍ¥㴕TOC 6&#10;萏Ͱ葞Ͱ䩃䡟Ё䩡&#10;萏Ͱ葞Ͱ䡟Ё䡭ఉ䡮Љ䡳ఉ䡴ЉpðāĀāĀͰ&amp;耀＀dఉЉЁ＀＀Finder/顯示於 Finder෰ꀻꑼĀތፆ楮摥爯佰⁶潯牧牯湤Finder/Odsłoń翕ఀMFinder/나타내기翿漹篿犊ꀻꑼĀްὊὊ鬀Ѓ&#13;﷽﷽﷽&#10;ﯻﯻﯻ辏辏辏&#13;﻾﻾﻾xὈ裐᪅̐Ὂ鉰ᓊ⯐Ὂ血὇옰὇왠ὊꏀὊ긠ꀼ蓠Ὂ뻠ὁὊ韐Ὂ頀ᓅ聐Ὂ馰Ὂ렠ꀼ蓠饀ꀏ偌āᆀ铜폄铜铜컸铝应铝娨铝嗠铝䐈铝㝄铝ᬨ铝洼铜铝躄铜둀铝桄铝挜铜핀铝龄Ὂ媰䩏䩑⡯h蜀H蠀Ò쭗&#13;⳰Ὂ䎠쀀ꁽ磌옕ԀĖ耆葞៨葠ﺘ䩏䩑⡯h蜀H蠀쀀Heading 1 Heading 2䑡瑡‴Heading 3ὀ)Ὃ䩠``䀀ఀ࿿࿿䊆᫚뀠쀀쀀쀀쀀0翿᫘䐰᫙祰᫚ꀏ彌Ѐⶈ尰輳쥳꘢糃Ǽꁕ鏚鴴ὅꏰРедактор скриптов/Создать новый AppleScriptᤰԄāꀻꑼĀތ⥅摩瑯爠摥⁒潴敩牯猯䍲楡爠乯癯⁁灰汥卣物灴ꀏ⚬Āᆄꀼ淐ꀼ愐ꀼ鬠ꁽ磌ꁖ았ὊደὊ浯畳桩潢桩潢桩潢桩潢桩潢&#13;慣捥,慣捥*慣捥)&#10;慣捥慣捥慣捥慣捥慣捥慣捥ţ捥銅년镅ὋᔀὋᕐ鏟頨ὋᗐʅE銅년镅ꀏ㉼Āႀꆱ쇓Ὀ쵀Ὀ춀Ὂꀼ댠ꀻꑼĀތ཭敮甠へㅦ㑢ㄵ搰ꀻꑼĀތٓ捲敥渀Ὀ캠ꀼ댠浯畳浥湵Ϭ浥湵j浥湵i浥湵h浥湵g浥湵f浥湵e浥湵d浥湵桩潢桩潢桩潢桩潢桩潢捭摳&#13;慣捥,慣捥*慣捥)&#10;慣捥慣捥慣捥慣捥慣捥慣捥ꀏ㉼Āႀ±ꆱ쇓鏪瘵鏪躑ꁛᢨā઀Ὁ绠&lt;ὊĬĬଲᒝ樃栕D⃤䩃ࡕŊ愀ᑈ洄ै猄ऀꁚࠀὊﴀὋ㙰ᛌЁὋ⛰耀K┵ÿ&#10;&#10;āὊᛌὊﭐὊﰤh⠀ĄąὊĆǿο䀀䀀В￼Macintosh HD:private:var:folders:65:651wsdyxHVeZNbCx3h3xgU+++TI:TemporaryItems:Word Work File L_4@Љ&quot;+8EJQXadir|£·ÇÖÛãïýČěĨĲĽŅŏŢŮ䥮獥牴⁓桡灥䍬敡牂物湧⁴漠䙲潮瑓敮搠瑯⁂慣歂物湧⁆潲睡牤卥湤⁂慣歷慲摇牯異啮杲潵灒敧牯異䑵灬楣慴敃畴偡獴敄牡朠䑲潰䵯癥⁓桡灥剥獩穥⁓桡灥䅤橵獴⁓桡灥偯汹杯渠剥獨慰敒敳桡灥⁗牡瀠偯汹杯湁摤⁗牡瀠偯汹杯湐牯灥牴礠䙯牭慴䅬楧湁摤⁔數瑒潴慴攠卨慰敒潴慴攠䱥晴‹げ潴慴攠剩杨琠㤰䙬楰⁈潲楺潮瑡汆汩瀠噥牴楣慬乵摧攠䱥晴乵摧攠剩杨瑎畤来⁕灎畤来⁄潷湒敲潵瑥⁃潮湥捴楯湳䍨慮来⁓桡灥쀀ƼEЉ (08@&#10;JWb&#13;m{¤®³ÄÌàíõ呩瑬敓畢橥捴䅵瑨潲䵡湡来牃潭灡湹䍡瑥杯特䭥祷潲摳䍯浭敮瑳呥浰污瑥䍲敡瑥呩浥䱡獴卡癥摔業敌慳瑐物湴敤䱡獴卡癥摂祒敶楳楯湎畭扥牔潴慬䕤楴楮杔業敐慧敳偡牡杲慰桳䱩湥獗潲摳䍨慲慣瑥牳䉹瑥獎慭敯晁灰汩捡瑩潮卥捵物瑹䍨慲慣瑥牳坩瑨印慣敳䡹灥牬楮歂慳效敡摩湧猀p쀀ū萏Ũ萑ﺘ옕Ԁā栆葞Ũ葠ﺘ㠐@㠐@@@萏̘萑ﳨ옕Ԁă᠆葞̘葠ﳨpÁ쨀ʗ὇騰ᓉᓉHH2䩏䩑⡯h蜀H蠀옕Ԁćࠆ葞܈葠ﺘ䩏䩑⡯h蜀H蠀4老老翿翿쀀老옕ԀĈ瀆葞ࡰ葠ﺘ쀀ᄑ뮻ᄑ뮻ᄑ뮻ᄑ뮻萏ӈ萑טּ옕ԀĄ젆葞ӈ葠טּ(灭䕸(옕ԀĖ耆葞 葠ﺘ梇䢈.옕Ԁę倆葞ᥐ葠ｌY금Ὂ쟒섓ὊĎὊ떴헕≗敢彃汩敮瑟㈰〱娢쀀栳硧唫쀀Ὂȅ뿿訰坥扟䍬楥湴弲〰ㅚ㠳昵㙤㄰HH2Heading 1Heading 2Heading 3ǉᒓﭤᒓﭬHeading 4ᒓﮈᒓHeading 5Heading 6Heading 7梇䢈(灭䕸(HH2䩏䩑⡯h蜀H蠀옕ԀĄ㠆葞и葠ﺘ䩏䩑⡯h蜀H蠀4ǉ쀀옕Ԁąꀆ葞֠葠ﺘ쀀(灭䕸($ᒓﭰᒓﭼᒓﮀᒓﮄHH2萏̘萑ﳨ옕Ԁă᠆葞̘葠ﳨ(灭䕸($ᒓﮌᒓﮘᒓﮜᒓﮠHH2萏Ũ萑ﺘ옕Ԁā栆葞Ũ葠ﺘp(灭䕸(꣔펂$ᒓﭠᒓ﬈ᒓלּᒓ﮼ᛌB殨Ὃ꣇㠐ࠀÿ肀က÷HH̠ɘὊﭐЂ&#10;&#10;āὋ✠āὊﬠᛌὋ⚐ὊﮀὊ﯀⽶慲⽦潬ᛌB樠Ὃ꣇֠ⴀ㷠ĲĲтǠǠὊﳀὊﳠ&#10;&#10;āὊﲐЁᛌЀ特䥴䈯灲楶慴爯汤敲ᛌὊﰐὊὊ쀀쀀bCxὊ婢ὊﰜὊࠍil慲祉瑥쀀坯攥㈰䱟㐀쀀ﲀD⃤D⃤Ὂèèèèèèèèèèèèèèèèᒓﰴ@HHᒓﱐᒓﱔ2萏ư萑﹐옕Ԁā뀆葞ư葠﹐Q쀀皰盀盐盠盰Ὂ﷠Ὃ冠ߠ쀀᪄꟰쟒끧욣ٌ楳琠.猯坯牤萏ӈ萑טּ옕ԀĄ젆葞ӈ葠טּMacintosh HD:private:var:folders:65:651wsdyxHVeZNbCx3h3xgU+++TI:TemporaryItems:Word Work File L_4坯牤J￐ὋĀὊὊăὊﹰὊăԀὋ䱠ὊﺀăԇὋ䲐Ὃ䱰ăԇऀὋĀὋàăԇऋὋŀὋĠăԇऋഀὋ㾰Ὃ㾐ăԇऋഏὋ㿰Ὃ㿐ăԇऋഏᄀὋ䁀Ὃ䀠が弴s摹萏ࢸ萑ﳨ옕Ԁĉ葞ࢸ葠ﳨ&#10;.....++TI萏ર萑ﱘ옕Ԁċ䀆葞ર葠ﱘࠀĀ......敭灯牡..rᙊ糀ꕐ︉艀嵰렸嗗眇ﰐᢵ＆瑝⣵슐ᔞ롒ǫ蔟ጳ㌳♦晦٦晦ঙ馚ϗ਽㊏尩Ὃɀ缈ࡩ＀ᑋὊĂ慴支癡爯景̀D￷￐᏿ￔ⟿￘㯿￟拿ÿ剑硸貋龞업￰냿￳쓿ԄⰫ￴쓿￸￯냿￳엿￨觿￰뇿ￚ﾿뿿ﾱ뇿ﾣꏿﾇ蟿ｹ秿ￗ㯿￠拿ￏ쿿ﾳ돿ﾦ꛿ﾘ響ￄ쓿ﾨꟿﾚ髿ﾌ賿ｱ烿｢拿ﾭ귿ﾑ鋿ﾄ菿ｵ盿ｚ嫿ｌ䳿ﾢꋿﾆ蛿ｸ矿ｪ櫿ｎ仿ａ䃿ﾖ雿ｺ竿ｭ淿～忿￐ᓿ龟웅祷讋￨諿￧觿祸硷剒Ⱚ⬫ĂϿ/Word PD翴翴翴翿쟒ꗧD⃤HHᒓﰰᒓﰴ2Ā̘Ὃ䟰Ὂ뎰Ὂﷀă̘Ὂ돀Ὂ顰ᓂăԀ̘Ὀ긐Ὀ글ᓂЀĀ̘ὋꐐὋꐀὊ頰܀̘Ὂ쳀Ὂ첰Ὃꐠ؈̘ὅ鞐Ὂ쳰Ὂ쳐਀̘ὅ韐Ὂ촀ὅ鞰Ȅ̘Ὃ㌀ὅ韰Ὃ㋠̅܀̘Ὃ㍀Ὃ㌰Ὃ㌐䡮Љ䡳ఉ䀀浡捳獥牶ᘸꔌᘸꔘ@浡捳獥牶䀀±ꆱ쇓鏪瘵鏪躑&#10;0DFUR3URMHFW,WHPV䄗頀䃂搀䂴䰀ꀏ㉼Āႀꆱ쇓ὋېὋܐꆱ쇓ꆱ쇓ꀼ댠ꀼ뙠ꀼꍀꆱ쇓ꁚ譸ꆱ쇓ꆱ쇓ꀼ붠ꆱ쇓ꆱ쇓ꀼ抐ꀼ竐ꆱ쇓ꀼ꼠ꀼꥐὈ蠐ꀼ柠ꀻꏼ᪎砀ὈﾠὈ奐ꀼ嘰䀀浡捳獥牶ᘸꔠᘸꔤ@ꆱ쇓ꆱ쇓ꀼ댠ꀼ뙠ꀼꍀꆱ쇓ꁚ譸ꆱ쇓ꆱ쇓ꀼ붠ꆱ쇓ꆱ쇓ꀼ抐ꀼ竐ꆱ쇓ꀼ꼠Ὂ⟀鏗ꀘὊ⡰Āޭꀏ偌āᆀ铜폄铜铜컸铝应铝娨铝嗠铝䐈铝㝄铝ᬨ铝洼铜铝躄铜둀铝桄铝挜铜핀铝龄Ὃᗠ䁀䀀PὋࡰᒝ᪌㒀䷐촍ȀὋࡰ翿翿Â᠀ऒᒝ逌˄뀗˄뀘˄翿옕ԀĂ퀆葞ː葠ﺘL뿿ꗠ翴翴翴ᒝᒝᒝᒝ䀀￱HNormal䩃䩡䡭ఉ䡮Љ䡳ఉ䡴ЉX耀＀dఉЉ＀＀＀＀쇓ꀼ䁁￲£HĀDefault Paragraph Font䁩￳·`ĀTable Normal̀Ö㐆ਃl혴؀ą̀ö愃嘺͠＀＀＀＀＀＀＀＀氀氃̃̀ꆱ쇓ꀼ谀ꀼ률ꀼ栰ꆱ쇓ꆱ쇓ꀼ孀ꀼ髀ꀼ뢐ꀼ榰ꆱ쇓ꀼ䗀ꆱ쇓ꀼ䩐ꆱ쇓ꆱ쇓ꆱ쇓ꀼ燀ꆱ쇓ꆱ쇓ꆱ쇓ꀼ뗀ꆱ쇓ꀼ飀ꆱ쇓ꆱ쇓ꀼ蹐ꆱ쇓䁫￴Ã.ĀNo ListźȀᒝᒝὋࡰᒝᒝȀᨀȀ᠀ꁽ磌ꁖ았Ὃ࿨ደὀর7UDFN&amp;KDQJHV䃞鐀䂐ࠀ䃂搀䂴䰀䃍밀䁞쀀䃳谀䃚琀䃂搀䃚琀䃛簀䃄ᰀ䂳瀀&#10;濾ƅ¥㴕&#10;Table Text␅Ĥ؁䩃䩏䩑䩞䡟Ё䩡␅Ĥ؁$䩃䩏䩑䩞䡟Ё䡭ఉ䡮Љ䡳ఉ䡴Љ&#10;āV耀＀dఉЉЁ＀＀＀＀浡捳獥牶䀀汬整‴ꆱ쇓ꆱ쇓ꆱ쇓ꆱꁙ봸瞀ޣ耀Ὀၐ὇䎘耀䋆䊶䆰䊶䆰ꀻꑼĀތὃ慬捵污瑥⁉浡来⁃桥捫獵洠⡍䐭㔩Ὃᔀ鏗ꀘὉ緀Ā޽ꀼ顀Ὁꀼ셠ꀻꏼὉὊ狰Ὁꀼ壠䀀浡捳獥牶ᒓᒓ@浡捳獥牶䀀䈀䆀䖯쥳Q쟒䢯쟒㶋츼Ὀ츼Ὀ츼Ὀ츼Ὀ츼Ὀ츼Ὀ츼āὋᗐ鏛︰Ὁ緀ὊὊὉ⣐Ὁ纠ὋᔀὋᎰ鏗Ὁ緀ɩ桩潢ꀻꑼĀތ॓敬散瑩潮Ā댠ᬀὊ㰀ꁛᢨȁ઀Ὀꁛᢨȁ઀Ὁ緀Ὃࠐᒊ쀀ᓁ哀䊐䊐὇诠ꁽ礠㾀ꁽ礠㾀ꀏ㉼Āႀꆱ쇓ὋᜰὋៀꆱ쇓ꆱ쇓ꀼ댠ꀼ뙠ꀼꍀꆱ쇓ꁚ譸ꆱ쇓ꆱ쇓ꀼ붠ꆱ쇓ꆱ쇓ꀼ抐ꀼ竐ꆱ쇓ꀼ꼠ꀻꑼĀތୁ摤⁃潮瑡捴ꀻꑼĀތๅ湣特灴…⁓楧渀Ὃ⍐ꀼ댠Ὂ㓐Ὂ㣀Ὂ㔠ꀻꏼὊ㣠Ὂ㕠Ὂ㤰Ὂ㙀䀀浡捳獥牶ᒓᒓ@浡捳獥牶䀀݀Ƹ쟑椟씲逳␎ꁗ༴㽠㽠㽠ꀻꑼĀތ͐䝐ꀏ偌āⲀˑ ,勰Ὂ섰ꀀ᪅㏰᪅㐰᪏敠ꀻꏼठ᪎Ὂꡰ὇蕐䀀浡捳獥牶ᘸꓴᘸꓸ@浡捳獥牶䀀&#10;āὊ酠鏛︰ὋᬠὋ᳠Ὃ᱀Ὀ원ὋᰀὋᩰὈ쁰鏗Ὃᬠɩ桩潢ꀻꑼĀތْ敶敡氀Ὂ⩐桩潢桩潢ꁙ냘ὋᩰޫὊ酠叀嘫ꁚ耈Ǹ﻿耀਀Ὂ酰÷ᒓᓄᒓﶈ »Ὀ쁰ũ潢銅년镅Ὀ쁰ũ潢銅년镅ƸὋᩰὋᫀ鏟頨Ὂ酠Ȁx㑡㤱㘰ꀏ㉼Āႀꆱ쇓ὋᴀὋᵀꀻꑼĀތᑍ慫攠乥眠䅰灬敓捲楰琀ꁛᢨā઀Ὂ⯐ꀻꑼĀތ཭敮甠へㅦ㑡㤱㘰ꆱ쇓ꆱ쇓ꀼ댠ꀼ뙠ꀼꍀꆱ쇓ꁚ譸ꆱ쇓ꆱ쇓ꀼ붠ꆱ쇓ꆱ쇓ꀼ抐ꀼ竐ꆱ쇓ꀼ꼠ꀼꥐ὇藀ꀼ柠ꀻꏼꀼ삠Ὀﾠὅꌠꀼ嘰ꀏ㉼Āႀꆱ쇓὇辀὇逐浯畳桩潢桩潢桩潢桩潢桩潢&#13;慣捥,慣捥*慣捥)&#10;慣捥慣捥慣捥慣捥慣捥慣捥慣捥ꁙ녨ὋↀެὊ酰乀H쁰銅년镅Ὀ쁰ũ潢銅년镅Ὀ쁰ũ潢銅년镅Ὂ酰羀羀ā㘀d镅὇贀Ὃῐũ潢銅년镅Ὃῐũ潢銅년镅銅년镅Ὃↀ鏗ꀘὋẀƅEެ銅년浯畳浥湵Ϭ浥湵j浥湵i浥湵h浥湵g浥湵f浥湵e浥湵d浥湵桩潢桩潢桩潢桩潢桩潢捭摳&#13;慣捥,慣捥*慣捥)&#10;慣捥慣捥慣捥慣捥慣捥慣捥ޠ&#10;᜵̀&amp;耠␊ꁙ⶘ఉĀὊ酰ὋῐὈὋᾐQὋᱰꀼꥐ㾀㶀\憌ޠ而职簉Φ亀РὊ㰀Ὂ齰Ὂ㱠ꀻꏼὊ龐Ὂ鿰Ὂ㴀Ὂ㴐ὊꀐὊꂰὊ㹰䀀浡捳獥牶ᒓᒓ@浡捳獥牶䀀ð((āĀāĀʒ̀Vꀏ㉼Āႀꆱ쇓Ὃ⎐Ὃ␀ꆱ쇓ꆱ쇓ꀼ댠ꀼ뙠ꀼꍀꆱ쇓ꁚ譸ꀼ偠ꆱ쇓ꀼ붠ꀼ鉰ꆱ쇓ꀼ抐ꀼ蝰ꀼ竐ꀼ꼠Ὃ턠꟠鏜⇨὇Ȁ ꆱ쇓ꀼὊ㰀ὊꇰὊ㱠ꀻꏼὊꈐὊꉰὊ㴀Ὂ㴐ὊꊐὈ낰Ὂ㹰䀀浡捳獥牶ᒓᒓ@浡捳獥牶䀀Āͯ̀V耀＀dఉЉЁ＀＀＀＀ꆱ쇓ꆱ쇓ꀼ댠ꀼ뙠ꀼꍀꆱ쇓ꁚ譸ꀼ偠ꆱ쇓ꀼ붠ꆱ쇓ꆱ쇓ꀼ抐ꀼ蝰ꀼ竐ꀼ꼠Ὂ㰀Ὀ뇰Ὂ㱠ꀻꏼὈ눐Ὀ뉰Ὂ㴐Ὀ느ὈὊ㹰ὋὈ뇀鏗Ὃ짠ɩ桩潢ꀏ㉼Āႀ&#10;&#10;ꆱ쇓Ὃ┠Ὃ╠ꀻꑼĀތՓ桲敤ﾜůű죱䵕员ࠀEEὊ쯠2āὋ⚰Ὂ婢ʗὊ婢؆ꕐ︉艀嵰렸嗗眇ﰐὋŰ牤⁗潲欠䙩汥⁌ᓌ⿐&amp;ŵҁEὋ☠Ὂﭐᛎ쀀Ὂꀏ偌āↀꁛ羀羀ᓂ띰鋂➀敮录匀ތե渭啓'HIDXOW3DUDJUDSK)RQW䄃퐀䃄ᰀ䂁氀䃂搀䃚琀䁋耀䂃ꠀ䁞쀀䃂退䃂搀䂐ࠀ䃂搀䃛簀䂐ࠀ䃂搀䃝谀䃚琀䁞쀀䂼렀䃘㠀䃚琀䂃ꠀ&#10;&#13;袈袈∢∢香香ꪪꪪ뮻뮻∢∢쳌쳌ᄑᄑ∢∢㌳㌳䑄䑄啕啕晦晦睷睷翿@ꀻꑼĀް὆!ꀻꑼĀތ⭅摩瑯爠摥⁔數瑯⽁扲楲⁦楣桥楲漠獥汥捣楯湡摯TextEdit/Åpne markert filꀻꑼĀްὋ⪀テキストエディット/選択したファイルを開くꀻꑼĀްὋ⫐文本编辑/打开选定文件ꀻꑼĀްὋ⬐TextEdit/Ouvrir le fichier sélectionnéꀻꑼĀްὋ⭀&amp;ꀻꑼĀްὁ闐ꀻꑼĀްὁ限ĀὊ言Ὂ易ăὈ潐Ὂ豈ăԀὉ細Ὂăԇᓋ쾠Ὂ뽠ăԇऀὄ탠ᓅ諠ăԇऋὊ륀ὉᡐăԇऋഀᓉπăԇऋഏὉ赠Ὃ鯠ăԇऋഏᄀὋ兰Ὁ뮰ꀼ䓀ὄꁙᔸ䀦䄪⠀䀔耀᪎ᏰPt翿overwrite the existing style entry Heading 1?ꀻꑼĀތ㱄漠祯甠睩獨⁴漠潶敲睲楴攠瑨攠數楳瑩湧⁳瑹汥⁥湴特⁈敡摩湧‱㼀&#13;&amp;ORVH䄏䁰耀䃿蠀䃔က䃧쐀Ὁ淰쟒뾛욣Ὂ찐ꀏ⥌Ā⾁Ὀ텐᪋䩏䩑⡯h蜀H蠀옕Ԁąꀆ葞֠葠ﺘ䩏䩑⡯h蜀H蠀&lt;쀀&#13;ŉ옕ԀĈ瀆葞ࡰ葠ﺘ䩏䩑⡯h蜀H蠀쀀옕Ԁċ䀆葞ୀ葠ﺘ䩏䩑⡯h蜀H蠀ᓅ諰o쀀옕ԀĎဆ葞ฐ葠ﺘ䩏䩑⡯h蜀H蠀㾀㾀쀀慣捥ꀏ偌āↀꁛ羀羀Ὃ亐Ὁ쁠ᓂ띰%䔀Ā梇䢈..옕Ԁă怆葞͠葠ﲠ梇䢈...옕Ԁă葞ϰ葠ﰐ梇䢈....āހὋ㋠%ὋばὋ〠Â踀ڥ㾀ࠀὋ㏀敮ⵕ匀敮ⵕ匀ꀏ偌ā䊀畢牫@ꀻꑼĀތᑕ湦潲浡琠䍩瑡瑩潮⡳⤀萏֠萑褐옕Ԁąꀆ葞֠葠褐..A.Ԁąꀆ萏ذ萑類옕ԀĆ〆葞ذ葠類.⡯쀀ԀĆ〆A...Ὃ⟠᪏鉀Ὃ㎀ᔸ䌐 ᪏子堟Ⰽ?ᔸ䋰Ā`Zᔸ䔀Ā尐xꂠᮨr潯琀«Æ쀀쀀ȃЅ؇ࠉ਋఍ฏၜ浥獥湟啓y灥噣汩敮瑙獥獳楯湩摗捯畮瑥牕敮瑲祔湡浥噯扪散瑘扥桡癩Ὃ㑰Ὃ㕐Ὃ㕐Ὃ㓠d匱㑚p&lt;&lt;,&lt;ὋⵐꂠհὋ㓠Ὃⵐ&lt;ᔸ䖀ᔸ䗠ᔸᔹസᔹྨᔹ楠ᔹ楐ᔹᗘ闧ঠ“Ŝ浥Ὃ㎠ꂠ啰ᯑᯒᔹ楠摗捯畮瑥牕敮瑲祔湡浥噯扪散ꂠἠꂠ鍠潳潦琠坯ĀὊ顰Ὂ頰ăᓂὈ글ăԀᓂᓂăԇὋꐀὊ뎰ăԇऀὊ鰰ὋꐠăԇऋὊ첰Ὂ鱐ăԇऋഀὊ쳰Ὂ쳐ăԇऋഏὅ陰ὅ限ăԇऋഏᄀὋ㋠ὅ隠琄ऀ Pð翿X老＀dఉЉ＀＀＀＀쀀쟒섓c塔Ὃ㍀ὋĐὋ㟐Ὃ㠠㾀㾀ꀏ偌ā⒀Ὁ淀坻匭ႅ爎Ꮔ激Ꮔ激Ꮔ激ݒߠͨ䪎ͨ䪎坻匭坻匭坻匭坻匭坻匭坻匭㻽⫾㻽⫾㻽⫾ꆱ쇓ꆱ쇓ꆱ쇓ꆱ쇓ꆱ쇓ꆱ쇓ꀼ坐ꆱ쇓ꀼ筐ꀼꃰꆱ쇓ꆱ쇓ꆱ쇓ꆱ쇓ꀼ焰ꀼ쌰ꆱ쇓ꆱ쇓ꆱ쇓ꆱ쇓ꆱ쇓ꆱ쇓ꀼ楐ꀼ唰ꀼ븠ꀼꅀꀼ꽀ꆱ쇓ꀼ劀ꀼ웰ꀼ졀ꆱ쇓὇蝀᪌᪌᪌᪌᪌᪌὇὇὇᪌὇὇ꀻꑼЀތལ潭⹳歹灥⹳歹灥ꀻꑼĀތୣ桡瑓敲癩捥*ͨ䪎ݒߠႅ爎Ꮔ激Ὰ仂㻽⫾坻匭翿ͨ䪎ﻤᶔ࿿࿿࿿࿿࿿࿿࿿࿿࿿峐ᒝݒߠ쓔竊࿿࿿࿿࿿࿿࿿࿿࿿࿿懐ᒝႅ爎ꕞꂜ࿿࿿࿿࿿࿿࿿࿿࿿࿿曐ᒝᏄ激鲆⽔࿿࿿࿿࿿࿿࿿࿿࿿࿿毐ᒝᾺ仂࿿烰ᒝ㻽⫾ზK࿿࿿࿿࿿࿿࿿Ὃрᒝ豈㻅䟑࿿Â֘쀀쟒郻¹Ὂ슈Ὂ슸Ɣ½¹Ὂ슠쀀쟒즋ǉĒꁕ蛌Ὃ㰨ᒊﲤ݀녃怀ꀻꑼĀތᕅ獩歡瑳敬支慶慡⁫當慴ꀻꑼĀތὖ潯牶敲瑯湩湧⽏灥渠慦扥敬摩湧敮Podgląd/Otwórz obrazkiPrevisualizar/abrir imágenesꀻꑼĀްὋ㱠미리보기/이미지 열기ꀻꑼĀްὋ㲰ꀻꑼĀް὆⫠씰됋᪎ꀏ偌āኀѐ䵕员ࠀὀᦐÀ퀀᭜ᠿ죖鵃ᓶׂ㿒﮸l³耀᫚犄b³l梇䢈䮐.옕Ԁā뀆葞ư葠﹐梇䢈Ὃİ쀀옕ԀĂ䀆葞ɀ葠ﷀ梇䢈.옕ԀĂ퀆葞ː葠ﴰ۷0(灭䕸(P/翿lders/65/651wsdyxHVeZNbCx3h3xgU+++TI/TemporaryItems/Word Work File L_4塔ὋӰ쀀쟒톗c萏ನ萑﯈옕ԀĎဆ葞ನ葠﯈㾀.......萏ຠ萑טּ옕Ԁď砆葞ຠ葠טּ0........쟒톗Gɬ@萏რ萑褐옕ԀĒ䠆葞რ葠褐Ὃ㷰.........眰着睐睠睰Ὂ︰Ὁ믐 ꆱ쇓幎㸬὇ꥀࠠ刐ᓊꆱ쇓ꆱ쇓ꆱ쇓ꆱ쇓ꆱ쇓ꆱ쇓᪅傀ꆱ쇓ꆱ쇓ꆱ쇓幎㸬幎㸬᪀籐ꆱ쇓ꆱ쇓὆滐ೀ᪀禰Ὂꆱ쇓ꆱ쇓ꆱ쇓幎㸬幎㸬쳐幎㸬ĀὋ䲰Ὂ뎰ăὈ긠Ὀ글ăԀὋŠὊ頰ăԇᓂὊ顐ăԇऀᓂᓂăԇऋὋꐠὋꐀăԇऋഀὊ첰ὋꑀăԇऋഏὋ㋠Ὂ쳐ăԇऋഏᄀὋ㌐Ὂ쳰＀dP翿＀䀃l¥㴕Heading 3␆Ƥጀ᐀㰦䀂࠵腊䌀ᩊ伀Ŋ儀Ŋ愀ᨀ␆Ƥጀ᐀㰦䀂 ðð&lt;XP翿ႅ爎Ꮔ激Ꮔ激Ꮔ激ݒߠͨ䪎ͨ䪎坻匭坻匭坻匭坻匭ĀὊ顰Ὂ頰ăᓂὈ글ăԀᓂᓂăԇὋꐀὊ뎰ăԇऀὊ첰ὋꐠăԇऋὊ쳰Ὂ쳐ăԇऋഀὅ铀ὅ钠ăԇऋഏὋ㋠ὅ铠ăԇऋഏᄀὊ鯐Ὃ㌐&#13;὆Ὀꏠ὇슀᪍ภᓉὁ軐ὁ輀ὁⵠᕀꀼ냰绐὇슀䲰ὉグὉバὉヰ᪏鐰ꀼ냰὇쉠Öppna webbadressPa翿ng 4␆Ƥጀ᐀㰦䀃࠵腊䌀᱊愀ᰀ ðð&lt;X老＀dఉЉ＀＀＀＀Pa翿ng 9 ðð&lt;X耀＀dఉЉ＀＀＀＀쀀씰띷쟒ꘟĀὅ销Ὂ頰ăὊ顰Ὀ글ăԀᓂᓂăԇὋꐀὊ뎰ăԇऀὅ閐Ὃꐠăԇऋὅ闐ὅ閰ăԇऋഀὊ쳐Ὂ첰ăԇऋഏὋ㋠Ὂ쳰ăԇऋഏᄀὊ鰀Ὃ㌐䡳ఉ䡴ЉꀻꑼĀތᡓ歹灥⽅湶潹敲⁵渠浥獳慧攀Skype/傳送訊息ꀻꑼĀްὋ䦠&#10;ꀻꑼȀތቓ歹灥⽓敮搠䵥獳慧攀ꀻꑼĀތᑓ歹灥⽅湶楡爠浥湳慪攀ꀻꑼĀތፓ歹灥⽓瑵畲⁢敲楣桴ꀻꑼĀތᕓ歹灥⽅湶楡爠䵥湳慧敭ꀻꑼĀތᵓ歹灥⽓潦潲瑮慣桲楣桴⁳敮摥渠Skype/Poslat zprávuꀻꑼĀްὋ䪀ꀻꑼĀސ粗體ꆱ쇓ꆱ쇓ꆱ쇓&lt;㷅$ᒓﱌᒓﱘᒓﱜᒓﱠ꩕꩕꩕꩕۷耀翿0èèèèèèèèèèèèèèèè耀@HHᒓﱬᒓﱰ2梇䢈储ꆱ쇓ꀏ㉼Āႀ @ 0!ꆱ쇓Ὃ滐Ὃ濐Ὃ熰..萏ۀ萑ﵸ옕ԀĈ瀆葞ۀ葠ﵸpk....벟쀀[.쁛Ͷ慲ᒝᒝᒝᒝ䁫￴Ã.ĀNo List䅐∯䅰灬楣慴楯湳⽍楣牯獯晴⁏晦楣攠㈰〴⽏晦楣支䵩捲潳潦琠佦晩捥∀䥴Ζᒝ栕D⃤ꀻꑼȀތ㥌畣楤愠楳⁡⁲敧楳瑥牥搠瑲慤敭慲欠潦⁂楧敬潷…⁈潬浥猠䥮挮ꀻꑼȀތ᭨瑴瀺⼯睷眮慧晡浯湯瑹灥⹣潭ꀻꑼȀތ㉨瑴瀺⼯睷眮慧晡浯湯瑹灥⹣潭⽨瑭氯瑹灥⽬楣敮獥⹨瑭氀옕ԀĂ퀆葞ː葠ﺘꀻꑼ̀ސBoldꀏ⚬ĀᆆὋ琐ꀏ㉼Āႀ%@%0Mꆱ쇓Ὃ嗰Ὃ困ꆱ쇓ꆱ쇓ꆱ쇓Ὃ䫀ꆱ쇓ꆱ쇓ꆱ쇓ꀏ㉼ĀႀVV`ꆱ쇓Á퐀½ꀻꑼĀސAlternate Forms of HyphenꀻꑼȀތᡷ睷⹢楧敬潷慮摨潬浥献捯洀ꀻꑼĀސ&quot;Alternate Forms of Superscript OneꀻꑼĀސAlternate Forms of TwoꀻꑼȀތ㝄漠湯琠捯灹⸠䍡汬⁕十‸㐷ⴷㄸⴰ㐰〠啋‴㐨〩ㄷ㌷‷㘵㤵㤮ꀻꑼĀސAlternate Forms of ZeroꀻꑼĀސAlternate Forms of Oneᒓﰬᒓﰼᒓﱀᒓﱄ꩕꩕꩕꩕ᄑ뮻ᄑ뮻ᄑ뮻ᄑ뮻.........㾀㾀쟒滷ꁽ瀄&lt;㷅$梇䢈怀鍗ꀻꑼĀސAlternate Forms of ThreeꀻꑼĀސAlternate Forms of FourꀻꑼĀސAlternate Forms of FiveꀻꑼĀސAlternate Forms of SixꀻꑼĀސAlternate Forms of SevenꀻꑼĀސAlternate Forms of Eightꀏ㉼Āႀꆱ쇓Ὃ䫐Ὃ伀ꀏ㉼Āႀꆱ쇓Ὃ仰Ὃ䱐ꀻꑼĀސAlternate Forms of NineꀻꑼĀސAlternate Forms of Rupee SignꀻꑼĀސ'Alternate Forms of Registered TrademarkꀻꑼĀސ#Alternate Forms of Feminine OrdinalꀻꑼĀސ$Alternate Forms of Masculine OrdinalꀻꑼĀސAlternate Forms of Apple Logoꆱ쇓ꆱ쇓ꆱ쇓ꆱ쇓&#13;ꆱ쇓ꆱ쇓ꆱ쇓ēꆱ쇓Đꆱ쇓ꆱ쇓ąĉęăĔČĎĂėꆱ쇓ꆱ쇓ꆱ쇓ꆱ쇓Ĩꆱ쇓ꆱ쇓ĊďĈꆱ쇓ꆱ쇓ꆱ쇓čćĕĜꆱ쇓ꆱ쇓ꆱ쇓Ęꆱ쇓ěĄꆱ쇓ꆱ쇓ꆱ쇓Ćꆱ쇓ĒđὋ偠ꀼ簠ꀼ蟀Ὃ侠Ὃ丠Ὃ买Ὃ猀ꀼ뛐ꀼ은ꀼ蟐ꀼ伐ꀼ뉠ꀼ뛐ꀼ耰ꀼ䊠ꀼ관ꀼ帠ꀼ빀ꀼ耰ꀼ쩠ꀼ诰ꀼ싀ꀼ결ꀼ쑐Ὃ䶠ꀼ宀ꀼ匰ꀼꨀꀼ싀ꀼ럐Ὃ䷰ꀼ씰ꀼ럐ꀼ儐ꀼ조ꀼ䐰ꀼ弰ꀻꑼĀސ'Alternate Forms of Closing Double QuoteꀻꑼĀސ'Alternate Forms of Closing Single QuoteꀻꑼĀސ&amp;Alternate Forms of Upper-case Dotted IꀻꑼĀސ%Alternate Forms of Lower-case D-caronꀻꑼĀސ%Alternate Forms of Upper-case L-caronꀻꑼĀސ%Alternate Forms of Lower-case L-caronꀻꑼĀސ%Alternate Forms of Lower-case T-caronꀻꑼĀސ(Alternate Forms of Upper-case Iota-tonosꀻꑼĀސ&quot;Alternate Forms of Upper-case IotaꀻꑼĀސ,Alternate Forms of Upper-case Iota-dialytikaꀻꑼĀސ)Alternate Forms of Upper-case Cyrillic YiꀻꑼĀސ)Alternate Forms of Upper-case Cyrillic UkꀻꑼĀސ)Alternate Forms of Lower-case Cyrillic UkꀻꑼĀސ0Alternate Forms of Upper-case A-circumflex-acuteꀻꑼĀސ0Alternate Forms of Lower-case A-circumflex-acuteꀻꑼĀސ0Alternate Forms of Upper-case A-circumflex-graveꀻꑼĀސ0Alternate Forms of Lower-case A-circumflex-graveꀻꑼĀސ/Alternate Forms of Upper-case A-circumflex-hookꀻꑼĀސ/Alternate Forms of Lower-case A-circumflex-hookꀻꑼĀސ0Alternate Forms of Upper-case E-circumflex-acuteꀻꑼĀސ0Alternate Forms of Lower-case E-circumflex-acuteꀻꑼĀސ0Alternate Forms of Upper-case E-circumflex-graveꀻꑼĀސ0Alternate Forms of Lower-case E-circumflex-graveꀻꑼĀސ/Alternate Forms of Upper-case E-circumflex-hookꀻꑼĀސ/Alternate Forms of Lower-case E-circumflex-hookꀻꑼĀސ0Alternate Forms of Upper-case O-circumflex-acuteꀻꑼĀސ0Alternate Forms of Lower-case O-circumflex-acuteꀻꑼĀސ0Alternate Forms of Upper-case O-circumflex-graveꀻꑼĀސ0Alternate Forms of Lower-case O-circumflex-graveꀻꑼĀސ/Alternate Forms of Upper-case O-circumflex-hookꀻꑼĀސ/Alternate Forms of Lower-case O-circumflex-hookὋ旐ꆱ쇓ꆱ쇓ꆱ쇓䱵捩摡䝲慮摥ⵂ潬搀dꀻꑼȀސFedꀏ㉼Āႀꆱ쇓Ὃ伐Ὃ敐Ὃ擰ꀏ㉼Āႀꆱ쇓Ὃ斠Ὃ新ꆱ쇓ꆱ쇓ꆱ쇓Ὃ擰ꆱ쇓ꆱ쇓ꆱ쇓ꀻꑼȀސFettꀏ㉼Āႀꆱ쇓Ὃ旀Ὃ撰ꆱ쇓ꆱ쇓ꆱ쇓Ὃ桠ꆱ쇓ꆱ쇓ꆱ쇓ꀻꑼȀސGrassettoὋ晠ꆱ쇓ꆱ쇓ꆱ쇓Ὃ晠ꀏ㉼Āႀꆱ쇓Ὃ擀Ὃ曰Ὃ旐ꆱ쇓ꆱ쇓ꆱ쇓ꀏ㉼Āႀꆱ쇓Ὃ最Ὃ材Ὃ买ꆱ쇓ꆱ쇓ꆱ쇓ꀻꑼȀސPuolilihavaꀏ㉼Āႀꆱ쇓Ὃ杠Ὃ柠Ὃ杰ꀏ㉼Āႀꆱ쇓Ὃ栰Ὃ桀ꆱ쇓ꆱ쇓ꆱ쇓Ὃ杰ꆱ쇓ꆱ쇓ꆱ쇓ꀻꑼȀސGrasꀏ㉼Āႀꆱ쇓Ὃ桐Ὃ检Ὃ桠ꀏ㉼Āႀꆱ쇓Ὃ昰Ὃ晀ꆱ쇓ꆱ쇓ꆱ쇓Ὃ渠ꆱ쇓ꆱ쇓ꆱ쇓ꀻꑼȀސЖирныйꀏ㉼Āႀꆱ쇓Ὃ椰Ὃ榠Ὃ楀ꀏ㉼Āႀꆱ쇓Ὃ槰Ὃ樀ꆱ쇓ꆱ쇓ꆱ쇓Ὃ楀ꀏ㉼Āႀꆱ쇓Ὃ晐Ὃ暀ꀏ㉼Āႀꆱ쇓Ὃ暐Ὃ暠ꆱ쇓ꆱ쇓ꆱ쇓ꀻꑼȀސボールドꀏ㉼Āႀꆱ쇓Ὃ檐Ὃ欀Ὃ檠ꀏ㉼Āႀꆱ쇓Ὃ歐Ὃ歠ꆱ쇓ꆱ쇓ꆱ쇓Ὃ檠ꆱ쇓ꆱ쇓ꆱ쇓ꀻꑼȀސ볼드체ꀏ㉼Āႀꆱ쇓Ὃ歰Ὃ毠Ὃ殀ꀏ㉼Āႀꆱ쇓Ὃ氰Ὃ汀ꆱ쇓ꆱ쇓ꆱ쇓Ὃ殀ꆱ쇓ꆱ쇓ꆱ쇓ꀻꑼȀސVetꀏ㉼Āႀꆱ쇓Ὃ汐Ὃ泀Ὃ池ꀏ㉼Āႀꆱ쇓Ὃ洐Ὃ洠ꆱ쇓ꆱ쇓ꆱ쇓Ὃ池ꆱ쇓ꆱ쇓ꆱ쇓ꀻꑼȀސFetꀏ㉼Āႀꆱ쇓Ὃ洰Ὃ涠Ὃ浀ꀏ㉼Āႀꆱ쇓Ὃ淰Ὃ渀ꆱ쇓ꆱ쇓ꆱ쇓Ὃ浀ꆱ쇓ꆱ쇓ꆱ쇓ꀻꑼȀސNegritoꀏ㉼Āႀꆱ쇓Ὃ渐Ὃ満Ὃ渠ꀏ㉼Āႀꆱ쇓Ὃ椐Ὃ椠뒀뺀뿠ꆱ쇓ꃀ鰰ꍰꆱ쇓ꆱ쇓섰髠꜠쏰검ꆱ쇓退ꈐꆱ쇓ꆱ쇓ꆱ쇓ꆱ쇓몀馀飰ꓐ댰믐齠낀ꆱ쇓꧐귐ꆱ쇓ꆱ쇓ꆱ쇓ꆱ쇓ꆱ쇓ꆱ쇓ꆱ쇓뗐ꆱ쇓ꆱ쇓ꆱ쇓ꆱ쇓ꆱ쇓ꆱ쇓ꆱ쇓ꆱ쇓봰赠꘠ꆱ쇓ꆱ쇓ꢀ슠ꆱ쇓꼠ꆱ쇓ꆱ쇓ꆱ쇓ꆱ쇓ꆱ쇓뇐ꬰὋ浠Ὃ焀Ὃ煐Ὃ暰Ὃ攐Ὃ枠Ὃ燀Ὃ厰Ὃ梀Ὃ犠Ὃ櫀Ὃ传Ὃ朐Ὃ源Ὃ印Ὃ敠Ὃ柰Ὃ泐Ὃ楠Ὃ旰Ὃ毰Ὃ樐Ὃ欐Ὃ涰Ὃ榰Ὃ亰Ὃ湀Ὃ棐Ὃ牐Ὃ殠Ὃ沀Ὃ橐ꆱ쇓ꆱ쇓ꆱ쇓ꀻꑼȀސFetꀏ㉼Āႀꆱ쇓Ὃ烐Ὃ煀Ὃ烠ꀏ㉼Āႀꆱ쇓Ὃ熐Ὃ熠ꆱ쇓ꆱ쇓ꆱ쇓Ὃ烠ꀻꑼȀސ粗体ꀏ㉼Āႀꆱ쇓Ὃ爀Ὃ爐ꆱ쇓ꆱ쇓ꆱ쇓Ὃ熰ꆱ쇓ꆱ쇓ꆱ쇓ꀻꑼȀސNegritaꀏ㉼Āႀꆱ쇓Ὃ爠Ὃ犐Ὃ爰ꀏ㉼Āႀꆱ쇓Ὃ狠Ὃ狰ꆱ쇓ꆱ쇓ꆱ쇓Ὃ爰ꀻꑼȀތףּ潰祲楧桴₩‱㤸㤠䉩来汯眠☠䡯汭敳Ⱐ䥮挮⁁汬⁲楧桴猠牥獥牶敤⸠䱵捩摡⁩猠愠瑲慤敭慲欠潦⁂楧敬潷…⁈潬浥猠䥮挮⁲敧楳瑥牥搠楮⁴桥⁕⹓⸠偡瑥湴⁡湤⁔牡摥浡牫⁏晦楣攠慮搠潴桥爠橵物獤楣瑩潮献⁌畣楤愠瑹灥晡捥⁤敳楧湳⁣牥慴敤⁢礠䭲楳⁈潬浥猠慮搠䍨慲汥猠䉩来汯眮ꀻꀈꀻꀈꀻꀈꀻꀈꀻꀈꀻꀈὋ瑠ꀻꀈꀻꀈꀻꀈꀻꀈꀻꀈ'ꀏ⿜Āኀ&lt;&lt;Ὃ璀&#13;빉堐㽔현䃪曀䃙땀䄉ʠ䃸쾿䄙畠䄌㽫漫㽈率㾑慗梇䢈()옕ԀĈ瀆葞ࡰ葠ﺘ梇䢈&quot;.&#13;옕Ԁĉ葞৘葠ﺘ梇䢈*.&#10;6옕Ԁċ䀆葞ୀ葠ﺘ梇䢈6.6옕ԀČ꠆葞ನ葠ﺘ䩏䩑⡯h蜀H蠀ě쾰ṑ쾰쀀ደ옕ԀĂ퀆葞ː葠ﺘo쀀(灭䕸(ǸṲ찼&lt;㷅$ᒓﱨᒓﱴᒓﱸᒓﱼ꩕꩕꩕꩕۷醌ꫨ醇끤醊0èèèèèèèèèèèèèèèè㾀@HHᒓﲈᒓﲌ2ᄑ뮻ᄑ뮻ᄑ뮻ᄑ뮻(灭䕸(&lt;㷅$ᒓﲄᒓﲐᒓﲔᒓﲘ꩕꩕꩕꩕۷翿0옕Ԁąꀆ葞֠葠ﺘ梇䢈.옕ԀĈ瀆葞ࡰ葠ｌ梇䢈.&#13;옕Ԁċ䀆葞ୀ葠ﺘ梇䢈.&#10;옕ԀĎဆ葞ฐ葠ﺘ梇䢈.옕ԀĐ葞რ葠ｌ梇䢈.옕Ԁē뀆葞Ꮀ葠ﺘ梇䢈.۷뾀䋰0èèèèèèèèèèèèèèèè쀀쀀Ù@ᘸ踄ᒓﺄᒓﺈᒓﴈ۷翿湉I䌾0èèèèèèèèèèèèèèèèက@ꁙᔸ䁞씈䄪⠀䀔耀Ὁ碰ꀭꀻꑼĀތཆ楮摥爯䅮穥楧敮ꀏ㉼Āႀ ꆱ쇓὆᪎瞀Ὃ가Ὃ가Ὃ가Ὃ가Ὃ가&lt;ᥓ̘ṅ㽠㾀HHᒓﳜᒓﳠ2ᄑ뮻ᄑ뮻ᄑ뮻ᄑ뮻6W\OHV䂽鐀䂃ꠀ䂷䁋耀䃄ᰀ䂳瀀ꀏ偌āᲀ᥎勰㻿＀㻿＀㻿＀㾀幎㸬幎㸬᪀籐ࠠ刐ᓊೀ᪀禰὇ꥀὊꆱ쇓ꆱ쇓᪅傀ꆱ쇓ꆱ쇓ꆱ쇓ʀᅋ캸崘ꀭ厨̘ṅŠṅЃ&#13;﷽﷽﷽&#10;ﯻﯻﯻ辏辏辏&#13;﻾﻾﻾ꆱ쇓xטᄽ織.ᚓꀭ储ꆱ쇓ꀭ崘ꀭ峸卸ʠṲ츴ꀏ偌āⲀˈ ,勰ὊꀀᬀᬀꀻꑼĀްὀ槀梇䢈쇓ꀭ䨨ꀏ偌ā⮀Ὃ瘐Ǹ鎀垐鎋ၬὋ緐Ṳ찼ꀏ偌āⲀɮ ꁗ༴Ὃ纐ꀀꀏ偌ā⮀Ὃ締ʠ鎀垐鎋ၬὊ묰Ṳ츴ꀏ偌āⲀɯ  ꁗ༴Ὃ罐ꀀὋ襰Ὃ绰Ὃ羰Ā0F̀HVꆱ쇓Ā3䀀䁀䆐䆈䀀䁀䆐䆈䃠䃀䄀䅀䄀ꀏ偌ā⮀Ὃ觐Μ鎀垐鎋ၬὋ觠Ṳ멜ꀏ偌āⲀɰ ,ꁗ༴Ὃ聰ꀀꀏ偌ā⮀Ὃ觰T鎀垐鎋ၬὋ膐Ṳ뷸\ౣЀꀏ偌āⲀɱ ꁗ༴Ὃ脰ꀀ͈Ṳ빌ꀏ偌ā⮀Ὃ舀͈鎀垐鎋ၬὋ艰Ṳ빌N羴ကVꀏ偌āⲀɲ&#10; (ꁗ༴Ὃ舐ꀀꔔ䁱鞜G୵Ὃ胐Ὃ膠Ὃ芀Ѐल獒ఀ?൵翵䀀䁀䆐䆈䀀䁀䆐䆈䃠䃀䄀䅀䄀ꀏ偌āⲀɳ  勰Ὃ衰ꀀꀏ偌āᲀ᥏勰㻿＀㻿＀㻿＀㾀ꀏ偌āⲀɷ  ꁗ༴Ὃ賀ꀀꀏ偌ā⮀Ὃ贰۠鎀垐鎋ၬὋ赀Ṇ鎐ꀏ偌āⲀɸ Pꁗ༴Ὃ葀ꀀὋ菠Ὃ蒠㊼犬൴箔က暔൵翼⡀䮟皊䆰䆈䃠䆈䃠䆈ꀏ偌ā⮀Ὃ赠Р鎀垐鎋ၬὋ藀Ṇ獨嶅ꀏ偌āⲀɹ 0ꁗ༴Ὃ蕠ꀀXṆ瞈ꀏ偌ā⮀Ὃ蘰X鎀垐鎋ၬὋ蚠Ṇ瞈Dꀏ偌āⲀɺ ꁗ༴Ὃ虀ꀀѸṆ矠羳ఀ∺瀔Ↄ鞜ు翿Ͱᄶሌ옕ԀĐ葞რ葠ﺘ䩏䩑⡯h蜀H蠀쀀옕Ԁē뀆葞Ꮀ葠ﺘ䩏䩑⡯h蜀H蠀o쀀옕ԀĖ耆葞 葠ﺘ䩏䩑⡯h蜀H蠀쀀옕Ԁę倆葞ᥐ葠ﺘ梇䢈.ె옕ԀĂ퀆葞ː葠ﺘ梇䢈.ꀏ偌ā⮀Ὃ糐ʀ鎀垐鎋ၬὋ糠ᅋ캸HHᒓﲤᒓﲨ2ꀏ偌ā⮀Ὁฐʠ鎀垐鎋ၬὋ紐Ṳ즜ꀏ偌āⲀɭ  ꁗ༴Ὃ褐ꀀΜṲ멜县TṲ뷸ꀏ偌ā⮀Ὃ糰̘鎀垐鎋ၬὋ緀ṅꀏ偌āⲀɴ $ꁗ༴Ὃ言ꀀꀏ偌ā⮀Ὃ紀Š鎀垐鎋ၬὋ筀ṅꀏ偌āⲀɵ ꁗ༴Ὃ諀ꀀꀏ偌ā⮀Ὃ筐̘鎀垐鎋ၬὋ筠ṅꀏ偌āⲀɶ $ꁗ༴Ὃ讀ꀀ瀡䦃鰀ౢὋ詠Ὃ謠Ὃ诠䆀䆈䁀䆈䄐䂠䂀䅠䄀ˀṆ郐ꀏ偌ā⮀Ὃ貰ˀ鎀垐鎋ၬὋ贠Ṇ郐翾だ۠Ṇ鎐矽だ瀔Ↄ鰀矽だРṆ獨ꀏ偌ā⮀Ὃ蜐Ѹ鎀垐鎋ၬὋ蜠Ṇ矠ꀏ偌āⲀɻ&#13; 4ꁗ༴Ὃ走ꀀὋ藐Ὃ蚰Ὃ跐䆰䆈䃀䆈䃀䆈Lähetä tiedosto Bluetooth-laitteelle...Verstuur bestand naar Bluetooth-apparaat…䰀䂐ࠀWyślij plik do urządzenia Bluetooth...ꀻꑼĀތ⩅湶楡爠慲捨楶漠慬⁤楳灯獩瑩癯⁂汵整潯瑨⸮⸀파일을 Bluetooth 장비로 전송...ꀻꑼĀްὉᥠ!ꀻꑼĀތὣ潭⹡灰汥⹂汵整潯瑨䙩汥䕸捨慮来&#10;Article .³옕ԀĄ㠆葞葠梇䢈Section .떴헕옕ԀĂ퀆葞ː葠﹐梇䢈鯠ꀼ晐ꀼ웰ꆱ쇓ꆱ쇓ꆱ쇓ꆱ쇓ꀼ遀ꆱ쇓ꀼ筐ꀼ吐ꆱ쇓ꆱ쇓ꆱ쇓ꆱ쇓ꀼ쌰ꀼ焰ꀼ꼀ꆱ쇓ꆱ쇓ꆱ쇓ꆱ쇓ꀼ魠ꀼ唰ꀼ楐ꀼ羠ꀼ蟰ꀼꅀꀼ叠ꀼ븠ꀼ薀ꀼ劀ꀼ뷰ꀼ붰ꀼ붰ꀼ붰ꀼ붰ꀼ붰ꀼ붰ꀼ붰ꀼ붰ꀼ붰ꀼ붰ꀼ붰ꀼ붰ꀼ붰ꀼ붰ꀼ붰ꀼ붰ꀼ붰ꀼ붰ꀼ붰ꀻꑼĀތᥭ慫敓瑩捫祆牯浔數瑓敲癩捥ꀻꑼĀތ㈯䅰灬楣慴楯湳⽓瑩捫楥献慰瀯䍯湴敮瑳⽍慣体⽓瑩捫楥猀ꀏ偌ā⒀ὁ躠ᓉὋ鉀̀ꁃὊὋ銄Ὁ朠Ὃ鍰푰쒠ᓉὋ銠ꁃ̀䰄Ὂഐ!Ὃ鉀쒠푰ీഐ蘿切練ﮀﱐﴠﷰﻀﾐ`İȀːΠѰՀؐ۠ްࢀॐਠ̀ᡀŠᄶ⍀ꀏ偌ā⦀鑽᯸Ὃ鏄Ὃ鏐Ὁ祰ὀῐ䀴蝀䄪⠀䀔耀ꀏ偌ā⦀鑽᯸Ὃ鐴Ὃ鑀Ὂ검Ὁ䭠䁏㛰䅉᠀䀯耀ꀏ偌āᲀᦂꁗၴὋ骐㾀䀀獥牶ᒓﷸᒓ﷼@Macintosh HD:Users:scoot:Documents:Microsoft User Data:NormalĀ὆Ὀ턐鏘᫜Ѱɩߜ桩潢獥牶䀀獥牶䀀獥牶䀀獥牶䀀(Ὃ阬限@ ᒓﰐƐ్慣楮瑯獨⁈䐀셲⟹䠫_疫َ潲浡氀&#10;㇮쇤圸呎䵓坄ठ䵩捲潳潦琠啳敲⁄慴愀셱赉쇤䙴_疫_畖_瓓W㯷=䵡捩湴潳栠䡄㩕獥牳㩳捯潴㩄潣畭敮瑳㩍楣牯獯晴⁕獥爠䑡瑡㩎潲浡氀NormalMacintosh HD0啳敲猯獣潯琯䑯捵浥湴猯䵩捲潳潦琠啳敲⁄慴愯乯牭慬⼀὆翐Ɛꀏ偌ā⮀Ὃ蝀Ͱ鎀垐鎋ၬὊ챠ᄶሌꀏ偌ā⚀鑽ᰘὋ颐Ὃ颐鑽耘鑽᜜ꁪ醰᪄꟰ὄ춠胐Ȁ䁝䲠ὈP᪍╔污瑮ꀏ偌āⲀɼ ,勰Ὃ預ꀀꀏ偌ā⮀Ὃ鎐Š鎀垐鎋ၬὋ鎠ᄶ⍀ꀏ偌ȁⲀɽ ,勰Ὃ饰ꀀHHᒓﳀᒓﳄ2ꀏ偌ā⒀Ὃ⻐즐燠ꀏ偌ā㦀㾀㾀Ὃ駐䄰䄀䄰䄀鎾䆈鎓㘠＀＀＀ÿ＀ÿÿÿ萏ຠ萑טּ옕Ԁď砆葞ຠ葠טּ쟐攛㽨㾀(灭䕸(&lt;㷅$ᒓﳘᒓﳤᒓﳨᒓﳬ꩕꩕꩕꩕ĀὋ기Ὃ鴠ὈὋ鳠镅ὋꄐὋ鴠ũ潢銅년镅Ὃ鴠ũ潢銅년镅銅년镅Ὃ鲐鏗ꀘὋ괠ƅE߄銅년镅ꀏ㉼Āႀꆱ쇓Ὃ鶰Ὃ鷰Ā㰀ᬀꆱ쇓ꆱ쇓ꀼ댠ꀼ뙠ꀼꍀꆱ쇓ꁚ譸ꀼ偠ꆱ쇓ꀼ붠ꀼ鉰ꆱ쇓ꀼ抐ꀼ蝰ꀼ竐ꀼ꼠Ὂ㰀Ὂ㱀Ὂ㱠ꀻꏼὊ㲀Ὂ㳠Ὂ㴀Ὂ㴐Ὂ㵰Ὂ㷰Ὂ㹰䀀浡捳獥牶ᒓᒓ@ᬀꀻꑼĀތ཭敮甠へㅦ㐸昸㐰Ὀ遰댠ᬀ̱〶浯畳桩潢桩潢桩潢桩潢桩潢&#13;慣捥,慣捥*慣捥)&#10;慣捥慣捥慣捥慣捥慣捥慣捥ť湵銅년浯畳浥湵Ϭ浥湵j浥湵i浥湵h浥湵g浥湵f浥湵e浥湵d浥湵桩潢桩潢桩潢桩潢桩潢捭摳" style:num-format="1" text:display-levels="8">
        <style:list-level-properties text:list-level-position-and-space-mode="label-alignment">
          <style:list-level-label-alignment text:label-followed-by="listtab"/>
        </style:list-level-properties>
      </text:list-level-style-number>
      <text:list-level-style-number text:level="9" style:num-suffix=".罿罿䩏䩑⡯h蜀H蠀A褀Ὂ廰옕ԀĂ퀆葞ː葠ﺘ쀀ꆱ쇓ꀻꑼĀތᝁ湴数物浡⽁灲椠業浡杩湥Просмотреть/Открыть изображенияꀻꑼĀްὈ꺠預覽程式/打開影像ꀻꑼĀްὈ껰Vis eksempel på/åbn billederꀻꑼĀްὈ꼠ꀻꑼĀްὋ㰰㶀Y憌漤而职簉Φ亀РꀻꑼĀްὊ饠4耀翿44耀翿4㶀Y憌焜而职簉Φ亀РꀻꑼȀތቐ䝐⽅湣特灴…⁓楧渀PGP/Verschlüsseln und Signierenꀏ㉼Āႀꆱ쇓Ὀ냰Ὀ널ꀼ筐ꆱ쇓ꆱ쇓ꆱ쇓ꀼ劀ꀼ웰ꀼ唰ꆱ쇓ὊꋐὈ끐ὊꋠὈ끐浡捳浭捡䀀ꆱ쇓쀀쟒鲏댠ꀼ뙠ꀼꍀꆱ쇓ꆱ쇓ꀼ偠ꆱ쇓ꀼ붠ꀼ鉰ꆱ쇓ꀼ抐ꀼ蝰ꀼ竐ꀼὊ㰀Ὃ鏗ꀘὋ짠Ā ߉὇ꤰ὇ꀏ⚬Āᆄꀼ鬠ꀼ䚐ꀏ㉼Āႀꆱ쇓Ὀ뉐Ὀ뉠ꆱ쇓ꆱ쇓ꀼ唰ꆱ쇓ꀼ볠ꀻꑼĀތᙤ散特灴噥物晹卥汥捴楯渀ꀏ⚬Āᆄꀼ鬠PGP/復号化検証 ꀻꑼĀްὈ늰ꀻꑼȀތቐ䝐⽄散特灴ⵖ敲楦礀ꀻꑼĀްὈHHᒓᒓ24耀翿4ᒓᒓᒓᒓ꩕꩕꩕꩕꯰꯰(灭䕸(&lt;㷅$ᒓᒓᒓᒓ꩕꩕꩕꩕ꀼ晐ꀼ웰ꆱ쇓ꆱ쇓ꆱ쇓ꆱ쇓ꀼ遀ꆱ쇓ꀼ筐ꀼ吐ꆱ쇓ꆱ쇓ꆱ쇓ꆱ쇓ꀼ쌰ꀼ焰ꀼ꼀ꆱ쇓ꆱ쇓ꆱ쇓ꆱ쇓ꀼ魠ꀼ唰ꀼ楐ꀼ羠ꀼ蟰ꀼꅀꀼ叠ꀼ븠ꀼ薀ꀼ劀ꀼ뷰 Ὀ騐桩潢桩潢ꁙ隸Ὃᬀὀ缠ꀏ⚬Āᆄꀼ鬠HHᘶ뒜ᒓ2ꀻꑼĀތ၁畴潓畭浡物穥⸮⸀(灭䕸($ᘻᴴᒓｴᘻႀᒓᒓ行4耀翿4ꁚ㖸陰耀鏘笰鏮Ῠꁙ鯸Ὂ旀ꁚ劸ĀP牲獴穻敦ꀻꑼȀތݒ敳畭楲ꀻꑼĀް᪏㝠Ă鬀CĬHH  탈ᒓ2Ὀꀏ偌ā⒀᪏Ꝁ(Ӏ灭䕸(䀀睬摶耀ᒓᒓ@ὋὋ■鏜缔Ὂ㑀ɋ鏜㢌ꀻꑼĀތࡁ灲椠啒䰀ꀻꑼĀް὇윀HH24耀翿44耀翿4(灭䕸($히ᒓﹸᒓﹼᒓHHᒓﻄᒓ2ꀏ偌āក톐Ὂ䡐ὀ巀὇(灭䕸(䂲ΐ$ᒓᘻỜᘻỠᒓHHᒓᒓ2ᒓﬄᒓﴠᒓﴤᒓ﫼(灭䕸(&lt;㷅$ᒓᒓᒓᒓ꩕꩕꩕꩕ꀻꑼĀްὊ棰Aperçu/diaporamaꀻꑼĀްὈ뮐ꀻꑼĀތᝁ湴数物浡⽐牥獥湴慺楯湥Просмотр/Слайд-шоу昴㝣㈹　ꀻꑼĀްὈ믰Pré-visualização/Apresentação de slides뫤ꀻꑼĀްὈ배'ꀻꑼĀްὉᒐꀭ崘ꀭ峸ꀻꑼȀތ㹃桩湥獥呥硴䍯湶敲瑥爯䍯湶敲琠卥汥捴敤⁔牡摩瑩潮慬⁃桩湥獥⁔數琀ᄑ뮻ᄑ뮻ᄑ뮻ᄑ뮻ꁙ鯸὇薀ꁚ劸Ā&amp;牯瑢很ꁚ彸ꁙ鯸ꁚ劸ꁚ劸Ó쇓ꁚ忨ꁙ鯸ᓂ䄀ꁚ劸ĀÓ扦牴忘ꆱ쇓ꁙ鯸Ὃꁚ劸Ā晲湴弨ꁚᬀЃ&#13;﷽﷽﷽&#10;ﯻﯻﯻ辏辏辏&#13;﻾﻾﻾䀀xὊ辠Ὁ猰ũ潢銅년镅Ὁ猰ũ潢銅년镅Ὁ기ũ潢ꆱ쇓ꆱ쇓ꀼ댠ꀼ뙠ꀼꍀꆱ쇓ꁚ譸ꆱ쇓ꆱ쇓ꀼ붠ꆱ쇓ꆱ쇓ꀼ抐ꀼ竐ꆱ쇓ꀼ꼠ὁ褀ὁ襀Ὂ鉀ꀻꏼὀ֐Ὂ渠Ὂ킰᪏䚠䀀浡捳獥牶ᘸ꓈ᘸ꓌@浡捳獥牶䀀慣捥Ὁ猰ũ潢銅년镅Ὁ猰ũ潢銅년镅Ὁ猰ũ潢銅년镅Ὁ猰ũ潢銅년镅Ὁ猰ꀻꑼĀތ൓瑯瀠印敡歩湧Ὃᩰ鏗ꀘὋᬠĀޫꀻꑼĀތ཭敮甠へㅦ㑡㘰攰Ὁ犰Ὁ猀鏟頨Ὂ惠ɣ慣捥Ὂ軠桩潢桩潢ꀻꑼȀތل敬整攀謨ᒓᅏ表ᚼ4ɑµָ耀ɑָµ翿4语音/停止朗读文本ὅ은èèèèèèèèèèèèèèèèὈ切@ꆱ쇓ꆱ쇓ꀏ偌āᲀ▤ꁗ༴㾀ᒓᒓᒓ ᒓ4耀翿4ꀏ⥌Ā⾁᪎薐Ὁ蠰۷翿0㾀ꀏ⥌Ā⾁Ὁ뱀Ὃ鈰:὆ὉᝐὊ梠Ὂ棠Ὀ뮀Ὀ뮰Ὀ므Ὀ밠Ὀ벀ꀼ旐Ὀ벐ὉᒰὉᓠὉᔀὉᕠὉᕰὉᖠꀼ旐Ὂ梐䀀浡捳浭捡ᒓᒓ@὇Ꟁ鏗ꀘ὇ꚰũ߈桩潢ꀏ⚬Āᆄꀼ鬠ꁙᛐ悧䄰ᓉὊ嘐ᓁ勐é㽨㾀ꀏ㉼Āႀ1ꆱ쇓Ὀ쇰Ὀ얐鏨ᛱ鏲䀩ᒓᒓᒓᒓ罿罿Ὀ၀쀀쀀㾀Ὀ얐﻿﻿罿罿Ὀ쓠Ὁ欐Ὀ切Ὁ耀ὈὊ仠Ὀ선HHᒓ2ᒓꀻꑼĀތⅣ潭⹡灰汥⹡灰汩捡瑩潮慣捥獳⹰汩獴ꀽ׌Ὀ와Ὀ우ꀏ㉼Āႀꆱ쇓ꀻꑼĀތᴯ䱩扲慲礯偲敦敲敮捥猯乥瑷潲欯ꀏ⚬Āᆆ Ὃ 桩潢桩潢ꀏ㉼Āႀ&#10;&#10;ꆱ쇓Ὁ꾀Ὁ꿀ꀻꑼĀތ㝳畩瑥⽣潭⹡灰汥⹡灰汩捡瑩潮慣捥獳⽫䍆偲敦敲敮捥獁湹啳敲 敲敮捥猯⨯⨀ㄷ昲搰㐱㉤䆈Ὂ嶠Ὂ怀퇐Ὂ憀Ὀ锐Ὀ閠퉰Ὀ霰Ὀ顐Ὀ옠쀀쟒殏/䅐ꆱ쇓ꆱ쇓ꀼ댠ꀼ뙠ꀼꍀꆱ쇓ꁚ譸ꆱ쇓ꆱ쇓ꀼ붠ꀼ鉰ꆱ쇓ꀼ抐ꀼ竐ꆱ쇓ꀼ꼠὆ ὀ℠ꀼ뇐ꀻꏴ᪎ꀼ櫀ὉꝠᓂ빀ꀼ䟐ꀏ⚬Āᆄꁚ誘ꁚ詨ꁚ誸ꁚ諸ꁚ詘ꁚ詨ꁚ詸ꁚ詨ꁚ誈ꁚ誘ꁚ誨ꁚ誸ꁚ諈ꁚ諘ꁚ諨ꁚ諸ꁚ謈ꁚ謘ꁚ謨ꁚ諸ꁚ謸ꁚ諸ꁚ譈ꁚ諸䀀浡捳獥牶ᘸꑼᘸꒀ@浡捳獥牶䀀9浡捳瑢敨ᒓᒓ@쀀쟒褷卤洠側海ꀏ㉼Āႀ&#10;ꆱ쇓Ὀ쨰Ὁ깠ꆱ쇓ꆱ쇓ꀼ댠ꀼ뙠ꀼꍀꆱ쇓ꁚ譸ꆱ쇓ꆱ쇓ꀼ붠ꀼ鉰ꆱ쇓ꀼ抐ꀼ竐ꆱ쇓ꀼ꼠 ὇裰桩潢桩潢ꀻꑼĀތ⥃潮癥牴⁓敬散瑥搠呲慤楴楯湡氠䍨楮敳攠䙩汥ὁ킰댠ὁ퉐὇촀ᄑ뮻ᄑ뮻ᄑ뮻ᄑ뮻ꀏ㉼Āႀꆱ쇓ὀ豀Ὀ검Skriptredigerare/Hämta resultat från AppleScriptSlå upp i Ordlista쟐នὊꁰĀꀻꑼȀތٓ瑹汥猀4耀翿4䀀浡捳浭捡ᒓᒓ@ᬀ斘ᬀ數ᬀꁚ昨ꀻꑼĀތቭ慫敎敷䅰灬敓捲楰琀ꀻꑼĀްᓁ嘐ꆱ쇓ꆱ쇓ꆱ쇓ꆱ쇓ĀὊὉ䛠Ὁ㹐Ὁ翰镅ꆱ쇓ꆱ쇓ꀼ댠ꆱ쇓ꀼꍀꆱ쇓ꁚ譸ꆱ쇓ꆱ쇓ꀼ붠ꆱ쇓ꆱ쇓ꀼ抐ꀼ蝰ꀼ竐ꀼ꼠ꀼ躰ꀼ珰ꀻꏼὉὉὉὉꀼ某䀀浡捳獥牶ᒓᒓ@浡捳獥牶䀀Ὁ䛠ţ捥銅년镅Ὁ䛠ţ捥銅년镅Ὁ䛠ţ捥銅년镅쀀쀀捥&#13;桩潢桩潢桩潢桩潢ꀏ㉼Āႀꆱ쇓Ὀ컠Ὀꆱ쇓ꆱ쇓ꀼ댠ꆱ쇓ꀼꍀꆱ쇓ꁚ譸ꆱ쇓ꆱ쇓ꀼ붠ꆱ쇓ꆱ쇓ꀼ抐ꀼ蝰ꀼ竐ꀼ꼠䀀浡捳獥牶ᒓᒓ@ꀻꑼ̀ތൔ牡捫⁃桡湧敳ꀼ晐ꀼ웰ꆱ쇓ꆱ쇓ꆱ쇓ꆱ쇓ꀼ遀ꆱ쇓ꀼ筐ꀼ吐ꆱ쇓ꆱ쇓ꆱ쇓ꆱ쇓ꀼ쌰ꀼ焰ꀼ꼀ꆱ쇓ꆱ쇓ꆱ쇓ꆱ쇓ꀼ魠ꀼ唰ꀼ楐ꀼ羠ꀼ蟰ꀼꅀꀼ叠ꀼ븠ꀼ薀ꀼ劀ꀼ뷰Ὃ⨰Ὁ蓠Ὃ⫀Ὃ⬀Ὃ⬰Ὃ⮐ὁ閠Ὃ⮠ὁ阐ꀼ뼀Ὃ⮰ὁ隠ὁ隰ὁ雠ὁ霐Ὁ萰ὁ霠ꀼ뼀Ὃ⩀䀀浡捳浭捡ᒓᒓ@὆὆냠鏙幜᫜Ѱɩ桩潢ꆱ쇓ꆱ쇓ꀼ唰ꆱ쇓ꀻꑼȀތՃ汯獥ꀻꑼĀްὊ讀Skype/Přidat kontaktꀻꑼĀްὈ텰ꀏ㉼Āႀ&#13; &#13;ꆱ쇓Ὀ퇰Ὁ뷰ꆱ쇓ꆱ쇓ꆱ쇓ꆱ쇓ꆱ쇓ꆱ쇓ꀼ坐ꆱ쇓ꀼ筐ꀼꃰꆱ쇓ꆱ쇓ꆱ쇓ꆱ쇓ꀼ焰ꀼ쌰ꆱ쇓ꆱ쇓ꆱ쇓ꆱ쇓ꆱ쇓ꆱ쇓ꀼ楐ꀼ唰ꀼ븠ꀼꅀꀼ꽀ꆱ쇓ꀼ劀ꀼ웰ꀼ졀ꆱ쇓 ½밀Ὂ㛰ũ潢銅년镅Ὂ㛰ũ潢銅년镅ꀻꑼĀްὈꚰꀏ徬Āᾀὁ脐ὁ腀ࠀĀꀻꑼĀތ㭭慮慧敤⽣潭⹡灰汥⹰物湴⹐物湴楮材牥晳⽫䍆偲敦敲敮捥獁湹啳敲ꀏ⥼Āᚆ䂏䀀ꀻꑼĀތ㽭慮慧敤⽣潭⹡灰汥⹰物湴⹐物湴楮材牥晳⽫䍆偲敦敲敮捥獃畲牥湴啳敲ꀽج὆ĀὊ뤠὆뎐ÈƭPᒓꁚジ陰耀鏘笰鏹䄬ꀏ偌ā⒀Ὁꛠ䀀浡捳獥牶ᘸ꘰ᘸ꘴@浡捳獥牶䀀翛⊖闒ꁽ礠㾀ꁽ礠ꁙ냘Ὀ헰޷Ὂ⦐叀ꁚ耈Ā耀਀Ὂ⦠ᒓᓄᒓ﷨誐￼āὊ⦐鏛︰Ὀ픐ὉᐰὉࣀὉැὈ홀Ā 稀Ὁ஠ũ潢銅년镅Ὁ஠ũ潢銅년镅ꆱ쇓ꆱ쇓Ὀ헰Ὁ஠鏗Ὀ픐ɩ桩潢Ὁਰ鏗ꀘὉठğՐ޸:ĀὊِὈ흰Ὁ㝀Ὁ토镅Ὀ휠鏗ꀘὉ킐ā޴ꀻꑼĀތՓ歹灥ꀻꑼĀތу慬氀Ὂ鐰ὉɐὊ鑠ꀻꏴὉɰὂᔐὉʰὊ䤠䀀浡捳獥牶ᘸꗨᘸꗬ@浡捳獥牶䀀Ὀ흰ţ捥銅년镅Ὀ흰ţ捥銅년镅쀀쀀&#13;捥&#13;Ὀ흰ũ潢銅년镅Ὀ흰ũ潢銅년镅Ὀ흰ꀏ㉼Āႀꆱ쇓ὈὉꆱ쇓ꆱ쇓ꀼ댠ꀼ뙠ꀼꍀꆱ쇓ꁚ譸ꆱ쇓ꆱ쇓ꀼ붠ꆱ쇓ꆱ쇓ꀼ抐ꀼ竐ꆱ쇓ꀼ꼠浯畳桩潢桩潢桩潢桩潢桩潢&#13;慣捥,慣捥*慣捥)&#10;慣捥慣捥慣捥慣捥慣捥慣捥ť湵銅년Ὁ퀀Ὂଠ鏟頨ὊـȀxꀏ㉼Āႀꆱ쇓ὉﱀὈퟀꁛᢨȁ઀Ὁ㥰ᄑ뮻ᄑ뮻ᄑ뮻ᄑ뮻HHᒓᒓ2ꀻꑼĀތፅ摩琠䍩瑡瑩潮⡳⤮⸮(灭䕸(&lt;㷅$ᒓᒓᒓᒓ꩕꩕꩕꩕PGP/Entschlüsseln Verifizierenꀏ㉼Āႀꆱ쇓ὈὈꀼ筐ꆱ쇓ꆱ쇓ꆱ쇓ꀼ劀ꀼ웰ꀼ唰ꆱ쇓Ὀ닐Ὀ닠Ὀ대Ὀ닠浡捳浭捡䀀&amp;-7?EJQZcrvx}¸Ὂ㰀ꀏ偌ā຀὇ꥀ鏜편䀤ꀏ⚬Āᆄꀼ鬠ꀼ䚐ꀏ㉼Āႀꆱ쇓ὈὈꆱ쇓ꆱ쇓ꀼ唰ꆱ쇓ꀼ痠ꀻꑼĀތࡷ楰敆楬攀ꀏ⚬Āᆄꀼ䚐PGP/細断処理ꀻꑼĀްὈꀻꑼȀތॐ䝐⽓桲敤PGP/Sicher löschen桩潢ꀻꑼĀްὈꀏ㉼Āႀꆱ쇓ὈὈꀼ筐ꆱ쇓ꆱ쇓ꆱ쇓ꀼ劀ꀼ웰ꀼ唰ꆱ쇓ὈὈὈὈ4老老翿翿耀老老翿翿翿4ᄑꀼ⵰銋໠銋Ὀ띀䀀浡捳浭捡ᒓᒓ@ꀻꑼĀތ⁭敮甠へㅦ㐷摤〰 ❒散敮琠䥴敭猧⤀ā᪈帐鏛︰ὈὉ壀Ὁ堠ὈὈ ´᪈帠ũ潢銅년镅᪈帠ũ潢銅년镅捥ᒓὈ᪈帠鏗Ὀɩ桩潢Ὃ᷀桩潢桩潢ꀻꑼĀތᑃ桩湥獥呥硴䍯湶敲瑥爀 Ὁ呀桩潢桩潢ꀻꑼĀތ⡃潮癥牴⁓敬散瑥搠卩浰汩晩敤⁃桩湥獥⁆楬攀Ὃڐ댠὇迀Ὁ駰Ὃᶀꀼ댠ꁙ냘Ὀާ᪈帐叀偌ꁚ耈Ā耀਀Ὀᒓ䍳ᓄᒓﵤꁙ녨ὈިὈ乀帠銅년镅᪈帠ũ潢銅년镅桩潢桩潢Ὀ羀羀Ā²萀d镅ꁛᢨā઀ὈĀὈὈὈὈ镅Ὀꀏ㉼Āႀꆱ쇓銎%銍ﱵ銎̅銎¡銎ȹꀏ⚬ĀᆆὈ잀Ὂ鄠ὁ褀Ὁ嗀桩潢桩潢Ὁ嚀Ὀũ潢銅년镅Ὀũ潢銅년镅銅년镅Ὀ鏗ꀘὈƅEި銅년镅ᄑꁚ좈銋Ὁ墠銋Ὀꀏ㉼Āႀꆱ쇓ꀏ徬ĀᾀὊ幰ὈࠀĀꀏ徬ĀᾀကꀼꯀࠀĀ$ᒓᒓﻈᒓﻌᒓᒓᒓ4耀翿4ᒓᄑ뮻ᄑ뮻ᄑ뮻ᄑ뮻HHᒓᒓ2ᒓ﨨ꆱ쇓ꁪ螜ꆱ쇓ꁪ行(灭䕸(&lt;㷅$ᒓᒓᒓᒓ꩕꩕꩕꩕㾀䄠Ὁ䛠ũ潢銅년镅Ὁ䛠ũ潢銅년镅Ὁ䛠ũ潢銅년镅Ὁ䛠ũ潢銅년镅Ὁ䛠ũ潢銅년镅Ὁ䛠ţ捥銅년镅Ὁ䛠ţ捥銅년镅Ὁ䛠ţ捥銅년镅Ὁ䛠ţ捥銅년镅Ὁ䛠ţ捥銅년镅Ὁ䛠ţ捥銅년镅Ὁ䛠ţ捥銅년镅Ὁ䛠ţ捥銅년镅Ὁ䛠ţ捥銅년镅Ὁ䛠ů畳銅년镅Ὀ鏗ꀘὈĀ޿ꀼ躰ꀼ珰ꀻꏼὉὉὉὉꀼ某浡捳獥牶䀀Ā実Ὁ놀鏞ὈὈὁ軐ὈὈὉ⢐ũ潢쟒殏쟒実º桩潢桩潢ꀏ㉼Āႀ&#10;ꆱ쇓ὈὈ Ὀ桩潢桩潢ꆱ쇓ꆱ쇓ꀼ댠ꆱ쇓ꀼꍀꆱ쇓ꁚ譸ꆱ쇓ꆱ쇓ꀼ붠ꀼ鉰ꆱ쇓ꀼ抐ꀼ蝰ꀼ竐ꀼ꼠ꀻꑼĀތ౔業敤⁓捲敥渀Ὀ鏗ꀘὈĀ߀浡捳瑢ꀼ躰ꀼ珰ꀻꏼὉὉὉὉὊᏀꀼ某䀀浡捳獥牶ᒓᒓ@浡捳獥牶䀀쀀쟒実ĭ᎙ꁗ༴㽨㽨㽨㾀쀀쟒実ĪὈţ捥銅년쟒殏쟒実3溔쟒㽇쟑}2ᒝ쟒㽇쟑|1āὋᗀ鏛︰ὈὈὈὈὈὈὈ鏗Ὀɩ桩潢Ὃ黐桩潢桩潢Ὀ戀ꀼ댠ꁙ냘Ὀ޿Ὃᗀ叀ꁚ耈Ā耀਀Ὁ幰ᒓᓄᒓﶬᐊ ¿阀Ὀũ潢銅년镅Ὀũ潢銅년镅ὈὈũ潢銅년镅Ὀũ潢銅년镅Ὀũ潢ꀏ㉼Āႀꆱ쇓ὈὈὈꀼ捀ꀻꑼĀތၙ慨潯℠䵥獳敮来爀ꁛᢨȁ઀ὈﱠꀻꑼĀތ཭敮甠へㅦ㑢ㄵ挰ꆱ쇓ꆱ쇓ꀼ댠ꀼ뙠ꀼꍀꆱ쇓ꁚ譸ꆱ쇓ꆱ쇓ꀼ붠ꆱ쇓ꆱ쇓ꀼ抐ꀼ竐ꆱ쇓ꀼ꼠ꀼ捀Ὂᗀꀼ䱀ꀻꏼὊᗠꀼ槐Ὂᥠꀼ绠䀀浡捳獥牶ᒓᒓ@ Ὁ䷀桩潢桩潢ꀻꑼĀތݓ敮搠呯ꀻꑼĀތ॓敮搠䙩汥ὈὈ鏟頨ὋᗀȀx慣捥ꁙ녨Ὀ߀Ὁ幰乀H銅년镅Ὀũ潢銅년镅Ὀũ潢銅년镅Ὁ幰羀羀ā»樀d镅ĀὉ幰ὈὈὈὈů畳Ὀ桩潢桩潢浯畳浥湵Ϭ浥湵j浥湵i浥湵h浥湵g浥湵f浥湵e浥湵d浥湵桩潢桩潢桩潢桩潢桩潢捭摳&#13;慣捥,慣捥*慣捥)&#10;慣捥慣捥慣捥慣捥慣捥慣捥¿쨀@Ὂ䭐Ὀ浯畳桩潢桩潢桩潢桩潢桩潢&#13;慣捥,慣捥*慣捥)&#10;慣捥慣捥慣捥慣捥慣捥慣捥Ὀũ潢銅년镅Ὀũ潢銅년镅Ὀũ潢銅년镅Ὀũ潢銅년镅Ὀũ潢銅년镅Ὀţ捥銅년镅Ὀţ捥銅년镅Ὀţ捥銅년镅Ὀţ捥銅년镅Ὀţ捥銅년镅Ὀţ捥銅년镅Ὀţ捥銅년镅Ὀţ捥銅년镅Ὀţ捥銅년镅Ὀů畳銅년镅Ὀ浡捳獥牶䀀ᓁ鱀ũ湤᪎瞀ũ湤Ὂ㬐ũ湤Ὀ첰ǿ몐쟒멿쟒勣Ὀ鏨嘈Ὁ躐씱穗욣Ů瑬Ὁ荰Āꀏ㉼Āႀꆱ쇓ὈὈꆱ쇓ꆱ쇓ꀼ댠ꀼ뙠ꀼꍀꆱ쇓ꁚ譸ꆱ쇓ꆱ쇓ꀼ붠ꆱ쇓ꆱ쇓ꀼ抐ꀼ竐ꆱ쇓ꀼ꼠ꁛᢨȁ઀Ὃ가Ὃ鵐ꀼ댠ὈﶰὊ㓐ꀼ捀Ὂ᭠ꀼ䱀ꀻꏴὊᮀꀼ槐ὊṠꀼ绠䀀浡捳獥牶ᒓᒓ@浡捳獥牶䀀鏰榔Ὁ躐Ὁ躐鏰榔癯慒﻿﻿罿浡捳瑢敨ᒓꀏ㉼Āႀꆱ쇓Ὀ類Ὀ懲ꆱ쇓ꆱ쇓ꀼ댠ꀼ뙠ꀼꍀꆱ쇓ꁚ譸ꆱ쇓ꆱ쇓ꀼ붠ꆱ쇓ꆱ쇓ꀼ抐ꀼ竐ꆱ쇓ꀼ꼠Ὀﭠ鏗ꀘὈﱠĀ߁ꀼ捀Ὂ⼀ꀼ䱀ꀻꏼꀼ또ꀼ槐Ὂㆀꀼ绠䀀浡捳獥牶ᒓᒓ@浡捳獥牶䀀쀀쟒㽇&quot; NumberTable Text geneva쀀쟒悯e Grid쀀쟒㺻eāὈ鏛︰ὈﱠὈ︀ὈﶀὈὈﮰ ¿騀Ὀ塚ũ潢銅년镅Ὀ塚ũ潢銅년镅onꁛᢨā઀Ὁ䱀ꀻꑼĀތᥓ敮搠䵥獳慧攠瑯⁓敬散瑩潮 Ὃ龐桩潢桩潢Ὃᛰꀼ댠ꁙ냘Ὀﭠ߁Ὀ叀ꁚ耈Ũa耀਀ὈﯰPȀᒓleᓄᒓ︌&quot; NuὉ倀Ὀ＠ũ潢銅년镅Ὀ＠ũ潢銅년镅Ὀ塚ũ潢ὈﭠὈﻰ鏟頨Ὀɩ桩潢ꀏ㉼Āႀꆱ쇓Ὁ䮀Ὁ䯀Ὀﹰꀼ댠ꀻꑼĀތ཭敮甠へㅦ㐸昰㘰䀀浡捳獥牶ᒓᒓ@ꀏ㉼Āႀꆱ쇓ὈﺰὉ剰ꆱ쇓ꆱ쇓ꀼ댠ꀼ뙠ꀼꍀꆱ쇓ꁚ譸ꆱ쇓ꆱ쇓ꀼ붠ꆱ쇓ꆱ쇓" style:num-format="1" text:display-levels="9">
        <style:list-level-properties text:list-level-position-and-space-mode="label-alignment">
          <style:list-level-label-alignment text:label-followed-by="listtab" fo:text-indent="-0.45in" fo:margin-left="1.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1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25in" fo:margin-left="0.2917in"/>
        </style:list-level-properties>
        <style:text-properties style:font-name="Aria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25in" fo:margin-left="0.2917in"/>
        </style:list-level-properties>
        <style:text-properties style:font-name="Arial"/>
      </text:list-level-style-bullet>
      <text:list-level-style-bullet text:level="2" text:style-name="WW8Num12z1" style:num-suffix="." text:bullet-char="o">
        <style:list-level-properties text:list-level-position-and-space-mode="label-alignment">
          <style:list-level-label-alignment text:label-followed-by="listtab" fo:text-indent="-0.25in" fo:margin-left="0.7917in"/>
        </style:list-level-properties>
        <style:text-properties fo:font-family="'Courier New'" style:font-family-generic="modern" style:font-pitch="variable"/>
      </text:list-level-style-bullet>
      <text:list-level-style-bullet text:level="3" text:style-name="WW8Num12z2" style:num-suffix="." text:bullet-char="">
        <style:list-level-properties text:list-level-position-and-space-mode="label-alignment">
          <style:list-level-label-alignment text:label-followed-by="listtab" fo:text-indent="-0.25in" fo:margin-left="1.2917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fo:text-indent="-0.25in" fo:margin-left="1.7917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25in" fo:margin-left="2.2917in"/>
        </style:list-level-properties>
        <style:text-properties fo:font-family="'Courier New'" style:font-family-generic="modern" style:font-pitch="variable"/>
      </text:list-level-style-bullet>
      <text:list-level-style-bullet text:level="6" text:style-name="WW8Num12z2" style:num-suffix="." text:bullet-char="">
        <style:list-level-properties text:list-level-position-and-space-mode="label-alignment">
          <style:list-level-label-alignment text:label-followed-by="listtab" fo:text-indent="-0.25in" fo:margin-left="2.7917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fo:text-indent="-0.25in" fo:margin-left="3.2917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25in" fo:margin-left="3.7917in"/>
        </style:list-level-properties>
        <style:text-properties fo:font-family="'Courier New'" style:font-family-generic="modern" style:font-pitch="variable"/>
      </text:list-level-style-bullet>
      <text:list-level-style-bullet text:level="9" text:style-name="WW8Num12z2" style:num-suffix="." text:bullet-char="">
        <style:list-level-properties text:list-level-position-and-space-mode="label-alignment">
          <style:list-level-label-alignment text:label-followed-by="listtab" fo:text-indent="-0.25in" fo:margin-left="4.29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1.25in" fo:margin-bottom="1.25in" fo:margin-left="1in" fo:margin-right="1in" style:writing-mode="lr-tb" style:layout-grid-color="#c0c0c0" style:layout-grid-lines="23"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2"/>
    <style:master-page style:name="Convert_20_2" style:display-name="Convert 2"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Tuesday, July 21, 2009</dc:title>
    <meta:initial-creator>Scott McAlister</meta:initial-creator>
    <meta:creation-date>2011-07-19T05:13:00</meta:creation-date>
    <dc:creator>Scott McAlister</dc:creator>
    <dc:date>2011-10-23T16:08:00</dc:date>
    <meta:editing-cycles>9</meta:editing-cycles>
    <meta:editing-duration>PT01H03M00S</meta:editing-duration>
    <meta:document-statistic meta:table-count="1" meta:image-count="0" meta:object-count="0" meta:page-count="4" meta:paragraph-count="150" meta:word-count="880" meta:character-count="5395"/>
    <meta:generator>OpenOffice.org/3.2$Unix OpenOffice.org_project/320m12$Build-9483</meta:generator>
    <meta:user-defined meta:name="Info 1"/>
    <meta:user-defined meta:name="Info 2"/>
    <meta:user-defined meta:name="Info 3"/>
    <meta:user-defined meta:name="Info 4"/>
  </office:meta>
</office:document-meta>
</file>